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2.2709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1.2693in"/>
    </style:style>
    <style:style style:name="co7" style:family="table-column">
      <style:table-column-properties fo:break-before="auto" style:column-width="1.6571in"/>
    </style:style>
    <style:style style:name="co8" style:family="table-column">
      <style:table-column-properties fo:break-before="auto" style:column-width="1.7429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0984in"/>
    </style:style>
    <style:style style:name="co12" style:family="table-column">
      <style:table-column-properties fo:break-before="auto" style:column-width="2.0661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  <style:style style:name="ce3" style:family="table-cell" style:parent-style-name="Default" style:data-style-name="N41"/>
    <style:style style:name="ce4" style:family="table-cell" style:parent-style-name="Default" style:data-style-name="N44"/>
    <style:style style:name="ce5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513in" svg:height="5.1469in" svg:x="12.0791in" svg:y="18.5346in">
            <draw:object draw:notify-on-update-of-ranges="Sheet1.A2:Sheet1.A101 Sheet1.B1:Sheet1.B1 Sheet1.B2:Sheet1.B101 Sheet1.J1:Sheet1.J1 Sheet1.J2:Sheet1.J101 Sheet1.M1:Sheet1.M1 Sheet1.M2:Sheet1.M101 Sheet1.R1:Sheet1.R1 Sheet1.R2:Sheet1.R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33in" svg:height="3.5421in" svg:x="1.0795in" svg:y="20.0661in">
            <draw:object draw:notify-on-update-of-ranges="Sheet1.B1:Sheet1.B1 Sheet1.B2:Sheet1.B101 Sheet1.J1:Sheet1.J1 Sheet1.J2:Sheet1.J101 Sheet1.M1:Sheet1.M1 Sheet1.M2:Sheet1.M101 Sheet1.R1:Sheet1.R1 Sheet1.R2:Sheet1.R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9043in" svg:height="3.8445in" svg:x="33.2799in" svg:y="18.8988in">
            <draw:object draw:notify-on-update-of-ranges="Sheet1.E1:Sheet1.E1 Sheet1.E2:Sheet1.E101 Sheet1.P1:Sheet1.P1 Sheet1.P2:Sheet1.P101 Sheet1.U1:Sheet1.U1 Sheet1.U2:Sheet1.U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5" table:number-columns-repeated="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9" table:default-cell-style-name="ce3"/>
        <table:table-column table:style-name="co10" table:default-cell-style-name="ce3"/>
        <table:table-column table:style-name="co12" table:default-cell-style-name="ce4"/>
        <table:table-column table:style-name="co12" table:number-columns-repeated="2" table:default-cell-style-name="ce5"/>
        <table:table-column table:style-name="co12" table:default-cell-style-name="ce3"/>
        <table:table-column table:style-name="co11" table:default-cell-style-name="ce3"/>
        <table:table-column table:style-name="co13" table:default-cell-style-name="ce4"/>
        <table:table-column table:style-name="co13" table:number-columns-repeated="2" table:default-cell-style-name="ce5"/>
        <table:table-column table:style-name="co14" table:default-cell-style-name="Default"/>
        <table:table-row table:style-name="ro1">
          <table:table-cell table:style-name="Default" office:value-type="string">
            <text:p>Radius</text:p>
          </table:table-cell>
          <table:table-cell table:style-name="ce2" office:value-type="string">
            <text:p>Wall Time (OpenCL w/o distance)</text:p>
          </table:table-cell>
          <table:table-cell table:style-name="ce2" office:value-type="string">
            <text:p>User Time (OpenCL w/o distance)</text:p>
          </table:table-cell>
          <table:table-cell table:style-name="ce2" office:value-type="string">
            <text:p>Time Difference from Stock (OpenCL w/o Distance)</text:p>
          </table:table-cell>
          <table:table-cell table:style-name="ce2" office:value-type="string">
            <text:p>Overall Time Gain/Loss(OpenCL w/o distance)</text:p>
          </table:table-cell>
          <table:table-cell table:style-name="ce2" office:value-type="string">
            <text:p>User Time/Wall Time</text:p>
          </table:table-cell>
          <table:table-cell table:style-name="ce2" office:value-type="string">
            <text:p>Wall Time (Stock w/wrong attrs)</text:p>
          </table:table-cell>
          <table:table-cell table:style-name="ce2" office:value-type="string">
            <text:p>User Time(Stock w/wrong attrs)</text:p>
          </table:table-cell>
          <table:table-cell table:style-name="ce2" office:value-type="string">
            <text:p>User Time/Wall Time</text:p>
          </table:table-cell>
          <table:table-cell table:style-name="Default" office:value-type="string">
            <text:p>Wall Time ( Stock)</text:p>
          </table:table-cell>
          <table:table-cell table:style-name="Default" office:value-type="string">
            <text:p>User Time ( Stock)</text:p>
          </table:table-cell>
          <table:table-cell table:style-name="ce2" office:value-type="string">
            <text:p>User Time/Wall Time</text:p>
          </table:table-cell>
          <table:table-cell table:style-name="Default" office:value-type="string">
            <text:p>Wall Time ( OpenCL w/ distance)</text:p>
          </table:table-cell>
          <table:table-cell table:style-name="Default" office:value-type="string">
            <text:p>User Time (OpenCL w/distance)</text:p>
          </table:table-cell>
          <table:table-cell table:style-name="ce2" office:value-type="string">
            <text:p>Time Difference from Stock (OpenCL w/ Distance)</text:p>
          </table:table-cell>
          <table:table-cell table:style-name="ce2" office:value-type="string">
            <text:p>Overall Time Gain/Loss(OpenCL w/ distance)</text:p>
          </table:table-cell>
          <table:table-cell table:style-name="ce2" office:value-type="string">
            <text:p>User Time/Wall Time</text:p>
          </table:table-cell>
          <table:table-cell table:style-name="Default" office:value-type="string">
            <text:p>Wall Time (OpenCL Memoized)</text:p>
          </table:table-cell>
          <table:table-cell table:style-name="Default" office:value-type="string">
            <text:p>User Time (OpenCL Memoized)</text:p>
          </table:table-cell>
          <table:table-cell table:style-name="ce2" office:value-type="string">
            <text:p>Time Difference from Stock (OpenCL memoization)</text:p>
          </table:table-cell>
          <table:table-cell table:style-name="ce2" office:value-type="string">
            <text:p>Overall Time Gain/Loss(OpenCL w/ memoization)</text:p>
          </table:table-cell>
          <table:table-cell table:style-name="ce2" office:value-type="string">
            <text:p>User Time/Wall Tim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04M37.994S">
            <text:p>00:04:38</text:p>
          </table:table-cell>
          <table:table-cell office:value-type="time" office:time-value="PT00H27M44.016S">
            <text:p>00:27:44</text:p>
          </table:table-cell>
          <table:table-cell table:formula="of:=[.$J2]-[.B2]" office:value-type="time" office:time-value="-PT00H04M20.822S">
            <text:p>-00:04:21</text:p>
          </table:table-cell>
          <table:table-cell table:formula="of:=([.$J2]/[.B2])-1" office:value-type="percentage" office:value="-0.938228882637755">
            <text:p>-93.82%</text:p>
          </table:table-cell>
          <table:table-cell table:formula="of:=[.C2]/[.B2]" office:value-type="percentage" office:value="5.98579825463859">
            <text:p>598.58%</text:p>
          </table:table-cell>
          <table:table-cell office:value-type="time" office:time-value="PT00H00M17.047S">
            <text:p>00:00:17</text:p>
          </table:table-cell>
          <table:table-cell office:value-type="time" office:time-value="PT00H00M16.873S">
            <text:p>00:00:17</text:p>
          </table:table-cell>
          <table:table-cell table:formula="of:=[.H2]/[.G2]" office:value-type="percentage" office:value="0.989792925441427">
            <text:p>98.98%</text:p>
          </table:table-cell>
          <table:table-cell office:value-type="time" office:time-value="PT00H00M17.172S">
            <text:p>00:00:17</text:p>
          </table:table-cell>
          <table:table-cell office:value-type="time" office:time-value="PT00H00M16.889S">
            <text:p>00:00:17</text:p>
          </table:table-cell>
          <table:table-cell table:formula="of:=[.K2]/[.J2]" office:value-type="percentage" office:value="0.983519683205218">
            <text:p>98.35%</text:p>
          </table:table-cell>
          <table:table-cell office:value-type="time" office:time-value="PT00H00M44.111S">
            <text:p>00:00:44</text:p>
          </table:table-cell>
          <table:table-cell office:value-type="time" office:time-value="PT00H00M47.743S">
            <text:p>00:00:48</text:p>
          </table:table-cell>
          <table:table-cell table:formula="of:=[.$J2]-[.M2]" office:value-type="time" office:time-value="-PT00H00M26.939S">
            <text:p>-00:00:27</text:p>
          </table:table-cell>
          <table:table-cell table:formula="of:=([.$J2]/[.M2])-1" office:value-type="percentage" office:value="-0.610709346874929">
            <text:p>-61.07%</text:p>
          </table:table-cell>
          <table:table-cell table:formula="of:=[.N2]/[.M2]" office:value-type="percentage" office:value="1.08233773888599">
            <text:p>108.23%</text:p>
          </table:table-cell>
          <table:table-cell office:value-type="time" office:time-value="PT00H01M34.951S">
            <text:p>00:01:35</text:p>
          </table:table-cell>
          <table:table-cell office:value-type="time" office:time-value="PT00H01M18.197S">
            <text:p>00:01:18</text:p>
          </table:table-cell>
          <table:table-cell table:formula="of:=[.$J2]-[.R2]" office:value-type="time" office:time-value="-PT00H01M17.779S">
            <text:p>-00:01:18</text:p>
          </table:table-cell>
          <table:table-cell table:formula="of:=([.$J2]/[.R2])-1" office:value-type="percentage" office:value="-0.819148824130341">
            <text:p>-81.91%</text:p>
          </table:table-cell>
          <table:table-cell table:formula="of:=[.S2]/[.R2]" office:value-type="percentage" office:value="0.8235510947752">
            <text:p>82.36%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4M38.165S">
            <text:p>00:04:38</text:p>
          </table:table-cell>
          <table:table-cell office:value-type="time" office:time-value="PT00H27M45.124S">
            <text:p>00:27:45</text:p>
          </table:table-cell>
          <table:table-cell table:formula="of:=[.$J3]-[.B3]" office:value-type="time" office:time-value="-PT00H04M20.576S">
            <text:p>-00:04:21</text:p>
          </table:table-cell>
          <table:table-cell table:formula="of:=([.$J3]/[.B3])-1" office:value-type="percentage" office:value="-0.936767745762407">
            <text:p>-93.68%</text:p>
          </table:table-cell>
          <table:table-cell table:formula="of:=[.C3]/[.B3]" office:value-type="percentage" office:value="5.98610177412687">
            <text:p>598.61%</text:p>
          </table:table-cell>
          <table:table-cell office:value-type="time" office:time-value="PT00H00M17.165S">
            <text:p>00:00:17</text:p>
          </table:table-cell>
          <table:table-cell office:value-type="time" office:time-value="PT00H00M17.025S">
            <text:p>00:00:17</text:p>
          </table:table-cell>
          <table:table-cell table:formula="of:=[.H3]/[.G3]" office:value-type="percentage" office:value="0.991843868336732">
            <text:p>99.18%</text:p>
          </table:table-cell>
          <table:table-cell office:value-type="time" office:time-value="PT00H00M17.589S">
            <text:p>00:00:18</text:p>
          </table:table-cell>
          <table:table-cell office:value-type="time" office:time-value="PT00H00M17.449S">
            <text:p>00:00:17</text:p>
          </table:table-cell>
          <table:table-cell table:formula="of:=[.K3]/[.J3]" office:value-type="percentage" office:value="0.992040479845358">
            <text:p>99.20%</text:p>
          </table:table-cell>
          <table:table-cell office:value-type="time" office:time-value="PT00H00M46.233S">
            <text:p>00:00:46</text:p>
          </table:table-cell>
          <table:table-cell office:value-type="time" office:time-value="PT00H01M01.948S">
            <text:p>00:01:02</text:p>
          </table:table-cell>
          <table:table-cell table:formula="of:=[.$J3]-[.M3]" office:value-type="time" office:time-value="-PT00H00M28.644S">
            <text:p>-00:00:29</text:p>
          </table:table-cell>
          <table:table-cell table:formula="of:=([.$J3]/[.M3])-1" office:value-type="percentage" office:value="-0.619557458957887">
            <text:p>-61.96%</text:p>
          </table:table-cell>
          <table:table-cell table:formula="of:=[.N3]/[.M3]" office:value-type="percentage" office:value="1.33990872320637">
            <text:p>133.99%</text:p>
          </table:table-cell>
          <table:table-cell office:value-type="time" office:time-value="PT00H01M35.369S">
            <text:p>00:01:35</text:p>
          </table:table-cell>
          <table:table-cell office:value-type="time" office:time-value="PT00H01M20.521S">
            <text:p>00:01:21</text:p>
          </table:table-cell>
          <table:table-cell table:formula="of:=[.$J3]-[.R3]" office:value-type="time" office:time-value="-PT00H01M17.78S">
            <text:p>-00:01:18</text:p>
          </table:table-cell>
          <table:table-cell table:formula="of:=([.$J3]/[.R3])-1" office:value-type="percentage" office:value="-0.815569000408938">
            <text:p>-81.56%</text:p>
          </table:table-cell>
          <table:table-cell table:formula="of:=[.S3]/[.R3]" office:value-type="percentage" office:value="0.844309995910621">
            <text:p>84.43%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4M38.213S">
            <text:p>00:04:38</text:p>
          </table:table-cell>
          <table:table-cell office:value-type="time" office:time-value="PT00H27M46.98S">
            <text:p>00:27:47</text:p>
          </table:table-cell>
          <table:table-cell table:formula="of:=[.$J4]-[.B4]" office:value-type="time" office:time-value="-PT00H04M19.611S">
            <text:p>-00:04:20</text:p>
          </table:table-cell>
          <table:table-cell table:formula="of:=([.$J4]/[.B4])-1" office:value-type="percentage" office:value="-0.933137560070881">
            <text:p>-93.31%</text:p>
          </table:table-cell>
          <table:table-cell table:formula="of:=[.C4]/[.B4]" office:value-type="percentage" office:value="5.99174014154623">
            <text:p>599.17%</text:p>
          </table:table-cell>
          <table:table-cell office:value-type="time" office:time-value="PT00H00M18.201S">
            <text:p>00:00:18</text:p>
          </table:table-cell>
          <table:table-cell office:value-type="time" office:time-value="PT00H00M18.065S">
            <text:p>00:00:18</text:p>
          </table:table-cell>
          <table:table-cell table:formula="of:=[.H4]/[.G4]" office:value-type="percentage" office:value="0.992527883083347">
            <text:p>99.25%</text:p>
          </table:table-cell>
          <table:table-cell office:value-type="time" office:time-value="PT00H00M18.602S">
            <text:p>00:00:19</text:p>
          </table:table-cell>
          <table:table-cell office:value-type="time" office:time-value="PT00H00M18.477S">
            <text:p>00:00:18</text:p>
          </table:table-cell>
          <table:table-cell table:formula="of:=[.K4]/[.J4]" office:value-type="percentage" office:value="0.993280292441673">
            <text:p>99.33%</text:p>
          </table:table-cell>
          <table:table-cell office:value-type="time" office:time-value="PT00H00M49.408S">
            <text:p>00:00:49</text:p>
          </table:table-cell>
          <table:table-cell office:value-type="time" office:time-value="PT00H01M19.089S">
            <text:p>00:01:19</text:p>
          </table:table-cell>
          <table:table-cell table:formula="of:=[.$J4]-[.M4]" office:value-type="time" office:time-value="-PT00H00M30.806S">
            <text:p>-00:00:31</text:p>
          </table:table-cell>
          <table:table-cell table:formula="of:=([.$J4]/[.M4])-1" office:value-type="percentage" office:value="-0.623502266839378">
            <text:p>-62.35%</text:p>
          </table:table-cell>
          <table:table-cell table:formula="of:=[.N4]/[.M4]" office:value-type="percentage" office:value="1.60073267487047">
            <text:p>160.07%</text:p>
          </table:table-cell>
          <table:table-cell office:value-type="time" office:time-value="PT00H01M35.67S">
            <text:p>00:01:36</text:p>
          </table:table-cell>
          <table:table-cell office:value-type="time" office:time-value="PT00H01M22.121S">
            <text:p>00:01:22</text:p>
          </table:table-cell>
          <table:table-cell table:formula="of:=[.$J4]-[.R4]" office:value-type="time" office:time-value="-PT00H01M17.068S">
            <text:p>-00:01:17</text:p>
          </table:table-cell>
          <table:table-cell table:formula="of:=([.$J4]/[.R4])-1" office:value-type="percentage" office:value="-0.805560781854291">
            <text:p>-80.56%</text:p>
          </table:table-cell>
          <table:table-cell table:formula="of:=[.S4]/[.R4]" office:value-type="percentage" office:value="0.858377756872583">
            <text:p>85.84%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0H04M38.6S">
            <text:p>00:04:39</text:p>
          </table:table-cell>
          <table:table-cell office:value-type="time" office:time-value="PT00H27M46.096S">
            <text:p>00:27:46</text:p>
          </table:table-cell>
          <table:table-cell table:formula="of:=[.$J5]-[.B5]" office:value-type="time" office:time-value="-PT00H04M18.321S">
            <text:p>-00:04:18</text:p>
          </table:table-cell>
          <table:table-cell table:formula="of:=([.$J5]/[.B5])-1" office:value-type="percentage" office:value="-0.927211055276382">
            <text:p>-92.72%</text:p>
          </table:table-cell>
          <table:table-cell table:formula="of:=[.C5]/[.B5]" office:value-type="percentage" office:value="5.98024407753051">
            <text:p>598.02%</text:p>
          </table:table-cell>
          <table:table-cell office:value-type="time" office:time-value="PT00H00M19.947S">
            <text:p>00:00:20</text:p>
          </table:table-cell>
          <table:table-cell office:value-type="time" office:time-value="PT00H00M19.665S">
            <text:p>00:00:20</text:p>
          </table:table-cell>
          <table:table-cell table:formula="of:=[.H5]/[.G5]" office:value-type="percentage" office:value="0.985862535719657">
            <text:p>98.59%</text:p>
          </table:table-cell>
          <table:table-cell office:value-type="time" office:time-value="PT00H00M20.279S">
            <text:p>00:00:20</text:p>
          </table:table-cell>
          <table:table-cell office:value-type="time" office:time-value="PT00H00M20.161S">
            <text:p>00:00:20</text:p>
          </table:table-cell>
          <table:table-cell table:formula="of:=[.K5]/[.J5]" office:value-type="percentage" office:value="0.994181172641649">
            <text:p>99.42%</text:p>
          </table:table-cell>
          <table:table-cell office:value-type="time" office:time-value="PT00H00M53.582S">
            <text:p>00:00:54</text:p>
          </table:table-cell>
          <table:table-cell office:value-type="time" office:time-value="PT00H01M37.694S">
            <text:p>00:01:38</text:p>
          </table:table-cell>
          <table:table-cell table:formula="of:=[.$J5]-[.M5]" office:value-type="time" office:time-value="-PT00H00M33.303S">
            <text:p>-00:00:33</text:p>
          </table:table-cell>
          <table:table-cell table:formula="of:=([.$J5]/[.M5])-1" office:value-type="percentage" office:value="-0.621533350752118">
            <text:p>-62.15%</text:p>
          </table:table-cell>
          <table:table-cell table:formula="of:=[.N5]/[.M5]" office:value-type="percentage" office:value="1.8232615430555">
            <text:p>182.33%</text:p>
          </table:table-cell>
          <table:table-cell office:value-type="time" office:time-value="PT00H01M36.14S">
            <text:p>00:01:36</text:p>
          </table:table-cell>
          <table:table-cell office:value-type="time" office:time-value="PT00H01M25.357S">
            <text:p>00:01:25</text:p>
          </table:table-cell>
          <table:table-cell table:formula="of:=[.$J5]-[.R5]" office:value-type="time" office:time-value="-PT00H01M15.861S">
            <text:p>-00:01:16</text:p>
          </table:table-cell>
          <table:table-cell table:formula="of:=([.$J5]/[.R5])-1" office:value-type="percentage" office:value="-0.789068025795715">
            <text:p>-78.91%</text:p>
          </table:table-cell>
          <table:table-cell table:formula="of:=[.S5]/[.R5]" office:value-type="percentage" office:value="0.887840649053464">
            <text:p>88.78%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04M38.982S">
            <text:p>00:04:39</text:p>
          </table:table-cell>
          <table:table-cell office:value-type="time" office:time-value="PT00H27M47.528S">
            <text:p>00:27:48</text:p>
          </table:table-cell>
          <table:table-cell table:formula="of:=[.$J6]-[.B6]" office:value-type="time" office:time-value="-PT00H04M16.465S">
            <text:p>-00:04:16</text:p>
          </table:table-cell>
          <table:table-cell table:formula="of:=([.$J6]/[.B6])-1" office:value-type="percentage" office:value="-0.919288699629367">
            <text:p>-91.93%</text:p>
          </table:table-cell>
          <table:table-cell table:formula="of:=[.C6]/[.B6]" office:value-type="percentage" office:value="5.97718849244754">
            <text:p>597.72%</text:p>
          </table:table-cell>
          <table:table-cell office:value-type="time" office:time-value="PT00H00M22.013S">
            <text:p>00:00:22</text:p>
          </table:table-cell>
          <table:table-cell office:value-type="time" office:time-value="PT00H00M21.873S">
            <text:p>00:00:22</text:p>
          </table:table-cell>
          <table:table-cell table:formula="of:=[.H6]/[.G6]" office:value-type="percentage" office:value="0.993640121746241">
            <text:p>99.36%</text:p>
          </table:table-cell>
          <table:table-cell office:value-type="time" office:time-value="PT00H00M22.517S">
            <text:p>00:00:23</text:p>
          </table:table-cell>
          <table:table-cell office:value-type="time" office:time-value="PT00H00M22.377S">
            <text:p>00:00:22</text:p>
          </table:table-cell>
          <table:table-cell table:formula="of:=[.K6]/[.J6]" office:value-type="percentage" office:value="0.993782475462984">
            <text:p>99.38%</text:p>
          </table:table-cell>
          <table:table-cell office:value-type="time" office:time-value="PT00H00M57.476S">
            <text:p>00:00:57</text:p>
          </table:table-cell>
          <table:table-cell office:value-type="time" office:time-value="PT00H01M58.007S">
            <text:p>00:01:58</text:p>
          </table:table-cell>
          <table:table-cell table:formula="of:=[.$J6]-[.M6]" office:value-type="time" office:time-value="-PT00H00M34.959S">
            <text:p>-00:00:35</text:p>
          </table:table-cell>
          <table:table-cell table:formula="of:=([.$J6]/[.M6])-1" office:value-type="percentage" office:value="-0.60823648131394">
            <text:p>-60.82%</text:p>
          </table:table-cell>
          <table:table-cell table:formula="of:=[.N6]/[.M6]" office:value-type="percentage" office:value="2.05315262022409">
            <text:p>205.32%</text:p>
          </table:table-cell>
          <table:table-cell office:value-type="time" office:time-value="PT00H01M35.742S">
            <text:p>00:01:36</text:p>
          </table:table-cell>
          <table:table-cell office:value-type="time" office:time-value="PT00H01M27.973S">
            <text:p>00:01:28</text:p>
          </table:table-cell>
          <table:table-cell table:formula="of:=[.$J6]-[.R6]" office:value-type="time" office:time-value="-PT00H01M13.225S">
            <text:p>-00:01:13</text:p>
          </table:table-cell>
          <table:table-cell table:formula="of:=([.$J6]/[.R6])-1" office:value-type="percentage" office:value="-0.764815859288505">
            <text:p>-76.48%</text:p>
          </table:table-cell>
          <table:table-cell table:formula="of:=[.S6]/[.R6]" office:value-type="percentage" office:value="0.918854839046604">
            <text:p>91.89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4M39.374S">
            <text:p>00:04:39</text:p>
          </table:table-cell>
          <table:table-cell office:value-type="time" office:time-value="PT00H27M49.108S">
            <text:p>00:27:49</text:p>
          </table:table-cell>
          <table:table-cell table:formula="of:=[.$J7]-[.B7]" office:value-type="time" office:time-value="-PT00H04M14.211S">
            <text:p>-00:04:14</text:p>
          </table:table-cell>
          <table:table-cell table:formula="of:=([.$J7]/[.B7])-1" office:value-type="percentage" office:value="-0.909930773801428">
            <text:p>-90.99%</text:p>
          </table:table-cell>
          <table:table-cell table:formula="of:=[.C7]/[.B7]" office:value-type="percentage" office:value="5.97445717926507">
            <text:p>597.45%</text:p>
          </table:table-cell>
          <table:table-cell office:value-type="time" office:time-value="PT00H00M24.678S">
            <text:p>00:00:25</text:p>
          </table:table-cell>
          <table:table-cell office:value-type="time" office:time-value="PT00H00M24.49S">
            <text:p>00:00:24</text:p>
          </table:table-cell>
          <table:table-cell table:formula="of:=[.H7]/[.G7]" office:value-type="percentage" office:value="0.992381878596321">
            <text:p>99.24%</text:p>
          </table:table-cell>
          <table:table-cell office:value-type="time" office:time-value="PT00H00M25.163S">
            <text:p>00:00:25</text:p>
          </table:table-cell>
          <table:table-cell office:value-type="time" office:time-value="PT00H00M25.002S">
            <text:p>00:00:25</text:p>
          </table:table-cell>
          <table:table-cell table:formula="of:=[.K7]/[.J7]" office:value-type="percentage" office:value="0.993601716806422">
            <text:p>99.36%</text:p>
          </table:table-cell>
          <table:table-cell office:value-type="time" office:time-value="PT00H00M59.978S">
            <text:p>00:01:00</text:p>
          </table:table-cell>
          <table:table-cell office:value-type="time" office:time-value="PT00H02M19.297S">
            <text:p>00:02:19</text:p>
          </table:table-cell>
          <table:table-cell table:formula="of:=[.$J7]-[.M7]" office:value-type="time" office:time-value="-PT00H00M34.815S">
            <text:p>-00:00:35</text:p>
          </table:table-cell>
          <table:table-cell table:formula="of:=([.$J7]/[.M7])-1" office:value-type="percentage" office:value="-0.580462836373337">
            <text:p>-58.05%</text:p>
          </table:table-cell>
          <table:table-cell table:formula="of:=[.N7]/[.M7]" office:value-type="percentage" office:value="2.32246823835406">
            <text:p>232.25%</text:p>
          </table:table-cell>
          <table:table-cell office:value-type="time" office:time-value="PT00H01M36.737S">
            <text:p>00:01:37</text:p>
          </table:table-cell>
          <table:table-cell office:value-type="time" office:time-value="PT00H01M33.83S">
            <text:p>00:01:34</text:p>
          </table:table-cell>
          <table:table-cell table:formula="of:=[.$J7]-[.R7]" office:value-type="time" office:time-value="-PT00H01M11.574S">
            <text:p>-00:01:12</text:p>
          </table:table-cell>
          <table:table-cell table:formula="of:=([.$J7]/[.R7])-1" office:value-type="percentage" office:value="-0.739882361454252">
            <text:p>-73.99%</text:p>
          </table:table-cell>
          <table:table-cell table:formula="of:=[.S7]/[.R7]" office:value-type="percentage" office:value="0.96994945057217">
            <text:p>96.99%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0H04M39.58S">
            <text:p>00:04:40</text:p>
          </table:table-cell>
          <table:table-cell office:value-type="time" office:time-value="PT00H27M48.896S">
            <text:p>00:27:49</text:p>
          </table:table-cell>
          <table:table-cell table:formula="of:=[.$J8]-[.B8]" office:value-type="time" office:time-value="-PT00H04M10.758S">
            <text:p>-00:04:11</text:p>
          </table:table-cell>
          <table:table-cell table:formula="of:=([.$J8]/[.B8])-1" office:value-type="percentage" office:value="-0.89690965018957">
            <text:p>-89.69%</text:p>
          </table:table-cell>
          <table:table-cell table:formula="of:=[.C8]/[.B8]" office:value-type="percentage" office:value="5.96929680234638">
            <text:p>596.93%</text:p>
          </table:table-cell>
          <table:table-cell office:value-type="time" office:time-value="PT00H00M28.396S">
            <text:p>00:00:28</text:p>
          </table:table-cell>
          <table:table-cell office:value-type="time" office:time-value="PT00H00M28.222S">
            <text:p>00:00:28</text:p>
          </table:table-cell>
          <table:table-cell table:formula="of:=[.H8]/[.G8]" office:value-type="percentage" office:value="0.993872376391041">
            <text:p>99.39%</text:p>
          </table:table-cell>
          <table:table-cell office:value-type="time" office:time-value="PT00H00M28.822S">
            <text:p>00:00:29</text:p>
          </table:table-cell>
          <table:table-cell office:value-type="time" office:time-value="PT00H00M28.646S">
            <text:p>00:00:29</text:p>
          </table:table-cell>
          <table:table-cell table:formula="of:=[.K8]/[.J8]" office:value-type="percentage" office:value="0.993893553535494">
            <text:p>99.39%</text:p>
          </table:table-cell>
          <table:table-cell office:value-type="time" office:time-value="PT00H01M04.205S">
            <text:p>00:01:04</text:p>
          </table:table-cell>
          <table:table-cell office:value-type="time" office:time-value="PT00H02M42.714S">
            <text:p>00:02:43</text:p>
          </table:table-cell>
          <table:table-cell table:formula="of:=[.$J8]-[.M8]" office:value-type="time" office:time-value="-PT00H00M35.383S">
            <text:p>-00:00:35</text:p>
          </table:table-cell>
          <table:table-cell table:formula="of:=([.$J8]/[.M8])-1" office:value-type="percentage" office:value="-0.55109415154583">
            <text:p>-55.11%</text:p>
          </table:table-cell>
          <table:table-cell table:formula="of:=[.N8]/[.M8]" office:value-type="percentage" office:value="2.53428860680632">
            <text:p>253.43%</text:p>
          </table:table-cell>
          <table:table-cell office:value-type="time" office:time-value="PT00H01M36.33S">
            <text:p>00:01:36</text:p>
          </table:table-cell>
          <table:table-cell office:value-type="time" office:time-value="PT00H01M35.946S">
            <text:p>00:01:36</text:p>
          </table:table-cell>
          <table:table-cell table:formula="of:=[.$J8]-[.R8]" office:value-type="time" office:time-value="-PT00H01M07.508S">
            <text:p>-00:01:08</text:p>
          </table:table-cell>
          <table:table-cell table:formula="of:=([.$J8]/[.R8])-1" office:value-type="percentage" office:value="-0.700799335617149">
            <text:p>-70.08%</text:p>
          </table:table-cell>
          <table:table-cell table:formula="of:=[.S8]/[.R8]" office:value-type="percentage" office:value="0.996013702896294">
            <text:p>99.60%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4M39.794S">
            <text:p>00:04:40</text:p>
          </table:table-cell>
          <table:table-cell office:value-type="time" office:time-value="PT00H27M49.512S">
            <text:p>00:27:50</text:p>
          </table:table-cell>
          <table:table-cell table:formula="of:=[.$J9]-[.B9]" office:value-type="time" office:time-value="-PT00H04M03.566S">
            <text:p>-00:04:04</text:p>
          </table:table-cell>
          <table:table-cell table:formula="of:=([.$J9]/[.B9])-1" office:value-type="percentage" office:value="-0.870519024711037">
            <text:p>-87.05%</text:p>
          </table:table-cell>
          <table:table-cell table:formula="of:=[.C9]/[.B9]" office:value-type="percentage" office:value="5.96693281485664">
            <text:p>596.69%</text:p>
          </table:table-cell>
          <table:table-cell office:value-type="time" office:time-value="PT00H00M32.892S">
            <text:p>00:00:33</text:p>
          </table:table-cell>
          <table:table-cell office:value-type="time" office:time-value="PT00H00M32.714S">
            <text:p>00:00:33</text:p>
          </table:table-cell>
          <table:table-cell table:formula="of:=[.H9]/[.G9]" office:value-type="percentage" office:value="0.994588349750699">
            <text:p>99.46%</text:p>
          </table:table-cell>
          <table:table-cell office:value-type="time" office:time-value="PT00H00M36.228S">
            <text:p>00:00:36</text:p>
          </table:table-cell>
          <table:table-cell office:value-type="time" office:time-value="PT00H00M36.05S">
            <text:p>00:00:36</text:p>
          </table:table-cell>
          <table:table-cell table:formula="of:=[.K9]/[.J9]" office:value-type="percentage" office:value="0.995086673291377">
            <text:p>99.51%</text:p>
          </table:table-cell>
          <table:table-cell office:value-type="time" office:time-value="PT00H01M07.534S">
            <text:p>00:01:08</text:p>
          </table:table-cell>
          <table:table-cell office:value-type="time" office:time-value="PT00H03M08.5S">
            <text:p>00:03:09</text:p>
          </table:table-cell>
          <table:table-cell table:formula="of:=[.$J9]-[.M9]" office:value-type="time" office:time-value="-PT00H00M31.306S">
            <text:p>-00:00:31</text:p>
          </table:table-cell>
          <table:table-cell table:formula="of:=([.$J9]/[.M9])-1" office:value-type="percentage" office:value="-0.463559096158972">
            <text:p>-46.36%</text:p>
          </table:table-cell>
          <table:table-cell table:formula="of:=[.N9]/[.M9]" office:value-type="percentage" office:value="2.79118666153345">
            <text:p>279.12%</text:p>
          </table:table-cell>
          <table:table-cell office:value-type="time" office:time-value="PT00H01M38.119S">
            <text:p>00:01:38</text:p>
          </table:table-cell>
          <table:table-cell office:value-type="time" office:time-value="PT00H01M43.11S">
            <text:p>00:01:43</text:p>
          </table:table-cell>
          <table:table-cell table:formula="of:=[.$J9]-[.R9]" office:value-type="time" office:time-value="-PT00H01M01.891S">
            <text:p>-00:01:02</text:p>
          </table:table-cell>
          <table:table-cell table:formula="of:=([.$J9]/[.R9])-1" office:value-type="percentage" office:value="-0.630774875406394">
            <text:p>-63.08%</text:p>
          </table:table-cell>
          <table:table-cell table:formula="of:=[.S9]/[.R9]" office:value-type="percentage" office:value="1.05086680459442">
            <text:p>105.09%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00H04M40.401S">
            <text:p>00:04:40</text:p>
          </table:table-cell>
          <table:table-cell office:value-type="time" office:time-value="PT00H27M51.196S">
            <text:p>00:27:51</text:p>
          </table:table-cell>
          <table:table-cell table:formula="of:=[.$J10]-[.B10]" office:value-type="time" office:time-value="-PT00H04M01.67S">
            <text:p>-00:04:02</text:p>
          </table:table-cell>
          <table:table-cell table:formula="of:=([.$J10]/[.B10])-1" office:value-type="percentage" office:value="-0.861872817857283">
            <text:p>-86.19%</text:p>
          </table:table-cell>
          <table:table-cell table:formula="of:=[.C10]/[.B10]" office:value-type="percentage" office:value="5.96002154057938">
            <text:p>596.00%</text:p>
          </table:table-cell>
          <table:table-cell office:value-type="time" office:time-value="PT00H00M38.388S">
            <text:p>00:00:38</text:p>
          </table:table-cell>
          <table:table-cell office:value-type="time" office:time-value="PT00H00M38.194S">
            <text:p>00:00:38</text:p>
          </table:table-cell>
          <table:table-cell table:formula="of:=[.H10]/[.G10]" office:value-type="percentage" office:value="0.994946337397103">
            <text:p>99.49%</text:p>
          </table:table-cell>
          <table:table-cell office:value-type="time" office:time-value="PT00H00M38.731S">
            <text:p>00:00:39</text:p>
          </table:table-cell>
          <table:table-cell office:value-type="time" office:time-value="PT00H00M38.522S">
            <text:p>00:00:39</text:p>
          </table:table-cell>
          <table:table-cell table:formula="of:=[.K10]/[.J10]" office:value-type="percentage" office:value="0.994603805737006">
            <text:p>99.46%</text:p>
          </table:table-cell>
          <table:table-cell office:value-type="time" office:time-value="PT00H01M12.429S">
            <text:p>00:01:12</text:p>
          </table:table-cell>
          <table:table-cell office:value-type="time" office:time-value="PT00H03M35.253S">
            <text:p>00:03:35</text:p>
          </table:table-cell>
          <table:table-cell table:formula="of:=[.$J10]-[.M10]" office:value-type="time" office:time-value="-PT00H00M33.698S">
            <text:p>-00:00:34</text:p>
          </table:table-cell>
          <table:table-cell table:formula="of:=([.$J10]/[.M10])-1" office:value-type="percentage" office:value="-0.465255629651107">
            <text:p>-46.53%</text:p>
          </table:table-cell>
          <table:table-cell table:formula="of:=[.N10]/[.M10]" office:value-type="percentage" office:value="2.97191732593298">
            <text:p>297.19%</text:p>
          </table:table-cell>
          <table:table-cell office:value-type="time" office:time-value="PT00H01M39.659S">
            <text:p>00:01:40</text:p>
          </table:table-cell>
          <table:table-cell office:value-type="time" office:time-value="PT00H01M49.135S">
            <text:p>00:01:49</text:p>
          </table:table-cell>
          <table:table-cell table:formula="of:=[.$J10]-[.R10]" office:value-type="time" office:time-value="-PT00H01M00.928S">
            <text:p>-00:01:01</text:p>
          </table:table-cell>
          <table:table-cell table:formula="of:=([.$J10]/[.R10])-1" office:value-type="percentage" office:value="-0.611364753810494">
            <text:p>-61.14%</text:p>
          </table:table-cell>
          <table:table-cell table:formula="of:=[.S10]/[.R10]" office:value-type="percentage" office:value="1.09508423724902">
            <text:p>109.51%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00H04M41.079S">
            <text:p>00:04:41</text:p>
          </table:table-cell>
          <table:table-cell office:value-type="time" office:time-value="PT00H27M52.04S">
            <text:p>00:27:52</text:p>
          </table:table-cell>
          <table:table-cell table:formula="of:=[.$J11]-[.B11]" office:value-type="time" office:time-value="-PT00H03M55.778S">
            <text:p>-00:03:56</text:p>
          </table:table-cell>
          <table:table-cell table:formula="of:=([.$J11]/[.B11])-1" office:value-type="percentage" office:value="-0.838831787504581">
            <text:p>-83.88%</text:p>
          </table:table-cell>
          <table:table-cell table:formula="of:=[.C11]/[.B11]" office:value-type="percentage" office:value="5.94864788902764">
            <text:p>594.86%</text:p>
          </table:table-cell>
          <table:table-cell office:value-type="time" office:time-value="PT00H00M44.889S">
            <text:p>00:00:45</text:p>
          </table:table-cell>
          <table:table-cell office:value-type="time" office:time-value="PT00H00M44.695S">
            <text:p>00:00:45</text:p>
          </table:table-cell>
          <table:table-cell table:formula="of:=[.H11]/[.G11]" office:value-type="percentage" office:value="0.995678228519236">
            <text:p>99.57%</text:p>
          </table:table-cell>
          <table:table-cell office:value-type="time" office:time-value="PT00H00M45.301S">
            <text:p>00:00:45</text:p>
          </table:table-cell>
          <table:table-cell office:value-type="time" office:time-value="PT00H00M45.075S">
            <text:p>00:00:45</text:p>
          </table:table-cell>
          <table:table-cell table:formula="of:=[.K11]/[.J11]" office:value-type="percentage" office:value="0.995011147656785">
            <text:p>99.50%</text:p>
          </table:table-cell>
          <table:table-cell office:value-type="time" office:time-value="PT00H01M16.44S">
            <text:p>00:01:16</text:p>
          </table:table-cell>
          <table:table-cell office:value-type="time" office:time-value="PT00H04M02.215S">
            <text:p>00:04:02</text:p>
          </table:table-cell>
          <table:table-cell table:formula="of:=[.$J11]-[.M11]" office:value-type="time" office:time-value="-PT00H00M31.139S">
            <text:p>-00:00:31</text:p>
          </table:table-cell>
          <table:table-cell table:formula="of:=([.$J11]/[.M11])-1" office:value-type="percentage" office:value="-0.407365253793825">
            <text:p>-40.74%</text:p>
          </table:table-cell>
          <table:table-cell table:formula="of:=[.N11]/[.M11]" office:value-type="percentage" office:value="3.16869440083726">
            <text:p>316.87%</text:p>
          </table:table-cell>
          <table:table-cell office:value-type="time" office:time-value="PT00H01M42.235S">
            <text:p>00:01:42</text:p>
          </table:table-cell>
          <table:table-cell office:value-type="time" office:time-value="PT00H01M57.647S">
            <text:p>00:01:58</text:p>
          </table:table-cell>
          <table:table-cell table:formula="of:=[.$J11]-[.R11]" office:value-type="time" office:time-value="-PT00H00M56.934S">
            <text:p>-00:00:57</text:p>
          </table:table-cell>
          <table:table-cell table:formula="of:=([.$J11]/[.R11])-1" office:value-type="percentage" office:value="-0.556893431799286">
            <text:p>-55.69%</text:p>
          </table:table-cell>
          <table:table-cell table:formula="of:=[.S11]/[.R11]" office:value-type="percentage" office:value="1.15075072137722">
            <text:p>115.08%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00H04M41.396S">
            <text:p>00:04:41</text:p>
          </table:table-cell>
          <table:table-cell office:value-type="time" office:time-value="PT00H27M52.717S">
            <text:p>00:27:53</text:p>
          </table:table-cell>
          <table:table-cell table:formula="of:=[.$J12]-[.B12]" office:value-type="time" office:time-value="-PT00H03M48.137S">
            <text:p>-00:03:48</text:p>
          </table:table-cell>
          <table:table-cell table:formula="of:=([.$J12]/[.B12])-1" office:value-type="percentage" office:value="-0.810732917312257">
            <text:p>-81.07%</text:p>
          </table:table-cell>
          <table:table-cell table:formula="of:=[.C12]/[.B12]" office:value-type="percentage" office:value="5.94435244282079">
            <text:p>594.44%</text:p>
          </table:table-cell>
          <table:table-cell office:value-type="time" office:time-value="PT00H00M52.387S">
            <text:p>00:00:52</text:p>
          </table:table-cell>
          <table:table-cell office:value-type="time" office:time-value="PT00H00M52.151S">
            <text:p>00:00:52</text:p>
          </table:table-cell>
          <table:table-cell table:formula="of:=[.H12]/[.G12]" office:value-type="percentage" office:value="0.995495065569702">
            <text:p>99.55%</text:p>
          </table:table-cell>
          <table:table-cell office:value-type="time" office:time-value="PT00H00M53.259S">
            <text:p>00:00:53</text:p>
          </table:table-cell>
          <table:table-cell office:value-type="time" office:time-value="PT00H00M53.039S">
            <text:p>00:00:53</text:p>
          </table:table-cell>
          <table:table-cell table:formula="of:=[.K12]/[.J12]" office:value-type="percentage" office:value="0.995869242757093">
            <text:p>99.59%</text:p>
          </table:table-cell>
          <table:table-cell office:value-type="time" office:time-value="PT00H01M22.193S">
            <text:p>00:01:22</text:p>
          </table:table-cell>
          <table:table-cell office:value-type="time" office:time-value="PT00H04M35.005S">
            <text:p>00:04:35</text:p>
          </table:table-cell>
          <table:table-cell table:formula="of:=[.$J12]-[.M12]" office:value-type="time" office:time-value="-PT00H00M28.934S">
            <text:p>-00:00:29</text:p>
          </table:table-cell>
          <table:table-cell table:formula="of:=([.$J12]/[.M12])-1" office:value-type="percentage" office:value="-0.352025111627511">
            <text:p>-35.20%</text:p>
          </table:table-cell>
          <table:table-cell table:formula="of:=[.N12]/[.M12]" office:value-type="percentage" office:value="3.34584453663937">
            <text:p>334.58%</text:p>
          </table:table-cell>
          <table:table-cell office:value-type="time" office:time-value="PT00H01M44.05S">
            <text:p>00:01:44</text:p>
          </table:table-cell>
          <table:table-cell office:value-type="time" office:time-value="PT00H02M05.496S">
            <text:p>00:02:05</text:p>
          </table:table-cell>
          <table:table-cell table:formula="of:=[.$J12]-[.R12]" office:value-type="time" office:time-value="-PT00H00M50.791S">
            <text:p>-00:00:51</text:p>
          </table:table-cell>
          <table:table-cell table:formula="of:=([.$J12]/[.R12])-1" office:value-type="percentage" office:value="-0.488140317155214">
            <text:p>-48.81%</text:p>
          </table:table-cell>
          <table:table-cell table:formula="of:=[.S12]/[.R12]" office:value-type="percentage" office:value="1.20611244593945">
            <text:p>120.61%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00H04M41.876S">
            <text:p>00:04:42</text:p>
          </table:table-cell>
          <table:table-cell office:value-type="time" office:time-value="PT00H27M54.165S">
            <text:p>00:27:54</text:p>
          </table:table-cell>
          <table:table-cell table:formula="of:=[.$J13]-[.B13]" office:value-type="time" office:time-value="-PT00H03M39.741S">
            <text:p>-00:03:40</text:p>
          </table:table-cell>
          <table:table-cell table:formula="of:=([.$J13]/[.B13])-1" office:value-type="percentage" office:value="-0.779566192226369">
            <text:p>-77.96%</text:p>
          </table:table-cell>
          <table:table-cell table:formula="of:=[.C13]/[.B13]" office:value-type="percentage" office:value="5.93936695568264">
            <text:p>593.94%</text:p>
          </table:table-cell>
          <table:table-cell office:value-type="time" office:time-value="PT00H01M01.635S">
            <text:p>00:01:02</text:p>
          </table:table-cell>
          <table:table-cell office:value-type="time" office:time-value="PT00H01M01.396S">
            <text:p>00:01:01</text:p>
          </table:table-cell>
          <table:table-cell table:formula="of:=[.H13]/[.G13]" office:value-type="percentage" office:value="0.996122333089965">
            <text:p>99.61%</text:p>
          </table:table-cell>
          <table:table-cell office:value-type="time" office:time-value="PT00H01M02.135S">
            <text:p>00:01:02</text:p>
          </table:table-cell>
          <table:table-cell office:value-type="time" office:time-value="PT00H01M01.856S">
            <text:p>00:01:02</text:p>
          </table:table-cell>
          <table:table-cell table:formula="of:=[.K13]/[.J13]" office:value-type="percentage" office:value="0.995509777098254">
            <text:p>99.55%</text:p>
          </table:table-cell>
          <table:table-cell office:value-type="time" office:time-value="PT00H01M26.384S">
            <text:p>00:01:26</text:p>
          </table:table-cell>
          <table:table-cell office:value-type="time" office:time-value="PT00H05M07.579S">
            <text:p>00:05:08</text:p>
          </table:table-cell>
          <table:table-cell table:formula="of:=[.$J13]-[.M13]" office:value-type="time" office:time-value="-PT00H00M24.249S">
            <text:p>-00:00:24</text:p>
          </table:table-cell>
          <table:table-cell table:formula="of:=([.$J13]/[.M13])-1" office:value-type="percentage" office:value="-0.280711705871458">
            <text:p>-28.07%</text:p>
          </table:table-cell>
          <table:table-cell table:formula="of:=[.N13]/[.M13]" office:value-type="percentage" office:value="3.56060150027783">
            <text:p>356.06%</text:p>
          </table:table-cell>
          <table:table-cell office:value-type="time" office:time-value="PT00H01M45.823S">
            <text:p>00:01:46</text:p>
          </table:table-cell>
          <table:table-cell office:value-type="time" office:time-value="PT00H02M16.345S">
            <text:p>00:02:16</text:p>
          </table:table-cell>
          <table:table-cell table:formula="of:=[.$J13]-[.R13]" office:value-type="time" office:time-value="-PT00H00M43.688S">
            <text:p>-00:00:44</text:p>
          </table:table-cell>
          <table:table-cell table:formula="of:=([.$J13]/[.R13])-1" office:value-type="percentage" office:value="-0.412840308817554">
            <text:p>-41.28%</text:p>
          </table:table-cell>
          <table:table-cell table:formula="of:=[.S13]/[.R13]" office:value-type="percentage" office:value="1.28842501157593">
            <text:p>128.84%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00H04M41.673S">
            <text:p>00:04:42</text:p>
          </table:table-cell>
          <table:table-cell office:value-type="time" office:time-value="PT00H27M53.869S">
            <text:p>00:27:54</text:p>
          </table:table-cell>
          <table:table-cell table:formula="of:=[.$J14]-[.B14]" office:value-type="time" office:time-value="-PT00H03M29.657S">
            <text:p>-00:03:30</text:p>
          </table:table-cell>
          <table:table-cell table:formula="of:=([.$J14]/[.B14])-1" office:value-type="percentage" office:value="-0.744327642337036">
            <text:p>-74.43%</text:p>
          </table:table-cell>
          <table:table-cell table:formula="of:=[.C14]/[.B14]" office:value-type="percentage" office:value="5.94259655700049">
            <text:p>594.26%</text:p>
          </table:table-cell>
          <table:table-cell office:value-type="time" office:time-value="PT00H01M11.708S">
            <text:p>00:01:12</text:p>
          </table:table-cell>
          <table:table-cell office:value-type="time" office:time-value="PT00H01M11.42S">
            <text:p>00:01:11</text:p>
          </table:table-cell>
          <table:table-cell table:formula="of:=[.H14]/[.G14]" office:value-type="percentage" office:value="0.995983711719752">
            <text:p>99.60%</text:p>
          </table:table-cell>
          <table:table-cell office:value-type="time" office:time-value="PT00H01M12.016S">
            <text:p>00:01:12</text:p>
          </table:table-cell>
          <table:table-cell office:value-type="time" office:time-value="PT00H01M11.716S">
            <text:p>00:01:12</text:p>
          </table:table-cell>
          <table:table-cell table:formula="of:=[.K14]/[.J14]" office:value-type="percentage" office:value="0.995834259053543">
            <text:p>99.58%</text:p>
          </table:table-cell>
          <table:table-cell office:value-type="time" office:time-value="PT00H01M31.735S">
            <text:p>00:01:32</text:p>
          </table:table-cell>
          <table:table-cell office:value-type="time" office:time-value="PT00H05M39.461S">
            <text:p>00:05:39</text:p>
          </table:table-cell>
          <table:table-cell table:formula="of:=[.$J14]-[.M14]" office:value-type="time" office:time-value="-PT00H00M19.719S">
            <text:p>-00:00:20</text:p>
          </table:table-cell>
          <table:table-cell table:formula="of:=([.$J14]/[.M14])-1" office:value-type="percentage" office:value="-0.21495612361694">
            <text:p>-21.50%</text:p>
          </table:table-cell>
          <table:table-cell table:formula="of:=[.N14]/[.M14]" office:value-type="percentage" office:value="3.70045239003652">
            <text:p>370.05%</text:p>
          </table:table-cell>
          <table:table-cell office:value-type="time" office:time-value="PT00H01M47.916S">
            <text:p>00:01:48</text:p>
          </table:table-cell>
          <table:table-cell office:value-type="time" office:time-value="PT00H02M28.165S">
            <text:p>00:02:28</text:p>
          </table:table-cell>
          <table:table-cell table:formula="of:=[.$J14]-[.R14]" office:value-type="time" office:time-value="-PT00H00M35.9S">
            <text:p>-00:00:36</text:p>
          </table:table-cell>
          <table:table-cell table:formula="of:=([.$J14]/[.R14])-1" office:value-type="percentage" office:value="-0.332666147744542">
            <text:p>-33.27%</text:p>
          </table:table-cell>
          <table:table-cell table:formula="of:=[.S14]/[.R14]" office:value-type="percentage" office:value="1.37296601060084">
            <text:p>137.30%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00H04M42.699S">
            <text:p>00:04:43</text:p>
          </table:table-cell>
          <table:table-cell office:value-type="time" office:time-value="PT00H27M55.513S">
            <text:p>00:27:56</text:p>
          </table:table-cell>
          <table:table-cell table:formula="of:=[.$J15]-[.B15]" office:value-type="time" office:time-value="-PT00H03M19.175S">
            <text:p>-00:03:19</text:p>
          </table:table-cell>
          <table:table-cell table:formula="of:=([.$J15]/[.B15])-1" office:value-type="percentage" office:value="-0.70454794675609">
            <text:p>-70.45%</text:p>
          </table:table-cell>
          <table:table-cell table:formula="of:=[.C15]/[.B15]" office:value-type="percentage" office:value="5.92684445293404">
            <text:p>592.68%</text:p>
          </table:table-cell>
          <table:table-cell office:value-type="time" office:time-value="PT00H01M23.23S">
            <text:p>00:01:23</text:p>
          </table:table-cell>
          <table:table-cell office:value-type="time" office:time-value="PT00H01M22.957S">
            <text:p>00:01:23</text:p>
          </table:table-cell>
          <table:table-cell table:formula="of:=[.H15]/[.G15]" office:value-type="percentage" office:value="0.996719932716569">
            <text:p>99.67%</text:p>
          </table:table-cell>
          <table:table-cell office:value-type="time" office:time-value="PT00H01M23.524S">
            <text:p>00:01:24</text:p>
          </table:table-cell>
          <table:table-cell office:value-type="time" office:time-value="PT00H01M23.265S">
            <text:p>00:01:23</text:p>
          </table:table-cell>
          <table:table-cell table:formula="of:=[.K15]/[.J15]" office:value-type="percentage" office:value="0.996899094870935">
            <text:p>99.69%</text:p>
          </table:table-cell>
          <table:table-cell office:value-type="time" office:time-value="PT00H01M37.106S">
            <text:p>00:01:37</text:p>
          </table:table-cell>
          <table:table-cell office:value-type="time" office:time-value="PT00H06M14.235S">
            <text:p>00:06:14</text:p>
          </table:table-cell>
          <table:table-cell table:formula="of:=[.$J15]-[.M15]" office:value-type="time" office:time-value="-PT00H00M13.582S">
            <text:p>-00:00:14</text:p>
          </table:table-cell>
          <table:table-cell table:formula="of:=([.$J15]/[.M15])-1" office:value-type="percentage" office:value="-0.139867773361069">
            <text:p>-13.99%</text:p>
          </table:table-cell>
          <table:table-cell table:formula="of:=[.N15]/[.M15]" office:value-type="percentage" office:value="3.85388132556176">
            <text:p>385.39%</text:p>
          </table:table-cell>
          <table:table-cell office:value-type="time" office:time-value="PT00H01M50.853S">
            <text:p>00:01:51</text:p>
          </table:table-cell>
          <table:table-cell office:value-type="time" office:time-value="PT00H02M41.77S">
            <text:p>00:02:42</text:p>
          </table:table-cell>
          <table:table-cell table:formula="of:=[.$J15]-[.R15]" office:value-type="time" office:time-value="-PT00H00M27.329S">
            <text:p>-00:00:27</text:p>
          </table:table-cell>
          <table:table-cell table:formula="of:=([.$J15]/[.R15])-1" office:value-type="percentage" office:value="-0.246533697779943">
            <text:p>-24.65%</text:p>
          </table:table-cell>
          <table:table-cell table:formula="of:=[.S15]/[.R15]" office:value-type="percentage" office:value="1.45932000036084">
            <text:p>145.93%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00H04M43.038S">
            <text:p>00:04:43</text:p>
          </table:table-cell>
          <table:table-cell office:value-type="time" office:time-value="PT00H27M56.129S">
            <text:p>00:27:56</text:p>
          </table:table-cell>
          <table:table-cell table:formula="of:=[.$J16]-[.B16]" office:value-type="time" office:time-value="-PT00H03M06.316S">
            <text:p>-00:03:06</text:p>
          </table:table-cell>
          <table:table-cell table:formula="of:=([.$J16]/[.B16])-1" office:value-type="percentage" office:value="-0.658272034143825">
            <text:p>-65.83%</text:p>
          </table:table-cell>
          <table:table-cell table:formula="of:=[.C16]/[.B16]" office:value-type="percentage" office:value="5.92192214472968">
            <text:p>592.19%</text:p>
          </table:table-cell>
          <table:table-cell office:value-type="time" office:time-value="PT00H01M35.66S">
            <text:p>00:01:36</text:p>
          </table:table-cell>
          <table:table-cell office:value-type="time" office:time-value="PT00H01M35.354S">
            <text:p>00:01:35</text:p>
          </table:table-cell>
          <table:table-cell table:formula="of:=[.H16]/[.G16]" office:value-type="percentage" office:value="0.996801170813297">
            <text:p>99.68%</text:p>
          </table:table-cell>
          <table:table-cell office:value-type="time" office:time-value="PT00H01M36.722S">
            <text:p>00:01:37</text:p>
          </table:table-cell>
          <table:table-cell office:value-type="time" office:time-value="PT00H01M36.394S">
            <text:p>00:01:36</text:p>
          </table:table-cell>
          <table:table-cell table:formula="of:=[.K16]/[.J16]" office:value-type="percentage" office:value="0.996608837699799">
            <text:p>99.66%</text:p>
          </table:table-cell>
          <table:table-cell office:value-type="time" office:time-value="PT00H01M43.516S">
            <text:p>00:01:44</text:p>
          </table:table-cell>
          <table:table-cell office:value-type="time" office:time-value="PT00H06M51.39S">
            <text:p>00:06:51</text:p>
          </table:table-cell>
          <table:table-cell table:formula="of:=[.$J16]-[.M16]" office:value-type="time" office:time-value="-PT00H00M06.794S">
            <text:p>-00:00:07</text:p>
          </table:table-cell>
          <table:table-cell table:formula="of:=([.$J16]/[.M16])-1" office:value-type="percentage" office:value="-0.0656323660110515">
            <text:p>-6.56%</text:p>
          </table:table-cell>
          <table:table-cell table:formula="of:=[.N16]/[.M16]" office:value-type="percentage" office:value="3.97416824452259">
            <text:p>397.42%</text:p>
          </table:table-cell>
          <table:table-cell office:value-type="time" office:time-value="PT00H01M53.775S">
            <text:p>00:01:54</text:p>
          </table:table-cell>
          <table:table-cell office:value-type="time" office:time-value="PT00H02M56.527S">
            <text:p>00:02:57</text:p>
          </table:table-cell>
          <table:table-cell table:formula="of:=[.$J16]-[.R16]" office:value-type="time" office:time-value="-PT00H00M17.053S">
            <text:p>-00:00:17</text:p>
          </table:table-cell>
          <table:table-cell table:formula="of:=([.$J16]/[.R16])-1" office:value-type="percentage" office:value="-0.149883542078664">
            <text:p>-14.99%</text:p>
          </table:table-cell>
          <table:table-cell table:formula="of:=[.S16]/[.R16]" office:value-type="percentage" office:value="1.55154471544715">
            <text:p>155.15%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00H15M14.796S">
            <text:p>00:15:15</text:p>
          </table:table-cell>
          <table:table-cell office:value-type="time" office:time-value="PT01H35M36.479S">
            <text:p>01:35:36</text:p>
          </table:table-cell>
          <table:table-cell table:formula="of:=[.$J17]-[.B17]" office:value-type="time" office:time-value="-PT00H13M04.506S">
            <text:p>-00:13:05</text:p>
          </table:table-cell>
          <table:table-cell table:formula="of:=([.$J17]/[.B17])-1" office:value-type="percentage" office:value="-0.857574803562761">
            <text:p>-85.76%</text:p>
          </table:table-cell>
          <table:table-cell table:formula="of:=[.C17]/[.B17]" office:value-type="percentage" office:value="6.27077403049423">
            <text:p>627.08%</text:p>
          </table:table-cell>
          <table:table-cell office:value-type="time" office:time-value="PT00H02M09.049S">
            <text:p>00:02:09</text:p>
          </table:table-cell>
          <table:table-cell office:value-type="time" office:time-value="PT00H02M08.616S">
            <text:p>00:02:09</text:p>
          </table:table-cell>
          <table:table-cell table:formula="of:=[.H17]/[.G17]" office:value-type="percentage" office:value="0.996644685352076">
            <text:p>99.66%</text:p>
          </table:table-cell>
          <table:table-cell office:value-type="time" office:time-value="PT00H02M10.29S">
            <text:p>00:02:10</text:p>
          </table:table-cell>
          <table:table-cell office:value-type="time" office:time-value="PT00H02M09.756S">
            <text:p>00:02:10</text:p>
          </table:table-cell>
          <table:table-cell table:formula="of:=[.K17]/[.J17]" office:value-type="percentage" office:value="0.995901450610177">
            <text:p>99.59%</text:p>
          </table:table-cell>
          <table:table-cell office:value-type="time" office:time-value="PT00H03M05.08S">
            <text:p>00:03:05</text:p>
          </table:table-cell>
          <table:table-cell office:value-type="time" office:time-value="PT00H12M35.819S">
            <text:p>00:12:36</text:p>
          </table:table-cell>
          <table:table-cell table:formula="of:=[.$J17]-[.M17]" office:value-type="time" office:time-value="-PT00H00M54.79S">
            <text:p>-00:00:55</text:p>
          </table:table-cell>
          <table:table-cell table:formula="of:=([.$J17]/[.M17])-1" office:value-type="percentage" office:value="-0.296034147395721">
            <text:p>-29.60%</text:p>
          </table:table-cell>
          <table:table-cell table:formula="of:=[.N17]/[.M17]" office:value-type="percentage" office:value="4.08374216555003">
            <text:p>408.37%</text:p>
          </table:table-cell>
          <table:table-cell office:value-type="time" office:time-value="PT00H02M56.198S">
            <text:p>00:02:56</text:p>
          </table:table-cell>
          <table:table-cell office:value-type="time" office:time-value="PT00H04M14.16S">
            <text:p>00:04:14</text:p>
          </table:table-cell>
          <table:table-cell table:formula="of:=[.$J17]-[.R17]" office:value-type="time" office:time-value="-PT00H00M45.908S">
            <text:p>-00:00:46</text:p>
          </table:table-cell>
          <table:table-cell table:formula="of:=([.$J17]/[.R17])-1" office:value-type="percentage" office:value="-0.260547792823982">
            <text:p>-26.05%</text:p>
          </table:table-cell>
          <table:table-cell table:formula="of:=[.S17]/[.R17]" office:value-type="percentage" office:value="1.44246813244191">
            <text:p>144.25%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00H15M15.182S">
            <text:p>00:15:15</text:p>
          </table:table-cell>
          <table:table-cell office:value-type="time" office:time-value="PT01H35M31.978S">
            <text:p>01:35:32</text:p>
          </table:table-cell>
          <table:table-cell table:formula="of:=[.$J18]-[.B18]" office:value-type="time" office:time-value="-PT00H12M48.342S">
            <text:p>-00:12:48</text:p>
          </table:table-cell>
          <table:table-cell table:formula="of:=([.$J18]/[.B18])-1" office:value-type="percentage" office:value="-0.839551040120981">
            <text:p>-83.96%</text:p>
          </table:table-cell>
          <table:table-cell table:formula="of:=[.C18]/[.B18]" office:value-type="percentage" office:value="6.26321103343379">
            <text:p>626.32%</text:p>
          </table:table-cell>
          <table:table-cell office:value-type="time" office:time-value="PT00H02M25.54S">
            <text:p>00:02:26</text:p>
          </table:table-cell>
          <table:table-cell office:value-type="time" office:time-value="PT00H02M25.021S">
            <text:p>00:02:25</text:p>
          </table:table-cell>
          <table:table-cell table:formula="of:=[.H18]/[.G18]" office:value-type="percentage" office:value="0.9964339700426">
            <text:p>99.64%</text:p>
          </table:table-cell>
          <table:table-cell office:value-type="time" office:time-value="PT00H02M26.84S">
            <text:p>00:02:27</text:p>
          </table:table-cell>
          <table:table-cell office:value-type="time" office:time-value="PT00H02M26.317S">
            <text:p>00:02:26</text:p>
          </table:table-cell>
          <table:table-cell table:formula="of:=[.K18]/[.J18]" office:value-type="percentage" office:value="0.996438300190684">
            <text:p>99.64%</text:p>
          </table:table-cell>
          <table:table-cell office:value-type="time" office:time-value="PT00H03M14.16S">
            <text:p>00:03:14</text:p>
          </table:table-cell>
          <table:table-cell office:value-type="time" office:time-value="PT00H13M38.127S">
            <text:p>00:13:38</text:p>
          </table:table-cell>
          <table:table-cell table:formula="of:=[.$J18]-[.M18]" office:value-type="time" office:time-value="-PT00H00M47.32S">
            <text:p>-00:00:47</text:p>
          </table:table-cell>
          <table:table-cell table:formula="of:=([.$J18]/[.M18])-1" office:value-type="percentage" office:value="-0.243716522455707">
            <text:p>-24.37%</text:p>
          </table:table-cell>
          <table:table-cell table:formula="of:=[.N18]/[.M18]" office:value-type="percentage" office:value="4.21367428924598">
            <text:p>421.37%</text:p>
          </table:table-cell>
          <table:table-cell office:value-type="time" office:time-value="PT00H03M02.997S">
            <text:p>00:03:03</text:p>
          </table:table-cell>
          <table:table-cell office:value-type="time" office:time-value="PT00H04M36.389S">
            <text:p>00:04:36</text:p>
          </table:table-cell>
          <table:table-cell table:formula="of:=[.$J18]-[.R18]" office:value-type="time" office:time-value="-PT00H00M36.157S">
            <text:p>-00:00:36</text:p>
          </table:table-cell>
          <table:table-cell table:formula="of:=([.$J18]/[.R18])-1" office:value-type="percentage" office:value="-0.197582474029629">
            <text:p>-19.76%</text:p>
          </table:table-cell>
          <table:table-cell table:formula="of:=[.S18]/[.R18]" office:value-type="percentage" office:value="1.51034716416116">
            <text:p>151.03%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00H35M42.196S">
            <text:p>00:35:42</text:p>
          </table:table-cell>
          <table:table-cell office:value-type="time" office:time-value="PT03H46M31.541S">
            <text:p>03:46:32</text:p>
          </table:table-cell>
          <table:table-cell table:formula="of:=[.$J19]-[.B19]" office:value-type="time" office:time-value="-PT00H32M26.505S">
            <text:p>-00:32:27</text:p>
          </table:table-cell>
          <table:table-cell table:formula="of:=([.$J19]/[.B19])-1" office:value-type="percentage" office:value="-0.908649348612359">
            <text:p>-90.86%</text:p>
          </table:table-cell>
          <table:table-cell table:formula="of:=[.C19]/[.B19]" office:value-type="percentage" office:value="6.34467667757759">
            <text:p>634.47%</text:p>
          </table:table-cell>
          <table:table-cell office:value-type="time" office:time-value="PT00H03M13.763S">
            <text:p>00:03:14</text:p>
          </table:table-cell>
          <table:table-cell office:value-type="time" office:time-value="PT00H03M12.992S">
            <text:p>00:03:13</text:p>
          </table:table-cell>
          <table:table-cell table:formula="of:=[.H19]/[.G19]" office:value-type="percentage" office:value="0.99602091214525">
            <text:p>99.60%</text:p>
          </table:table-cell>
          <table:table-cell office:value-type="time" office:time-value="PT00H03M15.691S">
            <text:p>00:03:16</text:p>
          </table:table-cell>
          <table:table-cell office:value-type="time" office:time-value="PT00H03M14.868S">
            <text:p>00:03:15</text:p>
          </table:table-cell>
          <table:table-cell table:formula="of:=[.K19]/[.J19]" office:value-type="percentage" office:value="0.995794390135469">
            <text:p>99.58%</text:p>
          </table:table-cell>
          <table:table-cell office:value-type="time" office:time-value="PT00H05M08.234S">
            <text:p>00:05:08</text:p>
          </table:table-cell>
          <table:table-cell office:value-type="time" office:time-value="PT00H20M29.317S">
            <text:p>00:20:29</text:p>
          </table:table-cell>
          <table:table-cell table:formula="of:=[.$J19]-[.M19]" office:value-type="time" office:time-value="-PT00H01M52.543S">
            <text:p>-00:01:53</text:p>
          </table:table-cell>
          <table:table-cell table:formula="of:=([.$J19]/[.M19])-1" office:value-type="percentage" office:value="-0.365121952802092">
            <text:p>-36.51%</text:p>
          </table:table-cell>
          <table:table-cell table:formula="of:=[.N19]/[.M19]" office:value-type="percentage" office:value="3.98825892017104">
            <text:p>398.83%</text:p>
          </table:table-cell>
          <table:table-cell office:value-type="time" office:time-value="PT00H04M36.061S">
            <text:p>00:04:36</text:p>
          </table:table-cell>
          <table:table-cell office:value-type="time" office:time-value="PT00H06M29.324S">
            <text:p>00:06:29</text:p>
          </table:table-cell>
          <table:table-cell table:formula="of:=[.$J19]-[.R19]" office:value-type="time" office:time-value="-PT00H01M20.37S">
            <text:p>-00:01:20</text:p>
          </table:table-cell>
          <table:table-cell table:formula="of:=([.$J19]/[.R19])-1" office:value-type="percentage" office:value="-0.291131307935565">
            <text:p>-29.11%</text:p>
          </table:table-cell>
          <table:table-cell table:formula="of:=[.S19]/[.R19]" office:value-type="percentage" office:value="1.41028251002496">
            <text:p>141.03%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00H35M42.284S">
            <text:p>00:35:42</text:p>
          </table:table-cell>
          <table:table-cell office:value-type="time" office:time-value="PT03H46M43.302S">
            <text:p>03:46:43</text:p>
          </table:table-cell>
          <table:table-cell table:formula="of:=[.$J20]-[.B20]" office:value-type="time" office:time-value="-PT00H32M07.558S">
            <text:p>-00:32:08</text:p>
          </table:table-cell>
          <table:table-cell table:formula="of:=([.$J20]/[.B20])-1" office:value-type="percentage" office:value="-0.899767724540724">
            <text:p>-89.98%</text:p>
          </table:table-cell>
          <table:table-cell table:formula="of:=[.C20]/[.B20]" office:value-type="percentage" office:value="6.34990598818831">
            <text:p>634.99%</text:p>
          </table:table-cell>
          <table:table-cell office:value-type="time" office:time-value="PT00H03M33.519S">
            <text:p>00:03:34</text:p>
          </table:table-cell>
          <table:table-cell office:value-type="time" office:time-value="PT00H03M32.681S">
            <text:p>00:03:33</text:p>
          </table:table-cell>
          <table:table-cell table:formula="of:=[.H20]/[.G20]" office:value-type="percentage" office:value="0.996075290723542">
            <text:p>99.61%</text:p>
          </table:table-cell>
          <table:table-cell office:value-type="time" office:time-value="PT00H03M34.726S">
            <text:p>00:03:35</text:p>
          </table:table-cell>
          <table:table-cell office:value-type="time" office:time-value="PT00H03M33.825S">
            <text:p>00:03:34</text:p>
          </table:table-cell>
          <table:table-cell table:formula="of:=[.K20]/[.J20]" office:value-type="percentage" office:value="0.995803954807522">
            <text:p>99.58%</text:p>
          </table:table-cell>
          <table:table-cell office:value-type="time" office:time-value="PT00H05M19.677S">
            <text:p>00:05:20</text:p>
          </table:table-cell>
          <table:table-cell office:value-type="time" office:time-value="PT00H21M59.982S">
            <text:p>00:22:00</text:p>
          </table:table-cell>
          <table:table-cell table:formula="of:=[.$J20]-[.M20]" office:value-type="time" office:time-value="-PT00H01M44.951S">
            <text:p>-00:01:45</text:p>
          </table:table-cell>
          <table:table-cell table:formula="of:=([.$J20]/[.M20])-1" office:value-type="percentage" office:value="-0.328303256099125">
            <text:p>-32.83%</text:p>
          </table:table-cell>
          <table:table-cell table:formula="of:=[.N20]/[.M20]" office:value-type="percentage" office:value="4.12911157199298">
            <text:p>412.91%</text:p>
          </table:table-cell>
          <table:table-cell office:value-type="time" office:time-value="PT00H04M42.396S">
            <text:p>00:04:42</text:p>
          </table:table-cell>
          <table:table-cell office:value-type="time" office:time-value="PT00H06M55.654S">
            <text:p>00:06:56</text:p>
          </table:table-cell>
          <table:table-cell table:formula="of:=[.$J20]-[.R20]" office:value-type="time" office:time-value="-PT00H01M07.67S">
            <text:p>-00:01:08</text:p>
          </table:table-cell>
          <table:table-cell table:formula="of:=([.$J20]/[.R20])-1" office:value-type="percentage" office:value="-0.239628040057225">
            <text:p>-23.96%</text:p>
          </table:table-cell>
          <table:table-cell table:formula="of:=[.S20]/[.R20]" office:value-type="percentage" office:value="1.47188345443986">
            <text:p>147.19%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00H35M42.833S">
            <text:p>00:35:43</text:p>
          </table:table-cell>
          <table:table-cell office:value-type="time" office:time-value="PT03H46M41.854S">
            <text:p>03:46:42</text:p>
          </table:table-cell>
          <table:table-cell table:formula="of:=[.$J21]-[.B21]" office:value-type="time" office:time-value="-PT00H31M46.274S">
            <text:p>-00:31:46</text:p>
          </table:table-cell>
          <table:table-cell table:formula="of:=([.$J21]/[.B21])-1" office:value-type="percentage" office:value="-0.889604556211333">
            <text:p>-88.96%</text:p>
          </table:table-cell>
          <table:table-cell table:formula="of:=[.C21]/[.B21]" office:value-type="percentage" office:value="6.34760338299812">
            <text:p>634.76%</text:p>
          </table:table-cell>
          <table:table-cell office:value-type="time" office:time-value="PT00H03M55.174S">
            <text:p>00:03:55</text:p>
          </table:table-cell>
          <table:table-cell office:value-type="time" office:time-value="PT00H03M54.331S">
            <text:p>00:03:54</text:p>
          </table:table-cell>
          <table:table-cell table:formula="of:=[.H21]/[.G21]" office:value-type="percentage" office:value="0.996415420071947">
            <text:p>99.64%</text:p>
          </table:table-cell>
          <table:table-cell office:value-type="time" office:time-value="PT00H03M56.559S">
            <text:p>00:03:57</text:p>
          </table:table-cell>
          <table:table-cell office:value-type="time" office:time-value="PT00H03M55.279S">
            <text:p>00:03:55</text:p>
          </table:table-cell>
          <table:table-cell table:formula="of:=[.K21]/[.J21]" office:value-type="percentage" office:value="0.994589087711734">
            <text:p>99.46%</text:p>
          </table:table-cell>
          <table:table-cell office:value-type="time" office:time-value="PT00H05M36.032S">
            <text:p>00:05:36</text:p>
          </table:table-cell>
          <table:table-cell office:value-type="time" office:time-value="PT00H23M34.936S">
            <text:p>00:23:35</text:p>
          </table:table-cell>
          <table:table-cell table:formula="of:=[.$J21]-[.M21]" office:value-type="time" office:time-value="-PT00H01M39.473S">
            <text:p>-00:01:39</text:p>
          </table:table-cell>
          <table:table-cell table:formula="of:=([.$J21]/[.M21])-1" office:value-type="percentage" office:value="-0.296022402628321">
            <text:p>-29.60%</text:p>
          </table:table-cell>
          <table:table-cell table:formula="of:=[.N21]/[.M21]" office:value-type="percentage" office:value="4.21071802685459">
            <text:p>421.07%</text:p>
          </table:table-cell>
          <table:table-cell office:value-type="time" office:time-value="PT00H04M47.315S">
            <text:p>00:04:47</text:p>
          </table:table-cell>
          <table:table-cell office:value-type="time" office:time-value="PT00H07M23.232S">
            <text:p>00:07:23</text:p>
          </table:table-cell>
          <table:table-cell table:formula="of:=[.$J21]-[.R21]" office:value-type="time" office:time-value="-PT00H00M50.756S">
            <text:p>-00:00:51</text:p>
          </table:table-cell>
          <table:table-cell table:formula="of:=([.$J21]/[.R21])-1" office:value-type="percentage" office:value="-0.17665628317352">
            <text:p>-17.67%</text:p>
          </table:table-cell>
          <table:table-cell table:formula="of:=[.S21]/[.R21]" office:value-type="percentage" office:value="1.54266919583036">
            <text:p>154.27%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00H35M42.975S">
            <text:p>00:35:43</text:p>
          </table:table-cell>
          <table:table-cell office:value-type="time" office:time-value="PT03H46M28.049S">
            <text:p>03:46:28</text:p>
          </table:table-cell>
          <table:table-cell table:formula="of:=[.$J22]-[.B22]" office:value-type="time" office:time-value="-PT00H31M20.887S">
            <text:p>-00:31:21</text:p>
          </table:table-cell>
          <table:table-cell table:formula="of:=([.$J22]/[.B22])-1" office:value-type="percentage" office:value="-0.877698993222039">
            <text:p>-87.77%</text:p>
          </table:table-cell>
          <table:table-cell table:formula="of:=[.C22]/[.B22]" office:value-type="percentage" office:value="6.34074079258974">
            <text:p>634.07%</text:p>
          </table:table-cell>
          <table:table-cell office:value-type="time" office:time-value="PT00H04M18.941S">
            <text:p>00:04:19</text:p>
          </table:table-cell>
          <table:table-cell office:value-type="time" office:time-value="PT00H04M18.044S">
            <text:p>00:04:18</text:p>
          </table:table-cell>
          <table:table-cell table:formula="of:=[.H22]/[.G22]" office:value-type="percentage" office:value="0.996535890415191">
            <text:p>99.65%</text:p>
          </table:table-cell>
          <table:table-cell office:value-type="time" office:time-value="PT00H04M22.088S">
            <text:p>00:04:22</text:p>
          </table:table-cell>
          <table:table-cell office:value-type="time" office:time-value="PT00H04M21.052S">
            <text:p>00:04:21</text:p>
          </table:table-cell>
          <table:table-cell table:formula="of:=[.K22]/[.J22]" office:value-type="percentage" office:value="0.99604712920851">
            <text:p>99.60%</text:p>
          </table:table-cell>
          <table:table-cell office:value-type="time" office:time-value="PT00H05M51.791S">
            <text:p>00:05:52</text:p>
          </table:table-cell>
          <table:table-cell office:value-type="time" office:time-value="PT00H25M13.531S">
            <text:p>00:25:14</text:p>
          </table:table-cell>
          <table:table-cell table:formula="of:=[.$J22]-[.M22]" office:value-type="time" office:time-value="-PT00H01M29.703S">
            <text:p>-00:01:30</text:p>
          </table:table-cell>
          <table:table-cell table:formula="of:=([.$J22]/[.M22])-1" office:value-type="percentage" office:value="-0.254989468178549">
            <text:p>-25.50%</text:p>
          </table:table-cell>
          <table:table-cell table:formula="of:=[.N22]/[.M22]" office:value-type="percentage" office:value="4.30235850263367">
            <text:p>430.24%</text:p>
          </table:table-cell>
          <table:table-cell office:value-type="time" office:time-value="PT00H04M51.184S">
            <text:p>00:04:51</text:p>
          </table:table-cell>
          <table:table-cell office:value-type="time" office:time-value="PT00H07M49.685S">
            <text:p>00:07:50</text:p>
          </table:table-cell>
          <table:table-cell table:formula="of:=[.$J22]-[.R22]" office:value-type="time" office:time-value="-PT00H00M29.096S">
            <text:p>-00:00:29</text:p>
          </table:table-cell>
          <table:table-cell table:formula="of:=([.$J22]/[.R22])-1" office:value-type="percentage" office:value="-0.099923072696302">
            <text:p>-9.99%</text:p>
          </table:table-cell>
          <table:table-cell table:formula="of:=[.S22]/[.R22]" office:value-type="percentage" office:value="1.61301788559811">
            <text:p>161.30%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00H35M40.532S">
            <text:p>00:35:41</text:p>
          </table:table-cell>
          <table:table-cell office:value-type="time" office:time-value="PT03H46M32.898S">
            <text:p>03:46:33</text:p>
          </table:table-cell>
          <table:table-cell table:formula="of:=[.$J23]-[.B23]" office:value-type="time" office:time-value="-PT00H30M53.451S">
            <text:p>-00:30:53</text:p>
          </table:table-cell>
          <table:table-cell table:formula="of:=([.$J23]/[.B23])-1" office:value-type="percentage" office:value="-0.865883341150705">
            <text:p>-86.59%</text:p>
          </table:table-cell>
          <table:table-cell table:formula="of:=[.C23]/[.B23]" office:value-type="percentage" office:value="6.35024283682748">
            <text:p>635.02%</text:p>
          </table:table-cell>
          <table:table-cell office:value-type="time" office:time-value="PT00H04M45.828S">
            <text:p>00:04:46</text:p>
          </table:table-cell>
          <table:table-cell office:value-type="time" office:time-value="PT00H04M44.782S">
            <text:p>00:04:45</text:p>
          </table:table-cell>
          <table:table-cell table:formula="of:=[.H23]/[.G23]" office:value-type="percentage" office:value="0.996340456498314">
            <text:p>99.63%</text:p>
          </table:table-cell>
          <table:table-cell office:value-type="time" office:time-value="PT00H04M47.081S">
            <text:p>00:04:47</text:p>
          </table:table-cell>
          <table:table-cell office:value-type="time" office:time-value="PT00H04M46.086S">
            <text:p>00:04:46</text:p>
          </table:table-cell>
          <table:table-cell table:formula="of:=[.K23]/[.J23]" office:value-type="percentage" office:value="0.996534079231994">
            <text:p>99.65%</text:p>
          </table:table-cell>
          <table:table-cell office:value-type="time" office:time-value="PT00H06M06.029S">
            <text:p>00:06:06</text:p>
          </table:table-cell>
          <table:table-cell office:value-type="time" office:time-value="PT00H26M53.789S">
            <text:p>00:26:54</text:p>
          </table:table-cell>
          <table:table-cell table:formula="of:=[.$J23]-[.M23]" office:value-type="time" office:time-value="-PT00H01M18.948S">
            <text:p>-00:01:19</text:p>
          </table:table-cell>
          <table:table-cell table:formula="of:=([.$J23]/[.M23])-1" office:value-type="percentage" office:value="-0.215687828013627">
            <text:p>-21.57%</text:p>
          </table:table-cell>
          <table:table-cell table:formula="of:=[.N23]/[.M23]" office:value-type="percentage" office:value="4.40891022296048">
            <text:p>440.89%</text:p>
          </table:table-cell>
          <table:table-cell office:value-type="time" office:time-value="PT00H04M58.115S">
            <text:p>00:04:58</text:p>
          </table:table-cell>
          <table:table-cell office:value-type="time" office:time-value="PT00H08M20.475S">
            <text:p>00:08:20</text:p>
          </table:table-cell>
          <table:table-cell table:formula="of:=[.$J23]-[.R23]" office:value-type="time" office:time-value="-PT00H00M11.034S">
            <text:p>-00:00:11</text:p>
          </table:table-cell>
          <table:table-cell table:formula="of:=([.$J23]/[.R23])-1" office:value-type="percentage" office:value="-0.0370125622662394">
            <text:p>-3.70%</text:p>
          </table:table-cell>
          <table:table-cell table:formula="of:=[.S23]/[.R23]" office:value-type="percentage" office:value="1.67879845026248">
            <text:p>167.88%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00H35M46.06S">
            <text:p>00:35:46</text:p>
          </table:table-cell>
          <table:table-cell office:value-type="time" office:time-value="PT03H46M52.163S">
            <text:p>03:46:52</text:p>
          </table:table-cell>
          <table:table-cell table:formula="of:=[.$J24]-[.B24]" office:value-type="time" office:time-value="-PT00H30M29.608S">
            <text:p>-00:30:30</text:p>
          </table:table-cell>
          <table:table-cell table:formula="of:=([.$J24]/[.B24])-1" office:value-type="percentage" office:value="-0.852542799362553">
            <text:p>-85.25%</text:p>
          </table:table-cell>
          <table:table-cell table:formula="of:=[.C24]/[.B24]" office:value-type="percentage" office:value="6.3428622685293">
            <text:p>634.29%</text:p>
          </table:table-cell>
          <table:table-cell office:value-type="time" office:time-value="PT00H05M12.683S">
            <text:p>00:05:13</text:p>
          </table:table-cell>
          <table:table-cell office:value-type="time" office:time-value="PT00H05M11.655S">
            <text:p>00:05:12</text:p>
          </table:table-cell>
          <table:table-cell table:formula="of:=[.H24]/[.G24]" office:value-type="percentage" office:value="0.996712325262326">
            <text:p>99.67%</text:p>
          </table:table-cell>
          <table:table-cell office:value-type="time" office:time-value="PT00H05M16.452S">
            <text:p>00:05:16</text:p>
          </table:table-cell>
          <table:table-cell office:value-type="time" office:time-value="PT00H05M15.372S">
            <text:p>00:05:15</text:p>
          </table:table-cell>
          <table:table-cell table:formula="of:=[.K24]/[.J24]" office:value-type="percentage" office:value="0.99658716013803">
            <text:p>99.66%</text:p>
          </table:table-cell>
          <table:table-cell office:value-type="time" office:time-value="PT00H06M21.371S">
            <text:p>00:06:21</text:p>
          </table:table-cell>
          <table:table-cell office:value-type="time" office:time-value="PT00H28M32.899S">
            <text:p>00:28:33</text:p>
          </table:table-cell>
          <table:table-cell table:formula="of:=[.$J24]-[.M24]" office:value-type="time" office:time-value="-PT00H01M04.919S">
            <text:p>-00:01:05</text:p>
          </table:table-cell>
          <table:table-cell table:formula="of:=([.$J24]/[.M24])-1" office:value-type="percentage" office:value="-0.170225318652965">
            <text:p>-17.02%</text:p>
          </table:table-cell>
          <table:table-cell table:formula="of:=[.N24]/[.M24]" office:value-type="percentage" office:value="4.49142436105525">
            <text:p>449.14%</text:p>
          </table:table-cell>
          <table:table-cell office:value-type="time" office:time-value="PT00H05M03.659S">
            <text:p>00:05:04</text:p>
          </table:table-cell>
          <table:table-cell office:value-type="time" office:time-value="PT00H08M51.605S">
            <text:p>00:08:52</text:p>
          </table:table-cell>
          <table:table-cell table:formula="of:=[.$J24]-[.R24]" office:value-type="time" office:time-value="PT00H00M12.793S">
            <text:p>00:00:13</text:p>
          </table:table-cell>
          <table:table-cell table:formula="of:=([.$J24]/[.R24])-1" office:value-type="percentage" office:value="0.042129493938925">
            <text:p>4.21%</text:p>
          </table:table-cell>
          <table:table-cell table:formula="of:=[.S24]/[.R24]" office:value-type="percentage" office:value="1.75066439657642">
            <text:p>175.07%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00H35M46.484S">
            <text:p>00:35:46</text:p>
          </table:table-cell>
          <table:table-cell office:value-type="time" office:time-value="PT03H46M50.475S">
            <text:p>03:46:50</text:p>
          </table:table-cell>
          <table:table-cell table:formula="of:=[.$J25]-[.B25]" office:value-type="time" office:time-value="-PT00H29M59.148S">
            <text:p>-00:29:59</text:p>
          </table:table-cell>
          <table:table-cell table:formula="of:=([.$J25]/[.B25])-1" office:value-type="percentage" office:value="-0.838183746070318">
            <text:p>-83.82%</text:p>
          </table:table-cell>
          <table:table-cell table:formula="of:=[.C25]/[.B25]" office:value-type="percentage" office:value="6.34082294580346">
            <text:p>634.08%</text:p>
          </table:table-cell>
          <table:table-cell office:value-type="time" office:time-value="PT00H05M43.273S">
            <text:p>00:05:43</text:p>
          </table:table-cell>
          <table:table-cell office:value-type="time" office:time-value="PT00H05M42.141S">
            <text:p>00:05:42</text:p>
          </table:table-cell>
          <table:table-cell table:formula="of:=[.H25]/[.G25]" office:value-type="percentage" office:value="0.996702333128443">
            <text:p>99.67%</text:p>
          </table:table-cell>
          <table:table-cell office:value-type="time" office:time-value="PT00H05M47.336S">
            <text:p>00:05:47</text:p>
          </table:table-cell>
          <table:table-cell office:value-type="time" office:time-value="PT00H05M46.13S">
            <text:p>00:05:46</text:p>
          </table:table-cell>
          <table:table-cell table:formula="of:=[.K25]/[.J25]" office:value-type="percentage" office:value="0.996527857751572">
            <text:p>99.65%</text:p>
          </table:table-cell>
          <table:table-cell office:value-type="time" office:time-value="PT00H06M34.531S">
            <text:p>00:06:35</text:p>
          </table:table-cell>
          <table:table-cell office:value-type="time" office:time-value="PT00H30M22.202S">
            <text:p>00:30:22</text:p>
          </table:table-cell>
          <table:table-cell table:formula="of:=[.$J25]-[.M25]" office:value-type="time" office:time-value="-PT00H00M47.195S">
            <text:p>-00:00:47</text:p>
          </table:table-cell>
          <table:table-cell table:formula="of:=([.$J25]/[.M25])-1" office:value-type="percentage" office:value="-0.119623046097772">
            <text:p>-11.96%</text:p>
          </table:table-cell>
          <table:table-cell table:formula="of:=[.N25]/[.M25]" office:value-type="percentage" office:value="4.61865354053294">
            <text:p>461.87%</text:p>
          </table:table-cell>
          <table:table-cell office:value-type="time" office:time-value="PT00H05M19.635S">
            <text:p>00:05:20</text:p>
          </table:table-cell>
          <table:table-cell office:value-type="time" office:time-value="PT00H09M40.284S">
            <text:p>00:09:40</text:p>
          </table:table-cell>
          <table:table-cell table:formula="of:=[.$J25]-[.R25]" office:value-type="time" office:time-value="PT00H00M27.701S">
            <text:p>00:00:28</text:p>
          </table:table-cell>
          <table:table-cell table:formula="of:=([.$J25]/[.R25])-1" office:value-type="percentage" office:value="0.0866644766687004">
            <text:p>8.67%</text:p>
          </table:table-cell>
          <table:table-cell table:formula="of:=[.S25]/[.R25]" office:value-type="percentage" office:value="1.81545825707448">
            <text:p>181.55%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00H35M48.451S">
            <text:p>00:35:48</text:p>
          </table:table-cell>
          <table:table-cell office:value-type="time" office:time-value="PT03H46M52.563S">
            <text:p>03:46:53</text:p>
          </table:table-cell>
          <table:table-cell table:formula="of:=[.$J26]-[.B26]" office:value-type="time" office:time-value="-PT00H29M29.216S">
            <text:p>-00:29:29</text:p>
          </table:table-cell>
          <table:table-cell table:formula="of:=([.$J26]/[.B26])-1" office:value-type="percentage" office:value="-0.823484454614045">
            <text:p>-82.35%</text:p>
          </table:table-cell>
          <table:table-cell table:formula="of:=[.C26]/[.B26]" office:value-type="percentage" office:value="6.33598951058228">
            <text:p>633.60%</text:p>
          </table:table-cell>
          <table:table-cell office:value-type="time" office:time-value="PT00H06M16.912S">
            <text:p>00:06:17</text:p>
          </table:table-cell>
          <table:table-cell office:value-type="time" office:time-value="PT00H06M15.715S">
            <text:p>00:06:16</text:p>
          </table:table-cell>
          <table:table-cell table:formula="of:=[.H26]/[.G26]" office:value-type="percentage" office:value="0.996824192384429">
            <text:p>99.68%</text:p>
          </table:table-cell>
          <table:table-cell office:value-type="time" office:time-value="PT00H06M19.235S">
            <text:p>00:06:19</text:p>
          </table:table-cell>
          <table:table-cell office:value-type="time" office:time-value="PT00H06M18.04S">
            <text:p>00:06:18</text:p>
          </table:table-cell>
          <table:table-cell table:formula="of:=[.K26]/[.J26]" office:value-type="percentage" office:value="0.996848919535381">
            <text:p>99.68%</text:p>
          </table:table-cell>
          <table:table-cell office:value-type="time" office:time-value="PT00H06M51.886S">
            <text:p>00:06:52</text:p>
          </table:table-cell>
          <table:table-cell office:value-type="time" office:time-value="PT00H32M09.765S">
            <text:p>00:32:10</text:p>
          </table:table-cell>
          <table:table-cell table:formula="of:=[.$J26]-[.M26]" office:value-type="time" office:time-value="-PT00H00M32.651S">
            <text:p>-00:00:33</text:p>
          </table:table-cell>
          <table:table-cell table:formula="of:=([.$J26]/[.M26])-1" office:value-type="percentage" office:value="-0.0792719344673043">
            <text:p>-7.93%</text:p>
          </table:table-cell>
          <table:table-cell table:formula="of:=[.N26]/[.M26]" office:value-type="percentage" office:value="4.68519201915093">
            <text:p>468.52%</text:p>
          </table:table-cell>
          <table:table-cell office:value-type="time" office:time-value="PT00H05M18.73S">
            <text:p>00:05:19</text:p>
          </table:table-cell>
          <table:table-cell office:value-type="time" office:time-value="PT00H10M11.658S">
            <text:p>00:10:12</text:p>
          </table:table-cell>
          <table:table-cell table:formula="of:=[.$J26]-[.R26]" office:value-type="time" office:time-value="PT00H01M00.505S">
            <text:p>00:01:01</text:p>
          </table:table-cell>
          <table:table-cell table:formula="of:=([.$J26]/[.R26])-1" office:value-type="percentage" office:value="0.189831518840398">
            <text:p>18.98%</text:p>
          </table:table-cell>
          <table:table-cell table:formula="of:=[.S26]/[.R26]" office:value-type="percentage" office:value="1.91904746964515">
            <text:p>191.90%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00H35M50.733S">
            <text:p>00:35:51</text:p>
          </table:table-cell>
          <table:table-cell office:value-type="time" office:time-value="PT03H46M54.715S">
            <text:p>03:46:55</text:p>
          </table:table-cell>
          <table:table-cell table:formula="of:=[.$J27]-[.B27]" office:value-type="time" office:time-value="-PT00H28M54.487S">
            <text:p>-00:28:54</text:p>
          </table:table-cell>
          <table:table-cell table:formula="of:=([.$J27]/[.B27])-1" office:value-type="percentage" office:value="-0.806463191851336">
            <text:p>-80.65%</text:p>
          </table:table-cell>
          <table:table-cell table:formula="of:=[.C27]/[.B27]" office:value-type="percentage" office:value="6.33026740185788">
            <text:p>633.03%</text:p>
          </table:table-cell>
          <table:table-cell office:value-type="time" office:time-value="PT00H06M52.307S">
            <text:p>00:06:52</text:p>
          </table:table-cell>
          <table:table-cell office:value-type="time" office:time-value="PT00H06M51.046S">
            <text:p>00:06:51</text:p>
          </table:table-cell>
          <table:table-cell table:formula="of:=[.H27]/[.G27]" office:value-type="percentage" office:value="0.996941599342238">
            <text:p>99.69%</text:p>
          </table:table-cell>
          <table:table-cell office:value-type="time" office:time-value="PT00H06M56.246S">
            <text:p>00:06:56</text:p>
          </table:table-cell>
          <table:table-cell office:value-type="time" office:time-value="PT00H06M54.922S">
            <text:p>00:06:55</text:p>
          </table:table-cell>
          <table:table-cell table:formula="of:=[.K27]/[.J27]" office:value-type="percentage" office:value="0.996819188652864">
            <text:p>99.68%</text:p>
          </table:table-cell>
          <table:table-cell office:value-type="time" office:time-value="PT00H07M11.007S">
            <text:p>00:07:11</text:p>
          </table:table-cell>
          <table:table-cell office:value-type="time" office:time-value="PT00H33M58.839S">
            <text:p>00:33:59</text:p>
          </table:table-cell>
          <table:table-cell table:formula="of:=[.$J27]-[.M27]" office:value-type="time" office:time-value="-PT00H00M14.761S">
            <text:p>-00:00:15</text:p>
          </table:table-cell>
          <table:table-cell table:formula="of:=([.$J27]/[.M27])-1" office:value-type="percentage" office:value="-0.0342477036335835">
            <text:p>-3.42%</text:p>
          </table:table-cell>
          <table:table-cell table:formula="of:=[.N27]/[.M27]" office:value-type="percentage" office:value="4.73040809081987">
            <text:p>473.04%</text:p>
          </table:table-cell>
          <table:table-cell office:value-type="time" office:time-value="PT00H05M25.431S">
            <text:p>00:05:25</text:p>
          </table:table-cell>
          <table:table-cell office:value-type="time" office:time-value="PT00H10M48.465S">
            <text:p>00:10:48</text:p>
          </table:table-cell>
          <table:table-cell table:formula="of:=[.$J27]-[.R27]" office:value-type="time" office:time-value="PT00H01M30.815S">
            <text:p>00:01:31</text:p>
          </table:table-cell>
          <table:table-cell table:formula="of:=([.$J27]/[.R27])-1" office:value-type="percentage" office:value="0.279060691821">
            <text:p>27.91%</text:p>
          </table:table-cell>
          <table:table-cell table:formula="of:=[.S27]/[.R27]" office:value-type="percentage" office:value="1.9926343833255">
            <text:p>199.26%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00H35M52.975S">
            <text:p>00:35:53</text:p>
          </table:table-cell>
          <table:table-cell office:value-type="time" office:time-value="PT03H46M59.847S">
            <text:p>03:47:00</text:p>
          </table:table-cell>
          <table:table-cell table:formula="of:=[.$J28]-[.B28]" office:value-type="time" office:time-value="-PT00H28M19.912S">
            <text:p>-00:28:20</text:p>
          </table:table-cell>
          <table:table-cell table:formula="of:=([.$J28]/[.B28])-1" office:value-type="percentage" office:value="-0.789564207666136">
            <text:p>-78.96%</text:p>
          </table:table-cell>
          <table:table-cell table:formula="of:=[.C28]/[.B28]" office:value-type="percentage" office:value="6.32605905781535">
            <text:p>632.61%</text:p>
          </table:table-cell>
          <table:table-cell office:value-type="time" office:time-value="PT00H07M28.971S">
            <text:p>00:07:29</text:p>
          </table:table-cell>
          <table:table-cell office:value-type="time" office:time-value="PT00H07M27.596S">
            <text:p>00:07:28</text:p>
          </table:table-cell>
          <table:table-cell table:formula="of:=[.H28]/[.G28]" office:value-type="percentage" office:value="0.996937441393765">
            <text:p>99.69%</text:p>
          </table:table-cell>
          <table:table-cell office:value-type="time" office:time-value="PT00H07M33.063S">
            <text:p>00:07:33</text:p>
          </table:table-cell>
          <table:table-cell office:value-type="time" office:time-value="PT00H07M31.66S">
            <text:p>00:07:32</text:p>
          </table:table-cell>
          <table:table-cell table:formula="of:=[.K28]/[.J28]" office:value-type="percentage" office:value="0.996903300424003">
            <text:p>99.69%</text:p>
          </table:table-cell>
          <table:table-cell office:value-type="time" office:time-value="PT00H07M27.82S">
            <text:p>00:07:28</text:p>
          </table:table-cell>
          <table:table-cell office:value-type="time" office:time-value="PT00H35M53.267S">
            <text:p>00:35:53</text:p>
          </table:table-cell>
          <table:table-cell table:formula="of:=[.$J28]-[.M28]" office:value-type="time" office:time-value="PT00H00M05.243S">
            <text:p>00:00:05</text:p>
          </table:table-cell>
          <table:table-cell table:formula="of:=([.$J28]/[.M28])-1" office:value-type="percentage" office:value="0.0117078290384529">
            <text:p>1.17%</text:p>
          </table:table-cell>
          <table:table-cell table:formula="of:=[.N28]/[.M28]" office:value-type="percentage" office:value="4.80833147246662">
            <text:p>480.83%</text:p>
          </table:table-cell>
          <table:table-cell office:value-type="time" office:time-value="PT00H05M32.556S">
            <text:p>00:05:33</text:p>
          </table:table-cell>
          <table:table-cell office:value-type="time" office:time-value="PT00H11M33.775S">
            <text:p>00:11:34</text:p>
          </table:table-cell>
          <table:table-cell table:formula="of:=[.$J28]-[.R28]" office:value-type="time" office:time-value="PT00H02M00.507S">
            <text:p>00:02:01</text:p>
          </table:table-cell>
          <table:table-cell table:formula="of:=([.$J28]/[.R28])-1" office:value-type="percentage" office:value="0.362366037599682">
            <text:p>36.24%</text:p>
          </table:table-cell>
          <table:table-cell table:formula="of:=[.S28]/[.R28]" office:value-type="percentage" office:value="2.0861899950685">
            <text:p>208.62%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00H35M51.227S">
            <text:p>00:35:51</text:p>
          </table:table-cell>
          <table:table-cell office:value-type="time" office:time-value="PT03H46M58.707S">
            <text:p>03:46:59</text:p>
          </table:table-cell>
          <table:table-cell table:formula="of:=[.$J29]-[.B29]" office:value-type="time" office:time-value="-PT00H27M37.841S">
            <text:p>-00:27:38</text:p>
          </table:table-cell>
          <table:table-cell table:formula="of:=([.$J29]/[.B29])-1" office:value-type="percentage" office:value="-0.770649029600316">
            <text:p>-77.06%</text:p>
          </table:table-cell>
          <table:table-cell table:formula="of:=[.C29]/[.B29]" office:value-type="percentage" office:value="6.33066942726175">
            <text:p>633.07%</text:p>
          </table:table-cell>
          <table:table-cell office:value-type="time" office:time-value="PT00H08M10.778S">
            <text:p>00:08:11</text:p>
          </table:table-cell>
          <table:table-cell office:value-type="time" office:time-value="PT00H08M09.279S">
            <text:p>00:08:09</text:p>
          </table:table-cell>
          <table:table-cell table:formula="of:=[.H29]/[.G29]" office:value-type="percentage" office:value="0.996945665861143">
            <text:p>99.69%</text:p>
          </table:table-cell>
          <table:table-cell office:value-type="time" office:time-value="PT00H08M13.386S">
            <text:p>00:08:13</text:p>
          </table:table-cell>
          <table:table-cell office:value-type="time" office:time-value="PT00H08M11.831S">
            <text:p>00:08:12</text:p>
          </table:table-cell>
          <table:table-cell table:formula="of:=[.K29]/[.J29]" office:value-type="percentage" office:value="0.996848309437235">
            <text:p>99.68%</text:p>
          </table:table-cell>
          <table:table-cell office:value-type="time" office:time-value="PT00H07M45.733S">
            <text:p>00:07:46</text:p>
          </table:table-cell>
          <table:table-cell office:value-type="time" office:time-value="PT00H37M51.722S">
            <text:p>00:37:52</text:p>
          </table:table-cell>
          <table:table-cell table:formula="of:=[.$J29]-[.M29]" office:value-type="time" office:time-value="PT00H00M27.653S">
            <text:p>00:00:28</text:p>
          </table:table-cell>
          <table:table-cell table:formula="of:=([.$J29]/[.M29])-1" office:value-type="percentage" office:value="0.0593752214251513">
            <text:p>5.94%</text:p>
          </table:table-cell>
          <table:table-cell table:formula="of:=[.N29]/[.M29]" office:value-type="percentage" office:value="4.87773466771734">
            <text:p>487.77%</text:p>
          </table:table-cell>
          <table:table-cell office:value-type="time" office:time-value="PT00H05M41.681S">
            <text:p>00:05:42</text:p>
          </table:table-cell>
          <table:table-cell office:value-type="time" office:time-value="PT00H12M21.278S">
            <text:p>00:12:21</text:p>
          </table:table-cell>
          <table:table-cell table:formula="of:=[.$J29]-[.R29]" office:value-type="time" office:time-value="PT00H02M31.705S">
            <text:p>00:02:32</text:p>
          </table:table-cell>
          <table:table-cell table:formula="of:=([.$J29]/[.R29])-1" office:value-type="percentage" office:value="0.443996007972349">
            <text:p>44.40%</text:p>
          </table:table-cell>
          <table:table-cell table:formula="of:=[.S29]/[.R29]" office:value-type="percentage" office:value="2.1695031330393">
            <text:p>216.95%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00H35M53.105S">
            <text:p>00:35:53</text:p>
          </table:table-cell>
          <table:table-cell office:value-type="time" office:time-value="PT03H46M58.171S">
            <text:p>03:46:58</text:p>
          </table:table-cell>
          <table:table-cell table:formula="of:=[.$J30]-[.B30]" office:value-type="time" office:time-value="-PT00H26M56.237S">
            <text:p>-00:26:56</text:p>
          </table:table-cell>
          <table:table-cell table:formula="of:=([.$J30]/[.B30])-1" office:value-type="percentage" office:value="-0.750654055422285">
            <text:p>-75.07%</text:p>
          </table:table-cell>
          <table:table-cell table:formula="of:=[.C30]/[.B30]" office:value-type="percentage" office:value="6.32489869281805">
            <text:p>632.49%</text:p>
          </table:table-cell>
          <table:table-cell office:value-type="time" office:time-value="PT00H08M54.596S">
            <text:p>00:08:55</text:p>
          </table:table-cell>
          <table:table-cell office:value-type="time" office:time-value="PT00H08M53.045S">
            <text:p>00:08:53</text:p>
          </table:table-cell>
          <table:table-cell table:formula="of:=[.H30]/[.G30]" office:value-type="percentage" office:value="0.997098743724233">
            <text:p>99.71%</text:p>
          </table:table-cell>
          <table:table-cell office:value-type="time" office:time-value="PT00H08M56.868S">
            <text:p>00:08:57</text:p>
          </table:table-cell>
          <table:table-cell office:value-type="time" office:time-value="PT00H08M55.289S">
            <text:p>00:08:55</text:p>
          </table:table-cell>
          <table:table-cell table:formula="of:=[.K30]/[.J30]" office:value-type="percentage" office:value="0.997058867356594">
            <text:p>99.71%</text:p>
          </table:table-cell>
          <table:table-cell office:value-type="time" office:time-value="PT00H08M02.616S">
            <text:p>00:08:03</text:p>
          </table:table-cell>
          <table:table-cell office:value-type="time" office:time-value="PT00H39M51.609S">
            <text:p>00:39:52</text:p>
          </table:table-cell>
          <table:table-cell table:formula="of:=[.$J30]-[.M30]" office:value-type="time" office:time-value="PT00H00M54.252S">
            <text:p>00:00:54</text:p>
          </table:table-cell>
          <table:table-cell table:formula="of:=([.$J30]/[.M30])-1" office:value-type="percentage" office:value="0.112412352677906">
            <text:p>11.24%</text:p>
          </table:table-cell>
          <table:table-cell table:formula="of:=[.N30]/[.M30]" office:value-type="percentage" office:value="4.95551121388433">
            <text:p>495.55%</text:p>
          </table:table-cell>
          <table:table-cell office:value-type="time" office:time-value="PT00H05M49.796S">
            <text:p>00:05:50</text:p>
          </table:table-cell>
          <table:table-cell office:value-type="time" office:time-value="PT00H13M10.581S">
            <text:p>00:13:11</text:p>
          </table:table-cell>
          <table:table-cell table:formula="of:=[.$J30]-[.R30]" office:value-type="time" office:time-value="PT00H03M07.072S">
            <text:p>00:03:07</text:p>
          </table:table-cell>
          <table:table-cell table:formula="of:=([.$J30]/[.R30])-1" office:value-type="percentage" office:value="0.534803142403001">
            <text:p>53.48%</text:p>
          </table:table-cell>
          <table:table-cell table:formula="of:=[.S30]/[.R30]" office:value-type="percentage" office:value="2.26012018433601">
            <text:p>226.01%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00H35M50.744S">
            <text:p>00:35:51</text:p>
          </table:table-cell>
          <table:table-cell office:value-type="time" office:time-value="PT03H46M46.718S">
            <text:p>03:46:47</text:p>
          </table:table-cell>
          <table:table-cell table:formula="of:=[.$J31]-[.B31]" office:value-type="time" office:time-value="-PT00H26M08.994S">
            <text:p>-00:26:09</text:p>
          </table:table-cell>
          <table:table-cell table:formula="of:=([.$J31]/[.B31])-1" office:value-type="percentage" office:value="-0.729512206008711">
            <text:p>-72.95%</text:p>
          </table:table-cell>
          <table:table-cell table:formula="of:=[.C31]/[.B31]" office:value-type="percentage" office:value="6.32651677745004">
            <text:p>632.65%</text:p>
          </table:table-cell>
          <table:table-cell office:value-type="time" office:time-value="PT00H09M39.942S">
            <text:p>00:09:40</text:p>
          </table:table-cell>
          <table:table-cell office:value-type="time" office:time-value="PT00H09M38.328S">
            <text:p>00:09:38</text:p>
          </table:table-cell>
          <table:table-cell table:formula="of:=[.H31]/[.G31]" office:value-type="percentage" office:value="0.997216963075618">
            <text:p>99.72%</text:p>
          </table:table-cell>
          <table:table-cell office:value-type="time" office:time-value="PT00H09M41.75S">
            <text:p>00:09:42</text:p>
          </table:table-cell>
          <table:table-cell office:value-type="time" office:time-value="PT00H09M40.032S">
            <text:p>00:09:40</text:p>
          </table:table-cell>
          <table:table-cell table:formula="of:=[.K31]/[.J31]" office:value-type="percentage" office:value="0.99704684142673">
            <text:p>99.70%</text:p>
          </table:table-cell>
          <table:table-cell office:value-type="time" office:time-value="PT00H08M20.339S">
            <text:p>00:08:20</text:p>
          </table:table-cell>
          <table:table-cell office:value-type="time" office:time-value="PT00H41M54.801S">
            <text:p>00:41:55</text:p>
          </table:table-cell>
          <table:table-cell table:formula="of:=[.$J31]-[.M31]" office:value-type="time" office:time-value="PT00H01M21.411S">
            <text:p>00:01:21</text:p>
          </table:table-cell>
          <table:table-cell table:formula="of:=([.$J31]/[.M31])-1" office:value-type="percentage" office:value="0.162711681479957">
            <text:p>16.27%</text:p>
          </table:table-cell>
          <table:table-cell table:formula="of:=[.N31]/[.M31]" office:value-type="percentage" office:value="5.02619424030507">
            <text:p>502.62%</text:p>
          </table:table-cell>
          <table:table-cell office:value-type="time" office:time-value="PT00H05M58.86S">
            <text:p>00:05:59</text:p>
          </table:table-cell>
          <table:table-cell office:value-type="time" office:time-value="PT00H14M02.405S">
            <text:p>00:14:02</text:p>
          </table:table-cell>
          <table:table-cell table:formula="of:=[.$J31]-[.R31]" office:value-type="time" office:time-value="PT00H03M42.89S">
            <text:p>00:03:43</text:p>
          </table:table-cell>
          <table:table-cell table:formula="of:=([.$J31]/[.R31])-1" office:value-type="percentage" office:value="0.621105723680544">
            <text:p>62.11%</text:p>
          </table:table-cell>
          <table:table-cell table:formula="of:=[.S31]/[.R31]" office:value-type="percentage" office:value="2.34744747255197">
            <text:p>234.74%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00H35M53.482S">
            <text:p>00:35:53</text:p>
          </table:table-cell>
          <table:table-cell office:value-type="time" office:time-value="PT03H46M42.846S">
            <text:p>03:46:43</text:p>
          </table:table-cell>
          <table:table-cell table:formula="of:=[.$J32]-[.B32]" office:value-type="time" office:time-value="-PT00H25M23.687S">
            <text:p>-00:25:24</text:p>
          </table:table-cell>
          <table:table-cell table:formula="of:=([.$J32]/[.B32])-1" office:value-type="percentage" office:value="-0.7075457329107">
            <text:p>-70.75%</text:p>
          </table:table-cell>
          <table:table-cell table:formula="of:=[.C32]/[.B32]" office:value-type="percentage" office:value="6.31667504070152">
            <text:p>631.67%</text:p>
          </table:table-cell>
          <table:table-cell office:value-type="time" office:time-value="PT00H10M25.075S">
            <text:p>00:10:25</text:p>
          </table:table-cell>
          <table:table-cell office:value-type="time" office:time-value="PT00H10M23.283S">
            <text:p>00:10:23</text:p>
          </table:table-cell>
          <table:table-cell table:formula="of:=[.H32]/[.G32]" office:value-type="percentage" office:value="0.997133144022717">
            <text:p>99.71%</text:p>
          </table:table-cell>
          <table:table-cell office:value-type="time" office:time-value="PT00H10M29.795S">
            <text:p>00:10:30</text:p>
          </table:table-cell>
          <table:table-cell office:value-type="time" office:time-value="PT00H10M27.903S">
            <text:p>00:10:28</text:p>
          </table:table-cell>
          <table:table-cell table:formula="of:=[.K32]/[.J32]" office:value-type="percentage" office:value="0.996995847855254">
            <text:p>99.70%</text:p>
          </table:table-cell>
          <table:table-cell office:value-type="time" office:time-value="PT00H08M41.337S">
            <text:p>00:08:41</text:p>
          </table:table-cell>
          <table:table-cell office:value-type="time" office:time-value="PT00H43M57.941S">
            <text:p>00:43:58</text:p>
          </table:table-cell>
          <table:table-cell table:formula="of:=[.$J32]-[.M32]" office:value-type="time" office:time-value="PT00H01M48.458S">
            <text:p>00:01:48</text:p>
          </table:table-cell>
          <table:table-cell table:formula="of:=([.$J32]/[.M32])-1" office:value-type="percentage" office:value="0.208038178759612">
            <text:p>20.80%</text:p>
          </table:table-cell>
          <table:table-cell table:formula="of:=[.N32]/[.M32]" office:value-type="percentage" office:value="5.05995354252624">
            <text:p>506.00%</text:p>
          </table:table-cell>
          <table:table-cell office:value-type="time" office:time-value="PT00H06M09.227S">
            <text:p>00:06:09</text:p>
          </table:table-cell>
          <table:table-cell office:value-type="time" office:time-value="PT00H14M59.624S">
            <text:p>00:15:00</text:p>
          </table:table-cell>
          <table:table-cell table:formula="of:=[.$J32]-[.R32]" office:value-type="time" office:time-value="PT00H04M20.568S">
            <text:p>00:04:21</text:p>
          </table:table-cell>
          <table:table-cell table:formula="of:=([.$J32]/[.R32])-1" office:value-type="percentage" office:value="0.705712204145418">
            <text:p>70.57%</text:p>
          </table:table-cell>
          <table:table-cell table:formula="of:=[.S32]/[.R32]" office:value-type="percentage" office:value="2.43650653933759">
            <text:p>243.65%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00H35M55.225S">
            <text:p>00:35:55</text:p>
          </table:table-cell>
          <table:table-cell office:value-type="time" office:time-value="PT03H47M01.815S">
            <text:p>03:47:02</text:p>
          </table:table-cell>
          <table:table-cell table:formula="of:=[.$J33]-[.B33]" office:value-type="time" office:time-value="-PT00H24M34.083S">
            <text:p>-00:24:34</text:p>
          </table:table-cell>
          <table:table-cell table:formula="of:=([.$J33]/[.B33])-1" office:value-type="percentage" office:value="-0.683957823429108">
            <text:p>-68.40%</text:p>
          </table:table-cell>
          <table:table-cell table:formula="of:=[.C33]/[.B33]" office:value-type="percentage" office:value="6.32036794302219">
            <text:p>632.04%</text:p>
          </table:table-cell>
          <table:table-cell office:value-type="time" office:time-value="PT00H11M20.605S">
            <text:p>00:11:21</text:p>
          </table:table-cell>
          <table:table-cell office:value-type="time" office:time-value="PT00H11M18.686S">
            <text:p>00:11:19</text:p>
          </table:table-cell>
          <table:table-cell table:formula="of:=[.H33]/[.G33]" office:value-type="percentage" office:value="0.997180449746916">
            <text:p>99.72%</text:p>
          </table:table-cell>
          <table:table-cell office:value-type="time" office:time-value="PT00H11M21.142S">
            <text:p>00:11:21</text:p>
          </table:table-cell>
          <table:table-cell office:value-type="time" office:time-value="PT00H11M19.158S">
            <text:p>00:11:19</text:p>
          </table:table-cell>
          <table:table-cell table:formula="of:=[.K33]/[.J33]" office:value-type="percentage" office:value="0.997087244656767">
            <text:p>99.71%</text:p>
          </table:table-cell>
          <table:table-cell office:value-type="time" office:time-value="PT00H08M58.839S">
            <text:p>00:08:59</text:p>
          </table:table-cell>
          <table:table-cell office:value-type="time" office:time-value="PT00H46M16.978S">
            <text:p>00:46:17</text:p>
          </table:table-cell>
          <table:table-cell table:formula="of:=[.$J33]-[.M33]" office:value-type="time" office:time-value="PT00H02M22.303S">
            <text:p>00:02:22</text:p>
          </table:table-cell>
          <table:table-cell table:formula="of:=([.$J33]/[.M33])-1" office:value-type="percentage" office:value="0.26409187159801">
            <text:p>26.41%</text:p>
          </table:table-cell>
          <table:table-cell table:formula="of:=[.N33]/[.M33]" office:value-type="percentage" office:value="5.153632160998">
            <text:p>515.36%</text:p>
          </table:table-cell>
          <table:table-cell office:value-type="time" office:time-value="PT00H06M17.013S">
            <text:p>00:06:17</text:p>
          </table:table-cell>
          <table:table-cell office:value-type="time" office:time-value="PT00H15M55.74S">
            <text:p>00:15:56</text:p>
          </table:table-cell>
          <table:table-cell table:formula="of:=[.$J33]-[.R33]" office:value-type="time" office:time-value="PT00H05M04.129S">
            <text:p>00:05:04</text:p>
          </table:table-cell>
          <table:table-cell table:formula="of:=([.$J33]/[.R33])-1" office:value-type="percentage" office:value="0.806680406245938">
            <text:p>80.67%</text:p>
          </table:table-cell>
          <table:table-cell table:formula="of:=[.S33]/[.R33]" office:value-type="percentage" office:value="2.53503194850045">
            <text:p>253.50%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00H35M58.707S">
            <text:p>00:35:59</text:p>
          </table:table-cell>
          <table:table-cell office:value-type="time" office:time-value="PT03H47M10.444S">
            <text:p>03:47:10</text:p>
          </table:table-cell>
          <table:table-cell table:formula="of:=[.$J34]-[.B34]" office:value-type="time" office:time-value="-PT00H23M45.81S">
            <text:p>-00:23:46</text:p>
          </table:table-cell>
          <table:table-cell table:formula="of:=([.$J34]/[.B34])-1" office:value-type="percentage" office:value="-0.660492600431647">
            <text:p>-66.05%</text:p>
          </table:table-cell>
          <table:table-cell table:formula="of:=[.C34]/[.B34]" office:value-type="percentage" office:value="6.31417047334353">
            <text:p>631.42%</text:p>
          </table:table-cell>
          <table:table-cell office:value-type="time" office:time-value="PT00H12M11.482S">
            <text:p>00:12:11</text:p>
          </table:table-cell>
          <table:table-cell office:value-type="time" office:time-value="PT00H12M09.466S">
            <text:p>00:12:09</text:p>
          </table:table-cell>
          <table:table-cell table:formula="of:=[.H34]/[.G34]" office:value-type="percentage" office:value="0.997243951320744">
            <text:p>99.72%</text:p>
          </table:table-cell>
          <table:table-cell office:value-type="time" office:time-value="PT00H12M12.897S">
            <text:p>00:12:13</text:p>
          </table:table-cell>
          <table:table-cell office:value-type="time" office:time-value="PT00H12M10.822S">
            <text:p>00:12:11</text:p>
          </table:table-cell>
          <table:table-cell table:formula="of:=[.K34]/[.J34]" office:value-type="percentage" office:value="0.997168769963583">
            <text:p>99.72%</text:p>
          </table:table-cell>
          <table:table-cell office:value-type="time" office:time-value="PT00H09M20.06S">
            <text:p>00:09:20</text:p>
          </table:table-cell>
          <table:table-cell office:value-type="time" office:time-value="PT00H48M21.305S">
            <text:p>00:48:21</text:p>
          </table:table-cell>
          <table:table-cell table:formula="of:=[.$J34]-[.M34]" office:value-type="time" office:time-value="PT00H02M52.837S">
            <text:p>00:02:53</text:p>
          </table:table-cell>
          <table:table-cell table:formula="of:=([.$J34]/[.M34])-1" office:value-type="percentage" office:value="0.308604435239081">
            <text:p>30.86%</text:p>
          </table:table-cell>
          <table:table-cell table:formula="of:=[.N34]/[.M34]" office:value-type="percentage" office:value="5.18034674856265">
            <text:p>518.03%</text:p>
          </table:table-cell>
          <table:table-cell office:value-type="time" office:time-value="PT00H06M29.658S">
            <text:p>00:06:30</text:p>
          </table:table-cell>
          <table:table-cell office:value-type="time" office:time-value="PT00H16M57.656S">
            <text:p>00:16:58</text:p>
          </table:table-cell>
          <table:table-cell table:formula="of:=[.$J34]-[.R34]" office:value-type="time" office:time-value="PT00H05M43.239S">
            <text:p>00:05:43</text:p>
          </table:table-cell>
          <table:table-cell table:formula="of:=([.$J34]/[.R34])-1" office:value-type="percentage" office:value="0.880872457385707">
            <text:p>88.09%</text:p>
          </table:table-cell>
          <table:table-cell table:formula="of:=[.S34]/[.R34]" office:value-type="percentage" office:value="2.61166458792069">
            <text:p>261.17%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00H36M10.285S">
            <text:p>00:36:10</text:p>
          </table:table-cell>
          <table:table-cell office:value-type="time" office:time-value="PT03H46M56.463S">
            <text:p>03:46:56</text:p>
          </table:table-cell>
          <table:table-cell table:formula="of:=[.$J35]-[.B35]" office:value-type="time" office:time-value="-PT00H22M57.519S">
            <text:p>-00:22:58</text:p>
          </table:table-cell>
          <table:table-cell table:formula="of:=([.$J35]/[.B35])-1" office:value-type="percentage" office:value="-0.634718020905089">
            <text:p>-63.47%</text:p>
          </table:table-cell>
          <table:table-cell table:formula="of:=[.C35]/[.B35]" office:value-type="percentage" office:value="6.27404373158364">
            <text:p>627.40%</text:p>
          </table:table-cell>
          <table:table-cell office:value-type="time" office:time-value="PT00H13M10.005S">
            <text:p>00:13:10</text:p>
          </table:table-cell>
          <table:table-cell office:value-type="time" office:time-value="PT00H13M07.185S">
            <text:p>00:13:07</text:p>
          </table:table-cell>
          <table:table-cell table:formula="of:=[.H35]/[.G35]" office:value-type="percentage" office:value="0.996430402339226">
            <text:p>99.64%</text:p>
          </table:table-cell>
          <table:table-cell office:value-type="time" office:time-value="PT00H13M12.766S">
            <text:p>00:13:13</text:p>
          </table:table-cell>
          <table:table-cell office:value-type="time" office:time-value="PT00H13M10.493S">
            <text:p>00:13:10</text:p>
          </table:table-cell>
          <table:table-cell table:formula="of:=[.K35]/[.J35]" office:value-type="percentage" office:value="0.997132823557014">
            <text:p>99.71%</text:p>
          </table:table-cell>
          <table:table-cell office:value-type="time" office:time-value="PT00H09M36.359S">
            <text:p>00:09:36</text:p>
          </table:table-cell>
          <table:table-cell office:value-type="time" office:time-value="PT00H50M32.218S">
            <text:p>00:50:32</text:p>
          </table:table-cell>
          <table:table-cell table:formula="of:=[.$J35]-[.M35]" office:value-type="time" office:time-value="PT00H03M36.407S">
            <text:p>00:03:36</text:p>
          </table:table-cell>
          <table:table-cell table:formula="of:=([.$J35]/[.M35])-1" office:value-type="percentage" office:value="0.375472578722636">
            <text:p>37.55%</text:p>
          </table:table-cell>
          <table:table-cell table:formula="of:=[.N35]/[.M35]" office:value-type="percentage" office:value="5.26098837703584">
            <text:p>526.10%</text:p>
          </table:table-cell>
          <table:table-cell office:value-type="time" office:time-value="PT00H06M37.537S">
            <text:p>00:06:38</text:p>
          </table:table-cell>
          <table:table-cell office:value-type="time" office:time-value="PT00H18M00.176S">
            <text:p>00:18:00</text:p>
          </table:table-cell>
          <table:table-cell table:formula="of:=[.$J35]-[.R35]" office:value-type="time" office:time-value="PT00H06M35.229S">
            <text:p>00:06:35</text:p>
          </table:table-cell>
          <table:table-cell table:formula="of:=([.$J35]/[.R35])-1" office:value-type="percentage" office:value="0.994194251101155">
            <text:p>99.42%</text:p>
          </table:table-cell>
          <table:table-cell table:formula="of:=[.S35]/[.R35]" office:value-type="percentage" office:value="2.71717098031127">
            <text:p>271.72%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00H36M02.453S">
            <text:p>00:36:02</text:p>
          </table:table-cell>
          <table:table-cell office:value-type="time" office:time-value="PT03H47M10.488S">
            <text:p>03:47:10</text:p>
          </table:table-cell>
          <table:table-cell table:formula="of:=[.$J36]-[.B36]" office:value-type="time" office:time-value="-PT00H21M49.063S">
            <text:p>-00:21:49</text:p>
          </table:table-cell>
          <table:table-cell table:formula="of:=([.$J36]/[.B36])-1" office:value-type="percentage" office:value="-0.605360208984889">
            <text:p>-60.54%</text:p>
          </table:table-cell>
          <table:table-cell table:formula="of:=[.C36]/[.B36]" office:value-type="percentage" office:value="6.30325283370321">
            <text:p>630.33%</text:p>
          </table:table-cell>
          <table:table-cell office:value-type="time" office:time-value="PT00H14M09.057S">
            <text:p>00:14:09</text:p>
          </table:table-cell>
          <table:table-cell office:value-type="time" office:time-value="PT00H14M06.749S">
            <text:p>00:14:07</text:p>
          </table:table-cell>
          <table:table-cell table:formula="of:=[.H36]/[.G36]" office:value-type="percentage" office:value="0.997281690157433">
            <text:p>99.73%</text:p>
          </table:table-cell>
          <table:table-cell office:value-type="time" office:time-value="PT00H14M13.39S">
            <text:p>00:14:13</text:p>
          </table:table-cell>
          <table:table-cell office:value-type="time" office:time-value="PT00H14M11.085S">
            <text:p>00:14:11</text:p>
          </table:table-cell>
          <table:table-cell table:formula="of:=[.K36]/[.J36]" office:value-type="percentage" office:value="0.997299007487784">
            <text:p>99.73%</text:p>
          </table:table-cell>
          <table:table-cell office:value-type="time" office:time-value="PT00H10M00.345S">
            <text:p>00:10:00</text:p>
          </table:table-cell>
          <table:table-cell office:value-type="time" office:time-value="PT00H52M46.478S">
            <text:p>00:52:46</text:p>
          </table:table-cell>
          <table:table-cell table:formula="of:=[.$J36]-[.M36]" office:value-type="time" office:time-value="PT00H04M13.045S">
            <text:p>00:04:13</text:p>
          </table:table-cell>
          <table:table-cell table:formula="of:=([.$J36]/[.M36])-1" office:value-type="percentage" office:value="0.421499304566541">
            <text:p>42.15%</text:p>
          </table:table-cell>
          <table:table-cell table:formula="of:=[.N36]/[.M36]" office:value-type="percentage" office:value="5.27443053577526">
            <text:p>527.44%</text:p>
          </table:table-cell>
          <table:table-cell office:value-type="time" office:time-value="PT00H06M51.631S">
            <text:p>00:06:52</text:p>
          </table:table-cell>
          <table:table-cell office:value-type="time" office:time-value="PT00H19M11.292S">
            <text:p>00:19:11</text:p>
          </table:table-cell>
          <table:table-cell table:formula="of:=[.$J36]-[.R36]" office:value-type="time" office:time-value="PT00H07M21.759S">
            <text:p>00:07:22</text:p>
          </table:table-cell>
          <table:table-cell table:formula="of:=([.$J36]/[.R36])-1" office:value-type="percentage" office:value="1.07319176641215">
            <text:p>107.32%</text:p>
          </table:table-cell>
          <table:table-cell table:formula="of:=[.S36]/[.R36]" office:value-type="percentage" office:value="2.79690305151944">
            <text:p>279.69%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00H36M00.11S">
            <text:p>00:36:00</text:p>
          </table:table-cell>
          <table:table-cell office:value-type="time" office:time-value="PT03H46M56.367S">
            <text:p>03:46:56</text:p>
          </table:table-cell>
          <table:table-cell table:formula="of:=[.$J37]-[.B37]" office:value-type="time" office:time-value="-PT00H20M40.231S">
            <text:p>-00:20:40</text:p>
          </table:table-cell>
          <table:table-cell table:formula="of:=([.$J37]/[.B37])-1" office:value-type="percentage" office:value="-0.574151779307535">
            <text:p>-57.42%</text:p>
          </table:table-cell>
          <table:table-cell table:formula="of:=[.C37]/[.B37]" office:value-type="percentage" office:value="6.30355259685849">
            <text:p>630.36%</text:p>
          </table:table-cell>
          <table:table-cell office:value-type="time" office:time-value="PT00H15M12.553S">
            <text:p>00:15:13</text:p>
          </table:table-cell>
          <table:table-cell office:value-type="time" office:time-value="PT00H15M10.125S">
            <text:p>00:15:10</text:p>
          </table:table-cell>
          <table:table-cell table:formula="of:=[.H37]/[.G37]" office:value-type="percentage" office:value="0.997339332619585">
            <text:p>99.73%</text:p>
          </table:table-cell>
          <table:table-cell office:value-type="time" office:time-value="PT00H15M19.879S">
            <text:p>00:15:20</text:p>
          </table:table-cell>
          <table:table-cell office:value-type="time" office:time-value="PT00H15M17.393S">
            <text:p>00:15:17</text:p>
          </table:table-cell>
          <table:table-cell table:formula="of:=[.K37]/[.J37]" office:value-type="percentage" office:value="0.997297470645596">
            <text:p>99.73%</text:p>
          </table:table-cell>
          <table:table-cell office:value-type="time" office:time-value="PT00H10M21.211S">
            <text:p>00:10:21</text:p>
          </table:table-cell>
          <table:table-cell office:value-type="time" office:time-value="PT00H55M09.471S">
            <text:p>00:55:09</text:p>
          </table:table-cell>
          <table:table-cell table:formula="of:=[.$J37]-[.M37]" office:value-type="time" office:time-value="PT00H04M58.668S">
            <text:p>00:04:59</text:p>
          </table:table-cell>
          <table:table-cell table:formula="of:=([.$J37]/[.M37])-1" office:value-type="percentage" office:value="0.48078350190193">
            <text:p>48.08%</text:p>
          </table:table-cell>
          <table:table-cell table:formula="of:=[.N37]/[.M37]" office:value-type="percentage" office:value="5.32745073735011">
            <text:p>532.75%</text:p>
          </table:table-cell>
          <table:table-cell office:value-type="time" office:time-value="PT00H07M04.199S">
            <text:p>00:07:04</text:p>
          </table:table-cell>
          <table:table-cell office:value-type="time" office:time-value="PT00H20M25.961S">
            <text:p>00:20:26</text:p>
          </table:table-cell>
          <table:table-cell table:formula="of:=[.$J37]-[.R37]" office:value-type="time" office:time-value="PT00H08M15.68S">
            <text:p>00:08:16</text:p>
          </table:table-cell>
          <table:table-cell table:formula="of:=([.$J37]/[.R37])-1" office:value-type="percentage" office:value="1.16850817658693">
            <text:p>116.85%</text:p>
          </table:table-cell>
          <table:table-cell table:formula="of:=[.S37]/[.R37]" office:value-type="percentage" office:value="2.8900610326757">
            <text:p>289.01%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00H36M01.193S">
            <text:p>00:36:01</text:p>
          </table:table-cell>
          <table:table-cell office:value-type="time" office:time-value="PT03H47M02.055S">
            <text:p>03:47:02</text:p>
          </table:table-cell>
          <table:table-cell table:formula="of:=[.$J38]-[.B38]" office:value-type="time" office:time-value="-PT00H19M34.184S">
            <text:p>-00:19:34</text:p>
          </table:table-cell>
          <table:table-cell table:formula="of:=([.$J38]/[.B38])-1" office:value-type="percentage" office:value="-0.543303629060431">
            <text:p>-54.33%</text:p>
          </table:table-cell>
          <table:table-cell table:formula="of:=[.C38]/[.B38]" office:value-type="percentage" office:value="6.30302568997771">
            <text:p>630.30%</text:p>
          </table:table-cell>
          <table:table-cell office:value-type="time" office:time-value="PT00H16M21.329S">
            <text:p>00:16:21</text:p>
          </table:table-cell>
          <table:table-cell office:value-type="time" office:time-value="PT00H16M18.797S">
            <text:p>00:16:19</text:p>
          </table:table-cell>
          <table:table-cell table:formula="of:=[.H38]/[.G38]" office:value-type="percentage" office:value="0.997419825563088">
            <text:p>99.74%</text:p>
          </table:table-cell>
          <table:table-cell office:value-type="time" office:time-value="PT00H16M27.009S">
            <text:p>00:16:27</text:p>
          </table:table-cell>
          <table:table-cell office:value-type="time" office:time-value="PT00H16M24.35S">
            <text:p>00:16:24</text:p>
          </table:table-cell>
          <table:table-cell table:formula="of:=[.K38]/[.J38]" office:value-type="percentage" office:value="0.997306002275562">
            <text:p>99.73%</text:p>
          </table:table-cell>
          <table:table-cell office:value-type="time" office:time-value="PT00H10M42.484S">
            <text:p>00:10:42</text:p>
          </table:table-cell>
          <table:table-cell office:value-type="time" office:time-value="PT00H57M34.596S">
            <text:p>00:57:35</text:p>
          </table:table-cell>
          <table:table-cell table:formula="of:=[.$J38]-[.M38]" office:value-type="time" office:time-value="PT00H05M44.525S">
            <text:p>00:05:45</text:p>
          </table:table-cell>
          <table:table-cell table:formula="of:=([.$J38]/[.M38])-1" office:value-type="percentage" office:value="0.536239034746391">
            <text:p>53.62%</text:p>
          </table:table-cell>
          <table:table-cell table:formula="of:=[.N38]/[.M38]" office:value-type="percentage" office:value="5.37693701321745">
            <text:p>537.69%</text:p>
          </table:table-cell>
          <table:table-cell office:value-type="time" office:time-value="PT00H07M32.282S">
            <text:p>00:07:32</text:p>
          </table:table-cell>
          <table:table-cell office:value-type="time" office:time-value="PT00H21M54.242S">
            <text:p>00:21:54</text:p>
          </table:table-cell>
          <table:table-cell table:formula="of:=[.$J38]-[.R38]" office:value-type="time" office:time-value="PT00H08M54.727S">
            <text:p>00:08:55</text:p>
          </table:table-cell>
          <table:table-cell table:formula="of:=([.$J38]/[.R38])-1" office:value-type="percentage" office:value="1.18228671492564">
            <text:p>118.23%</text:p>
          </table:table-cell>
          <table:table-cell table:formula="of:=[.S38]/[.R38]" office:value-type="percentage" office:value="2.90580213229799">
            <text:p>290.58%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00H36M08.098S">
            <text:p>00:36:08</text:p>
          </table:table-cell>
          <table:table-cell office:value-type="time" office:time-value="PT03H47M23.969S">
            <text:p>03:47:24</text:p>
          </table:table-cell>
          <table:table-cell table:formula="of:=[.$J39]-[.B39]" office:value-type="time" office:time-value="-PT00H18M33.988S">
            <text:p>-00:18:34</text:p>
          </table:table-cell>
          <table:table-cell table:formula="of:=([.$J39]/[.B39])-1" office:value-type="percentage" office:value="-0.513808877642985">
            <text:p>-51.38%</text:p>
          </table:table-cell>
          <table:table-cell table:formula="of:=[.C39]/[.B39]" office:value-type="percentage" office:value="6.29305916983457">
            <text:p>629.31%</text:p>
          </table:table-cell>
          <table:table-cell office:value-type="time" office:time-value="PT00H17M30.21S">
            <text:p>00:17:30</text:p>
          </table:table-cell>
          <table:table-cell office:value-type="time" office:time-value="PT00H17M27.481S">
            <text:p>00:17:27</text:p>
          </table:table-cell>
          <table:table-cell table:formula="of:=[.H39]/[.G39]" office:value-type="percentage" office:value="0.997401472086535">
            <text:p>99.74%</text:p>
          </table:table-cell>
          <table:table-cell office:value-type="time" office:time-value="PT00H17M34.11S">
            <text:p>00:17:34</text:p>
          </table:table-cell>
          <table:table-cell office:value-type="time" office:time-value="PT00H17M31.258S">
            <text:p>00:17:31</text:p>
          </table:table-cell>
          <table:table-cell table:formula="of:=[.K39]/[.J39]" office:value-type="percentage" office:value="0.997294400015179">
            <text:p>99.73%</text:p>
          </table:table-cell>
          <table:table-cell office:value-type="time" office:time-value="PT00H11M04.633S">
            <text:p>00:11:05</text:p>
          </table:table-cell>
          <table:table-cell office:value-type="time" office:time-value="PT00H59M57.985S">
            <text:p>00:59:58</text:p>
          </table:table-cell>
          <table:table-cell table:formula="of:=[.$J39]-[.M39]" office:value-type="time" office:time-value="PT00H06M29.477S">
            <text:p>00:06:29</text:p>
          </table:table-cell>
          <table:table-cell table:formula="of:=([.$J39]/[.M39])-1" office:value-type="percentage" office:value="0.586003102464067">
            <text:p>58.60%</text:p>
          </table:table-cell>
          <table:table-cell table:formula="of:=[.N39]/[.M39]" office:value-type="percentage" office:value="5.41349135537959">
            <text:p>541.35%</text:p>
          </table:table-cell>
          <table:table-cell office:value-type="time" office:time-value="PT00H07M28.651S">
            <text:p>00:07:29</text:p>
          </table:table-cell>
          <table:table-cell office:value-type="time" office:time-value="PT00H22M55.59S">
            <text:p>00:22:56</text:p>
          </table:table-cell>
          <table:table-cell table:formula="of:=[.$J39]-[.R39]" office:value-type="time" office:time-value="PT00H10M05.459S">
            <text:p>00:10:05</text:p>
          </table:table-cell>
          <table:table-cell table:formula="of:=([.$J39]/[.R39])-1" office:value-type="percentage" office:value="1.34950997545977">
            <text:p>134.95%</text:p>
          </table:table-cell>
          <table:table-cell table:formula="of:=[.S39]/[.R39]" office:value-type="percentage" office:value="3.06605802728624">
            <text:p>306.61%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00H36M06.395S">
            <text:p>00:36:06</text:p>
          </table:table-cell>
          <table:table-cell office:value-type="time" office:time-value="PT03H47M04.827S">
            <text:p>03:47:05</text:p>
          </table:table-cell>
          <table:table-cell table:formula="of:=[.$J40]-[.B40]" office:value-type="time" office:time-value="-PT00H17M16.901S">
            <text:p>-00:17:17</text:p>
          </table:table-cell>
          <table:table-cell table:formula="of:=([.$J40]/[.B40])-1" office:value-type="percentage" office:value="-0.478629705109179">
            <text:p>-47.86%</text:p>
          </table:table-cell>
          <table:table-cell table:formula="of:=[.C40]/[.B40]" office:value-type="percentage" office:value="6.28917025750152">
            <text:p>628.92%</text:p>
          </table:table-cell>
          <table:table-cell office:value-type="time" office:time-value="PT00H18M43.213S">
            <text:p>00:18:43</text:p>
          </table:table-cell>
          <table:table-cell office:value-type="time" office:time-value="PT00H18M40.338S">
            <text:p>00:18:40</text:p>
          </table:table-cell>
          <table:table-cell table:formula="of:=[.H40]/[.G40]" office:value-type="percentage" office:value="0.997440378628096">
            <text:p>99.74%</text:p>
          </table:table-cell>
          <table:table-cell office:value-type="time" office:time-value="PT00H18M49.494S">
            <text:p>00:18:49</text:p>
          </table:table-cell>
          <table:table-cell office:value-type="time" office:time-value="PT00H18M46.522S">
            <text:p>00:18:47</text:p>
          </table:table-cell>
          <table:table-cell table:formula="of:=[.K40]/[.J40]" office:value-type="percentage" office:value="0.997368733255776">
            <text:p>99.74%</text:p>
          </table:table-cell>
          <table:table-cell office:value-type="time" office:time-value="PT00H11M44.965S">
            <text:p>00:11:45</text:p>
          </table:table-cell>
          <table:table-cell office:value-type="time" office:time-value="PT01H02M39.311S">
            <text:p>01:02:39</text:p>
          </table:table-cell>
          <table:table-cell table:formula="of:=[.$J40]-[.M40]" office:value-type="time" office:time-value="PT00H07M04.529S">
            <text:p>00:07:05</text:p>
          </table:table-cell>
          <table:table-cell table:formula="of:=([.$J40]/[.M40])-1" office:value-type="percentage" office:value="0.602198690715142">
            <text:p>60.22%</text:p>
          </table:table-cell>
          <table:table-cell table:formula="of:=[.N40]/[.M40]" office:value-type="percentage" office:value="5.33262076840694">
            <text:p>533.26%</text:p>
          </table:table-cell>
          <table:table-cell office:value-type="time" office:time-value="PT00H07M42.169S">
            <text:p>00:07:42</text:p>
          </table:table-cell>
          <table:table-cell office:value-type="time" office:time-value="PT00H24M14.431S">
            <text:p>00:24:14</text:p>
          </table:table-cell>
          <table:table-cell table:formula="of:=[.$J40]-[.R40]" office:value-type="time" office:time-value="PT00H11M07.325S">
            <text:p>00:11:07</text:p>
          </table:table-cell>
          <table:table-cell table:formula="of:=([.$J40]/[.R40])-1" office:value-type="percentage" office:value="1.44389822770458">
            <text:p>144.39%</text:p>
          </table:table-cell>
          <table:table-cell table:formula="of:=[.S40]/[.R40]" office:value-type="percentage" office:value="3.14696788404242">
            <text:p>314.70%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00H36M11.517S">
            <text:p>00:36:12</text:p>
          </table:table-cell>
          <table:table-cell office:value-type="time" office:time-value="PT03H47M22.113S">
            <text:p>03:47:22</text:p>
          </table:table-cell>
          <table:table-cell table:formula="of:=[.$J41]-[.B41]" office:value-type="time" office:time-value="-PT00H16M12.116S">
            <text:p>-00:16:12</text:p>
          </table:table-cell>
          <table:table-cell table:formula="of:=([.$J41]/[.B41])-1" office:value-type="percentage" office:value="-0.447666769359853">
            <text:p>-44.77%</text:p>
          </table:table-cell>
          <table:table-cell table:formula="of:=[.C41]/[.B41]" office:value-type="percentage" office:value="6.28229620122707">
            <text:p>628.23%</text:p>
          </table:table-cell>
          <table:table-cell office:value-type="time" office:time-value="PT00H19M56.536S">
            <text:p>00:19:57</text:p>
          </table:table-cell>
          <table:table-cell office:value-type="time" office:time-value="PT00H19M53.311S">
            <text:p>00:19:53</text:p>
          </table:table-cell>
          <table:table-cell table:formula="of:=[.H41]/[.G41]" office:value-type="percentage" office:value="0.997304719623981">
            <text:p>99.73%</text:p>
          </table:table-cell>
          <table:table-cell office:value-type="time" office:time-value="PT00H19M59.401S">
            <text:p>00:19:59</text:p>
          </table:table-cell>
          <table:table-cell office:value-type="time" office:time-value="PT00H19M56.311S">
            <text:p>00:19:56</text:p>
          </table:table-cell>
          <table:table-cell table:formula="of:=[.K41]/[.J41]" office:value-type="percentage" office:value="0.997423714003907">
            <text:p>99.74%</text:p>
          </table:table-cell>
          <table:table-cell office:value-type="time" office:time-value="PT00H11M55.25S">
            <text:p>00:11:55</text:p>
          </table:table-cell>
          <table:table-cell office:value-type="time" office:time-value="PT01H04M57.496S">
            <text:p>01:04:57</text:p>
          </table:table-cell>
          <table:table-cell table:formula="of:=[.$J41]-[.M41]" office:value-type="time" office:time-value="PT00H08M04.151S">
            <text:p>00:08:04</text:p>
          </table:table-cell>
          <table:table-cell table:formula="of:=([.$J41]/[.M41])-1" office:value-type="percentage" office:value="0.676897588255854">
            <text:p>67.69%</text:p>
          </table:table-cell>
          <table:table-cell table:formula="of:=[.N41]/[.M41]" office:value-type="percentage" office:value="5.44913806361412">
            <text:p>544.91%</text:p>
          </table:table-cell>
          <table:table-cell office:value-type="time" office:time-value="PT00H07M55.082S">
            <text:p>00:07:55</text:p>
          </table:table-cell>
          <table:table-cell office:value-type="time" office:time-value="PT00H25M37.408S">
            <text:p>00:25:37</text:p>
          </table:table-cell>
          <table:table-cell table:formula="of:=[.$J41]-[.R41]" office:value-type="time" office:time-value="PT00H12M04.319S">
            <text:p>00:12:04</text:p>
          </table:table-cell>
          <table:table-cell table:formula="of:=([.$J41]/[.R41])-1" office:value-type="percentage" office:value="1.5246189078938">
            <text:p>152.46%</text:p>
          </table:table-cell>
          <table:table-cell table:formula="of:=[.S41]/[.R41]" office:value-type="percentage" office:value="3.23608976976606">
            <text:p>323.61%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00H36M09.346S">
            <text:p>00:36:09</text:p>
          </table:table-cell>
          <table:table-cell office:value-type="time" office:time-value="PT03H47M24.949S">
            <text:p>03:47:25</text:p>
          </table:table-cell>
          <table:table-cell table:formula="of:=[.$J42]-[.B42]" office:value-type="time" office:time-value="-PT00H14M56.515S">
            <text:p>-00:14:57</text:p>
          </table:table-cell>
          <table:table-cell table:formula="of:=([.$J42]/[.B42])-1" office:value-type="percentage" office:value="-0.413265103860795">
            <text:p>-41.33%</text:p>
          </table:table-cell>
          <table:table-cell table:formula="of:=[.C42]/[.B42]" office:value-type="percentage" office:value="6.28989059375498">
            <text:p>628.99%</text:p>
          </table:table-cell>
          <table:table-cell office:value-type="time" office:time-value="PT00H21M09.256S">
            <text:p>00:21:09</text:p>
          </table:table-cell>
          <table:table-cell office:value-type="time" office:time-value="PT00H21M06.063S">
            <text:p>00:21:06</text:p>
          </table:table-cell>
          <table:table-cell table:formula="of:=[.H42]/[.G42]" office:value-type="percentage" office:value="0.997484353038315">
            <text:p>99.75%</text:p>
          </table:table-cell>
          <table:table-cell office:value-type="time" office:time-value="PT00H21M12.831S">
            <text:p>00:21:13</text:p>
          </table:table-cell>
          <table:table-cell office:value-type="time" office:time-value="PT00H21M09.543S">
            <text:p>00:21:10</text:p>
          </table:table-cell>
          <table:table-cell table:formula="of:=[.K42]/[.J42]" office:value-type="percentage" office:value="0.997416781960842">
            <text:p>99.74%</text:p>
          </table:table-cell>
          <table:table-cell office:value-type="time" office:time-value="PT00H12M15.385S">
            <text:p>00:12:15</text:p>
          </table:table-cell>
          <table:table-cell office:value-type="time" office:time-value="PT01H07M26.077S">
            <text:p>01:07:26</text:p>
          </table:table-cell>
          <table:table-cell table:formula="of:=[.$J42]-[.M42]" office:value-type="time" office:time-value="PT00H08M57.446S">
            <text:p>00:08:57</text:p>
          </table:table-cell>
          <table:table-cell table:formula="of:=([.$J42]/[.M42])-1" office:value-type="percentage" office:value="0.73083622864214">
            <text:p>73.08%</text:p>
          </table:table-cell>
          <table:table-cell table:formula="of:=[.N42]/[.M42]" office:value-type="percentage" office:value="5.50198467469421">
            <text:p>550.20%</text:p>
          </table:table-cell>
          <table:table-cell office:value-type="time" office:time-value="PT00H08M07.508S">
            <text:p>00:08:08</text:p>
          </table:table-cell>
          <table:table-cell office:value-type="time" office:time-value="PT00H26M57.153S">
            <text:p>00:26:57</text:p>
          </table:table-cell>
          <table:table-cell table:formula="of:=[.$J42]-[.R42]" office:value-type="time" office:time-value="PT00H13M05.323S">
            <text:p>00:13:05</text:p>
          </table:table-cell>
          <table:table-cell table:formula="of:=([.$J42]/[.R42])-1" office:value-type="percentage" office:value="1.61089253919936">
            <text:p>161.09%</text:p>
          </table:table-cell>
          <table:table-cell table:formula="of:=[.S42]/[.R42]" office:value-type="percentage" office:value="3.31718248726175">
            <text:p>331.72%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00H36M11.405S">
            <text:p>00:36:11</text:p>
          </table:table-cell>
          <table:table-cell office:value-type="time" office:time-value="PT03H47M23.297S">
            <text:p>03:47:23</text:p>
          </table:table-cell>
          <table:table-cell table:formula="of:=[.$J43]-[.B43]" office:value-type="time" office:time-value="-PT00H13M42.087S">
            <text:p>-00:13:42</text:p>
          </table:table-cell>
          <table:table-cell table:formula="of:=([.$J43]/[.B43])-1" office:value-type="percentage" office:value="-0.378596807136393">
            <text:p>-37.86%</text:p>
          </table:table-cell>
          <table:table-cell table:formula="of:=[.C43]/[.B43]" office:value-type="percentage" office:value="6.28316550804663">
            <text:p>628.32%</text:p>
          </table:table-cell>
          <table:table-cell office:value-type="time" office:time-value="PT00H22M23.627S">
            <text:p>00:22:24</text:p>
          </table:table-cell>
          <table:table-cell office:value-type="time" office:time-value="PT00H22M20.016S">
            <text:p>00:22:20</text:p>
          </table:table-cell>
          <table:table-cell table:formula="of:=[.H43]/[.G43]" office:value-type="percentage" office:value="0.99731249818588">
            <text:p>99.73%</text:p>
          </table:table-cell>
          <table:table-cell office:value-type="time" office:time-value="PT00H22M29.318S">
            <text:p>00:22:29</text:p>
          </table:table-cell>
          <table:table-cell office:value-type="time" office:time-value="PT00H22M25.284S">
            <text:p>00:22:25</text:p>
          </table:table-cell>
          <table:table-cell table:formula="of:=[.K43]/[.J43]" office:value-type="percentage" office:value="0.997010341520679">
            <text:p>99.70%</text:p>
          </table:table-cell>
          <table:table-cell office:value-type="time" office:time-value="PT00H12M44.84S">
            <text:p>00:12:45</text:p>
          </table:table-cell>
          <table:table-cell office:value-type="time" office:time-value="PT01H10M02.263S">
            <text:p>01:10:02</text:p>
          </table:table-cell>
          <table:table-cell table:formula="of:=[.$J43]-[.M43]" office:value-type="time" office:time-value="PT00H09M44.478S">
            <text:p>00:09:44</text:p>
          </table:table-cell>
          <table:table-cell table:formula="of:=([.$J43]/[.M43])-1" office:value-type="percentage" office:value="0.764183358610951">
            <text:p>76.42%</text:p>
          </table:table-cell>
          <table:table-cell table:formula="of:=[.N43]/[.M43]" office:value-type="percentage" office:value="5.49430338371424">
            <text:p>549.43%</text:p>
          </table:table-cell>
          <table:table-cell office:value-type="time" office:time-value="PT00H08M24.015S">
            <text:p>00:08:24</text:p>
          </table:table-cell>
          <table:table-cell office:value-type="time" office:time-value="PT00H28M21.55S">
            <text:p>00:28:22</text:p>
          </table:table-cell>
          <table:table-cell table:formula="of:=[.$J43]-[.R43]" office:value-type="time" office:time-value="PT00H14M05.303S">
            <text:p>00:14:05</text:p>
          </table:table-cell>
          <table:table-cell table:formula="of:=([.$J43]/[.R43])-1" office:value-type="percentage" office:value="1.67713857722488">
            <text:p>167.71%</text:p>
          </table:table-cell>
          <table:table-cell table:formula="of:=[.S43]/[.R43]" office:value-type="percentage" office:value="3.37599079392478">
            <text:p>337.60%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00H36M12.169S">
            <text:p>00:36:12</text:p>
          </table:table-cell>
          <table:table-cell office:value-type="time" office:time-value="PT03H47M21.045S">
            <text:p>03:47:21</text:p>
          </table:table-cell>
          <table:table-cell table:formula="of:=[.$J44]-[.B44]" office:value-type="time" office:time-value="-PT00H12M25.53S">
            <text:p>-00:12:26</text:p>
          </table:table-cell>
          <table:table-cell table:formula="of:=([.$J44]/[.B44])-1" office:value-type="percentage" office:value="-0.343219150996078">
            <text:p>-34.32%</text:p>
          </table:table-cell>
          <table:table-cell table:formula="of:=[.C44]/[.B44]" office:value-type="percentage" office:value="6.27991882767869">
            <text:p>627.99%</text:p>
          </table:table-cell>
          <table:table-cell office:value-type="time" office:time-value="PT00H23M43.019S">
            <text:p>00:23:43</text:p>
          </table:table-cell>
          <table:table-cell office:value-type="time" office:time-value="PT00H23M39.477S">
            <text:p>00:23:39</text:p>
          </table:table-cell>
          <table:table-cell table:formula="of:=[.H44]/[.G44]" office:value-type="percentage" office:value="0.997510925714976">
            <text:p>99.75%</text:p>
          </table:table-cell>
          <table:table-cell office:value-type="time" office:time-value="PT00H23M46.639S">
            <text:p>00:23:47</text:p>
          </table:table-cell>
          <table:table-cell office:value-type="time" office:time-value="PT00H23M42.977S">
            <text:p>00:23:43</text:p>
          </table:table-cell>
          <table:table-cell table:formula="of:=[.K44]/[.J44]" office:value-type="percentage" office:value="0.997433127791964">
            <text:p>99.74%</text:p>
          </table:table-cell>
          <table:table-cell office:value-type="time" office:time-value="PT00H13M00.889S">
            <text:p>00:13:01</text:p>
          </table:table-cell>
          <table:table-cell office:value-type="time" office:time-value="PT01H12M29.228S">
            <text:p>01:12:29</text:p>
          </table:table-cell>
          <table:table-cell table:formula="of:=[.$J44]-[.M44]" office:value-type="time" office:time-value="PT00H10M45.75S">
            <text:p>00:10:46</text:p>
          </table:table-cell>
          <table:table-cell table:formula="of:=([.$J44]/[.M44])-1" office:value-type="percentage" office:value="0.826942113411766">
            <text:p>82.69%</text:p>
          </table:table-cell>
          <table:table-cell table:formula="of:=[.N44]/[.M44]" office:value-type="percentage" office:value="5.56958543403736">
            <text:p>556.96%</text:p>
          </table:table-cell>
          <table:table-cell office:value-type="time" office:time-value="PT00H08M47.146S">
            <text:p>00:08:47</text:p>
          </table:table-cell>
          <table:table-cell office:value-type="time" office:time-value="PT00H29M54.76S">
            <text:p>00:29:55</text:p>
          </table:table-cell>
          <table:table-cell table:formula="of:=[.$J44]-[.R44]" office:value-type="time" office:time-value="PT00H14M59.493S">
            <text:p>00:14:59</text:p>
          </table:table-cell>
          <table:table-cell table:formula="of:=([.$J44]/[.R44])-1" office:value-type="percentage" office:value="1.70634511122156">
            <text:p>170.63%</text:p>
          </table:table-cell>
          <table:table-cell table:formula="of:=[.S44]/[.R44]" office:value-type="percentage" office:value="3.40467346807146">
            <text:p>340.47%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00H36M12.651S">
            <text:p>00:36:13</text:p>
          </table:table-cell>
          <table:table-cell office:value-type="time" office:time-value="PT03H47M15.28S">
            <text:p>03:47:15</text:p>
          </table:table-cell>
          <table:table-cell table:formula="of:=[.$J45]-[.B45]" office:value-type="time" office:time-value="-PT00H11M06.322S">
            <text:p>-00:11:06</text:p>
          </table:table-cell>
          <table:table-cell table:formula="of:=([.$J45]/[.B45])-1" office:value-type="percentage" office:value="-0.306686163585408">
            <text:p>-30.67%</text:p>
          </table:table-cell>
          <table:table-cell table:formula="of:=[.C45]/[.B45]" office:value-type="percentage" office:value="6.27587219484399">
            <text:p>627.59%</text:p>
          </table:table-cell>
          <table:table-cell office:value-type="time" office:time-value="PT00H25M02.27S">
            <text:p>00:25:02</text:p>
          </table:table-cell>
          <table:table-cell office:value-type="time" office:time-value="PT00H24M58.254S">
            <text:p>00:24:58</text:p>
          </table:table-cell>
          <table:table-cell table:formula="of:=[.H45]/[.G45]" office:value-type="percentage" office:value="0.99732671224214">
            <text:p>99.73%</text:p>
          </table:table-cell>
          <table:table-cell office:value-type="time" office:time-value="PT00H25M06.329S">
            <text:p>00:25:06</text:p>
          </table:table-cell>
          <table:table-cell office:value-type="time" office:time-value="PT00H25M02.502S">
            <text:p>00:25:03</text:p>
          </table:table-cell>
          <table:table-cell table:formula="of:=[.K45]/[.J45]" office:value-type="percentage" office:value="0.997459386362474">
            <text:p>99.75%</text:p>
          </table:table-cell>
          <table:table-cell office:value-type="time" office:time-value="PT00H13M27.839S">
            <text:p>00:13:28</text:p>
          </table:table-cell>
          <table:table-cell office:value-type="time" office:time-value="PT01H15M09.786S">
            <text:p>01:15:10</text:p>
          </table:table-cell>
          <table:table-cell table:formula="of:=[.$J45]-[.M45]" office:value-type="time" office:time-value="PT00H11M38.49S">
            <text:p>00:11:38</text:p>
          </table:table-cell>
          <table:table-cell table:formula="of:=([.$J45]/[.M45])-1" office:value-type="percentage" office:value="0.864640107744242">
            <text:p>86.46%</text:p>
          </table:table-cell>
          <table:table-cell table:formula="of:=[.N45]/[.M45]" office:value-type="percentage" office:value="5.58253067752362">
            <text:p>558.25%</text:p>
          </table:table-cell>
          <table:table-cell office:value-type="time" office:time-value="PT00H08M51.536S">
            <text:p>00:08:52</text:p>
          </table:table-cell>
          <table:table-cell office:value-type="time" office:time-value="PT00H31M13.553S">
            <text:p>00:31:14</text:p>
          </table:table-cell>
          <table:table-cell table:formula="of:=[.$J45]-[.R45]" office:value-type="time" office:time-value="PT00H16M14.793S">
            <text:p>00:16:15</text:p>
          </table:table-cell>
          <table:table-cell table:formula="of:=([.$J45]/[.R45])-1" office:value-type="percentage" office:value="1.83391717588272">
            <text:p>183.39%</text:p>
          </table:table-cell>
          <table:table-cell table:formula="of:=[.S45]/[.R45]" office:value-type="percentage" office:value="3.52479041871106">
            <text:p>352.48%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00H36M18.281S">
            <text:p>00:36:18</text:p>
          </table:table-cell>
          <table:table-cell office:value-type="time" office:time-value="PT03H47M39.694S">
            <text:p>03:47:40</text:p>
          </table:table-cell>
          <table:table-cell table:formula="of:=[.$J46]-[.B46]" office:value-type="time" office:time-value="-PT00H09M44.079S">
            <text:p>-00:09:44</text:p>
          </table:table-cell>
          <table:table-cell table:formula="of:=([.$J46]/[.B46])-1" office:value-type="percentage" office:value="-0.268137581882227">
            <text:p>-26.81%</text:p>
          </table:table-cell>
          <table:table-cell table:formula="of:=[.C46]/[.B46]" office:value-type="percentage" office:value="6.27085945293559">
            <text:p>627.09%</text:p>
          </table:table-cell>
          <table:table-cell office:value-type="time" office:time-value="PT00H26M25.325S">
            <text:p>00:26:25</text:p>
          </table:table-cell>
          <table:table-cell office:value-type="time" office:time-value="PT00H26M21.391S">
            <text:p>00:26:21</text:p>
          </table:table-cell>
          <table:table-cell table:formula="of:=[.H46]/[.G46]" office:value-type="percentage" office:value="0.997518489899547">
            <text:p>99.75%</text:p>
          </table:table-cell>
          <table:table-cell office:value-type="time" office:time-value="PT00H26M34.202S">
            <text:p>00:26:34</text:p>
          </table:table-cell>
          <table:table-cell office:value-type="time" office:time-value="PT00H26M30.139S">
            <text:p>00:26:30</text:p>
          </table:table-cell>
          <table:table-cell table:formula="of:=[.K46]/[.J46]" office:value-type="percentage" office:value="0.997451389472601">
            <text:p>99.75%</text:p>
          </table:table-cell>
          <table:table-cell office:value-type="time" office:time-value="PT00H13M55.92S">
            <text:p>00:13:56</text:p>
          </table:table-cell>
          <table:table-cell office:value-type="time" office:time-value="PT01H17M50.012S">
            <text:p>01:17:50</text:p>
          </table:table-cell>
          <table:table-cell table:formula="of:=[.$J46]-[.M46]" office:value-type="time" office:time-value="PT00H12M38.282S">
            <text:p>00:12:38</text:p>
          </table:table-cell>
          <table:table-cell table:formula="of:=([.$J46]/[.M46])-1" office:value-type="percentage" office:value="0.907122691166619">
            <text:p>90.71%</text:p>
          </table:table-cell>
          <table:table-cell table:formula="of:=[.N46]/[.M46]" office:value-type="percentage" office:value="5.58667336587233">
            <text:p>558.67%</text:p>
          </table:table-cell>
          <table:table-cell office:value-type="time" office:time-value="PT00H09M10.503S">
            <text:p>00:09:11</text:p>
          </table:table-cell>
          <table:table-cell office:value-type="time" office:time-value="PT00H32M45.511S">
            <text:p>00:32:46</text:p>
          </table:table-cell>
          <table:table-cell table:formula="of:=[.$J46]-[.R46]" office:value-type="time" office:time-value="PT00H17M23.699S">
            <text:p>00:17:24</text:p>
          </table:table-cell>
          <table:table-cell table:formula="of:=([.$J46]/[.R46])-1" office:value-type="percentage" office:value="1.89590065812539">
            <text:p>189.59%</text:p>
          </table:table-cell>
          <table:table-cell table:formula="of:=[.S46]/[.R46]" office:value-type="percentage" office:value="3.57039107870438">
            <text:p>357.04%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00H36M19.504S">
            <text:p>00:36:20</text:p>
          </table:table-cell>
          <table:table-cell office:value-type="time" office:time-value="PT03H47M37.046S">
            <text:p>03:47:37</text:p>
          </table:table-cell>
          <table:table-cell table:formula="of:=[.$J47]-[.B47]" office:value-type="time" office:time-value="-PT00H08M15.766S">
            <text:p>-00:08:16</text:p>
          </table:table-cell>
          <table:table-cell table:formula="of:=([.$J47]/[.B47])-1" office:value-type="percentage" office:value="-0.227467350369625">
            <text:p>-22.75%</text:p>
          </table:table-cell>
          <table:table-cell table:formula="of:=[.C47]/[.B47]" office:value-type="percentage" office:value="6.26612568731234">
            <text:p>626.61%</text:p>
          </table:table-cell>
          <table:table-cell office:value-type="time" office:time-value="PT00H27M58.361S">
            <text:p>00:27:58</text:p>
          </table:table-cell>
          <table:table-cell office:value-type="time" office:time-value="PT00H27M54.229S">
            <text:p>00:27:54</text:p>
          </table:table-cell>
          <table:table-cell table:formula="of:=[.H47]/[.G47]" office:value-type="percentage" office:value="0.997538074347533">
            <text:p>99.75%</text:p>
          </table:table-cell>
          <table:table-cell office:value-type="time" office:time-value="PT00H28M03.738S">
            <text:p>00:28:04</text:p>
          </table:table-cell>
          <table:table-cell office:value-type="time" office:time-value="PT00H27M59.453S">
            <text:p>00:27:59</text:p>
          </table:table-cell>
          <table:table-cell table:formula="of:=[.K47]/[.J47]" office:value-type="percentage" office:value="0.997455067237302">
            <text:p>99.75%</text:p>
          </table:table-cell>
          <table:table-cell office:value-type="time" office:time-value="PT00H14M22.091S">
            <text:p>00:14:22</text:p>
          </table:table-cell>
          <table:table-cell office:value-type="time" office:time-value="PT01H20M33.35S">
            <text:p>01:20:33</text:p>
          </table:table-cell>
          <table:table-cell table:formula="of:=[.$J47]-[.M47]" office:value-type="time" office:time-value="PT00H13M41.647S">
            <text:p>00:13:42</text:p>
          </table:table-cell>
          <table:table-cell table:formula="of:=([.$J47]/[.M47])-1" office:value-type="percentage" office:value="0.953086159117773">
            <text:p>95.31%</text:p>
          </table:table-cell>
          <table:table-cell table:formula="of:=[.N47]/[.M47]" office:value-type="percentage" office:value="5.60654269676867">
            <text:p>560.65%</text:p>
          </table:table-cell>
          <table:table-cell office:value-type="time" office:time-value="PT00H09M26.479S">
            <text:p>00:09:26</text:p>
          </table:table-cell>
          <table:table-cell office:value-type="time" office:time-value="PT00H34M22.709S">
            <text:p>00:34:23</text:p>
          </table:table-cell>
          <table:table-cell table:formula="of:=[.$J47]-[.R47]" office:value-type="time" office:time-value="PT00H18M37.259S">
            <text:p>00:18:37</text:p>
          </table:table-cell>
          <table:table-cell table:formula="of:=([.$J47]/[.R47])-1" office:value-type="percentage" office:value="1.9722867043615">
            <text:p>197.23%</text:p>
          </table:table-cell>
          <table:table-cell table:formula="of:=[.S47]/[.R47]" office:value-type="percentage" office:value="3.64128061234397">
            <text:p>364.13%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00H36M20.956S">
            <text:p>00:36:21</text:p>
          </table:table-cell>
          <table:table-cell office:value-type="time" office:time-value="PT03H47M36.769S">
            <text:p>03:47:37</text:p>
          </table:table-cell>
          <table:table-cell table:formula="of:=[.$J48]-[.B48]" office:value-type="time" office:time-value="-PT00H06M47.803S">
            <text:p>-00:06:48</text:p>
          </table:table-cell>
          <table:table-cell table:formula="of:=([.$J48]/[.B48])-1" office:value-type="percentage" office:value="-0.186983598018484">
            <text:p>-18.70%</text:p>
          </table:table-cell>
          <table:table-cell table:formula="of:=[.C48]/[.B48]" office:value-type="percentage" office:value="6.26182692360598">
            <text:p>626.18%</text:p>
          </table:table-cell>
          <table:table-cell office:value-type="time" office:time-value="PT00H29M25.211S">
            <text:p>00:29:25</text:p>
          </table:table-cell>
          <table:table-cell office:value-type="time" office:time-value="PT00H29M20.426S">
            <text:p>00:29:20</text:p>
          </table:table-cell>
          <table:table-cell table:formula="of:=[.H48]/[.G48]" office:value-type="percentage" office:value="0.997289275899595">
            <text:p>99.73%</text:p>
          </table:table-cell>
          <table:table-cell office:value-type="time" office:time-value="PT00H29M33.153S">
            <text:p>00:29:33</text:p>
          </table:table-cell>
          <table:table-cell office:value-type="time" office:time-value="PT00H29M28.675S">
            <text:p>00:29:29</text:p>
          </table:table-cell>
          <table:table-cell table:formula="of:=[.K48]/[.J48]" office:value-type="percentage" office:value="0.997474555213227">
            <text:p>99.75%</text:p>
          </table:table-cell>
          <table:table-cell office:value-type="time" office:time-value="PT00H14M44.406S">
            <text:p>00:14:44</text:p>
          </table:table-cell>
          <table:table-cell office:value-type="time" office:time-value="PT01H23M17.864S">
            <text:p>01:23:18</text:p>
          </table:table-cell>
          <table:table-cell table:formula="of:=[.$J48]-[.M48]" office:value-type="time" office:time-value="PT00H14M48.747S">
            <text:p>00:14:49</text:p>
          </table:table-cell>
          <table:table-cell table:formula="of:=([.$J48]/[.M48])-1" office:value-type="percentage" office:value="1.00490837918332">
            <text:p>100.49%</text:p>
          </table:table-cell>
          <table:table-cell table:formula="of:=[.N48]/[.M48]" office:value-type="percentage" office:value="5.65109689441275">
            <text:p>565.11%</text:p>
          </table:table-cell>
          <table:table-cell office:value-type="time" office:time-value="PT00H09M41.233S">
            <text:p>00:09:41</text:p>
          </table:table-cell>
          <table:table-cell office:value-type="time" office:time-value="PT00H35M56.727S">
            <text:p>00:35:57</text:p>
          </table:table-cell>
          <table:table-cell table:formula="of:=[.$J48]-[.R48]" office:value-type="time" office:time-value="PT00H19M51.92S">
            <text:p>00:19:52</text:p>
          </table:table-cell>
          <table:table-cell table:formula="of:=([.$J48]/[.R48])-1" office:value-type="percentage" office:value="2.05067503049552">
            <text:p>205.07%</text:p>
          </table:table-cell>
          <table:table-cell table:formula="of:=[.S48]/[.R48]" office:value-type="percentage" office:value="3.71060658978413">
            <text:p>371.06%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00H36M21.891S">
            <text:p>00:36:22</text:p>
          </table:table-cell>
          <table:table-cell office:value-type="time" office:time-value="PT03H47M35.297S">
            <text:p>03:47:35</text:p>
          </table:table-cell>
          <table:table-cell table:formula="of:=[.$J49]-[.B49]" office:value-type="time" office:time-value="-PT00H05M17.507S">
            <text:p>-00:05:18</text:p>
          </table:table-cell>
          <table:table-cell table:formula="of:=([.$J49]/[.B49])-1" office:value-type="percentage" office:value="-0.145519184963869">
            <text:p>-14.55%</text:p>
          </table:table-cell>
          <table:table-cell table:formula="of:=[.C49]/[.B49]" office:value-type="percentage" office:value="6.25846891526662">
            <text:p>625.85%</text:p>
          </table:table-cell>
          <table:table-cell office:value-type="time" office:time-value="PT00H30M58.04S">
            <text:p>00:30:58</text:p>
          </table:table-cell>
          <table:table-cell office:value-type="time" office:time-value="PT00H30M53.524S">
            <text:p>00:30:54</text:p>
          </table:table-cell>
          <table:table-cell table:formula="of:=[.H49]/[.G49]" office:value-type="percentage" office:value="0.997569481819552">
            <text:p>99.76%</text:p>
          </table:table-cell>
          <table:table-cell office:value-type="time" office:time-value="PT00H31M04.384S">
            <text:p>00:31:04</text:p>
          </table:table-cell>
          <table:table-cell office:value-type="time" office:time-value="PT00H30M59.692S">
            <text:p>00:31:00</text:p>
          </table:table-cell>
          <table:table-cell table:formula="of:=[.K49]/[.J49]" office:value-type="percentage" office:value="0.997483351069307">
            <text:p>99.75%</text:p>
          </table:table-cell>
          <table:table-cell office:value-type="time" office:time-value="PT00H15M09.843S">
            <text:p>00:15:10</text:p>
          </table:table-cell>
          <table:table-cell office:value-type="time" office:time-value="PT01H26M03.459S">
            <text:p>01:26:03</text:p>
          </table:table-cell>
          <table:table-cell table:formula="of:=[.$J49]-[.M49]" office:value-type="time" office:time-value="PT00H15M54.541S">
            <text:p>00:15:55</text:p>
          </table:table-cell>
          <table:table-cell table:formula="of:=([.$J49]/[.M49])-1" office:value-type="percentage" office:value="1.04912715710293">
            <text:p>104.91%</text:p>
          </table:table-cell>
          <table:table-cell table:formula="of:=[.N49]/[.M49]" office:value-type="percentage" office:value="5.67510988159496">
            <text:p>567.51%</text:p>
          </table:table-cell>
          <table:table-cell office:value-type="time" office:time-value="PT00H09M59.224S">
            <text:p>00:09:59</text:p>
          </table:table-cell>
          <table:table-cell office:value-type="time" office:time-value="PT00H37M37.241S">
            <text:p>00:37:37</text:p>
          </table:table-cell>
          <table:table-cell table:formula="of:=[.$J49]-[.R49]" office:value-type="time" office:time-value="PT00H21M05.16S">
            <text:p>00:21:05</text:p>
          </table:table-cell>
          <table:table-cell table:formula="of:=([.$J49]/[.R49])-1" office:value-type="percentage" office:value="2.11133065431291">
            <text:p>211.13%</text:p>
          </table:table-cell>
          <table:table-cell table:formula="of:=[.S49]/[.R49]" office:value-type="percentage" office:value="3.76694024271391">
            <text:p>376.69%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00H36M19.272S">
            <text:p>00:36:19</text:p>
          </table:table-cell>
          <table:table-cell office:value-type="time" office:time-value="PT03H47M20.909S">
            <text:p>03:47:21</text:p>
          </table:table-cell>
          <table:table-cell table:formula="of:=[.$J50]-[.B50]" office:value-type="time" office:time-value="-PT00H03M41.481S">
            <text:p>-00:03:41</text:p>
          </table:table-cell>
          <table:table-cell table:formula="of:=([.$J50]/[.B50])-1" office:value-type="percentage" office:value="-0.101630728059646">
            <text:p>-10.16%</text:p>
          </table:table-cell>
          <table:table-cell table:formula="of:=[.C50]/[.B50]" office:value-type="percentage" office:value="6.2593879974597">
            <text:p>625.94%</text:p>
          </table:table-cell>
          <table:table-cell office:value-type="time" office:time-value="PT00H32M31.701S">
            <text:p>00:32:32</text:p>
          </table:table-cell>
          <table:table-cell office:value-type="time" office:time-value="PT00H32M26.97S">
            <text:p>00:32:27</text:p>
          </table:table-cell>
          <table:table-cell table:formula="of:=[.H50]/[.G50]" office:value-type="percentage" office:value="0.997575960662007">
            <text:p>99.76%</text:p>
          </table:table-cell>
          <table:table-cell office:value-type="time" office:time-value="PT00H32M37.791S">
            <text:p>00:32:38</text:p>
          </table:table-cell>
          <table:table-cell office:value-type="time" office:time-value="PT00H32M32.83S">
            <text:p>00:32:33</text:p>
          </table:table-cell>
          <table:table-cell table:formula="of:=[.K50]/[.J50]" office:value-type="percentage" office:value="0.997466021653997">
            <text:p>99.75%</text:p>
          </table:table-cell>
          <table:table-cell office:value-type="time" office:time-value="PT00H15M37.719S">
            <text:p>00:15:38</text:p>
          </table:table-cell>
          <table:table-cell office:value-type="time" office:time-value="PT01H28M51.921S">
            <text:p>01:28:52</text:p>
          </table:table-cell>
          <table:table-cell table:formula="of:=[.$J50]-[.M50]" office:value-type="time" office:time-value="PT00H17M00.072S">
            <text:p>00:17:00</text:p>
          </table:table-cell>
          <table:table-cell table:formula="of:=([.$J50]/[.M50])-1" office:value-type="percentage" office:value="1.08782268462087">
            <text:p>108.78%</text:p>
          </table:table-cell>
          <table:table-cell table:formula="of:=[.N50]/[.M50]" office:value-type="percentage" office:value="5.68605413775342">
            <text:p>568.61%</text:p>
          </table:table-cell>
          <table:table-cell office:value-type="time" office:time-value="PT00H10M17.181S">
            <text:p>00:10:17</text:p>
          </table:table-cell>
          <table:table-cell office:value-type="time" office:time-value="PT00H39M16.939S">
            <text:p>00:39:17</text:p>
          </table:table-cell>
          <table:table-cell table:formula="of:=[.$J50]-[.R50]" office:value-type="time" office:time-value="PT00H22M20.61S">
            <text:p>00:22:21</text:p>
          </table:table-cell>
          <table:table-cell table:formula="of:=([.$J50]/[.R50])-1" office:value-type="percentage" office:value="2.1721504712556">
            <text:p>217.22%</text:p>
          </table:table-cell>
          <table:table-cell table:formula="of:=[.S50]/[.R50]" office:value-type="percentage" office:value="3.81887809248827">
            <text:p>381.89%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00H36M21.967S">
            <text:p>00:36:22</text:p>
          </table:table-cell>
          <table:table-cell office:value-type="time" office:time-value="PT03H47M20.62S">
            <text:p>03:47:21</text:p>
          </table:table-cell>
          <table:table-cell table:formula="of:=[.$J51]-[.B51]" office:value-type="time" office:time-value="-PT00H02M12.924S">
            <text:p>-00:02:13</text:p>
          </table:table-cell>
          <table:table-cell table:formula="of:=([.$J51]/[.B51])-1" office:value-type="percentage" office:value="-0.0609193447930241">
            <text:p>-6.09%</text:p>
          </table:table-cell>
          <table:table-cell table:formula="of:=[.C51]/[.B51]" office:value-type="percentage" office:value="6.25152442727136">
            <text:p>625.15%</text:p>
          </table:table-cell>
          <table:table-cell office:value-type="time" office:time-value="PT00H34M06.654S">
            <text:p>00:34:07</text:p>
          </table:table-cell>
          <table:table-cell office:value-type="time" office:time-value="PT00H34M01.744S">
            <text:p>00:34:02</text:p>
          </table:table-cell>
          <table:table-cell table:formula="of:=[.H51]/[.G51]" office:value-type="percentage" office:value="0.997600962351233">
            <text:p>99.76%</text:p>
          </table:table-cell>
          <table:table-cell office:value-type="time" office:time-value="PT00H34M09.043S">
            <text:p>00:34:09</text:p>
          </table:table-cell>
          <table:table-cell office:value-type="time" office:time-value="PT00H34M03.948S">
            <text:p>00:34:04</text:p>
          </table:table-cell>
          <table:table-cell table:formula="of:=[.K51]/[.J51]" office:value-type="percentage" office:value="0.997513473362931">
            <text:p>99.75%</text:p>
          </table:table-cell>
          <table:table-cell office:value-type="time" office:time-value="PT00H16M02.256S">
            <text:p>00:16:02</text:p>
          </table:table-cell>
          <table:table-cell office:value-type="time" office:time-value="PT01H31M39.368S">
            <text:p>01:31:39</text:p>
          </table:table-cell>
          <table:table-cell table:formula="of:=[.$J51]-[.M51]" office:value-type="time" office:time-value="PT00H18M06.787S">
            <text:p>00:18:07</text:p>
          </table:table-cell>
          <table:table-cell table:formula="of:=([.$J51]/[.M51])-1" office:value-type="percentage" office:value="1.12941566485426">
            <text:p>112.94%</text:p>
          </table:table-cell>
          <table:table-cell table:formula="of:=[.N51]/[.M51]" office:value-type="percentage" office:value="5.7150779002677">
            <text:p>571.51%</text:p>
          </table:table-cell>
          <table:table-cell office:value-type="time" office:time-value="PT00H10M37.287S">
            <text:p>00:10:37</text:p>
          </table:table-cell>
          <table:table-cell office:value-type="time" office:time-value="PT00H40M55.425S">
            <text:p>00:40:55</text:p>
          </table:table-cell>
          <table:table-cell table:formula="of:=[.$J51]-[.R51]" office:value-type="time" office:time-value="PT00H23M31.756S">
            <text:p>00:23:32</text:p>
          </table:table-cell>
          <table:table-cell table:formula="of:=([.$J51]/[.R51])-1" office:value-type="percentage" office:value="2.21525937293558">
            <text:p>221.53%</text:p>
          </table:table-cell>
          <table:table-cell table:formula="of:=[.S51]/[.R51]" office:value-type="percentage" office:value="3.85293439219692">
            <text:p>385.29%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00H36M23.814S">
            <text:p>00:36:24</text:p>
          </table:table-cell>
          <table:table-cell office:value-type="time" office:time-value="PT03H47M22.085S">
            <text:p>03:47:22</text:p>
          </table:table-cell>
          <table:table-cell table:formula="of:=[.$J52]-[.B52]" office:value-type="time" office:time-value="-PT00H00M40.167S">
            <text:p>-00:00:40</text:p>
          </table:table-cell>
          <table:table-cell table:formula="of:=([.$J52]/[.B52])-1" office:value-type="percentage" office:value="-0.0183930499575513">
            <text:p>-1.84%</text:p>
          </table:table-cell>
          <table:table-cell table:formula="of:=[.C52]/[.B52]" office:value-type="percentage" office:value="6.24690793263529">
            <text:p>624.69%</text:p>
          </table:table-cell>
          <table:table-cell office:value-type="time" office:time-value="PT00H35M35.533S">
            <text:p>00:35:36</text:p>
          </table:table-cell>
          <table:table-cell office:value-type="time" office:time-value="PT00H35M30.397S">
            <text:p>00:35:30</text:p>
          </table:table-cell>
          <table:table-cell table:formula="of:=[.H52]/[.G52]" office:value-type="percentage" office:value="0.997594979801296">
            <text:p>99.76%</text:p>
          </table:table-cell>
          <table:table-cell office:value-type="time" office:time-value="PT00H35M43.647S">
            <text:p>00:35:44</text:p>
          </table:table-cell>
          <table:table-cell office:value-type="time" office:time-value="PT00H35M38.366S">
            <text:p>00:35:38</text:p>
          </table:table-cell>
          <table:table-cell table:formula="of:=[.K52]/[.J52]" office:value-type="percentage" office:value="0.997536441401033">
            <text:p>99.75%</text:p>
          </table:table-cell>
          <table:table-cell office:value-type="time" office:time-value="PT00H16M28.107S">
            <text:p>00:16:28</text:p>
          </table:table-cell>
          <table:table-cell office:value-type="time" office:time-value="PT01H34M23.79S">
            <text:p>01:34:24</text:p>
          </table:table-cell>
          <table:table-cell table:formula="of:=[.$J52]-[.M52]" office:value-type="time" office:time-value="PT00H19M15.54S">
            <text:p>00:19:16</text:p>
          </table:table-cell>
          <table:table-cell table:formula="of:=([.$J52]/[.M52])-1" office:value-type="percentage" office:value="1.16944824801363">
            <text:p>116.94%</text:p>
          </table:table-cell>
          <table:table-cell table:formula="of:=[.N52]/[.M52]" office:value-type="percentage" office:value="5.7319602026906">
            <text:p>573.20%</text:p>
          </table:table-cell>
          <table:table-cell office:value-type="time" office:time-value="PT00H10M45.788S">
            <text:p>00:10:46</text:p>
          </table:table-cell>
          <table:table-cell office:value-type="time" office:time-value="PT00H42M26.707S">
            <text:p>00:42:27</text:p>
          </table:table-cell>
          <table:table-cell table:formula="of:=[.$J52]-[.R52]" office:value-type="time" office:time-value="PT00H24M57.859S">
            <text:p>00:24:58</text:p>
          </table:table-cell>
          <table:table-cell table:formula="of:=([.$J52]/[.R52])-1" office:value-type="percentage" office:value="2.31942835729372">
            <text:p>231.94%</text:p>
          </table:table-cell>
          <table:table-cell table:formula="of:=[.S52]/[.R52]" office:value-type="percentage" office:value="3.94356507089014">
            <text:p>394.36%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00H36M25.091S">
            <text:p>00:36:25</text:p>
          </table:table-cell>
          <table:table-cell office:value-type="time" office:time-value="PT03H47M30.901S">
            <text:p>03:47:31</text:p>
          </table:table-cell>
          <table:table-cell table:formula="of:=[.$J53]-[.B53]" office:value-type="time" office:time-value="PT00H00M49.954S">
            <text:p>00:00:50</text:p>
          </table:table-cell>
          <table:table-cell table:formula="of:=([.$J53]/[.B53])-1" office:value-type="percentage" office:value="0.0228612904451118">
            <text:p>2.29%</text:p>
          </table:table-cell>
          <table:table-cell table:formula="of:=[.C53]/[.B53]" office:value-type="percentage" office:value="6.24729176038893">
            <text:p>624.73%</text:p>
          </table:table-cell>
          <table:table-cell office:value-type="time" office:time-value="PT00H37M09.108S">
            <text:p>00:37:09</text:p>
          </table:table-cell>
          <table:table-cell office:value-type="time" office:time-value="PT00H37M03.723S">
            <text:p>00:37:04</text:p>
          </table:table-cell>
          <table:table-cell table:formula="of:=[.H53]/[.G53]" office:value-type="percentage" office:value="0.997584235487917">
            <text:p>99.76%</text:p>
          </table:table-cell>
          <table:table-cell office:value-type="time" office:time-value="PT00H37M15.045S">
            <text:p>00:37:15</text:p>
          </table:table-cell>
          <table:table-cell office:value-type="time" office:time-value="PT00H37M09.519S">
            <text:p>00:37:10</text:p>
          </table:table-cell>
          <table:table-cell table:formula="of:=[.K53]/[.J53]" office:value-type="percentage" office:value="0.997527566559063">
            <text:p>99.75%</text:p>
          </table:table-cell>
          <table:table-cell office:value-type="time" office:time-value="PT00H16M51.659S">
            <text:p>00:16:52</text:p>
          </table:table-cell>
          <table:table-cell office:value-type="time" office:time-value="PT01H37M01.18S">
            <text:p>01:37:01</text:p>
          </table:table-cell>
          <table:table-cell table:formula="of:=[.$J53]-[.M53]" office:value-type="time" office:time-value="PT00H20M23.386S">
            <text:p>00:20:23</text:p>
          </table:table-cell>
          <table:table-cell table:formula="of:=([.$J53]/[.M53])-1" office:value-type="percentage" office:value="1.20928692375593">
            <text:p>120.93%</text:p>
          </table:table-cell>
          <table:table-cell table:formula="of:=[.N53]/[.M53]" office:value-type="percentage" office:value="5.75409302937057">
            <text:p>575.41%</text:p>
          </table:table-cell>
          <table:table-cell office:value-type="time" office:time-value="PT00H11M00.429S">
            <text:p>00:11:00</text:p>
          </table:table-cell>
          <table:table-cell office:value-type="time" office:time-value="PT00H44M00.625S">
            <text:p>00:44:01</text:p>
          </table:table-cell>
          <table:table-cell table:formula="of:=[.$J53]-[.R53]" office:value-type="time" office:time-value="PT00H26M14.616S">
            <text:p>00:26:15</text:p>
          </table:table-cell>
          <table:table-cell table:formula="of:=([.$J53]/[.R53])-1" office:value-type="percentage" office:value="2.38423206733805">
            <text:p>238.42%</text:p>
          </table:table-cell>
          <table:table-cell table:formula="of:=[.S53]/[.R53]" office:value-type="percentage" office:value="3.99834804346872">
            <text:p>399.83%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00H36M31.728S">
            <text:p>00:36:32</text:p>
          </table:table-cell>
          <table:table-cell office:value-type="time" office:time-value="PT03H47M51.13S">
            <text:p>03:47:51</text:p>
          </table:table-cell>
          <table:table-cell table:formula="of:=[.$J54]-[.B54]" office:value-type="time" office:time-value="PT00H02M09.81S">
            <text:p>00:02:10</text:p>
          </table:table-cell>
          <table:table-cell table:formula="of:=([.$J54]/[.B54])-1" office:value-type="percentage" office:value="0.059227239876481">
            <text:p>5.92%</text:p>
          </table:table-cell>
          <table:table-cell table:formula="of:=[.C54]/[.B54]" office:value-type="percentage" office:value="6.23760338874167">
            <text:p>623.76%</text:p>
          </table:table-cell>
          <table:table-cell office:value-type="time" office:time-value="PT00H38M34.14S">
            <text:p>00:38:34</text:p>
          </table:table-cell>
          <table:table-cell office:value-type="time" office:time-value="PT00H38M28.56S">
            <text:p>00:38:29</text:p>
          </table:table-cell>
          <table:table-cell table:formula="of:=[.H54]/[.G54]" office:value-type="percentage" office:value="0.99758873706863">
            <text:p>99.76%</text:p>
          </table:table-cell>
          <table:table-cell office:value-type="time" office:time-value="PT00H38M41.538S">
            <text:p>00:38:42</text:p>
          </table:table-cell>
          <table:table-cell office:value-type="time" office:time-value="PT00H38M35.801S">
            <text:p>00:38:36</text:p>
          </table:table-cell>
          <table:table-cell table:formula="of:=[.K54]/[.J54]" office:value-type="percentage" office:value="0.997528793411954">
            <text:p>99.75%</text:p>
          </table:table-cell>
          <table:table-cell office:value-type="time" office:time-value="PT00H17M18.308S">
            <text:p>00:17:18</text:p>
          </table:table-cell>
          <table:table-cell office:value-type="time" office:time-value="PT01H39M44.706S">
            <text:p>01:39:45</text:p>
          </table:table-cell>
          <table:table-cell table:formula="of:=[.$J54]-[.M54]" office:value-type="time" office:time-value="PT00H21M23.23S">
            <text:p>00:21:23</text:p>
          </table:table-cell>
          <table:table-cell table:formula="of:=([.$J54]/[.M54])-1" office:value-type="percentage" office:value="1.23588569095105">
            <text:p>123.59%</text:p>
          </table:table-cell>
          <table:table-cell table:formula="of:=[.N54]/[.M54]" office:value-type="percentage" office:value="5.76390242586978">
            <text:p>576.39%</text:p>
          </table:table-cell>
          <table:table-cell office:value-type="time" office:time-value="PT00H11M17.664S">
            <text:p>00:11:18</text:p>
          </table:table-cell>
          <table:table-cell office:value-type="time" office:time-value="PT00H45M33.643S">
            <text:p>00:45:34</text:p>
          </table:table-cell>
          <table:table-cell table:formula="of:=[.$J54]-[.R54]" office:value-type="time" office:time-value="PT00H27M23.874S">
            <text:p>00:27:24</text:p>
          </table:table-cell>
          <table:table-cell table:formula="of:=([.$J54]/[.R54])-1" office:value-type="percentage" office:value="2.42579508428956">
            <text:p>242.58%</text:p>
          </table:table-cell>
          <table:table-cell table:formula="of:=[.S54]/[.R54]" office:value-type="percentage" office:value="4.03392094017094">
            <text:p>403.39%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00H36M31.128S">
            <text:p>00:36:31</text:p>
          </table:table-cell>
          <table:table-cell office:value-type="time" office:time-value="PT03H47M46.426S">
            <text:p>03:47:46</text:p>
          </table:table-cell>
          <table:table-cell table:formula="of:=[.$J55]-[.B55]" office:value-type="time" office:time-value="PT00H03M44.286S">
            <text:p>00:03:44</text:p>
          </table:table-cell>
          <table:table-cell table:formula="of:=([.$J55]/[.B55])-1" office:value-type="percentage" office:value="0.102360975716617">
            <text:p>10.24%</text:p>
          </table:table-cell>
          <table:table-cell table:formula="of:=[.C55]/[.B55]" office:value-type="percentage" office:value="6.2371646019767">
            <text:p>623.72%</text:p>
          </table:table-cell>
          <table:table-cell office:value-type="time" office:time-value="PT00H40M08.661S">
            <text:p>00:40:09</text:p>
          </table:table-cell>
          <table:table-cell office:value-type="time" office:time-value="PT00H40M02.906S">
            <text:p>00:40:03</text:p>
          </table:table-cell>
          <table:table-cell table:formula="of:=[.H55]/[.G55]" office:value-type="percentage" office:value="0.997610705699141">
            <text:p>99.76%</text:p>
          </table:table-cell>
          <table:table-cell office:value-type="time" office:time-value="PT00H40M15.414S">
            <text:p>00:40:15</text:p>
          </table:table-cell>
          <table:table-cell office:value-type="time" office:time-value="PT00H40M09.451S">
            <text:p>00:40:09</text:p>
          </table:table-cell>
          <table:table-cell table:formula="of:=[.K55]/[.J55]" office:value-type="percentage" office:value="0.997531272071786">
            <text:p>99.75%</text:p>
          </table:table-cell>
          <table:table-cell office:value-type="time" office:time-value="PT00H17M37.296S">
            <text:p>00:17:37</text:p>
          </table:table-cell>
          <table:table-cell office:value-type="time" office:time-value="PT01H42M22.552S">
            <text:p>01:42:23</text:p>
          </table:table-cell>
          <table:table-cell table:formula="of:=[.$J55]-[.M55]" office:value-type="time" office:time-value="PT00H22M38.118S">
            <text:p>00:22:38</text:p>
          </table:table-cell>
          <table:table-cell table:formula="of:=([.$J55]/[.M55])-1" office:value-type="percentage" office:value="1.28452013438053">
            <text:p>128.45%</text:p>
          </table:table-cell>
          <table:table-cell table:formula="of:=[.N55]/[.M55]" office:value-type="percentage" office:value="5.80968054357531">
            <text:p>580.97%</text:p>
          </table:table-cell>
          <table:table-cell office:value-type="time" office:time-value="PT00H11M30.227S">
            <text:p>00:11:30</text:p>
          </table:table-cell>
          <table:table-cell office:value-type="time" office:time-value="PT00H47M07.617S">
            <text:p>00:47:08</text:p>
          </table:table-cell>
          <table:table-cell table:formula="of:=[.$J55]-[.R55]" office:value-type="time" office:time-value="PT00H28M45.187S">
            <text:p>00:28:45</text:p>
          </table:table-cell>
          <table:table-cell table:formula="of:=([.$J55]/[.R55])-1" office:value-type="percentage" office:value="2.49944873208379">
            <text:p>249.94%</text:p>
          </table:table-cell>
          <table:table-cell table:formula="of:=[.S55]/[.R55]" office:value-type="percentage" office:value="4.09664791438179">
            <text:p>409.66%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00H36M30.691S">
            <text:p>00:36:31</text:p>
          </table:table-cell>
          <table:table-cell office:value-type="time" office:time-value="PT03H47M39.886S">
            <text:p>03:47:40</text:p>
          </table:table-cell>
          <table:table-cell table:formula="of:=[.$J56]-[.B56]" office:value-type="time" office:time-value="PT00H05M21.52S">
            <text:p>00:05:22</text:p>
          </table:table-cell>
          <table:table-cell table:formula="of:=([.$J56]/[.B56])-1" office:value-type="percentage" office:value="0.146766476878756">
            <text:p>14.68%</text:p>
          </table:table-cell>
          <table:table-cell table:formula="of:=[.C56]/[.B56]" office:value-type="percentage" office:value="6.23542343488881">
            <text:p>623.54%</text:p>
          </table:table-cell>
          <table:table-cell office:value-type="time" office:time-value="PT00H41M38.852S">
            <text:p>00:41:39</text:p>
          </table:table-cell>
          <table:table-cell office:value-type="time" office:time-value="PT00H41M32.876S">
            <text:p>00:41:33</text:p>
          </table:table-cell>
          <table:table-cell table:formula="of:=[.H56]/[.G56]" office:value-type="percentage" office:value="0.997608501824038">
            <text:p>99.76%</text:p>
          </table:table-cell>
          <table:table-cell office:value-type="time" office:time-value="PT00H41M52.211S">
            <text:p>00:41:52</text:p>
          </table:table-cell>
          <table:table-cell office:value-type="time" office:time-value="PT00H41M46.029S">
            <text:p>00:41:46</text:p>
          </table:table-cell>
          <table:table-cell table:formula="of:=[.K56]/[.J56]" office:value-type="percentage" office:value="0.997539219436584">
            <text:p>99.75%</text:p>
          </table:table-cell>
          <table:table-cell office:value-type="time" office:time-value="PT00H18M03.266S">
            <text:p>00:18:03</text:p>
          </table:table-cell>
          <table:table-cell office:value-type="time" office:time-value="PT01H44M58.006S">
            <text:p>01:44:58</text:p>
          </table:table-cell>
          <table:table-cell table:formula="of:=[.$J56]-[.M56]" office:value-type="time" office:time-value="PT00H23M48.945S">
            <text:p>00:23:49</text:p>
          </table:table-cell>
          <table:table-cell table:formula="of:=([.$J56]/[.M56])-1" office:value-type="percentage" office:value="1.31910814149064">
            <text:p>131.91%</text:p>
          </table:table-cell>
          <table:table-cell table:formula="of:=[.N56]/[.M56]" office:value-type="percentage" office:value="5.81390535657909">
            <text:p>581.39%</text:p>
          </table:table-cell>
          <table:table-cell office:value-type="time" office:time-value="PT00H11M49.292S">
            <text:p>00:11:49</text:p>
          </table:table-cell>
          <table:table-cell office:value-type="time" office:time-value="PT00H48M50.031S">
            <text:p>00:48:50</text:p>
          </table:table-cell>
          <table:table-cell table:formula="of:=[.$J56]-[.R56]" office:value-type="time" office:time-value="PT00H30M02.919S">
            <text:p>00:30:03</text:p>
          </table:table-cell>
          <table:table-cell table:formula="of:=([.$J56]/[.R56])-1" office:value-type="percentage" office:value="2.54185723228233">
            <text:p>254.19%</text:p>
          </table:table-cell>
          <table:table-cell table:formula="of:=[.S56]/[.R56]" office:value-type="percentage" office:value="4.13092351246031">
            <text:p>413.09%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00H36M30.283S">
            <text:p>00:36:30</text:p>
          </table:table-cell>
          <table:table-cell office:value-type="time" office:time-value="PT03H47M31.209S">
            <text:p>03:47:31</text:p>
          </table:table-cell>
          <table:table-cell table:formula="of:=[.$J57]-[.B57]" office:value-type="time" office:time-value="PT00H06M56.413S">
            <text:p>00:06:56</text:p>
          </table:table-cell>
          <table:table-cell table:formula="of:=([.$J57]/[.B57])-1" office:value-type="percentage" office:value="0.190118354568793">
            <text:p>19.01%</text:p>
          </table:table-cell>
          <table:table-cell table:formula="of:=[.C57]/[.B57]" office:value-type="percentage" office:value="6.2326233641954">
            <text:p>623.26%</text:p>
          </table:table-cell>
          <table:table-cell office:value-type="time" office:time-value="PT00H43M20.364S">
            <text:p>00:43:20</text:p>
          </table:table-cell>
          <table:table-cell office:value-type="time" office:time-value="PT00H43M13.806S">
            <text:p>00:43:14</text:p>
          </table:table-cell>
          <table:table-cell table:formula="of:=[.H57]/[.G57]" office:value-type="percentage" office:value="0.997478045381339">
            <text:p>99.75%</text:p>
          </table:table-cell>
          <table:table-cell office:value-type="time" office:time-value="PT00H43M26.696S">
            <text:p>00:43:27</text:p>
          </table:table-cell>
          <table:table-cell office:value-type="time" office:time-value="PT00H43M20.311S">
            <text:p>00:43:20</text:p>
          </table:table-cell>
          <table:table-cell table:formula="of:=[.K57]/[.J57]" office:value-type="percentage" office:value="0.997550539073218">
            <text:p>99.76%</text:p>
          </table:table-cell>
          <table:table-cell office:value-type="time" office:time-value="PT00H18M32.253S">
            <text:p>00:18:32</text:p>
          </table:table-cell>
          <table:table-cell office:value-type="time" office:time-value="PT01H47M45.056S">
            <text:p>01:47:45</text:p>
          </table:table-cell>
          <table:table-cell table:formula="of:=[.$J57]-[.M57]" office:value-type="time" office:time-value="PT00H24M54.443S">
            <text:p>00:24:54</text:p>
          </table:table-cell>
          <table:table-cell table:formula="of:=([.$J57]/[.M57])-1" office:value-type="percentage" office:value="1.34361786392125">
            <text:p>134.36%</text:p>
          </table:table-cell>
          <table:table-cell table:formula="of:=[.N57]/[.M57]" office:value-type="percentage" office:value="5.81257681480742">
            <text:p>581.26%</text:p>
          </table:table-cell>
          <table:table-cell office:value-type="time" office:time-value="PT00H12M04.769S">
            <text:p>00:12:05</text:p>
          </table:table-cell>
          <table:table-cell office:value-type="time" office:time-value="PT00H50M22.237S">
            <text:p>00:50:22</text:p>
          </table:table-cell>
          <table:table-cell table:formula="of:=[.$J57]-[.R57]" office:value-type="time" office:time-value="PT00H31M21.927S">
            <text:p>00:31:22</text:p>
          </table:table-cell>
          <table:table-cell table:formula="of:=([.$J57]/[.R57])-1" office:value-type="percentage" office:value="2.59658870619466">
            <text:p>259.66%</text:p>
          </table:table-cell>
          <table:table-cell table:formula="of:=[.S57]/[.R57]" office:value-type="percentage" office:value="4.1699313850344">
            <text:p>416.99%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00H36M30.961S">
            <text:p>00:36:31</text:p>
          </table:table-cell>
          <table:table-cell office:value-type="time" office:time-value="PT03H47M30.877S">
            <text:p>03:47:31</text:p>
          </table:table-cell>
          <table:table-cell table:formula="of:=[.$J58]-[.B58]" office:value-type="time" office:time-value="PT00H08M34.531S">
            <text:p>00:08:35</text:p>
          </table:table-cell>
          <table:table-cell table:formula="of:=([.$J58]/[.B58])-1" office:value-type="percentage" office:value="0.234842610160564">
            <text:p>23.48%</text:p>
          </table:table-cell>
          <table:table-cell table:formula="of:=[.C58]/[.B58]" office:value-type="percentage" office:value="6.23054312696575">
            <text:p>623.05%</text:p>
          </table:table-cell>
          <table:table-cell office:value-type="time" office:time-value="PT00H44M52.973S">
            <text:p>00:44:53</text:p>
          </table:table-cell>
          <table:table-cell office:value-type="time" office:time-value="PT00H44M46.552S">
            <text:p>00:44:47</text:p>
          </table:table-cell>
          <table:table-cell table:formula="of:=[.H58]/[.G58]" office:value-type="percentage" office:value="0.997615646350706">
            <text:p>99.76%</text:p>
          </table:table-cell>
          <table:table-cell office:value-type="time" office:time-value="PT00H45M05.492S">
            <text:p>00:45:05</text:p>
          </table:table-cell>
          <table:table-cell office:value-type="time" office:time-value="PT00H44M58.913S">
            <text:p>00:44:59</text:p>
          </table:table-cell>
          <table:table-cell table:formula="of:=[.K58]/[.J58]" office:value-type="percentage" office:value="0.997568279632688">
            <text:p>99.76%</text:p>
          </table:table-cell>
          <table:table-cell office:value-type="time" office:time-value="PT00H18M56.628S">
            <text:p>00:18:57</text:p>
          </table:table-cell>
          <table:table-cell office:value-type="time" office:time-value="PT01H50M32.491S">
            <text:p>01:50:32</text:p>
          </table:table-cell>
          <table:table-cell table:formula="of:=[.$J58]-[.M58]" office:value-type="time" office:time-value="PT00H26M08.864S">
            <text:p>00:26:09</text:p>
          </table:table-cell>
          <table:table-cell table:formula="of:=([.$J58]/[.M58])-1" office:value-type="percentage" office:value="1.38027921184416">
            <text:p>138.03%</text:p>
          </table:table-cell>
          <table:table-cell table:formula="of:=[.N58]/[.M58]" office:value-type="percentage" office:value="5.8352345710294">
            <text:p>583.52%</text:p>
          </table:table-cell>
          <table:table-cell office:value-type="time" office:time-value="PT00H12M21.836S">
            <text:p>00:12:22</text:p>
          </table:table-cell>
          <table:table-cell office:value-type="time" office:time-value="PT00H52M07.255S">
            <text:p>00:52:07</text:p>
          </table:table-cell>
          <table:table-cell table:formula="of:=[.$J58]-[.R58]" office:value-type="time" office:time-value="PT00H32M43.656S">
            <text:p>00:32:44</text:p>
          </table:table-cell>
          <table:table-cell table:formula="of:=([.$J58]/[.R58])-1" office:value-type="percentage" office:value="2.64702171369413">
            <text:p>264.70%</text:p>
          </table:table-cell>
          <table:table-cell table:formula="of:=[.S58]/[.R58]" office:value-type="percentage" office:value="4.21556112132601">
            <text:p>421.56%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00H36M38.07S">
            <text:p>00:36:38</text:p>
          </table:table-cell>
          <table:table-cell office:value-type="time" office:time-value="PT03H47M37.786S">
            <text:p>03:47:38</text:p>
          </table:table-cell>
          <table:table-cell table:formula="of:=[.$J59]-[.B59]" office:value-type="time" office:time-value="PT00H10M02.557S">
            <text:p>00:10:03</text:p>
          </table:table-cell>
          <table:table-cell table:formula="of:=([.$J59]/[.B59])-1" office:value-type="percentage" office:value="0.27413003225557">
            <text:p>27.41%</text:p>
          </table:table-cell>
          <table:table-cell table:formula="of:=[.C59]/[.B59]" office:value-type="percentage" office:value="6.21353551069802">
            <text:p>621.35%</text:p>
          </table:table-cell>
          <table:table-cell office:value-type="time" office:time-value="PT00H46M34.538S">
            <text:p>00:46:35</text:p>
          </table:table-cell>
          <table:table-cell office:value-type="time" office:time-value="PT00H46M27.902S">
            <text:p>00:46:28</text:p>
          </table:table-cell>
          <table:table-cell table:formula="of:=[.H59]/[.G59]" office:value-type="percentage" office:value="0.997625367770988">
            <text:p>99.76%</text:p>
          </table:table-cell>
          <table:table-cell office:value-type="time" office:time-value="PT00H46M40.627S">
            <text:p>00:46:41</text:p>
          </table:table-cell>
          <table:table-cell office:value-type="time" office:time-value="PT00H46M33.819S">
            <text:p>00:46:34</text:p>
          </table:table-cell>
          <table:table-cell table:formula="of:=[.K59]/[.J59]" office:value-type="percentage" office:value="0.997569115773004">
            <text:p>99.76%</text:p>
          </table:table-cell>
          <table:table-cell office:value-type="time" office:time-value="PT00H19M20.491S">
            <text:p>00:19:20</text:p>
          </table:table-cell>
          <table:table-cell office:value-type="time" office:time-value="PT01H53M07.308S">
            <text:p>01:53:07</text:p>
          </table:table-cell>
          <table:table-cell table:formula="of:=[.$J59]-[.M59]" office:value-type="time" office:time-value="PT00H27M20.136S">
            <text:p>00:27:20</text:p>
          </table:table-cell>
          <table:table-cell table:formula="of:=([.$J59]/[.M59])-1" office:value-type="percentage" office:value="1.41331212391996">
            <text:p>141.33%</text:p>
          </table:table-cell>
          <table:table-cell table:formula="of:=[.N59]/[.M59]" office:value-type="percentage" office:value="5.84865199299262">
            <text:p>584.87%</text:p>
          </table:table-cell>
          <table:table-cell office:value-type="time" office:time-value="PT00H12M35.237S">
            <text:p>00:12:35</text:p>
          </table:table-cell>
          <table:table-cell office:value-type="time" office:time-value="PT00H53M43.845S">
            <text:p>00:53:44</text:p>
          </table:table-cell>
          <table:table-cell table:formula="of:=[.$J59]-[.R59]" office:value-type="time" office:time-value="PT00H34M05.39S">
            <text:p>00:34:05</text:p>
          </table:table-cell>
          <table:table-cell table:formula="of:=([.$J59]/[.R59])-1" office:value-type="percentage" office:value="2.70827568034935">
            <text:p>270.83%</text:p>
          </table:table-cell>
          <table:table-cell table:formula="of:=[.S59]/[.R59]" office:value-type="percentage" office:value="4.26865341607999">
            <text:p>426.87%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00H36M38.272S">
            <text:p>00:36:38</text:p>
          </table:table-cell>
          <table:table-cell office:value-type="time" office:time-value="PT03H47M44.054S">
            <text:p>03:47:44</text:p>
          </table:table-cell>
          <table:table-cell table:formula="of:=[.$J60]-[.B60]" office:value-type="time" office:time-value="PT00H11M43.396S">
            <text:p>00:11:43</text:p>
          </table:table-cell>
          <table:table-cell table:formula="of:=([.$J60]/[.B60])-1" office:value-type="percentage" office:value="0.31997678176313">
            <text:p>32.00%</text:p>
          </table:table-cell>
          <table:table-cell table:formula="of:=[.C60]/[.B60]" office:value-type="percentage" office:value="6.21581587719809">
            <text:p>621.58%</text:p>
          </table:table-cell>
          <table:table-cell office:value-type="time" office:time-value="PT00H48M18.304S">
            <text:p>00:48:18</text:p>
          </table:table-cell>
          <table:table-cell office:value-type="time" office:time-value="PT00H48M11.465S">
            <text:p>00:48:11</text:p>
          </table:table-cell>
          <table:table-cell table:formula="of:=[.H60]/[.G60]" office:value-type="percentage" office:value="0.997640344146094">
            <text:p>99.76%</text:p>
          </table:table-cell>
          <table:table-cell office:value-type="time" office:time-value="PT00H48M21.668S">
            <text:p>00:48:22</text:p>
          </table:table-cell>
          <table:table-cell office:value-type="time" office:time-value="PT00H48M14.397S">
            <text:p>00:48:14</text:p>
          </table:table-cell>
          <table:table-cell table:formula="of:=[.K60]/[.J60]" office:value-type="percentage" office:value="0.997494199887789">
            <text:p>99.75%</text:p>
          </table:table-cell>
          <table:table-cell office:value-type="time" office:time-value="PT00H19M43.036S">
            <text:p>00:19:43</text:p>
          </table:table-cell>
          <table:table-cell office:value-type="time" office:time-value="PT01H55M53.507S">
            <text:p>01:55:54</text:p>
          </table:table-cell>
          <table:table-cell table:formula="of:=[.$J60]-[.M60]" office:value-type="time" office:time-value="PT00H28M38.632S">
            <text:p>00:28:39</text:p>
          </table:table-cell>
          <table:table-cell table:formula="of:=([.$J60]/[.M60])-1" office:value-type="percentage" office:value="1.452730094435">
            <text:p>145.27%</text:p>
          </table:table-cell>
          <table:table-cell table:formula="of:=[.N60]/[.M60]" office:value-type="percentage" office:value="5.87767996916408">
            <text:p>587.77%</text:p>
          </table:table-cell>
          <table:table-cell office:value-type="time" office:time-value="PT00H12M52.844S">
            <text:p>00:12:53</text:p>
          </table:table-cell>
          <table:table-cell office:value-type="time" office:time-value="PT00H55M27.872S">
            <text:p>00:55:28</text:p>
          </table:table-cell>
          <table:table-cell table:formula="of:=[.$J60]-[.R60]" office:value-type="time" office:time-value="PT00H35M28.824S">
            <text:p>00:35:29</text:p>
          </table:table-cell>
          <table:table-cell table:formula="of:=([.$J60]/[.R60])-1" office:value-type="percentage" office:value="2.754532609427">
            <text:p>275.45%</text:p>
          </table:table-cell>
          <table:table-cell table:formula="of:=[.S60]/[.R60]" office:value-type="percentage" office:value="4.30600742193767">
            <text:p>430.60%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00H36M33.558S">
            <text:p>00:36:34</text:p>
          </table:table-cell>
          <table:table-cell office:value-type="time" office:time-value="PT03H47M34.121S">
            <text:p>03:47:34</text:p>
          </table:table-cell>
          <table:table-cell table:formula="of:=[.$J61]-[.B61]" office:value-type="time" office:time-value="PT00H13M34.404S">
            <text:p>00:13:34</text:p>
          </table:table-cell>
          <table:table-cell table:formula="of:=([.$J61]/[.B61])-1" office:value-type="percentage" office:value="0.37127078472509">
            <text:p>37.13%</text:p>
          </table:table-cell>
          <table:table-cell table:formula="of:=[.C61]/[.B61]" office:value-type="percentage" office:value="6.22464553022988">
            <text:p>622.46%</text:p>
          </table:table-cell>
          <table:table-cell office:value-type="time" office:time-value="PT00H49M53.173S">
            <text:p>00:49:53</text:p>
          </table:table-cell>
          <table:table-cell office:value-type="time" office:time-value="PT00H49M46.119S">
            <text:p>00:49:46</text:p>
          </table:table-cell>
          <table:table-cell table:formula="of:=[.H61]/[.G61]" office:value-type="percentage" office:value="0.997643303611251">
            <text:p>99.76%</text:p>
          </table:table-cell>
          <table:table-cell office:value-type="time" office:time-value="PT00H50M07.962S">
            <text:p>00:50:08</text:p>
          </table:table-cell>
          <table:table-cell office:value-type="time" office:time-value="PT00H50M00.624S">
            <text:p>00:50:01</text:p>
          </table:table-cell>
          <table:table-cell table:formula="of:=[.K61]/[.J61]" office:value-type="percentage" office:value="0.997560474500675">
            <text:p>99.76%</text:p>
          </table:table-cell>
          <table:table-cell office:value-type="time" office:time-value="PT00H20M12.48S">
            <text:p>00:20:12</text:p>
          </table:table-cell>
          <table:table-cell office:value-type="time" office:time-value="PT01H58M38.433S">
            <text:p>01:58:38</text:p>
          </table:table-cell>
          <table:table-cell table:formula="of:=[.$J61]-[.M61]" office:value-type="time" office:time-value="PT00H29M55.482S">
            <text:p>00:29:55</text:p>
          </table:table-cell>
          <table:table-cell table:formula="of:=([.$J61]/[.M61])-1" office:value-type="percentage" office:value="1.48083432304038">
            <text:p>148.08%</text:p>
          </table:table-cell>
          <table:table-cell table:formula="of:=[.N61]/[.M61]" office:value-type="percentage" office:value="5.87096941805226">
            <text:p>587.10%</text:p>
          </table:table-cell>
          <table:table-cell office:value-type="time" office:time-value="PT00H13M09.53S">
            <text:p>00:13:10</text:p>
          </table:table-cell>
          <table:table-cell office:value-type="time" office:time-value="PT00H57M10.29S">
            <text:p>00:57:10</text:p>
          </table:table-cell>
          <table:table-cell table:formula="of:=[.$J61]-[.R61]" office:value-type="time" office:time-value="PT00H36M58.432S">
            <text:p>00:36:58</text:p>
          </table:table-cell>
          <table:table-cell table:formula="of:=([.$J61]/[.R61])-1" office:value-type="percentage" office:value="2.80981343330842">
            <text:p>280.98%</text:p>
          </table:table-cell>
          <table:table-cell table:formula="of:=[.S61]/[.R61]" office:value-type="percentage" office:value="4.34472407634922">
            <text:p>434.47%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00H36M36.325S">
            <text:p>00:36:36</text:p>
          </table:table-cell>
          <table:table-cell office:value-type="time" office:time-value="PT03H47M34.105S">
            <text:p>03:47:34</text:p>
          </table:table-cell>
          <table:table-cell table:formula="of:=[.$J62]-[.B62]" office:value-type="time" office:time-value="PT00H15M12.544S">
            <text:p>00:15:13</text:p>
          </table:table-cell>
          <table:table-cell table:formula="of:=([.$J62]/[.B62])-1" office:value-type="percentage" office:value="0.41548677905137">
            <text:p>41.55%</text:p>
          </table:table-cell>
          <table:table-cell table:formula="of:=[.C62]/[.B62]" office:value-type="percentage" office:value="6.21679623917225">
            <text:p>621.68%</text:p>
          </table:table-cell>
          <table:table-cell office:value-type="time" office:time-value="PT00H51M42.498S">
            <text:p>00:51:42</text:p>
          </table:table-cell>
          <table:table-cell office:value-type="time" office:time-value="PT00H51M35.237S">
            <text:p>00:51:35</text:p>
          </table:table-cell>
          <table:table-cell table:formula="of:=[.H62]/[.G62]" office:value-type="percentage" office:value="0.997659627822484">
            <text:p>99.77%</text:p>
          </table:table-cell>
          <table:table-cell office:value-type="time" office:time-value="PT00H51M48.869S">
            <text:p>00:51:49</text:p>
          </table:table-cell>
          <table:table-cell office:value-type="time" office:time-value="PT00H51M41.25S">
            <text:p>00:51:41</text:p>
          </table:table-cell>
          <table:table-cell table:formula="of:=[.K62]/[.J62]" office:value-type="percentage" office:value="0.997549269525348">
            <text:p>99.75%</text:p>
          </table:table-cell>
          <table:table-cell office:value-type="time" office:time-value="PT00H20M40.052S">
            <text:p>00:20:40</text:p>
          </table:table-cell>
          <table:table-cell office:value-type="time" office:time-value="PT02H01M17.295S">
            <text:p>02:01:17</text:p>
          </table:table-cell>
          <table:table-cell table:formula="of:=[.$J62]-[.M62]" office:value-type="time" office:time-value="PT00H31M08.817S">
            <text:p>00:31:09</text:p>
          </table:table-cell>
          <table:table-cell table:formula="of:=([.$J62]/[.M62])-1" office:value-type="percentage" office:value="1.50704728511385">
            <text:p>150.70%</text:p>
          </table:table-cell>
          <table:table-cell table:formula="of:=[.N62]/[.M62]" office:value-type="percentage" office:value="5.86854019025009">
            <text:p>586.85%</text:p>
          </table:table-cell>
          <table:table-cell office:value-type="time" office:time-value="PT00H13M31.642S">
            <text:p>00:13:32</text:p>
          </table:table-cell>
          <table:table-cell office:value-type="time" office:time-value="PT00H58M55.161S">
            <text:p>00:58:55</text:p>
          </table:table-cell>
          <table:table-cell table:formula="of:=[.$J62]-[.R62]" office:value-type="time" office:time-value="PT00H38M17.227S">
            <text:p>00:38:17</text:p>
          </table:table-cell>
          <table:table-cell table:formula="of:=([.$J62]/[.R62])-1" office:value-type="percentage" office:value="2.830345152173">
            <text:p>283.03%</text:p>
          </table:table-cell>
          <table:table-cell table:formula="of:=[.S62]/[.R62]" office:value-type="percentage" office:value="4.35556686322295">
            <text:p>435.56%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00H36M40.745S">
            <text:p>00:36:41</text:p>
          </table:table-cell>
          <table:table-cell office:value-type="time" office:time-value="PT03H47M51.438S">
            <text:p>03:47:51</text:p>
          </table:table-cell>
          <table:table-cell table:formula="of:=[.$J63]-[.B63]" office:value-type="time" office:time-value="PT00H16M55.44S">
            <text:p>00:16:55</text:p>
          </table:table-cell>
          <table:table-cell table:formula="of:=([.$J63]/[.B63])-1" office:value-type="percentage" office:value="0.461407387043933">
            <text:p>46.14%</text:p>
          </table:table-cell>
          <table:table-cell table:formula="of:=[.C63]/[.B63]" office:value-type="percentage" office:value="6.21218632781172">
            <text:p>621.22%</text:p>
          </table:table-cell>
          <table:table-cell office:value-type="time" office:time-value="PT00H53M26.946S">
            <text:p>00:53:27</text:p>
          </table:table-cell>
          <table:table-cell office:value-type="time" office:time-value="PT00H53M19.396S">
            <text:p>00:53:19</text:p>
          </table:table-cell>
          <table:table-cell table:formula="of:=[.H63]/[.G63]" office:value-type="percentage" office:value="0.997645735225975">
            <text:p>99.76%</text:p>
          </table:table-cell>
          <table:table-cell office:value-type="time" office:time-value="PT00H53M36.185S">
            <text:p>00:53:36</text:p>
          </table:table-cell>
          <table:table-cell office:value-type="time" office:time-value="PT00H53M28.457S">
            <text:p>00:53:28</text:p>
          </table:table-cell>
          <table:table-cell table:formula="of:=[.K63]/[.J63]" office:value-type="percentage" office:value="0.997597153148839">
            <text:p>99.76%</text:p>
          </table:table-cell>
          <table:table-cell office:value-type="time" office:time-value="PT00H21M01.755S">
            <text:p>00:21:02</text:p>
          </table:table-cell>
          <table:table-cell office:value-type="time" office:time-value="PT02H04M08.854S">
            <text:p>02:04:09</text:p>
          </table:table-cell>
          <table:table-cell table:formula="of:=[.$J63]-[.M63]" office:value-type="time" office:time-value="PT00H32M34.43S">
            <text:p>00:32:34</text:p>
          </table:table-cell>
          <table:table-cell table:formula="of:=([.$J63]/[.M63])-1" office:value-type="percentage" office:value="1.5489774163764">
            <text:p>154.90%</text:p>
          </table:table-cell>
          <table:table-cell table:formula="of:=[.N63]/[.M63]" office:value-type="percentage" office:value="5.9035660647273">
            <text:p>590.36%</text:p>
          </table:table-cell>
          <table:table-cell office:value-type="time" office:time-value="PT00H13M47.005S">
            <text:p>00:13:47</text:p>
          </table:table-cell>
          <table:table-cell office:value-type="time" office:time-value="PT01H00M39.471S">
            <text:p>01:00:39</text:p>
          </table:table-cell>
          <table:table-cell table:formula="of:=[.$J63]-[.R63]" office:value-type="time" office:time-value="PT00H39M49.18S">
            <text:p>00:39:49</text:p>
          </table:table-cell>
          <table:table-cell table:formula="of:=([.$J63]/[.R63])-1" office:value-type="percentage" office:value="2.88895472216008">
            <text:p>288.90%</text:p>
          </table:table-cell>
          <table:table-cell table:formula="of:=[.S63]/[.R63]" office:value-type="percentage" office:value="4.40078475946337">
            <text:p>440.08%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00H36M40.463S">
            <text:p>00:36:40</text:p>
          </table:table-cell>
          <table:table-cell office:value-type="time" office:time-value="PT03H47M36.605S">
            <text:p>03:47:37</text:p>
          </table:table-cell>
          <table:table-cell table:formula="of:=[.$J64]-[.B64]" office:value-type="time" office:time-value="PT00H18M51.738S">
            <text:p>00:18:52</text:p>
          </table:table-cell>
          <table:table-cell table:formula="of:=([.$J64]/[.B64])-1" office:value-type="percentage" office:value="0.514318123049558">
            <text:p>51.43%</text:p>
          </table:table-cell>
          <table:table-cell table:formula="of:=[.C64]/[.B64]" office:value-type="percentage" office:value="6.20624159551876">
            <text:p>620.62%</text:p>
          </table:table-cell>
          <table:table-cell office:value-type="time" office:time-value="PT00H55M22.138S">
            <text:p>00:55:22</text:p>
          </table:table-cell>
          <table:table-cell office:value-type="time" office:time-value="PT00H55M13.959S">
            <text:p>00:55:14</text:p>
          </table:table-cell>
          <table:table-cell table:formula="of:=[.H64]/[.G64]" office:value-type="percentage" office:value="0.997538031231695">
            <text:p>99.75%</text:p>
          </table:table-cell>
          <table:table-cell office:value-type="time" office:time-value="PT00H55M32.201S">
            <text:p>00:55:32</text:p>
          </table:table-cell>
          <table:table-cell office:value-type="time" office:time-value="PT00H55M24.164S">
            <text:p>00:55:24</text:p>
          </table:table-cell>
          <table:table-cell table:formula="of:=[.K64]/[.J64]" office:value-type="percentage" office:value="0.997588080671004">
            <text:p>99.76%</text:p>
          </table:table-cell>
          <table:table-cell office:value-type="time" office:time-value="PT00H21M28.078S">
            <text:p>00:21:28</text:p>
          </table:table-cell>
          <table:table-cell office:value-type="time" office:time-value="PT02H06M54.7S">
            <text:p>02:06:55</text:p>
          </table:table-cell>
          <table:table-cell table:formula="of:=[.$J64]-[.M64]" office:value-type="time" office:time-value="PT00H34M04.123S">
            <text:p>00:34:04</text:p>
          </table:table-cell>
          <table:table-cell table:formula="of:=([.$J64]/[.M64])-1" office:value-type="percentage" office:value="1.58695591416048">
            <text:p>158.70%</text:p>
          </table:table-cell>
          <table:table-cell table:formula="of:=[.N64]/[.M64]" office:value-type="percentage" office:value="5.91167615625762">
            <text:p>591.17%</text:p>
          </table:table-cell>
          <table:table-cell office:value-type="time" office:time-value="PT00H14M04.432S">
            <text:p>00:14:04</text:p>
          </table:table-cell>
          <table:table-cell office:value-type="time" office:time-value="PT01H02M29.03S">
            <text:p>01:02:29</text:p>
          </table:table-cell>
          <table:table-cell table:formula="of:=[.$J64]-[.R64]" office:value-type="time" office:time-value="PT00H41M27.769S">
            <text:p>00:41:28</text:p>
          </table:table-cell>
          <table:table-cell table:formula="of:=([.$J64]/[.R64])-1" office:value-type="percentage" office:value="2.9460856528412">
            <text:p>294.61%</text:p>
          </table:table-cell>
          <table:table-cell table:formula="of:=[.S64]/[.R64]" office:value-type="percentage" office:value="4.43970621672319">
            <text:p>443.97%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00H36M44.301S">
            <text:p>00:36:44</text:p>
          </table:table-cell>
          <table:table-cell office:value-type="time" office:time-value="PT03H47M52.466S">
            <text:p>03:47:52</text:p>
          </table:table-cell>
          <table:table-cell table:formula="of:=[.$J65]-[.B65]" office:value-type="time" office:time-value="PT00H20M41.088S">
            <text:p>00:20:41</text:p>
          </table:table-cell>
          <table:table-cell table:formula="of:=([.$J65]/[.B65])-1" office:value-type="percentage" office:value="0.56303018507908">
            <text:p>56.30%</text:p>
          </table:table-cell>
          <table:table-cell table:formula="of:=[.C65]/[.B65]" office:value-type="percentage" office:value="6.20263112887033">
            <text:p>620.26%</text:p>
          </table:table-cell>
          <table:table-cell office:value-type="time" office:time-value="PT00H57M13.936S">
            <text:p>00:57:14</text:p>
          </table:table-cell>
          <table:table-cell office:value-type="time" office:time-value="PT00H57M05.85S">
            <text:p>00:57:06</text:p>
          </table:table-cell>
          <table:table-cell table:formula="of:=[.H65]/[.G65]" office:value-type="percentage" office:value="0.997645267704465">
            <text:p>99.76%</text:p>
          </table:table-cell>
          <table:table-cell office:value-type="time" office:time-value="PT00H57M25.389S">
            <text:p>00:57:25</text:p>
          </table:table-cell>
          <table:table-cell office:value-type="time" office:time-value="PT00H57M16.995S">
            <text:p>00:57:17</text:p>
          </table:table-cell>
          <table:table-cell table:formula="of:=[.K65]/[.J65]" office:value-type="percentage" office:value="0.997563700354299">
            <text:p>99.76%</text:p>
          </table:table-cell>
          <table:table-cell office:value-type="time" office:time-value="PT00H22M00.18S">
            <text:p>00:22:00</text:p>
          </table:table-cell>
          <table:table-cell office:value-type="time" office:time-value="PT02H09M50.811S">
            <text:p>02:09:51</text:p>
          </table:table-cell>
          <table:table-cell table:formula="of:=[.$J65]-[.M65]" office:value-type="time" office:time-value="PT00H35M25.209S">
            <text:p>00:35:25</text:p>
          </table:table-cell>
          <table:table-cell table:formula="of:=([.$J65]/[.M65])-1" office:value-type="percentage" office:value="1.60978730173158">
            <text:p>160.98%</text:p>
          </table:table-cell>
          <table:table-cell table:formula="of:=[.N65]/[.M65]" office:value-type="percentage" office:value="5.90132481934282">
            <text:p>590.13%</text:p>
          </table:table-cell>
          <table:table-cell office:value-type="time" office:time-value="PT00H14M29.314S">
            <text:p>00:14:29</text:p>
          </table:table-cell>
          <table:table-cell office:value-type="time" office:time-value="PT01H04M30.314S">
            <text:p>01:04:30</text:p>
          </table:table-cell>
          <table:table-cell table:formula="of:=[.$J65]-[.R65]" office:value-type="time" office:time-value="PT00H42M56.075S">
            <text:p>00:42:56</text:p>
          </table:table-cell>
          <table:table-cell table:formula="of:=([.$J65]/[.R65])-1" office:value-type="percentage" office:value="2.96334235960769">
            <text:p>296.33%</text:p>
          </table:table-cell>
          <table:table-cell table:formula="of:=[.S65]/[.R65]" office:value-type="percentage" office:value="4.4521473253623">
            <text:p>445.21%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00H36M43.406S">
            <text:p>00:36:43</text:p>
          </table:table-cell>
          <table:table-cell office:value-type="time" office:time-value="PT03H47M44.094S">
            <text:p>03:47:44</text:p>
          </table:table-cell>
          <table:table-cell table:formula="of:=[.$J66]-[.B66]" office:value-type="time" office:time-value="PT00H22M36.073S">
            <text:p>00:22:36</text:p>
          </table:table-cell>
          <table:table-cell table:formula="of:=([.$J66]/[.B66])-1" office:value-type="percentage" office:value="0.6154439989725">
            <text:p>61.54%</text:p>
          </table:table-cell>
          <table:table-cell table:formula="of:=[.C66]/[.B66]" office:value-type="percentage" office:value="6.20135099931651">
            <text:p>620.14%</text:p>
          </table:table-cell>
          <table:table-cell office:value-type="time" office:time-value="PT00H59M08.525S">
            <text:p>00:59:09</text:p>
          </table:table-cell>
          <table:table-cell office:value-type="time" office:time-value="PT00H59M00.237S">
            <text:p>00:59:00</text:p>
          </table:table-cell>
          <table:table-cell table:formula="of:=[.H66]/[.G66]" office:value-type="percentage" office:value="0.997664381679712">
            <text:p>99.77%</text:p>
          </table:table-cell>
          <table:table-cell office:value-type="time" office:time-value="PT00H59M19.479S">
            <text:p>00:59:19</text:p>
          </table:table-cell>
          <table:table-cell office:value-type="time" office:time-value="PT00H59M10.874S">
            <text:p>00:59:11</text:p>
          </table:table-cell>
          <table:table-cell table:formula="of:=[.K66]/[.J66]" office:value-type="percentage" office:value="0.997582511373153">
            <text:p>99.76%</text:p>
          </table:table-cell>
          <table:table-cell office:value-type="time" office:time-value="PT00H22M26.679S">
            <text:p>00:22:27</text:p>
          </table:table-cell>
          <table:table-cell office:value-type="time" office:time-value="PT02H12M46.058S">
            <text:p>02:12:46</text:p>
          </table:table-cell>
          <table:table-cell table:formula="of:=[.$J66]-[.M66]" office:value-type="time" office:time-value="PT00H36M52.8S">
            <text:p>00:36:53</text:p>
          </table:table-cell>
          <table:table-cell table:formula="of:=([.$J66]/[.M66])-1" office:value-type="percentage" office:value="1.64315326815076">
            <text:p>164.32%</text:p>
          </table:table-cell>
          <table:table-cell table:formula="of:=[.N66]/[.M66]" office:value-type="percentage" office:value="5.9153354288587">
            <text:p>591.53%</text:p>
          </table:table-cell>
          <table:table-cell office:value-type="time" office:time-value="PT00H14M46.25S">
            <text:p>00:14:46</text:p>
          </table:table-cell>
          <table:table-cell office:value-type="time" office:time-value="PT01H06M21.129S">
            <text:p>01:06:21</text:p>
          </table:table-cell>
          <table:table-cell table:formula="of:=[.$J66]-[.R66]" office:value-type="time" office:time-value="PT00H44M33.229S">
            <text:p>00:44:33</text:p>
          </table:table-cell>
          <table:table-cell table:formula="of:=([.$J66]/[.R66])-1" office:value-type="percentage" office:value="3.01633737658674">
            <text:p>301.63%</text:p>
          </table:table-cell>
          <table:table-cell table:formula="of:=[.S66]/[.R66]" office:value-type="percentage" office:value="4.49210606488011">
            <text:p>449.21%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00H36M44.879S">
            <text:p>00:36:45</text:p>
          </table:table-cell>
          <table:table-cell office:value-type="time" office:time-value="PT03H47M54.663S">
            <text:p>03:47:55</text:p>
          </table:table-cell>
          <table:table-cell table:formula="of:=[.$J67]-[.B67]" office:value-type="time" office:time-value="PT00H24M39.26S">
            <text:p>00:24:39</text:p>
          </table:table-cell>
          <table:table-cell table:formula="of:=([.$J67]/[.B67])-1" office:value-type="percentage" office:value="0.670903029145817">
            <text:p>67.09%</text:p>
          </table:table-cell>
          <table:table-cell table:formula="of:=[.C67]/[.B67]" office:value-type="percentage" office:value="6.2020015610834">
            <text:p>620.20%</text:p>
          </table:table-cell>
          <table:table-cell office:value-type="time" office:time-value="PT01H01M12.019S">
            <text:p>01:01:12</text:p>
          </table:table-cell>
          <table:table-cell office:value-type="time" office:time-value="PT01H01M03.013S">
            <text:p>01:01:03</text:p>
          </table:table-cell>
          <table:table-cell table:formula="of:=[.H67]/[.G67]" office:value-type="percentage" office:value="0.997547398311392">
            <text:p>99.75%</text:p>
          </table:table-cell>
          <table:table-cell office:value-type="time" office:time-value="PT01H01M24.139S">
            <text:p>01:01:24</text:p>
          </table:table-cell>
          <table:table-cell office:value-type="time" office:time-value="PT01H01M15.294S">
            <text:p>01:01:15</text:p>
          </table:table-cell>
          <table:table-cell table:formula="of:=[.K67]/[.J67]" office:value-type="percentage" office:value="0.99759916767527">
            <text:p>99.76%</text:p>
          </table:table-cell>
          <table:table-cell office:value-type="time" office:time-value="PT00H22M51.195S">
            <text:p>00:22:51</text:p>
          </table:table-cell>
          <table:table-cell office:value-type="time" office:time-value="PT02H15M42.937S">
            <text:p>02:15:43</text:p>
          </table:table-cell>
          <table:table-cell table:formula="of:=[.$J67]-[.M67]" office:value-type="time" office:time-value="PT00H38M32.944S">
            <text:p>00:38:33</text:p>
          </table:table-cell>
          <table:table-cell table:formula="of:=([.$J67]/[.M67])-1" office:value-type="percentage" office:value="1.68680895131619">
            <text:p>168.68%</text:p>
          </table:table-cell>
          <table:table-cell table:formula="of:=[.N67]/[.M67]" office:value-type="percentage" office:value="5.93856964180879">
            <text:p>593.86%</text:p>
          </table:table-cell>
          <table:table-cell office:value-type="time" office:time-value="PT00H15M06.515S">
            <text:p>00:15:07</text:p>
          </table:table-cell>
          <table:table-cell office:value-type="time" office:time-value="PT01H08M24.493S">
            <text:p>01:08:24</text:p>
          </table:table-cell>
          <table:table-cell table:formula="of:=[.$J67]-[.R67]" office:value-type="time" office:time-value="PT00H46M17.624S">
            <text:p>00:46:18</text:p>
          </table:table-cell>
          <table:table-cell table:formula="of:=([.$J67]/[.R67])-1" office:value-type="percentage" office:value="3.06406843791884">
            <text:p>306.41%</text:p>
          </table:table-cell>
          <table:table-cell table:formula="of:=[.S67]/[.R67]" office:value-type="percentage" office:value="4.52777174122877">
            <text:p>452.78%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00H36M44.966S">
            <text:p>00:36:45</text:p>
          </table:table-cell>
          <table:table-cell office:value-type="time" office:time-value="PT03H47M44.494S">
            <text:p>03:47:44</text:p>
          </table:table-cell>
          <table:table-cell table:formula="of:=[.$J68]-[.B68]" office:value-type="time" office:time-value="PT00H26M36.62S">
            <text:p>00:26:37</text:p>
          </table:table-cell>
          <table:table-cell table:formula="of:=([.$J68]/[.B68])-1" office:value-type="percentage" office:value="0.724101868237424">
            <text:p>72.41%</text:p>
          </table:table-cell>
          <table:table-cell table:formula="of:=[.C68]/[.B68]" office:value-type="percentage" office:value="6.19714498999078">
            <text:p>619.71%</text:p>
          </table:table-cell>
          <table:table-cell office:value-type="time" office:time-value="PT01H03M18.291S">
            <text:p>01:03:18</text:p>
          </table:table-cell>
          <table:table-cell office:value-type="time" office:time-value="PT01H03M09.393S">
            <text:p>01:03:09</text:p>
          </table:table-cell>
          <table:table-cell table:formula="of:=[.H68]/[.G68]" office:value-type="percentage" office:value="0.997657367484482">
            <text:p>99.77%</text:p>
          </table:table-cell>
          <table:table-cell office:value-type="time" office:time-value="PT01H03M21.586S">
            <text:p>01:03:22</text:p>
          </table:table-cell>
          <table:table-cell office:value-type="time" office:time-value="PT01H03M12.485S">
            <text:p>01:03:12</text:p>
          </table:table-cell>
          <table:table-cell table:formula="of:=[.K68]/[.J68]" office:value-type="percentage" office:value="0.997605999180342">
            <text:p>99.76%</text:p>
          </table:table-cell>
          <table:table-cell office:value-type="time" office:time-value="PT00H23M20.086S">
            <text:p>00:23:20</text:p>
          </table:table-cell>
          <table:table-cell office:value-type="time" office:time-value="PT02H18M36.512S">
            <text:p>02:18:37</text:p>
          </table:table-cell>
          <table:table-cell table:formula="of:=[.$J68]-[.M68]" office:value-type="time" office:time-value="PT00H40M01.5S">
            <text:p>00:40:02</text:p>
          </table:table-cell>
          <table:table-cell table:formula="of:=([.$J68]/[.M68])-1" office:value-type="percentage" office:value="1.71525177739082">
            <text:p>171.53%</text:p>
          </table:table-cell>
          <table:table-cell table:formula="of:=[.N68]/[.M68]" office:value-type="percentage" office:value="5.94000082852053">
            <text:p>594.00%</text:p>
          </table:table-cell>
          <table:table-cell office:value-type="time" office:time-value="PT00H15M25.333S">
            <text:p>00:15:25</text:p>
          </table:table-cell>
          <table:table-cell office:value-type="time" office:time-value="PT01H10M19.708S">
            <text:p>01:10:20</text:p>
          </table:table-cell>
          <table:table-cell table:formula="of:=[.$J68]-[.R68]" office:value-type="time" office:time-value="PT00H47M56.253S">
            <text:p>00:47:56</text:p>
          </table:table-cell>
          <table:table-cell table:formula="of:=([.$J68]/[.R68])-1" office:value-type="percentage" office:value="3.10834369897107">
            <text:p>310.83%</text:p>
          </table:table-cell>
          <table:table-cell table:formula="of:=[.S68]/[.R68]" office:value-type="percentage" office:value="4.5602048127539">
            <text:p>456.02%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00H36M45.578S">
            <text:p>00:36:46</text:p>
          </table:table-cell>
          <table:table-cell office:value-type="time" office:time-value="PT03H47M42.002S">
            <text:p>03:47:42</text:p>
          </table:table-cell>
          <table:table-cell table:formula="of:=[.$J69]-[.B69]" office:value-type="time" office:time-value="PT00H28M49.818S">
            <text:p>00:28:50</text:p>
          </table:table-cell>
          <table:table-cell table:formula="of:=([.$J69]/[.B69])-1" office:value-type="percentage" office:value="0.784292371432795">
            <text:p>78.43%</text:p>
          </table:table-cell>
          <table:table-cell table:formula="of:=[.C69]/[.B69]" office:value-type="percentage" office:value="6.19429555427194">
            <text:p>619.43%</text:p>
          </table:table-cell>
          <table:table-cell office:value-type="time" office:time-value="PT01H05M27.892S">
            <text:p>01:05:28</text:p>
          </table:table-cell>
          <table:table-cell office:value-type="time" office:time-value="PT01H05M18.701S">
            <text:p>01:05:19</text:p>
          </table:table-cell>
          <table:table-cell table:formula="of:=[.H69]/[.G69]" office:value-type="percentage" office:value="0.997660068046677">
            <text:p>99.77%</text:p>
          </table:table-cell>
          <table:table-cell office:value-type="time" office:time-value="PT01H05M35.396S">
            <text:p>01:05:35</text:p>
          </table:table-cell>
          <table:table-cell office:value-type="time" office:time-value="PT01H05M25.933S">
            <text:p>01:05:26</text:p>
          </table:table-cell>
          <table:table-cell table:formula="of:=[.K69]/[.J69]" office:value-type="percentage" office:value="0.997595413523823">
            <text:p>99.76%</text:p>
          </table:table-cell>
          <table:table-cell office:value-type="time" office:time-value="PT00H23M50.231S">
            <text:p>00:23:50</text:p>
          </table:table-cell>
          <table:table-cell office:value-type="time" office:time-value="PT02H21M44.804S">
            <text:p>02:21:45</text:p>
          </table:table-cell>
          <table:table-cell table:formula="of:=[.$J69]-[.M69]" office:value-type="time" office:time-value="PT00H41M45.165S">
            <text:p>00:41:45</text:p>
          </table:table-cell>
          <table:table-cell table:formula="of:=([.$J69]/[.M69])-1" office:value-type="percentage" office:value="1.75158068871392">
            <text:p>175.16%</text:p>
          </table:table-cell>
          <table:table-cell table:formula="of:=[.N69]/[.M69]" office:value-type="percentage" office:value="5.94645480345483">
            <text:p>594.65%</text:p>
          </table:table-cell>
          <table:table-cell office:value-type="time" office:time-value="PT00H15M46.114S">
            <text:p>00:15:46</text:p>
          </table:table-cell>
          <table:table-cell office:value-type="time" office:time-value="PT01H12M22.663S">
            <text:p>01:12:23</text:p>
          </table:table-cell>
          <table:table-cell table:formula="of:=[.$J69]-[.R69]" office:value-type="time" office:time-value="PT00H49M49.282S">
            <text:p>00:49:49</text:p>
          </table:table-cell>
          <table:table-cell table:formula="of:=([.$J69]/[.R69])-1" office:value-type="percentage" office:value="3.15953680000507">
            <text:p>315.95%</text:p>
          </table:table-cell>
          <table:table-cell table:formula="of:=[.S69]/[.R69]" office:value-type="percentage" office:value="4.58999972519168">
            <text:p>459.00%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00H36M47.434S">
            <text:p>00:36:47</text:p>
          </table:table-cell>
          <table:table-cell office:value-type="time" office:time-value="PT03H47M47.886S">
            <text:p>03:47:48</text:p>
          </table:table-cell>
          <table:table-cell table:formula="of:=[.$J70]-[.B70]" office:value-type="time" office:time-value="PT00H31M03.907S">
            <text:p>00:31:04</text:p>
          </table:table-cell>
          <table:table-cell table:formula="of:=([.$J70]/[.B70])-1" office:value-type="percentage" office:value="0.844377227133404">
            <text:p>84.44%</text:p>
          </table:table-cell>
          <table:table-cell table:formula="of:=[.C70]/[.B70]" office:value-type="percentage" office:value="6.19175295841235">
            <text:p>619.18%</text:p>
          </table:table-cell>
          <table:table-cell office:value-type="time" office:time-value="PT01H07M41.178S">
            <text:p>01:07:41</text:p>
          </table:table-cell>
          <table:table-cell office:value-type="time" office:time-value="PT01H07M31.733S">
            <text:p>01:07:32</text:p>
          </table:table-cell>
          <table:table-cell table:formula="of:=[.H70]/[.G70]" office:value-type="percentage" office:value="0.997674320111061">
            <text:p>99.77%</text:p>
          </table:table-cell>
          <table:table-cell office:value-type="time" office:time-value="PT01H07M51.341S">
            <text:p>01:07:51</text:p>
          </table:table-cell>
          <table:table-cell office:value-type="time" office:time-value="PT01H07M41.55S">
            <text:p>01:07:42</text:p>
          </table:table-cell>
          <table:table-cell table:formula="of:=[.K70]/[.J70]" office:value-type="percentage" office:value="0.997595141256898">
            <text:p>99.76%</text:p>
          </table:table-cell>
          <table:table-cell office:value-type="time" office:time-value="PT00H24M17.045S">
            <text:p>00:24:17</text:p>
          </table:table-cell>
          <table:table-cell office:value-type="time" office:time-value="PT02H24M39.698S">
            <text:p>02:24:40</text:p>
          </table:table-cell>
          <table:table-cell table:formula="of:=[.$J70]-[.M70]" office:value-type="time" office:time-value="PT00H43M34.296S">
            <text:p>00:43:34</text:p>
          </table:table-cell>
          <table:table-cell table:formula="of:=([.$J70]/[.M70])-1" office:value-type="percentage" office:value="1.7942452017611">
            <text:p>179.42%</text:p>
          </table:table-cell>
          <table:table-cell table:formula="of:=[.N70]/[.M70]" office:value-type="percentage" office:value="5.95705554735784">
            <text:p>595.71%</text:p>
          </table:table-cell>
          <table:table-cell office:value-type="time" office:time-value="PT00H16M04.12S">
            <text:p>00:16:04</text:p>
          </table:table-cell>
          <table:table-cell office:value-type="time" office:time-value="PT01H14M37.236S">
            <text:p>01:14:37</text:p>
          </table:table-cell>
          <table:table-cell table:formula="of:=[.$J70]-[.R70]" office:value-type="time" office:time-value="PT00H51M47.221S">
            <text:p>00:51:47</text:p>
          </table:table-cell>
          <table:table-cell table:formula="of:=([.$J70]/[.R70])-1" office:value-type="percentage" office:value="3.22285711322242">
            <text:p>322.29%</text:p>
          </table:table-cell>
          <table:table-cell table:formula="of:=[.S70]/[.R70]" office:value-type="percentage" office:value="4.64385761108576">
            <text:p>464.39%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00H36M49.744S">
            <text:p>00:36:50</text:p>
          </table:table-cell>
          <table:table-cell office:value-type="time" office:time-value="PT03H48M01.883S">
            <text:p>03:48:02</text:p>
          </table:table-cell>
          <table:table-cell table:formula="of:=[.$J71]-[.B71]" office:value-type="time" office:time-value="PT00H33M18.862S">
            <text:p>00:33:19</text:p>
          </table:table-cell>
          <table:table-cell table:formula="of:=([.$J71]/[.B71])-1" office:value-type="percentage" office:value="0.904567225886799">
            <text:p>90.46%</text:p>
          </table:table-cell>
          <table:table-cell table:formula="of:=[.C71]/[.B71]" office:value-type="percentage" office:value="6.19161450376152">
            <text:p>619.16%</text:p>
          </table:table-cell>
          <table:table-cell office:value-type="time" office:time-value="PT01H09M53.752S">
            <text:p>01:09:54</text:p>
          </table:table-cell>
          <table:table-cell office:value-type="time" office:time-value="PT01H09M43.973S">
            <text:p>01:09:44</text:p>
          </table:table-cell>
          <table:table-cell table:formula="of:=[.H71]/[.G71]" office:value-type="percentage" office:value="0.997668197833348">
            <text:p>99.77%</text:p>
          </table:table-cell>
          <table:table-cell office:value-type="time" office:time-value="PT01H10M08.606S">
            <text:p>01:10:09</text:p>
          </table:table-cell>
          <table:table-cell office:value-type="time" office:time-value="PT01H09M58.606S">
            <text:p>01:09:59</text:p>
          </table:table-cell>
          <table:table-cell table:formula="of:=[.K71]/[.J71]" office:value-type="percentage" office:value="0.997623916327639">
            <text:p>99.76%</text:p>
          </table:table-cell>
          <table:table-cell office:value-type="time" office:time-value="PT00H24M47.176S">
            <text:p>00:24:47</text:p>
          </table:table-cell>
          <table:table-cell office:value-type="time" office:time-value="PT02H27M36.401S">
            <text:p>02:27:36</text:p>
          </table:table-cell>
          <table:table-cell table:formula="of:=[.$J71]-[.M71]" office:value-type="time" office:time-value="PT00H45M21.43S">
            <text:p>00:45:21</text:p>
          </table:table-cell>
          <table:table-cell table:formula="of:=([.$J71]/[.M71])-1" office:value-type="percentage" office:value="1.82993135983905">
            <text:p>182.99%</text:p>
          </table:table-cell>
          <table:table-cell table:formula="of:=[.N71]/[.M71]" office:value-type="percentage" office:value="5.95518015352588">
            <text:p>595.52%</text:p>
          </table:table-cell>
          <table:table-cell office:value-type="time" office:time-value="PT00H16M31.966S">
            <text:p>00:16:32</text:p>
          </table:table-cell>
          <table:table-cell office:value-type="time" office:time-value="PT01H16M46.244S">
            <text:p>01:16:46</text:p>
          </table:table-cell>
          <table:table-cell table:formula="of:=[.$J71]-[.R71]" office:value-type="time" office:time-value="PT00H53M36.64S">
            <text:p>00:53:37</text:p>
          </table:table-cell>
          <table:table-cell table:formula="of:=([.$J71]/[.R71])-1" office:value-type="percentage" office:value="3.24269178580717">
            <text:p>324.27%</text:p>
          </table:table-cell>
          <table:table-cell table:formula="of:=[.S71]/[.R71]" office:value-type="percentage" office:value="4.64355028297341">
            <text:p>464.36%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00H36M51.137S">
            <text:p>00:36:51</text:p>
          </table:table-cell>
          <table:table-cell office:value-type="time" office:time-value="PT03H47M50.678S">
            <text:p>03:47:51</text:p>
          </table:table-cell>
          <table:table-cell table:formula="of:=[.$J72]-[.B72]" office:value-type="time" office:time-value="PT00H35M27.586S">
            <text:p>00:35:28</text:p>
          </table:table-cell>
          <table:table-cell table:formula="of:=([.$J72]/[.B72])-1" office:value-type="percentage" office:value="0.962213558002059">
            <text:p>96.22%</text:p>
          </table:table-cell>
          <table:table-cell table:formula="of:=[.C72]/[.B72]" office:value-type="percentage" office:value="6.18264630368901">
            <text:p>618.26%</text:p>
          </table:table-cell>
          <table:table-cell office:value-type="time" office:time-value="PT01H12M13.355S">
            <text:p>01:12:13</text:p>
          </table:table-cell>
          <table:table-cell office:value-type="time" office:time-value="PT01H12M03.374S">
            <text:p>01:12:03</text:p>
          </table:table-cell>
          <table:table-cell table:formula="of:=[.H72]/[.G72]" office:value-type="percentage" office:value="0.997696703824173">
            <text:p>99.77%</text:p>
          </table:table-cell>
          <table:table-cell office:value-type="time" office:time-value="PT01H12M18.723S">
            <text:p>01:12:19</text:p>
          </table:table-cell>
          <table:table-cell office:value-type="time" office:time-value="PT01H12M08.411S">
            <text:p>01:12:08</text:p>
          </table:table-cell>
          <table:table-cell table:formula="of:=[.K72]/[.J72]" office:value-type="percentage" office:value="0.997623263803659">
            <text:p>99.76%</text:p>
          </table:table-cell>
          <table:table-cell office:value-type="time" office:time-value="PT00H25M12.239S">
            <text:p>00:25:12</text:p>
          </table:table-cell>
          <table:table-cell office:value-type="time" office:time-value="PT02H30M41.525S">
            <text:p>02:30:42</text:p>
          </table:table-cell>
          <table:table-cell table:formula="of:=[.$J72]-[.M72]" office:value-type="time" office:time-value="PT00H47M06.484S">
            <text:p>00:47:06</text:p>
          </table:table-cell>
          <table:table-cell table:formula="of:=([.$J72]/[.M72])-1" office:value-type="percentage" office:value="1.8690722828865">
            <text:p>186.91%</text:p>
          </table:table-cell>
          <table:table-cell table:formula="of:=[.N72]/[.M72]" office:value-type="percentage" office:value="5.97889949935162">
            <text:p>597.89%</text:p>
          </table:table-cell>
          <table:table-cell office:value-type="time" office:time-value="PT00H17M05.446S">
            <text:p>00:17:05</text:p>
          </table:table-cell>
          <table:table-cell office:value-type="time" office:time-value="PT01H19M14.197S">
            <text:p>01:19:14</text:p>
          </table:table-cell>
          <table:table-cell table:formula="of:=[.$J72]-[.R72]" office:value-type="time" office:time-value="PT00H55M13.277S">
            <text:p>00:55:13</text:p>
          </table:table-cell>
          <table:table-cell table:formula="of:=([.$J72]/[.R72])-1" office:value-type="percentage" office:value="3.2310594609565">
            <text:p>323.11%</text:p>
          </table:table-cell>
          <table:table-cell table:formula="of:=[.S72]/[.R72]" office:value-type="percentage" office:value="4.6362236529276">
            <text:p>463.62%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00H36M53.176S">
            <text:p>00:36:53</text:p>
          </table:table-cell>
          <table:table-cell office:value-type="time" office:time-value="PT03H47M48.326S">
            <text:p>03:47:48</text:p>
          </table:table-cell>
          <table:table-cell table:formula="of:=[.$J73]-[.B73]" office:value-type="time" office:time-value="PT00H37M56.962S">
            <text:p>00:37:57</text:p>
          </table:table-cell>
          <table:table-cell table:formula="of:=([.$J73]/[.B73])-1" office:value-type="percentage" office:value="1.02882102462705">
            <text:p>102.88%</text:p>
          </table:table-cell>
          <table:table-cell table:formula="of:=[.C73]/[.B73]" office:value-type="percentage" office:value="6.17588750284659">
            <text:p>617.59%</text:p>
          </table:table-cell>
          <table:table-cell office:value-type="time" office:time-value="PT01H14M25.683S">
            <text:p>01:14:26</text:p>
          </table:table-cell>
          <table:table-cell office:value-type="time" office:time-value="PT01H14M15.242S">
            <text:p>01:14:15</text:p>
          </table:table-cell>
          <table:table-cell table:formula="of:=[.H73]/[.G73]" office:value-type="percentage" office:value="0.997661947791637">
            <text:p>99.77%</text:p>
          </table:table-cell>
          <table:table-cell office:value-type="time" office:time-value="PT01H14M50.138S">
            <text:p>01:14:50</text:p>
          </table:table-cell>
          <table:table-cell office:value-type="time" office:time-value="PT01H14M39.372S">
            <text:p>01:14:39</text:p>
          </table:table-cell>
          <table:table-cell table:formula="of:=[.K73]/[.J73]" office:value-type="percentage" office:value="0.997602300864695">
            <text:p>99.76%</text:p>
          </table:table-cell>
          <table:table-cell office:value-type="time" office:time-value="PT00H25M40.092S">
            <text:p>00:25:40</text:p>
          </table:table-cell>
          <table:table-cell office:value-type="time" office:time-value="PT02H34M01.23S">
            <text:p>02:34:01</text:p>
          </table:table-cell>
          <table:table-cell table:formula="of:=[.$J73]-[.M73]" office:value-type="time" office:time-value="PT00H49M10.046S">
            <text:p>00:49:10</text:p>
          </table:table-cell>
          <table:table-cell table:formula="of:=([.$J73]/[.M73])-1" office:value-type="percentage" office:value="1.91549985325552">
            <text:p>191.55%</text:p>
          </table:table-cell>
          <table:table-cell table:formula="of:=[.N73]/[.M73]" office:value-type="percentage" office:value="6.0004402334406">
            <text:p>600.04%</text:p>
          </table:table-cell>
          <table:table-cell office:value-type="time" office:time-value="PT00H17M10.455S">
            <text:p>00:17:10</text:p>
          </table:table-cell>
          <table:table-cell office:value-type="time" office:time-value="PT01H21M21.173S">
            <text:p>01:21:21</text:p>
          </table:table-cell>
          <table:table-cell table:formula="of:=[.$J73]-[.R73]" office:value-type="time" office:time-value="PT00H57M39.683S">
            <text:p>00:57:40</text:p>
          </table:table-cell>
          <table:table-cell table:formula="of:=([.$J73]/[.R73])-1" office:value-type="percentage" office:value="3.35743239636859">
            <text:p>335.74%</text:p>
          </table:table-cell>
          <table:table-cell table:formula="of:=[.S73]/[.R73]" office:value-type="percentage" office:value="4.73691039395219">
            <text:p>473.69%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00H36M56.969S">
            <text:p>00:36:57</text:p>
          </table:table-cell>
          <table:table-cell office:value-type="time" office:time-value="PT03H48M01.519S">
            <text:p>03:48:02</text:p>
          </table:table-cell>
          <table:table-cell table:formula="of:=[.$J74]-[.B74]" office:value-type="time" office:time-value="PT00H40M09.545S">
            <text:p>00:40:10</text:p>
          </table:table-cell>
          <table:table-cell table:formula="of:=([.$J74]/[.B74])-1" office:value-type="percentage" office:value="1.08686454343746">
            <text:p>108.69%</text:p>
          </table:table-cell>
          <table:table-cell table:formula="of:=[.C74]/[.B74]" office:value-type="percentage" office:value="6.17127212874876">
            <text:p>617.13%</text:p>
          </table:table-cell>
          <table:table-cell office:value-type="time" office:time-value="PT01H16M45.407S">
            <text:p>01:16:45</text:p>
          </table:table-cell>
          <table:table-cell office:value-type="time" office:time-value="PT01H16M34.755S">
            <text:p>01:16:35</text:p>
          </table:table-cell>
          <table:table-cell table:formula="of:=[.H74]/[.G74]" office:value-type="percentage" office:value="0.997687066528539">
            <text:p>99.77%</text:p>
          </table:table-cell>
          <table:table-cell office:value-type="time" office:time-value="PT01H17M06.514S">
            <text:p>01:17:07</text:p>
          </table:table-cell>
          <table:table-cell office:value-type="time" office:time-value="PT01H16M55.548S">
            <text:p>01:16:56</text:p>
          </table:table-cell>
          <table:table-cell table:formula="of:=[.K74]/[.J74]" office:value-type="percentage" office:value="0.997629748877881">
            <text:p>99.76%</text:p>
          </table:table-cell>
          <table:table-cell office:value-type="time" office:time-value="PT00H26M06.961S">
            <text:p>00:26:07</text:p>
          </table:table-cell>
          <table:table-cell office:value-type="time" office:time-value="PT02H36M45.708S">
            <text:p>02:36:46</text:p>
          </table:table-cell>
          <table:table-cell table:formula="of:=[.$J74]-[.M74]" office:value-type="time" office:time-value="PT00H50M59.553S">
            <text:p>00:51:00</text:p>
          </table:table-cell>
          <table:table-cell table:formula="of:=([.$J74]/[.M74])-1" office:value-type="percentage" office:value="1.9525393420768">
            <text:p>195.25%</text:p>
          </table:table-cell>
          <table:table-cell table:formula="of:=[.N74]/[.M74]" office:value-type="percentage" office:value="6.00251569758277">
            <text:p>600.25%</text:p>
          </table:table-cell>
          <table:table-cell office:value-type="time" office:time-value="PT00H17M36.946S">
            <text:p>00:17:37</text:p>
          </table:table-cell>
          <table:table-cell office:value-type="time" office:time-value="PT01H23M30.885S">
            <text:p>01:23:31</text:p>
          </table:table-cell>
          <table:table-cell table:formula="of:=[.$J74]-[.R74]" office:value-type="time" office:time-value="PT00H59M29.568S">
            <text:p>00:59:30</text:p>
          </table:table-cell>
          <table:table-cell table:formula="of:=([.$J74]/[.R74])-1" office:value-type="percentage" office:value="3.37724727658745">
            <text:p>337.72%</text:p>
          </table:table-cell>
          <table:table-cell table:formula="of:=[.S74]/[.R74]" office:value-type="percentage" office:value="4.7409091855213">
            <text:p>474.09%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00H36M55.898S">
            <text:p>00:36:56</text:p>
          </table:table-cell>
          <table:table-cell office:value-type="time" office:time-value="PT03H48M02.923S">
            <text:p>03:48:03</text:p>
          </table:table-cell>
          <table:table-cell table:formula="of:=[.$J75]-[.B75]" office:value-type="time" office:time-value="PT00H42M36.313S">
            <text:p>00:42:36</text:p>
          </table:table-cell>
          <table:table-cell table:formula="of:=([.$J75]/[.B75])-1" office:value-type="percentage" office:value="1.15362394839474">
            <text:p>115.36%</text:p>
          </table:table-cell>
          <table:table-cell table:formula="of:=[.C75]/[.B75]" office:value-type="percentage" office:value="6.17488846508278">
            <text:p>617.49%</text:p>
          </table:table-cell>
          <table:table-cell office:value-type="time" office:time-value="PT01H19M26.7S">
            <text:p>01:19:27</text:p>
          </table:table-cell>
          <table:table-cell office:value-type="time" office:time-value="PT01H19M15.625S">
            <text:p>01:19:16</text:p>
          </table:table-cell>
          <table:table-cell table:formula="of:=[.H75]/[.G75]" office:value-type="percentage" office:value="0.997676589674198">
            <text:p>99.77%</text:p>
          </table:table-cell>
          <table:table-cell office:value-type="time" office:time-value="PT01H19M32.211S">
            <text:p>01:19:32</text:p>
          </table:table-cell>
          <table:table-cell office:value-type="time" office:time-value="PT01H19M20.83S">
            <text:p>01:19:21</text:p>
          </table:table-cell>
          <table:table-cell table:formula="of:=[.K75]/[.J75]" office:value-type="percentage" office:value="0.997615151551346">
            <text:p>99.76%</text:p>
          </table:table-cell>
          <table:table-cell office:value-type="time" office:time-value="PT00H26M39.924S">
            <text:p>00:26:40</text:p>
          </table:table-cell>
          <table:table-cell office:value-type="time" office:time-value="PT02H40M09.761S">
            <text:p>02:40:10</text:p>
          </table:table-cell>
          <table:table-cell table:formula="of:=[.$J75]-[.M75]" office:value-type="time" office:time-value="PT00H52M52.287S">
            <text:p>00:52:52</text:p>
          </table:table-cell>
          <table:table-cell table:formula="of:=([.$J75]/[.M75])-1" office:value-type="percentage" office:value="1.98277355674395">
            <text:p>198.28%</text:p>
          </table:table-cell>
          <table:table-cell table:formula="of:=[.N75]/[.M75]" office:value-type="percentage" office:value="6.0063859283316">
            <text:p>600.64%</text:p>
          </table:table-cell>
          <table:table-cell office:value-type="time" office:time-value="PT00H17M57.734S">
            <text:p>00:17:58</text:p>
          </table:table-cell>
          <table:table-cell office:value-type="time" office:time-value="PT01H25M53.154S">
            <text:p>01:25:53</text:p>
          </table:table-cell>
          <table:table-cell table:formula="of:=[.$J75]-[.R75]" office:value-type="time" office:time-value="PT01H01M34.477S">
            <text:p>01:01:34</text:p>
          </table:table-cell>
          <table:table-cell table:formula="of:=([.$J75]/[.R75])-1" office:value-type="percentage" office:value="3.42800449832704">
            <text:p>342.80%</text:p>
          </table:table-cell>
          <table:table-cell table:formula="of:=[.S75]/[.R75]" office:value-type="percentage" office:value="4.78147112367245">
            <text:p>478.15%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00H36M56.598S">
            <text:p>00:36:57</text:p>
          </table:table-cell>
          <table:table-cell office:value-type="time" office:time-value="PT03H47M55.359S">
            <text:p>03:47:55</text:p>
          </table:table-cell>
          <table:table-cell table:formula="of:=[.$J76]-[.B76]" office:value-type="time" office:time-value="PT00H45M05.743S">
            <text:p>00:45:06</text:p>
          </table:table-cell>
          <table:table-cell table:formula="of:=([.$J76]/[.B76])-1" office:value-type="percentage" office:value="1.22067375320198">
            <text:p>122.07%</text:p>
          </table:table-cell>
          <table:table-cell table:formula="of:=[.C76]/[.B76]" office:value-type="percentage" office:value="6.16952600336191">
            <text:p>616.95%</text:p>
          </table:table-cell>
          <table:table-cell office:value-type="time" office:time-value="PT01H21M50.154S">
            <text:p>01:21:50</text:p>
          </table:table-cell>
          <table:table-cell office:value-type="time" office:time-value="PT01H21M38.814S">
            <text:p>01:21:39</text:p>
          </table:table-cell>
          <table:table-cell table:formula="of:=[.H76]/[.G76]" office:value-type="percentage" office:value="0.997690500135026">
            <text:p>99.77%</text:p>
          </table:table-cell>
          <table:table-cell office:value-type="time" office:time-value="PT01H22M02.341S">
            <text:p>01:22:02</text:p>
          </table:table-cell>
          <table:table-cell office:value-type="time" office:time-value="PT01H21M50.547S">
            <text:p>01:21:51</text:p>
          </table:table-cell>
          <table:table-cell table:formula="of:=[.K76]/[.J76]" office:value-type="percentage" office:value="0.997603985583282">
            <text:p>99.76%</text:p>
          </table:table-cell>
          <table:table-cell office:value-type="time" office:time-value="PT00H27M06.927S">
            <text:p>00:27:07</text:p>
          </table:table-cell>
          <table:table-cell office:value-type="time" office:time-value="PT02H43M18.804S">
            <text:p>02:43:19</text:p>
          </table:table-cell>
          <table:table-cell table:formula="of:=[.$J76]-[.M76]" office:value-type="time" office:time-value="PT00H54M55.414S">
            <text:p>00:54:55</text:p>
          </table:table-cell>
          <table:table-cell table:formula="of:=([.$J76]/[.M76])-1" office:value-type="percentage" office:value="2.02554509206621">
            <text:p>202.55%</text:p>
          </table:table-cell>
          <table:table-cell table:formula="of:=[.N76]/[.M76]" office:value-type="percentage" office:value="6.02289100863161">
            <text:p>602.29%</text:p>
          </table:table-cell>
          <table:table-cell office:value-type="time" office:time-value="PT00H18M22.627S">
            <text:p>00:18:23</text:p>
          </table:table-cell>
          <table:table-cell office:value-type="time" office:time-value="PT01H28M23.771S">
            <text:p>01:28:24</text:p>
          </table:table-cell>
          <table:table-cell table:formula="of:=[.$J76]-[.R76]" office:value-type="time" office:time-value="PT01H03M39.714S">
            <text:p>01:03:40</text:p>
          </table:table-cell>
          <table:table-cell table:formula="of:=([.$J76]/[.R76])-1" office:value-type="percentage" office:value="3.46419414725016">
            <text:p>346.42%</text:p>
          </table:table-cell>
          <table:table-cell table:formula="of:=[.S76]/[.R76]" office:value-type="percentage" office:value="4.81012255277623">
            <text:p>481.01%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00H37M00.529S">
            <text:p>00:37:01</text:p>
          </table:table-cell>
          <table:table-cell office:value-type="time" office:time-value="PT03H48M13.316S">
            <text:p>03:48:13</text:p>
          </table:table-cell>
          <table:table-cell table:formula="of:=[.$J77]-[.B77]" office:value-type="time" office:time-value="PT00H47M33.749S">
            <text:p>00:47:34</text:p>
          </table:table-cell>
          <table:table-cell table:formula="of:=([.$J77]/[.B77])-1" office:value-type="percentage" office:value="1.28516628244891">
            <text:p>128.52%</text:p>
          </table:table-cell>
          <table:table-cell table:formula="of:=[.C77]/[.B77]" office:value-type="percentage" office:value="6.16669091013898">
            <text:p>616.67%</text:p>
          </table:table-cell>
          <table:table-cell office:value-type="time" office:time-value="PT01H24M29.068S">
            <text:p>01:24:29</text:p>
          </table:table-cell>
          <table:table-cell office:value-type="time" office:time-value="PT01H24M17.368S">
            <text:p>01:24:17</text:p>
          </table:table-cell>
          <table:table-cell table:formula="of:=[.H77]/[.G77]" office:value-type="percentage" office:value="0.997691883399473">
            <text:p>99.77%</text:p>
          </table:table-cell>
          <table:table-cell office:value-type="time" office:time-value="PT01H24M34.278S">
            <text:p>01:24:34</text:p>
          </table:table-cell>
          <table:table-cell office:value-type="time" office:time-value="PT01H24M22.2S">
            <text:p>01:24:22</text:p>
          </table:table-cell>
          <table:table-cell table:formula="of:=[.K77]/[.J77]" office:value-type="percentage" office:value="0.997619759894905">
            <text:p>99.76%</text:p>
          </table:table-cell>
          <table:table-cell office:value-type="time" office:time-value="PT00H27M43.666S">
            <text:p>00:27:44</text:p>
          </table:table-cell>
          <table:table-cell office:value-type="time" office:time-value="PT02H46M31.568S">
            <text:p>02:46:32</text:p>
          </table:table-cell>
          <table:table-cell table:formula="of:=[.$J77]-[.M77]" office:value-type="time" office:time-value="PT00H56M50.612S">
            <text:p>00:56:51</text:p>
          </table:table-cell>
          <table:table-cell table:formula="of:=([.$J77]/[.M77])-1" office:value-type="percentage" office:value="2.05005812464762">
            <text:p>205.01%</text:p>
          </table:table-cell>
          <table:table-cell table:formula="of:=[.N77]/[.M77]" office:value-type="percentage" office:value="6.0057535587071">
            <text:p>600.58%</text:p>
          </table:table-cell>
          <table:table-cell office:value-type="time" office:time-value="PT00H18M51.305S">
            <text:p>00:18:51</text:p>
          </table:table-cell>
          <table:table-cell office:value-type="time" office:time-value="PT01H30M55.605S">
            <text:p>01:30:56</text:p>
          </table:table-cell>
          <table:table-cell table:formula="of:=[.$J77]-[.R77]" office:value-type="time" office:time-value="PT01H05M42.973S">
            <text:p>01:05:43</text:p>
          </table:table-cell>
          <table:table-cell table:formula="of:=([.$J77]/[.R77])-1" office:value-type="percentage" office:value="3.48533154189189">
            <text:p>348.53%</text:p>
          </table:table-cell>
          <table:table-cell table:formula="of:=[.S77]/[.R77]" office:value-type="percentage" office:value="4.8223997949271">
            <text:p>482.24%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00H37M01.408S">
            <text:p>00:37:01</text:p>
          </table:table-cell>
          <table:table-cell office:value-type="time" office:time-value="PT03H48M09.344S">
            <text:p>03:48:09</text:p>
          </table:table-cell>
          <table:table-cell table:formula="of:=[.$J78]-[.B78]" office:value-type="time" office:time-value="PT00H50M04.808S">
            <text:p>00:50:05</text:p>
          </table:table-cell>
          <table:table-cell table:formula="of:=([.$J78]/[.B78])-1" office:value-type="percentage" office:value="1.35265921433613">
            <text:p>135.27%</text:p>
          </table:table-cell>
          <table:table-cell table:formula="of:=[.C78]/[.B78]" office:value-type="percentage" office:value="6.16246272634293">
            <text:p>616.25%</text:p>
          </table:table-cell>
          <table:table-cell office:value-type="time" office:time-value="PT01H27M04.37S">
            <text:p>01:27:04</text:p>
          </table:table-cell>
          <table:table-cell office:value-type="time" office:time-value="PT01H26M52.362S">
            <text:p>01:26:52</text:p>
          </table:table-cell>
          <table:table-cell table:formula="of:=[.H78]/[.G78]" office:value-type="percentage" office:value="0.997701541047054">
            <text:p>99.77%</text:p>
          </table:table-cell>
          <table:table-cell office:value-type="time" office:time-value="PT01H27M06.216S">
            <text:p>01:27:06</text:p>
          </table:table-cell>
          <table:table-cell office:value-type="time" office:time-value="PT01H26M53.878S">
            <text:p>01:26:54</text:p>
          </table:table-cell>
          <table:table-cell table:formula="of:=[.K78]/[.J78]" office:value-type="percentage" office:value="0.997639209707368">
            <text:p>99.76%</text:p>
          </table:table-cell>
          <table:table-cell office:value-type="time" office:time-value="PT00H28M09.078S">
            <text:p>00:28:09</text:p>
          </table:table-cell>
          <table:table-cell office:value-type="time" office:time-value="PT02H49M23.363S">
            <text:p>02:49:23</text:p>
          </table:table-cell>
          <table:table-cell table:formula="of:=[.$J78]-[.M78]" office:value-type="time" office:time-value="PT00H58M57.138S">
            <text:p>00:58:57</text:p>
          </table:table-cell>
          <table:table-cell table:formula="of:=([.$J78]/[.M78])-1" office:value-type="percentage" office:value="2.09412353958787">
            <text:p>209.41%</text:p>
          </table:table-cell>
          <table:table-cell table:formula="of:=[.N78]/[.M78]" office:value-type="percentage" office:value="6.01710696604893">
            <text:p>601.71%</text:p>
          </table:table-cell>
          <table:table-cell office:value-type="time" office:time-value="PT00H19M19.219S">
            <text:p>00:19:19</text:p>
          </table:table-cell>
          <table:table-cell office:value-type="time" office:time-value="PT01H33M29.139S">
            <text:p>01:33:29</text:p>
          </table:table-cell>
          <table:table-cell table:formula="of:=[.$J78]-[.R78]" office:value-type="time" office:time-value="PT01H07M46.997S">
            <text:p>01:07:47</text:p>
          </table:table-cell>
          <table:table-cell table:formula="of:=([.$J78]/[.R78])-1" office:value-type="percentage" office:value="3.50839401355568">
            <text:p>350.84%</text:p>
          </table:table-cell>
          <table:table-cell table:formula="of:=[.S78]/[.R78]" office:value-type="percentage" office:value="4.83872245020139">
            <text:p>483.87%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00H37M00.615S">
            <text:p>00:37:01</text:p>
          </table:table-cell>
          <table:table-cell office:value-type="time" office:time-value="PT03H47M59.359S">
            <text:p>03:47:59</text:p>
          </table:table-cell>
          <table:table-cell table:formula="of:=[.$J79]-[.B79]" office:value-type="time" office:time-value="PT00H52M24.168S">
            <text:p>00:52:24</text:p>
          </table:table-cell>
          <table:table-cell table:formula="of:=([.$J79]/[.B79])-1" office:value-type="percentage" office:value="1.41589964942144">
            <text:p>141.59%</text:p>
          </table:table-cell>
          <table:table-cell table:formula="of:=[.C79]/[.B79]" office:value-type="percentage" office:value="6.1601668907037">
            <text:p>616.02%</text:p>
          </table:table-cell>
          <table:table-cell office:value-type="time" office:time-value="PT01H29M13.457S">
            <text:p>01:29:13</text:p>
          </table:table-cell>
          <table:table-cell office:value-type="time" office:time-value="PT01H29M01.166S">
            <text:p>01:29:01</text:p>
          </table:table-cell>
          <table:table-cell table:formula="of:=[.H79]/[.G79]" office:value-type="percentage" office:value="0.997704100359823">
            <text:p>99.77%</text:p>
          </table:table-cell>
          <table:table-cell office:value-type="time" office:time-value="PT01H29M24.783S">
            <text:p>01:29:25</text:p>
          </table:table-cell>
          <table:table-cell office:value-type="time" office:time-value="PT01H29M12.355S">
            <text:p>01:29:12</text:p>
          </table:table-cell>
          <table:table-cell table:formula="of:=[.K79]/[.J79]" office:value-type="percentage" office:value="0.997683410493957">
            <text:p>99.77%</text:p>
          </table:table-cell>
          <table:table-cell office:value-type="time" office:time-value="PT00H28M37.788S">
            <text:p>00:28:38</text:p>
          </table:table-cell>
          <table:table-cell office:value-type="time" office:time-value="PT02H52M25.063S">
            <text:p>02:52:25</text:p>
          </table:table-cell>
          <table:table-cell table:formula="of:=[.$J79]-[.M79]" office:value-type="time" office:time-value="PT01H00M46.995S">
            <text:p>01:00:47</text:p>
          </table:table-cell>
          <table:table-cell table:formula="of:=([.$J79]/[.M79])-1" office:value-type="percentage" office:value="2.12307630510866">
            <text:p>212.31%</text:p>
          </table:table-cell>
          <table:table-cell table:formula="of:=[.N79]/[.M79]" office:value-type="percentage" office:value="6.02231649074275">
            <text:p>602.23%</text:p>
          </table:table-cell>
          <table:table-cell office:value-type="time" office:time-value="PT00H19M40.647S">
            <text:p>00:19:41</text:p>
          </table:table-cell>
          <table:table-cell office:value-type="time" office:time-value="PT01H35M24.482S">
            <text:p>01:35:24</text:p>
          </table:table-cell>
          <table:table-cell table:formula="of:=[.$J79]-[.R79]" office:value-type="time" office:time-value="PT01H09M44.136S">
            <text:p>01:09:44</text:p>
          </table:table-cell>
          <table:table-cell table:formula="of:=([.$J79]/[.R79])-1" office:value-type="percentage" office:value="3.54393480862612">
            <text:p>354.39%</text:p>
          </table:table-cell>
          <table:table-cell table:formula="of:=[.S79]/[.R79]" office:value-type="percentage" office:value="4.84859742158325">
            <text:p>484.86%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00H37M04.04S">
            <text:p>00:37:04</text:p>
          </table:table-cell>
          <table:table-cell office:value-type="time" office:time-value="PT03H48M14.66S">
            <text:p>03:48:15</text:p>
          </table:table-cell>
          <table:table-cell table:formula="of:=[.$J80]-[.B80]" office:value-type="time" office:time-value="PT00H54M48.891S">
            <text:p>00:54:49</text:p>
          </table:table-cell>
          <table:table-cell table:formula="of:=([.$J80]/[.B80])-1" office:value-type="percentage" office:value="1.47879129871765">
            <text:p>147.88%</text:p>
          </table:table-cell>
          <table:table-cell table:formula="of:=[.C80]/[.B80]" office:value-type="percentage" office:value="6.15756011582525">
            <text:p>615.76%</text:p>
          </table:table-cell>
          <table:table-cell office:value-type="time" office:time-value="PT01H31M40.871S">
            <text:p>01:31:41</text:p>
          </table:table-cell>
          <table:table-cell office:value-type="time" office:time-value="PT01H31M28.103S">
            <text:p>01:31:28</text:p>
          </table:table-cell>
          <table:table-cell table:formula="of:=[.H80]/[.G80]" office:value-type="percentage" office:value="0.997678913030318">
            <text:p>99.77%</text:p>
          </table:table-cell>
          <table:table-cell office:value-type="time" office:time-value="PT01H31M52.931S">
            <text:p>01:31:53</text:p>
          </table:table-cell>
          <table:table-cell office:value-type="time" office:time-value="PT01H31M39.94S">
            <text:p>01:31:40</text:p>
          </table:table-cell>
          <table:table-cell table:formula="of:=[.K80]/[.J80]" office:value-type="percentage" office:value="0.997643540251093">
            <text:p>99.76%</text:p>
          </table:table-cell>
          <table:table-cell office:value-type="time" office:time-value="PT00H29M08.909S">
            <text:p>00:29:09</text:p>
          </table:table-cell>
          <table:table-cell office:value-type="time" office:time-value="PT02H55M24.062S">
            <text:p>02:55:24</text:p>
          </table:table-cell>
          <table:table-cell table:formula="of:=[.$J80]-[.M80]" office:value-type="time" office:time-value="PT01H02M44.022S">
            <text:p>01:02:44</text:p>
          </table:table-cell>
          <table:table-cell table:formula="of:=([.$J80]/[.M80])-1" office:value-type="percentage" office:value="2.15221146440438">
            <text:p>215.22%</text:p>
          </table:table-cell>
          <table:table-cell table:formula="of:=[.N80]/[.M80]" office:value-type="percentage" office:value="6.01750119646019">
            <text:p>601.75%</text:p>
          </table:table-cell>
          <table:table-cell office:value-type="time" office:time-value="PT00H20M03.085S">
            <text:p>00:20:03</text:p>
          </table:table-cell>
          <table:table-cell office:value-type="time" office:time-value="PT01H37M45.083S">
            <text:p>01:37:45</text:p>
          </table:table-cell>
          <table:table-cell table:formula="of:=[.$J80]-[.R80]" office:value-type="time" office:time-value="PT01H11M49.846S">
            <text:p>01:11:50</text:p>
          </table:table-cell>
          <table:table-cell table:formula="of:=([.$J80]/[.R80])-1" office:value-type="percentage" office:value="3.5823287631381">
            <text:p>358.23%</text:p>
          </table:table-cell>
          <table:table-cell table:formula="of:=[.S80]/[.R80]" office:value-type="percentage" office:value="4.87503626094582">
            <text:p>487.50%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00H37M02.386S">
            <text:p>00:37:02</text:p>
          </table:table-cell>
          <table:table-cell office:value-type="time" office:time-value="PT03H47M57.723S">
            <text:p>03:47:58</text:p>
          </table:table-cell>
          <table:table-cell table:formula="of:=[.$J81]-[.B81]" office:value-type="time" office:time-value="PT00H57M04.645S">
            <text:p>00:57:05</text:p>
          </table:table-cell>
          <table:table-cell table:formula="of:=([.$J81]/[.B81])-1" office:value-type="percentage" office:value="1.54097668001868">
            <text:p>154.10%</text:p>
          </table:table-cell>
          <table:table-cell table:formula="of:=[.C81]/[.B81]" office:value-type="percentage" office:value="6.15452176174616">
            <text:p>615.45%</text:p>
          </table:table-cell>
          <table:table-cell office:value-type="time" office:time-value="PT01H33M55.857S">
            <text:p>01:33:56</text:p>
          </table:table-cell>
          <table:table-cell office:value-type="time" office:time-value="PT01H33M42.831S">
            <text:p>01:33:43</text:p>
          </table:table-cell>
          <table:table-cell table:formula="of:=[.H81]/[.G81]" office:value-type="percentage" office:value="0.997688727730317">
            <text:p>99.77%</text:p>
          </table:table-cell>
          <table:table-cell office:value-type="time" office:time-value="PT01H34M07.031S">
            <text:p>01:34:07</text:p>
          </table:table-cell>
          <table:table-cell office:value-type="time" office:time-value="PT01H33M53.592S">
            <text:p>01:33:54</text:p>
          </table:table-cell>
          <table:table-cell table:formula="of:=[.K81]/[.J81]" office:value-type="percentage" office:value="0.99762016535769">
            <text:p>99.76%</text:p>
          </table:table-cell>
          <table:table-cell office:value-type="time" office:time-value="PT00H29M38.941S">
            <text:p>00:29:39</text:p>
          </table:table-cell>
          <table:table-cell office:value-type="time" office:time-value="PT02H58M31.333S">
            <text:p>02:58:31</text:p>
          </table:table-cell>
          <table:table-cell table:formula="of:=[.$J81]-[.M81]" office:value-type="time" office:time-value="PT01H04M28.09S">
            <text:p>01:04:28</text:p>
          </table:table-cell>
          <table:table-cell table:formula="of:=([.$J81]/[.M81])-1" office:value-type="percentage" office:value="2.17437790235876">
            <text:p>217.44%</text:p>
          </table:table-cell>
          <table:table-cell table:formula="of:=[.N81]/[.M81]" office:value-type="percentage" office:value="6.02118507584006">
            <text:p>602.12%</text:p>
          </table:table-cell>
          <table:table-cell office:value-type="time" office:time-value="PT00H20M36.873S">
            <text:p>00:20:37</text:p>
          </table:table-cell>
          <table:table-cell office:value-type="time" office:time-value="PT01H40M05.911S">
            <text:p>01:40:06</text:p>
          </table:table-cell>
          <table:table-cell table:formula="of:=[.$J81]-[.R81]" office:value-type="time" office:time-value="PT01H13M30.158S">
            <text:p>01:13:30</text:p>
          </table:table-cell>
          <table:table-cell table:formula="of:=([.$J81]/[.R81])-1" office:value-type="percentage" office:value="3.56557059617277">
            <text:p>356.56%</text:p>
          </table:table-cell>
          <table:table-cell table:formula="of:=[.S81]/[.R81]" office:value-type="percentage" office:value="4.85572164644228">
            <text:p>485.57%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00H37M07.625S">
            <text:p>00:37:08</text:p>
          </table:table-cell>
          <table:table-cell office:value-type="time" office:time-value="PT03H48M19.144S">
            <text:p>03:48:19</text:p>
          </table:table-cell>
          <table:table-cell table:formula="of:=[.$J82]-[.B82]" office:value-type="time" office:time-value="PT00H59M10.844S">
            <text:p>00:59:11</text:p>
          </table:table-cell>
          <table:table-cell table:formula="of:=([.$J82]/[.B82])-1" office:value-type="percentage" office:value="1.59400437685876">
            <text:p>159.40%</text:p>
          </table:table-cell>
          <table:table-cell table:formula="of:=[.C82]/[.B82]" office:value-type="percentage" office:value="6.14966343078391">
            <text:p>614.97%</text:p>
          </table:table-cell>
          <table:table-cell office:value-type="time" office:time-value="PT01H36M04.921S">
            <text:p>01:36:05</text:p>
          </table:table-cell>
          <table:table-cell office:value-type="time" office:time-value="PT01H35M51.595S">
            <text:p>01:35:52</text:p>
          </table:table-cell>
          <table:table-cell table:formula="of:=[.H82]/[.G82]" office:value-type="percentage" office:value="0.997688433197957">
            <text:p>99.77%</text:p>
          </table:table-cell>
          <table:table-cell office:value-type="time" office:time-value="PT01H36M18.469S">
            <text:p>01:36:18</text:p>
          </table:table-cell>
          <table:table-cell office:value-type="time" office:time-value="PT01H36M04.388S">
            <text:p>01:36:04</text:p>
          </table:table-cell>
          <table:table-cell table:formula="of:=[.K82]/[.J82]" office:value-type="percentage" office:value="0.997563195372338">
            <text:p>99.76%</text:p>
          </table:table-cell>
          <table:table-cell office:value-type="time" office:time-value="PT00H30M16.811S">
            <text:p>00:30:17</text:p>
          </table:table-cell>
          <table:table-cell office:value-type="time" office:time-value="PT03H01M15.432S">
            <text:p>03:01:15</text:p>
          </table:table-cell>
          <table:table-cell table:formula="of:=[.$J82]-[.M82]" office:value-type="time" office:time-value="PT01H06M01.658S">
            <text:p>01:06:02</text:p>
          </table:table-cell>
          <table:table-cell table:formula="of:=([.$J82]/[.M82])-1" office:value-type="percentage" office:value="2.18055593014353">
            <text:p>218.06%</text:p>
          </table:table-cell>
          <table:table-cell table:formula="of:=[.N82]/[.M82]" office:value-type="percentage" office:value="5.98600074526189">
            <text:p>598.60%</text:p>
          </table:table-cell>
          <table:table-cell office:value-type="time" office:time-value="PT00H20M53.195S">
            <text:p>00:20:53</text:p>
          </table:table-cell>
          <table:table-cell office:value-type="time" office:time-value="PT01H42M00.539S">
            <text:p>01:42:01</text:p>
          </table:table-cell>
          <table:table-cell table:formula="of:=[.$J82]-[.R82]" office:value-type="time" office:time-value="PT01H15M25.274S">
            <text:p>01:15:25</text:p>
          </table:table-cell>
          <table:table-cell table:formula="of:=([.$J82]/[.R82])-1" office:value-type="percentage" office:value="3.61098951081037">
            <text:p>361.10%</text:p>
          </table:table-cell>
          <table:table-cell table:formula="of:=[.S82]/[.R82]" office:value-type="percentage" office:value="4.88394782934819">
            <text:p>488.39%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00H37M03.479S">
            <text:p>00:37:03</text:p>
          </table:table-cell>
          <table:table-cell office:value-type="time" office:time-value="PT03H47M58.491S">
            <text:p>03:47:58</text:p>
          </table:table-cell>
          <table:table-cell table:formula="of:=[.$J83]-[.B83]" office:value-type="time" office:time-value="PT01H01M33.673S">
            <text:p>01:01:34</text:p>
          </table:table-cell>
          <table:table-cell table:formula="of:=([.$J83]/[.B83])-1" office:value-type="percentage" office:value="1.66121335078946">
            <text:p>166.12%</text:p>
          </table:table-cell>
          <table:table-cell table:formula="of:=[.C83]/[.B83]" office:value-type="percentage" office:value="6.15184177588365">
            <text:p>615.18%</text:p>
          </table:table-cell>
          <table:table-cell office:value-type="time" office:time-value="PT01H38M22.573S">
            <text:p>01:38:23</text:p>
          </table:table-cell>
          <table:table-cell office:value-type="time" office:time-value="PT01H38M08.928S">
            <text:p>01:38:09</text:p>
          </table:table-cell>
          <table:table-cell table:formula="of:=[.H83]/[.G83]" office:value-type="percentage" office:value="0.997688296273506">
            <text:p>99.77%</text:p>
          </table:table-cell>
          <table:table-cell office:value-type="time" office:time-value="PT01H38M37.152S">
            <text:p>01:38:37</text:p>
          </table:table-cell>
          <table:table-cell office:value-type="time" office:time-value="PT01H38M23.249S">
            <text:p>01:38:23</text:p>
          </table:table-cell>
          <table:table-cell table:formula="of:=[.K83]/[.J83]" office:value-type="percentage" office:value="0.997650389917312">
            <text:p>99.77%</text:p>
          </table:table-cell>
          <table:table-cell office:value-type="time" office:time-value="PT00H30M30.527S">
            <text:p>00:30:31</text:p>
          </table:table-cell>
          <table:table-cell office:value-type="time" office:time-value="PT03H03M56.214S">
            <text:p>03:03:56</text:p>
          </table:table-cell>
          <table:table-cell table:formula="of:=[.$J83]-[.M83]" office:value-type="time" office:time-value="PT01H08M06.625S">
            <text:p>01:08:07</text:p>
          </table:table-cell>
          <table:table-cell table:formula="of:=([.$J83]/[.M83])-1" office:value-type="percentage" office:value="2.23248550827166">
            <text:p>223.25%</text:p>
          </table:table-cell>
          <table:table-cell table:formula="of:=[.N83]/[.M83]" office:value-type="percentage" office:value="6.02898181780438">
            <text:p>602.90%</text:p>
          </table:table-cell>
          <table:table-cell office:value-type="time" office:time-value="PT00H21M05.979S">
            <text:p>00:21:06</text:p>
          </table:table-cell>
          <table:table-cell office:value-type="time" office:time-value="PT01H44M04.262S">
            <text:p>01:44:04</text:p>
          </table:table-cell>
          <table:table-cell table:formula="of:=[.$J83]-[.R83]" office:value-type="time" office:time-value="PT01H17M31.173S">
            <text:p>01:17:31</text:p>
          </table:table-cell>
          <table:table-cell table:formula="of:=([.$J83]/[.R83])-1" office:value-type="percentage" office:value="3.67397326495937">
            <text:p>367.40%</text:p>
          </table:table-cell>
          <table:table-cell table:formula="of:=[.S83]/[.R83]" office:value-type="percentage" office:value="4.93235827766495">
            <text:p>493.24%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00H37M06.405S">
            <text:p>00:37:06</text:p>
          </table:table-cell>
          <table:table-cell office:value-type="time" office:time-value="PT03H48M17.156S">
            <text:p>03:48:17</text:p>
          </table:table-cell>
          <table:table-cell table:formula="of:=[.$J84]-[.B84]" office:value-type="time" office:time-value="PT01H03M30.758S">
            <text:p>01:03:31</text:p>
          </table:table-cell>
          <table:table-cell table:formula="of:=([.$J84]/[.B84])-1" office:value-type="percentage" office:value="1.71161940437611">
            <text:p>171.16%</text:p>
          </table:table-cell>
          <table:table-cell table:formula="of:=[.C84]/[.B84]" office:value-type="percentage" office:value="6.1521403338566">
            <text:p>615.21%</text:p>
          </table:table-cell>
          <table:table-cell office:value-type="time" office:time-value="PT01H40M28.429S">
            <text:p>01:40:28</text:p>
          </table:table-cell>
          <table:table-cell office:value-type="time" office:time-value="PT01H40M14.532S">
            <text:p>01:40:15</text:p>
          </table:table-cell>
          <table:table-cell table:formula="of:=[.H84]/[.G84]" office:value-type="percentage" office:value="0.997694755963784">
            <text:p>99.77%</text:p>
          </table:table-cell>
          <table:table-cell office:value-type="time" office:time-value="PT01H40M37.163S">
            <text:p>01:40:37</text:p>
          </table:table-cell>
          <table:table-cell office:value-type="time" office:time-value="PT01H40M23S">
            <text:p>01:40:23</text:p>
          </table:table-cell>
          <table:table-cell table:formula="of:=[.K84]/[.J84]" office:value-type="percentage" office:value="0.997654030543817">
            <text:p>99.77%</text:p>
          </table:table-cell>
          <table:table-cell office:value-type="time" office:time-value="PT00H31M16.068S">
            <text:p>00:31:16</text:p>
          </table:table-cell>
          <table:table-cell office:value-type="time" office:time-value="PT03H06M49.813S">
            <text:p>03:06:50</text:p>
          </table:table-cell>
          <table:table-cell table:formula="of:=[.$J84]-[.M84]" office:value-type="time" office:time-value="PT01H09M21.095S">
            <text:p>01:09:21</text:p>
          </table:table-cell>
          <table:table-cell table:formula="of:=([.$J84]/[.M84])-1" office:value-type="percentage" office:value="2.21798730109996">
            <text:p>221.80%</text:p>
          </table:table-cell>
          <table:table-cell table:formula="of:=[.N84]/[.M84]" office:value-type="percentage" office:value="5.975163480215">
            <text:p>597.52%</text:p>
          </table:table-cell>
          <table:table-cell office:value-type="time" office:time-value="PT00H21M31.555S">
            <text:p>00:21:32</text:p>
          </table:table-cell>
          <table:table-cell office:value-type="time" office:time-value="PT01H46M09.238S">
            <text:p>01:46:09</text:p>
          </table:table-cell>
          <table:table-cell table:formula="of:=[.$J84]-[.R84]" office:value-type="time" office:time-value="PT01H19M05.608S">
            <text:p>01:19:06</text:p>
          </table:table-cell>
          <table:table-cell table:formula="of:=([.$J84]/[.R84])-1" office:value-type="percentage" office:value="3.6743367491125">
            <text:p>367.43%</text:p>
          </table:table-cell>
          <table:table-cell table:formula="of:=[.S84]/[.R84]" office:value-type="percentage" office:value="4.93144929948783">
            <text:p>493.14%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00H37M07.507S">
            <text:p>00:37:08</text:p>
          </table:table-cell>
          <table:table-cell office:value-type="time" office:time-value="PT03H48M14.552S">
            <text:p>03:48:15</text:p>
          </table:table-cell>
          <table:table-cell table:formula="of:=[.$J85]-[.B85]" office:value-type="time" office:time-value="PT01H05M36.224S">
            <text:p>01:05:36</text:p>
          </table:table-cell>
          <table:table-cell table:formula="of:=([.$J85]/[.B85])-1" office:value-type="percentage" office:value="1.76709837499949">
            <text:p>176.71%</text:p>
          </table:table-cell>
          <table:table-cell table:formula="of:=[.C85]/[.B85]" office:value-type="percentage" office:value="6.14792770572663">
            <text:p>614.79%</text:p>
          </table:table-cell>
          <table:table-cell office:value-type="time" office:time-value="PT01H42M45.636S">
            <text:p>01:42:46</text:p>
          </table:table-cell>
          <table:table-cell office:value-type="time" office:time-value="PT01H42M31.452S">
            <text:p>01:42:31</text:p>
          </table:table-cell>
          <table:table-cell table:formula="of:=[.H85]/[.G85]" office:value-type="percentage" office:value="0.99769950739875">
            <text:p>99.77%</text:p>
          </table:table-cell>
          <table:table-cell office:value-type="time" office:time-value="PT01H42M43.731S">
            <text:p>01:42:44</text:p>
          </table:table-cell>
          <table:table-cell office:value-type="time" office:time-value="PT01H42M29.744S">
            <text:p>01:42:30</text:p>
          </table:table-cell>
          <table:table-cell table:formula="of:=[.K85]/[.J85]" office:value-type="percentage" office:value="0.997730757555773">
            <text:p>99.77%</text:p>
          </table:table-cell>
          <table:table-cell office:value-type="time" office:time-value="PT00H31M20.362S">
            <text:p>00:31:20</text:p>
          </table:table-cell>
          <table:table-cell office:value-type="time" office:time-value="PT03H09M09.977S">
            <text:p>03:09:10</text:p>
          </table:table-cell>
          <table:table-cell table:formula="of:=[.$J85]-[.M85]" office:value-type="time" office:time-value="PT01H11M23.369S">
            <text:p>01:11:23</text:p>
          </table:table-cell>
          <table:table-cell table:formula="of:=([.$J85]/[.M85])-1" office:value-type="percentage" office:value="2.27794913958057">
            <text:p>227.79%</text:p>
          </table:table-cell>
          <table:table-cell table:formula="of:=[.N85]/[.M85]" office:value-type="percentage" office:value="6.03605954598104">
            <text:p>603.61%</text:p>
          </table:table-cell>
          <table:table-cell office:value-type="time" office:time-value="PT00H21M45.614S">
            <text:p>00:21:46</text:p>
          </table:table-cell>
          <table:table-cell office:value-type="time" office:time-value="PT01H48M03.261S">
            <text:p>01:48:03</text:p>
          </table:table-cell>
          <table:table-cell table:formula="of:=[.$J85]-[.R85]" office:value-type="time" office:time-value="PT01H20M58.117S">
            <text:p>01:20:58</text:p>
          </table:table-cell>
          <table:table-cell table:formula="of:=([.$J85]/[.R85])-1" office:value-type="percentage" office:value="3.72094432198184">
            <text:p>372.09%</text:p>
          </table:table-cell>
          <table:table-cell table:formula="of:=[.S85]/[.R85]" office:value-type="percentage" office:value="4.96567974914485">
            <text:p>496.57%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00H37M08.184S">
            <text:p>00:37:08</text:p>
          </table:table-cell>
          <table:table-cell office:value-type="time" office:time-value="PT03H48M19.744S">
            <text:p>03:48:20</text:p>
          </table:table-cell>
          <table:table-cell table:formula="of:=[.$J86]-[.B86]" office:value-type="time" office:time-value="PT01H07M54.541S">
            <text:p>01:07:55</text:p>
          </table:table-cell>
          <table:table-cell table:formula="of:=([.$J86]/[.B86])-1" office:value-type="percentage" office:value="1.82863758109743">
            <text:p>182.86%</text:p>
          </table:table-cell>
          <table:table-cell table:formula="of:=[.C86]/[.B86]" office:value-type="percentage" office:value="6.14838989957741">
            <text:p>614.84%</text:p>
          </table:table-cell>
          <table:table-cell office:value-type="time" office:time-value="PT01H44M53.524S">
            <text:p>01:44:54</text:p>
          </table:table-cell>
          <table:table-cell office:value-type="time" office:time-value="PT01H44M39.044S">
            <text:p>01:44:39</text:p>
          </table:table-cell>
          <table:table-cell table:formula="of:=[.H86]/[.G86]" office:value-type="percentage" office:value="0.99769922224814">
            <text:p>99.77%</text:p>
          </table:table-cell>
          <table:table-cell office:value-type="time" office:time-value="PT01H45M02.725S">
            <text:p>01:45:03</text:p>
          </table:table-cell>
          <table:table-cell office:value-type="time" office:time-value="PT01H44M47.745S">
            <text:p>01:44:48</text:p>
          </table:table-cell>
          <table:table-cell table:formula="of:=[.K86]/[.J86]" office:value-type="percentage" office:value="0.9976232502608">
            <text:p>99.76%</text:p>
          </table:table-cell>
          <table:table-cell office:value-type="time" office:time-value="PT00H31M45.632S">
            <text:p>00:31:46</text:p>
          </table:table-cell>
          <table:table-cell office:value-type="time" office:time-value="PT03H12M03S">
            <text:p>03:12:03</text:p>
          </table:table-cell>
          <table:table-cell table:formula="of:=[.$J86]-[.M86]" office:value-type="time" office:time-value="PT01H13M17.093S">
            <text:p>01:13:17</text:p>
          </table:table-cell>
          <table:table-cell table:formula="of:=([.$J86]/[.M86])-1" office:value-type="percentage" office:value="2.30741979563735">
            <text:p>230.74%</text:p>
          </table:table-cell>
          <table:table-cell table:formula="of:=[.N86]/[.M86]" office:value-type="percentage" office:value="6.04681281590569">
            <text:p>604.68%</text:p>
          </table:table-cell>
          <table:table-cell office:value-type="time" office:time-value="PT00H22M09.644S">
            <text:p>00:22:10</text:p>
          </table:table-cell>
          <table:table-cell office:value-type="time" office:time-value="PT01H50M15.037S">
            <text:p>01:50:15</text:p>
          </table:table-cell>
          <table:table-cell table:formula="of:=[.$J86]-[.R86]" office:value-type="time" office:time-value="PT01H22M53.081S">
            <text:p>01:22:53</text:p>
          </table:table-cell>
          <table:table-cell table:formula="of:=([.$J86]/[.R86])-1" office:value-type="percentage" office:value="3.74015977208937">
            <text:p>374.02%</text:p>
          </table:table-cell>
          <table:table-cell table:formula="of:=[.S86]/[.R86]" office:value-type="percentage" office:value="4.97504369590657">
            <text:p>497.50%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00H37M07.778S">
            <text:p>00:37:08</text:p>
          </table:table-cell>
          <table:table-cell office:value-type="time" office:time-value="PT03H48M04.379S">
            <text:p>03:48:04</text:p>
          </table:table-cell>
          <table:table-cell table:formula="of:=[.$J87]-[.B87]" office:value-type="time" office:time-value="PT01H10M04.915S">
            <text:p>01:10:05</text:p>
          </table:table-cell>
          <table:table-cell table:formula="of:=([.$J87]/[.B87])-1" office:value-type="percentage" office:value="1.88749282917777">
            <text:p>188.75%</text:p>
          </table:table-cell>
          <table:table-cell table:formula="of:=[.C87]/[.B87]" office:value-type="percentage" office:value="6.14261340223308">
            <text:p>614.26%</text:p>
          </table:table-cell>
          <table:table-cell office:value-type="time" office:time-value="PT01H47M08.894S">
            <text:p>01:47:09</text:p>
          </table:table-cell>
          <table:table-cell office:value-type="time" office:time-value="PT01H46M54.137S">
            <text:p>01:46:54</text:p>
          </table:table-cell>
          <table:table-cell table:formula="of:=[.H87]/[.G87]" office:value-type="percentage" office:value="0.997704581845649">
            <text:p>99.77%</text:p>
          </table:table-cell>
          <table:table-cell office:value-type="time" office:time-value="PT01H47M12.693S">
            <text:p>01:47:13</text:p>
          </table:table-cell>
          <table:table-cell office:value-type="time" office:time-value="PT01H46M57.457S">
            <text:p>01:46:57</text:p>
          </table:table-cell>
          <table:table-cell table:formula="of:=[.K87]/[.J87]" office:value-type="percentage" office:value="0.997631474096463">
            <text:p>99.76%</text:p>
          </table:table-cell>
          <table:table-cell office:value-type="time" office:time-value="PT00H32M13.589S">
            <text:p>00:32:14</text:p>
          </table:table-cell>
          <table:table-cell office:value-type="time" office:time-value="PT03H14M41.958S">
            <text:p>03:14:42</text:p>
          </table:table-cell>
          <table:table-cell table:formula="of:=[.$J87]-[.M87]" office:value-type="time" office:time-value="PT01H14M59.104S">
            <text:p>01:14:59</text:p>
          </table:table-cell>
          <table:table-cell table:formula="of:=([.$J87]/[.M87])-1" office:value-type="percentage" office:value="2.3268150573881">
            <text:p>232.68%</text:p>
          </table:table-cell>
          <table:table-cell table:formula="of:=[.N87]/[.M87]" office:value-type="percentage" office:value="6.04159312035805">
            <text:p>604.16%</text:p>
          </table:table-cell>
          <table:table-cell office:value-type="time" office:time-value="PT00H22M32.514S">
            <text:p>00:22:33</text:p>
          </table:table-cell>
          <table:table-cell office:value-type="time" office:time-value="PT01H52M15.889S">
            <text:p>01:52:16</text:p>
          </table:table-cell>
          <table:table-cell table:formula="of:=[.$J87]-[.R87]" office:value-type="time" office:time-value="PT01H24M40.179S">
            <text:p>01:24:40</text:p>
          </table:table-cell>
          <table:table-cell table:formula="of:=([.$J87]/[.R87])-1" office:value-type="percentage" office:value="3.75610086106318">
            <text:p>375.61%</text:p>
          </table:table-cell>
          <table:table-cell table:formula="of:=[.S87]/[.R87]" office:value-type="percentage" office:value="4.98027303229394">
            <text:p>498.03%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00H37M06.728S">
            <text:p>00:37:07</text:p>
          </table:table-cell>
          <table:table-cell office:value-type="time" office:time-value="PT03H48M00.667S">
            <text:p>03:48:01</text:p>
          </table:table-cell>
          <table:table-cell table:formula="of:=[.$J88]-[.B88]" office:value-type="time" office:time-value="PT01H12M09.833S">
            <text:p>01:12:10</text:p>
          </table:table-cell>
          <table:table-cell table:formula="of:=([.$J88]/[.B88])-1" office:value-type="percentage" office:value="1.94448221785508">
            <text:p>194.45%</text:p>
          </table:table-cell>
          <table:table-cell table:formula="of:=[.C88]/[.B88]" office:value-type="percentage" office:value="6.14384289414783">
            <text:p>614.38%</text:p>
          </table:table-cell>
          <table:table-cell office:value-type="time" office:time-value="PT01H49M17.618S">
            <text:p>01:49:18</text:p>
          </table:table-cell>
          <table:table-cell office:value-type="time" office:time-value="PT01H49M02.605S">
            <text:p>01:49:03</text:p>
          </table:table-cell>
          <table:table-cell table:formula="of:=[.H88]/[.G88]" office:value-type="percentage" office:value="0.997710601623943">
            <text:p>99.77%</text:p>
          </table:table-cell>
          <table:table-cell office:value-type="time" office:time-value="PT01H49M16.561S">
            <text:p>01:49:17</text:p>
          </table:table-cell>
          <table:table-cell office:value-type="time" office:time-value="PT01H49M01.041S">
            <text:p>01:49:01</text:p>
          </table:table-cell>
          <table:table-cell table:formula="of:=[.K88]/[.J88]" office:value-type="percentage" office:value="0.997632905420997">
            <text:p>99.76%</text:p>
          </table:table-cell>
          <table:table-cell office:value-type="time" office:time-value="PT00H32M41.023S">
            <text:p>00:32:41</text:p>
          </table:table-cell>
          <table:table-cell office:value-type="time" office:time-value="PT03H17M18.96S">
            <text:p>03:17:19</text:p>
          </table:table-cell>
          <table:table-cell table:formula="of:=[.$J88]-[.M88]" office:value-type="time" office:time-value="PT01H16M35.538S">
            <text:p>01:16:36</text:p>
          </table:table-cell>
          <table:table-cell table:formula="of:=([.$J88]/[.M88])-1" office:value-type="percentage" office:value="2.34343911315676">
            <text:p>234.34%</text:p>
          </table:table-cell>
          <table:table-cell table:formula="of:=[.N88]/[.M88]" office:value-type="percentage" office:value="6.03713469959302">
            <text:p>603.71%</text:p>
          </table:table-cell>
          <table:table-cell office:value-type="time" office:time-value="PT00H22M47.749S">
            <text:p>00:22:48</text:p>
          </table:table-cell>
          <table:table-cell office:value-type="time" office:time-value="PT01H54M14.736S">
            <text:p>01:54:15</text:p>
          </table:table-cell>
          <table:table-cell table:formula="of:=[.$J88]-[.R88]" office:value-type="time" office:time-value="PT01H26M28.812S">
            <text:p>01:26:29</text:p>
          </table:table-cell>
          <table:table-cell table:formula="of:=([.$J88]/[.R88])-1" office:value-type="percentage" office:value="3.79368729203969">
            <text:p>379.37%</text:p>
          </table:table-cell>
          <table:table-cell table:formula="of:=[.S88]/[.R88]" office:value-type="percentage" office:value="5.01169147263131">
            <text:p>501.17%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00H37M12.723S">
            <text:p>00:37:13</text:p>
          </table:table-cell>
          <table:table-cell office:value-type="time" office:time-value="PT03H48M21.78S">
            <text:p>03:48:22</text:p>
          </table:table-cell>
          <table:table-cell table:formula="of:=[.$J89]-[.B89]" office:value-type="time" office:time-value="PT01H14M05.522S">
            <text:p>01:14:06</text:p>
          </table:table-cell>
          <table:table-cell table:formula="of:=([.$J89]/[.B89])-1" office:value-type="percentage" office:value="1.99107636728784">
            <text:p>199.11%</text:p>
          </table:table-cell>
          <table:table-cell table:formula="of:=[.C89]/[.B89]" office:value-type="percentage" office:value="6.13680246049331">
            <text:p>613.68%</text:p>
          </table:table-cell>
          <table:table-cell office:value-type="time" office:time-value="PT01H51M03.463S">
            <text:p>01:51:03</text:p>
          </table:table-cell>
          <table:table-cell office:value-type="time" office:time-value="PT01H50M48.251S">
            <text:p>01:50:48</text:p>
          </table:table-cell>
          <table:table-cell table:formula="of:=[.H89]/[.G89]" office:value-type="percentage" office:value="0.997717102953825">
            <text:p>99.77%</text:p>
          </table:table-cell>
          <table:table-cell office:value-type="time" office:time-value="PT01H51M18.245S">
            <text:p>01:51:18</text:p>
          </table:table-cell>
          <table:table-cell office:value-type="time" office:time-value="PT01H51M02.616S">
            <text:p>01:51:03</text:p>
          </table:table-cell>
          <table:table-cell table:formula="of:=[.K89]/[.J89]" office:value-type="percentage" office:value="0.997659714490858">
            <text:p>99.77%</text:p>
          </table:table-cell>
          <table:table-cell office:value-type="time" office:time-value="PT00H32M56.87S">
            <text:p>00:32:57</text:p>
          </table:table-cell>
          <table:table-cell office:value-type="time" office:time-value="PT03H19M21.492S">
            <text:p>03:19:21</text:p>
          </table:table-cell>
          <table:table-cell table:formula="of:=[.$J89]-[.M89]" office:value-type="time" office:time-value="PT01H18M21.375S">
            <text:p>01:18:21</text:p>
          </table:table-cell>
          <table:table-cell table:formula="of:=([.$J89]/[.M89])-1" office:value-type="percentage" office:value="2.37819128217839">
            <text:p>237.82%</text:p>
          </table:table-cell>
          <table:table-cell table:formula="of:=[.N89]/[.M89]" office:value-type="percentage" office:value="6.05072260694937">
            <text:p>605.07%</text:p>
          </table:table-cell>
          <table:table-cell office:value-type="time" office:time-value="PT00H23M06.854S">
            <text:p>00:23:07</text:p>
          </table:table-cell>
          <table:table-cell office:value-type="time" office:time-value="PT01H56M06.003S">
            <text:p>01:56:06</text:p>
          </table:table-cell>
          <table:table-cell table:formula="of:=[.$J89]-[.R89]" office:value-type="time" office:time-value="PT01H28M11.391S">
            <text:p>01:28:11</text:p>
          </table:table-cell>
          <table:table-cell table:formula="of:=([.$J89]/[.R89])-1" office:value-type="percentage" office:value="3.81539152643321">
            <text:p>381.54%</text:p>
          </table:table-cell>
          <table:table-cell table:formula="of:=[.S89]/[.R89]" office:value-type="percentage" office:value="5.02288128382656">
            <text:p>502.29%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00H37M09.773S">
            <text:p>00:37:10</text:p>
          </table:table-cell>
          <table:table-cell office:value-type="time" office:time-value="PT03H48M07.895S">
            <text:p>03:48:08</text:p>
          </table:table-cell>
          <table:table-cell table:formula="of:=[.$J90]-[.B90]" office:value-type="time" office:time-value="PT01H16M00.572S">
            <text:p>01:16:01</text:p>
          </table:table-cell>
          <table:table-cell table:formula="of:=([.$J90]/[.B90])-1" office:value-type="percentage" office:value="2.04530775105807">
            <text:p>204.53%</text:p>
          </table:table-cell>
          <table:table-cell table:formula="of:=[.C90]/[.B90]" office:value-type="percentage" office:value="6.13869438727619">
            <text:p>613.87%</text:p>
          </table:table-cell>
          <table:table-cell office:value-type="time" office:time-value="PT01H53M01.789S">
            <text:p>01:53:02</text:p>
          </table:table-cell>
          <table:table-cell office:value-type="time" office:time-value="PT01H52M46.323S">
            <text:p>01:52:46</text:p>
          </table:table-cell>
          <table:table-cell table:formula="of:=[.H90]/[.G90]" office:value-type="percentage" office:value="0.997719480803664">
            <text:p>99.77%</text:p>
          </table:table-cell>
          <table:table-cell office:value-type="time" office:time-value="PT01H53M10.345S">
            <text:p>01:53:10</text:p>
          </table:table-cell>
          <table:table-cell office:value-type="time" office:time-value="PT01H52M54.751S">
            <text:p>01:52:55</text:p>
          </table:table-cell>
          <table:table-cell table:formula="of:=[.K90]/[.J90]" office:value-type="percentage" office:value="0.99770350401931">
            <text:p>99.77%</text:p>
          </table:table-cell>
          <table:table-cell office:value-type="time" office:time-value="PT00H33M18.431S">
            <text:p>00:33:18</text:p>
          </table:table-cell>
          <table:table-cell office:value-type="time" office:time-value="PT03H21M55.197S">
            <text:p>03:21:55</text:p>
          </table:table-cell>
          <table:table-cell table:formula="of:=[.$J90]-[.M90]" office:value-type="time" office:time-value="PT01H19M51.914S">
            <text:p>01:19:52</text:p>
          </table:table-cell>
          <table:table-cell table:formula="of:=([.$J90]/[.M90])-1" office:value-type="percentage" office:value="2.39783810399258">
            <text:p>239.78%</text:p>
          </table:table-cell>
          <table:table-cell table:formula="of:=[.N90]/[.M90]" office:value-type="percentage" office:value="6.06235441704017">
            <text:p>606.24%</text:p>
          </table:table-cell>
          <table:table-cell office:value-type="time" office:time-value="PT00H23M25.477S">
            <text:p>00:23:25</text:p>
          </table:table-cell>
          <table:table-cell office:value-type="time" office:time-value="PT01H58M00.487S">
            <text:p>01:58:00</text:p>
          </table:table-cell>
          <table:table-cell table:formula="of:=[.$J90]-[.R90]" office:value-type="time" office:time-value="PT01H29M44.868S">
            <text:p>01:29:45</text:p>
          </table:table-cell>
          <table:table-cell table:formula="of:=([.$J90]/[.R90])-1" office:value-type="percentage" office:value="3.83134551472561">
            <text:p>383.13%</text:p>
          </table:table-cell>
          <table:table-cell table:formula="of:=[.S90]/[.R90]" office:value-type="percentage" office:value="5.03778219067263">
            <text:p>503.78%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00H37M18.899S">
            <text:p>00:37:19</text:p>
          </table:table-cell>
          <table:table-cell office:value-type="time" office:time-value="PT03H48M15.252S">
            <text:p>03:48:15</text:p>
          </table:table-cell>
          <table:table-cell table:formula="of:=[.$J91]-[.B91]" office:value-type="time" office:time-value="PT01H17M49.508S">
            <text:p>01:17:50</text:p>
          </table:table-cell>
          <table:table-cell table:formula="of:=([.$J91]/[.B91])-1" office:value-type="percentage" office:value="2.08562690858319">
            <text:p>208.56%</text:p>
          </table:table-cell>
          <table:table-cell table:formula="of:=[.C91]/[.B91]" office:value-type="percentage" office:value="6.11695837998945">
            <text:p>611.70%</text:p>
          </table:table-cell>
          <table:table-cell office:value-type="time" office:time-value="PT01H55M09.548S">
            <text:p>01:55:10</text:p>
          </table:table-cell>
          <table:table-cell office:value-type="time" office:time-value="PT01H54M53.819S">
            <text:p>01:54:54</text:p>
          </table:table-cell>
          <table:table-cell table:formula="of:=[.H91]/[.G91]" office:value-type="percentage" office:value="0.997723584813363">
            <text:p>99.77%</text:p>
          </table:table-cell>
          <table:table-cell office:value-type="time" office:time-value="PT01H55M08.407S">
            <text:p>01:55:08</text:p>
          </table:table-cell>
          <table:table-cell office:value-type="time" office:time-value="PT01H54M51.727S">
            <text:p>01:54:52</text:p>
          </table:table-cell>
          <table:table-cell table:formula="of:=[.K91]/[.J91]" office:value-type="percentage" office:value="0.99758555047495">
            <text:p>99.76%</text:p>
          </table:table-cell>
          <table:table-cell office:value-type="time" office:time-value="PT00H33M39.016S">
            <text:p>00:33:39</text:p>
          </table:table-cell>
          <table:table-cell office:value-type="time" office:time-value="PT03H24M11.018S">
            <text:p>03:24:11</text:p>
          </table:table-cell>
          <table:table-cell table:formula="of:=[.$J91]-[.M91]" office:value-type="time" office:time-value="PT01H21M29.391S">
            <text:p>01:21:29</text:p>
          </table:table-cell>
          <table:table-cell table:formula="of:=([.$J91]/[.M91])-1" office:value-type="percentage" office:value="2.42167025917576">
            <text:p>242.17%</text:p>
          </table:table-cell>
          <table:table-cell table:formula="of:=[.N91]/[.M91]" office:value-type="percentage" office:value="6.06781620353677">
            <text:p>606.78%</text:p>
          </table:table-cell>
          <table:table-cell office:value-type="time" office:time-value="PT00H23M47.351S">
            <text:p>00:23:47</text:p>
          </table:table-cell>
          <table:table-cell office:value-type="time" office:time-value="PT02H00M00.502S">
            <text:p>02:00:01</text:p>
          </table:table-cell>
          <table:table-cell table:formula="of:=[.$J91]-[.R91]" office:value-type="time" office:time-value="PT01H31M21.056S">
            <text:p>01:31:21</text:p>
          </table:table-cell>
          <table:table-cell table:formula="of:=([.$J91]/[.R91])-1" office:value-type="percentage" office:value="3.84001972885436">
            <text:p>384.00%</text:p>
          </table:table-cell>
          <table:table-cell table:formula="of:=[.S91]/[.R91]" office:value-type="percentage" office:value="5.04466105393838">
            <text:p>504.47%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00H37M15.181S">
            <text:p>00:37:15</text:p>
          </table:table-cell>
          <table:table-cell office:value-type="time" office:time-value="PT03H48M24.352S">
            <text:p>03:48:24</text:p>
          </table:table-cell>
          <table:table-cell table:formula="of:=[.$J92]-[.B92]" office:value-type="time" office:time-value="PT01H19M55.882S">
            <text:p>01:19:56</text:p>
          </table:table-cell>
          <table:table-cell table:formula="of:=([.$J92]/[.B92])-1" office:value-type="percentage" office:value="2.14563473830531">
            <text:p>214.56%</text:p>
          </table:table-cell>
          <table:table-cell table:formula="of:=[.C92]/[.B92]" office:value-type="percentage" office:value="6.13120458701107">
            <text:p>613.12%</text:p>
          </table:table-cell>
          <table:table-cell office:value-type="time" office:time-value="PT01H56M52.038S">
            <text:p>01:56:52</text:p>
          </table:table-cell>
          <table:table-cell office:value-type="time" office:time-value="PT01H56M36.009S">
            <text:p>01:56:36</text:p>
          </table:table-cell>
          <table:table-cell table:formula="of:=[.H92]/[.G92]" office:value-type="percentage" office:value="0.997714073996747">
            <text:p>99.77%</text:p>
          </table:table-cell>
          <table:table-cell office:value-type="time" office:time-value="PT01H57M11.063S">
            <text:p>01:57:11</text:p>
          </table:table-cell>
          <table:table-cell office:value-type="time" office:time-value="PT01H56M54.562S">
            <text:p>01:56:55</text:p>
          </table:table-cell>
          <table:table-cell table:formula="of:=[.K92]/[.J92]" office:value-type="percentage" office:value="0.997653128694765">
            <text:p>99.77%</text:p>
          </table:table-cell>
          <table:table-cell office:value-type="time" office:time-value="PT00H33M58.548S">
            <text:p>00:33:59</text:p>
          </table:table-cell>
          <table:table-cell office:value-type="time" office:time-value="PT03H26M07.101S">
            <text:p>03:26:07</text:p>
          </table:table-cell>
          <table:table-cell table:formula="of:=[.$J92]-[.M92]" office:value-type="time" office:time-value="PT01H23M12.515S">
            <text:p>01:23:13</text:p>
          </table:table-cell>
          <table:table-cell table:formula="of:=([.$J92]/[.M92])-1" office:value-type="percentage" office:value="2.44905442501231">
            <text:p>244.91%</text:p>
          </table:table-cell>
          <table:table-cell table:formula="of:=[.N92]/[.M92]" office:value-type="percentage" office:value="6.06662241948681">
            <text:p>606.66%</text:p>
          </table:table-cell>
          <table:table-cell office:value-type="time" office:time-value="PT00H24M04.954S">
            <text:p>00:24:05</text:p>
          </table:table-cell>
          <table:table-cell office:value-type="time" office:time-value="PT02H01M35.94S">
            <text:p>02:01:36</text:p>
          </table:table-cell>
          <table:table-cell table:formula="of:=[.$J92]-[.R92]" office:value-type="time" office:time-value="PT01H33M06.109S">
            <text:p>01:33:06</text:p>
          </table:table-cell>
          <table:table-cell table:formula="of:=([.$J92]/[.R92])-1" office:value-type="percentage" office:value="3.86594244522663">
            <text:p>386.59%</text:p>
          </table:table-cell>
          <table:table-cell table:formula="of:=[.S92]/[.R92]" office:value-type="percentage" office:value="5.04925416310831">
            <text:p>504.93%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00H37M15.359S">
            <text:p>00:37:15</text:p>
          </table:table-cell>
          <table:table-cell office:value-type="time" office:time-value="PT03H48M30.525S">
            <text:p>03:48:31</text:p>
          </table:table-cell>
          <table:table-cell table:formula="of:=[.$J93]-[.B93]" office:value-type="time" office:time-value="PT01H21M30.686S">
            <text:p>01:21:31</text:p>
          </table:table-cell>
          <table:table-cell table:formula="of:=([.$J93]/[.B93])-1" office:value-type="percentage" office:value="2.18787496773449">
            <text:p>218.79%</text:p>
          </table:table-cell>
          <table:table-cell table:formula="of:=[.C93]/[.B93]" office:value-type="percentage" office:value="6.13347788878654">
            <text:p>613.35%</text:p>
          </table:table-cell>
          <table:table-cell office:value-type="time" office:time-value="PT01H58M38.482S">
            <text:p>01:58:38</text:p>
          </table:table-cell>
          <table:table-cell office:value-type="time" office:time-value="PT01H58M22.168S">
            <text:p>01:58:22</text:p>
          </table:table-cell>
          <table:table-cell table:formula="of:=[.H93]/[.G93]" office:value-type="percentage" office:value="0.997708219252363">
            <text:p>99.77%</text:p>
          </table:table-cell>
          <table:table-cell office:value-type="time" office:time-value="PT01H58M46.045S">
            <text:p>01:58:46</text:p>
          </table:table-cell>
          <table:table-cell office:value-type="time" office:time-value="PT01H58M28.992S">
            <text:p>01:58:29</text:p>
          </table:table-cell>
          <table:table-cell table:formula="of:=[.K93]/[.J93]" office:value-type="percentage" office:value="0.997606947472265">
            <text:p>99.76%</text:p>
          </table:table-cell>
          <table:table-cell office:value-type="time" office:time-value="PT00H34M13.585S">
            <text:p>00:34:14</text:p>
          </table:table-cell>
          <table:table-cell office:value-type="time" office:time-value="PT03H28M00.108S">
            <text:p>03:28:00</text:p>
          </table:table-cell>
          <table:table-cell table:formula="of:=[.$J93]-[.M93]" office:value-type="time" office:time-value="PT01H24M32.46S">
            <text:p>01:24:32</text:p>
          </table:table-cell>
          <table:table-cell table:formula="of:=([.$J93]/[.M93])-1" office:value-type="percentage" office:value="2.47005115444454">
            <text:p>247.01%</text:p>
          </table:table-cell>
          <table:table-cell table:formula="of:=[.N93]/[.M93]" office:value-type="percentage" office:value="6.07722982004641">
            <text:p>607.72%</text:p>
          </table:table-cell>
          <table:table-cell office:value-type="time" office:time-value="PT00H24M15.358S">
            <text:p>00:24:15</text:p>
          </table:table-cell>
          <table:table-cell office:value-type="time" office:time-value="PT02H03M08.254S">
            <text:p>02:03:08</text:p>
          </table:table-cell>
          <table:table-cell table:formula="of:=[.$J93]-[.R93]" office:value-type="time" office:time-value="PT01H34M30.687S">
            <text:p>01:34:31</text:p>
          </table:table-cell>
          <table:table-cell table:formula="of:=([.$J93]/[.R93])-1" office:value-type="percentage" office:value="3.89642067450071">
            <text:p>389.64%</text:p>
          </table:table-cell>
          <table:table-cell table:formula="of:=[.S93]/[.R93]" office:value-type="percentage" office:value="5.07658871562873">
            <text:p>507.66%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00H37M16.388S">
            <text:p>00:37:16</text:p>
          </table:table-cell>
          <table:table-cell office:value-type="time" office:time-value="PT03H48M13.244S">
            <text:p>03:48:13</text:p>
          </table:table-cell>
          <table:table-cell table:formula="of:=[.$J94]-[.B94]" office:value-type="time" office:time-value="PT01H22M57.028S">
            <text:p>01:22:57</text:p>
          </table:table-cell>
          <table:table-cell table:formula="of:=([.$J94]/[.B94])-1" office:value-type="percentage" office:value="2.22547608017929">
            <text:p>222.55%</text:p>
          </table:table-cell>
          <table:table-cell table:formula="of:=[.C94]/[.B94]" office:value-type="percentage" office:value="6.12292857947726">
            <text:p>612.29%</text:p>
          </table:table-cell>
          <table:table-cell office:value-type="time" office:time-value="PT02H00M05.547S">
            <text:p>02:00:06</text:p>
          </table:table-cell>
          <table:table-cell office:value-type="time" office:time-value="PT01H59M49.053S">
            <text:p>01:59:49</text:p>
          </table:table-cell>
          <table:table-cell table:formula="of:=[.H94]/[.G94]" office:value-type="percentage" office:value="0.997710930204189">
            <text:p>99.77%</text:p>
          </table:table-cell>
          <table:table-cell office:value-type="time" office:time-value="PT02H00M13.416S">
            <text:p>02:00:13</text:p>
          </table:table-cell>
          <table:table-cell office:value-type="time" office:time-value="PT01H59M56.446S">
            <text:p>01:59:56</text:p>
          </table:table-cell>
          <table:table-cell table:formula="of:=[.K94]/[.J94]" office:value-type="percentage" office:value="0.997647439160586">
            <text:p>99.76%</text:p>
          </table:table-cell>
          <table:table-cell office:value-type="time" office:time-value="PT00H34M36.298S">
            <text:p>00:34:36</text:p>
          </table:table-cell>
          <table:table-cell office:value-type="time" office:time-value="PT03H29M51.743S">
            <text:p>03:29:52</text:p>
          </table:table-cell>
          <table:table-cell table:formula="of:=[.$J94]-[.M94]" office:value-type="time" office:time-value="PT01H25M37.118S">
            <text:p>01:25:37</text:p>
          </table:table-cell>
          <table:table-cell table:formula="of:=([.$J94]/[.M94])-1" office:value-type="percentage" office:value="2.47417181926679">
            <text:p>247.42%</text:p>
          </table:table-cell>
          <table:table-cell table:formula="of:=[.N94]/[.M94]" office:value-type="percentage" office:value="6.06451626885929">
            <text:p>606.45%</text:p>
          </table:table-cell>
          <table:table-cell office:value-type="time" office:time-value="PT00H24M33.932S">
            <text:p>00:24:34</text:p>
          </table:table-cell>
          <table:table-cell office:value-type="time" office:time-value="PT02H04M35.455S">
            <text:p>02:04:35</text:p>
          </table:table-cell>
          <table:table-cell table:formula="of:=[.$J94]-[.R94]" office:value-type="time" office:time-value="PT01H35M39.484S">
            <text:p>01:35:39</text:p>
          </table:table-cell>
          <table:table-cell table:formula="of:=([.$J94]/[.R94])-1" office:value-type="percentage" office:value="3.89399510967941">
            <text:p>389.40%</text:p>
          </table:table-cell>
          <table:table-cell table:formula="of:=[.S94]/[.R94]" office:value-type="percentage" office:value="5.07177739542937">
            <text:p>507.18%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00H37M12.497S">
            <text:p>00:37:12</text:p>
          </table:table-cell>
          <table:table-cell office:value-type="time" office:time-value="PT03H48M07.459S">
            <text:p>03:48:07</text:p>
          </table:table-cell>
          <table:table-cell table:formula="of:=[.$J95]-[.B95]" office:value-type="time" office:time-value="PT01H24M15.897S">
            <text:p>01:24:16</text:p>
          </table:table-cell>
          <table:table-cell table:formula="of:=([.$J95]/[.B95])-1" office:value-type="percentage" office:value="2.26468255052526">
            <text:p>226.47%</text:p>
          </table:table-cell>
          <table:table-cell table:formula="of:=[.C95]/[.B95]" office:value-type="percentage" office:value="6.13100891065027">
            <text:p>613.10%</text:p>
          </table:table-cell>
          <table:table-cell office:value-type="time" office:time-value="PT02H01M23.415S">
            <text:p>02:01:23</text:p>
          </table:table-cell>
          <table:table-cell office:value-type="time" office:time-value="PT02H01M06.81S">
            <text:p>02:01:07</text:p>
          </table:table-cell>
          <table:table-cell table:formula="of:=[.H95]/[.G95]" office:value-type="percentage" office:value="0.997720162863162">
            <text:p>99.77%</text:p>
          </table:table-cell>
          <table:table-cell office:value-type="time" office:time-value="PT02H01M28.394S">
            <text:p>02:01:28</text:p>
          </table:table-cell>
          <table:table-cell office:value-type="time" office:time-value="PT02H01M11.682S">
            <text:p>02:01:12</text:p>
          </table:table-cell>
          <table:table-cell table:formula="of:=[.K95]/[.J95]" office:value-type="percentage" office:value="0.997707039438318">
            <text:p>99.77%</text:p>
          </table:table-cell>
          <table:table-cell office:value-type="time" office:time-value="PT00H34M55.405S">
            <text:p>00:34:55</text:p>
          </table:table-cell>
          <table:table-cell office:value-type="time" office:time-value="PT03H31M54.555S">
            <text:p>03:31:55</text:p>
          </table:table-cell>
          <table:table-cell table:formula="of:=[.$J95]-[.M95]" office:value-type="time" office:time-value="PT01H26M32.989S">
            <text:p>01:26:33</text:p>
          </table:table-cell>
          <table:table-cell table:formula="of:=([.$J95]/[.M95])-1" office:value-type="percentage" office:value="2.47827460562517">
            <text:p>247.83%</text:p>
          </table:table-cell>
          <table:table-cell table:formula="of:=[.N95]/[.M95]" office:value-type="percentage" office:value="6.06782698332781">
            <text:p>606.78%</text:p>
          </table:table-cell>
          <table:table-cell office:value-type="time" office:time-value="PT00H24M44.718S">
            <text:p>00:24:45</text:p>
          </table:table-cell>
          <table:table-cell office:value-type="time" office:time-value="PT02H05M46.748S">
            <text:p>02:05:47</text:p>
          </table:table-cell>
          <table:table-cell table:formula="of:=[.$J95]-[.R95]" office:value-type="time" office:time-value="PT01H36M43.676S">
            <text:p>01:36:44</text:p>
          </table:table-cell>
          <table:table-cell table:formula="of:=([.$J95]/[.R95])-1" office:value-type="percentage" office:value="3.90894163066656">
            <text:p>390.89%</text:p>
          </table:table-cell>
          <table:table-cell table:formula="of:=[.S95]/[.R95]" office:value-type="percentage" office:value="5.08295043233799">
            <text:p>508.30%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00H37M14.713S">
            <text:p>00:37:15</text:p>
          </table:table-cell>
          <table:table-cell office:value-type="time" office:time-value="PT03H48M07.459S">
            <text:p>03:48:07</text:p>
          </table:table-cell>
          <table:table-cell table:formula="of:=[.$J96]-[.B96]" office:value-type="time" office:time-value="PT01H25M43.098S">
            <text:p>01:25:43</text:p>
          </table:table-cell>
          <table:table-cell table:formula="of:=([.$J96]/[.B96])-1" office:value-type="percentage" office:value="2.30145795008129">
            <text:p>230.15%</text:p>
          </table:table-cell>
          <table:table-cell table:formula="of:=[.C96]/[.B96]" office:value-type="percentage" office:value="6.12492924147307">
            <text:p>612.49%</text:p>
          </table:table-cell>
          <table:table-cell office:value-type="time" office:time-value="PT02H02M35.407S">
            <text:p>02:02:35</text:p>
          </table:table-cell>
          <table:table-cell office:value-type="time" office:time-value="PT02H02M18.611S">
            <text:p>02:02:19</text:p>
          </table:table-cell>
          <table:table-cell table:formula="of:=[.H96]/[.G96]" office:value-type="percentage" office:value="0.997716509773015">
            <text:p>99.77%</text:p>
          </table:table-cell>
          <table:table-cell office:value-type="time" office:time-value="PT02H02M57.811S">
            <text:p>02:02:58</text:p>
          </table:table-cell>
          <table:table-cell office:value-type="time" office:time-value="PT02H02M40.524S">
            <text:p>02:02:41</text:p>
          </table:table-cell>
          <table:table-cell table:formula="of:=[.K96]/[.J96]" office:value-type="percentage" office:value="0.997656893081159">
            <text:p>99.77%</text:p>
          </table:table-cell>
          <table:table-cell office:value-type="time" office:time-value="PT00H35M06.046S">
            <text:p>00:35:06</text:p>
          </table:table-cell>
          <table:table-cell office:value-type="time" office:time-value="PT03H33M00.955S">
            <text:p>03:33:01</text:p>
          </table:table-cell>
          <table:table-cell table:formula="of:=[.$J96]-[.M96]" office:value-type="time" office:time-value="PT01H27M51.765S">
            <text:p>01:27:52</text:p>
          </table:table-cell>
          <table:table-cell table:formula="of:=([.$J96]/[.M96])-1" office:value-type="percentage" office:value="2.50315757585542">
            <text:p>250.32%</text:p>
          </table:table-cell>
          <table:table-cell table:formula="of:=[.N96]/[.M96]" office:value-type="percentage" office:value="6.06869698002798">
            <text:p>606.87%</text:p>
          </table:table-cell>
          <table:table-cell office:value-type="time" office:time-value="PT00H24M57.873S">
            <text:p>00:24:58</text:p>
          </table:table-cell>
          <table:table-cell office:value-type="time" office:time-value="PT02H06M59.7S">
            <text:p>02:07:00</text:p>
          </table:table-cell>
          <table:table-cell table:formula="of:=[.$J96]-[.R96]" office:value-type="time" office:time-value="PT01H37M59.938S">
            <text:p>01:38:00</text:p>
          </table:table-cell>
          <table:table-cell table:formula="of:=([.$J96]/[.R96])-1" office:value-type="percentage" office:value="3.92552506120345">
            <text:p>392.55%</text:p>
          </table:table-cell>
          <table:table-cell table:formula="of:=[.S96]/[.R96]" office:value-type="percentage" office:value="5.0870133849799">
            <text:p>508.70%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00H37M18.294S">
            <text:p>00:37:18</text:p>
          </table:table-cell>
          <table:table-cell office:value-type="time" office:time-value="PT03H48M31.393S">
            <text:p>03:48:31</text:p>
          </table:table-cell>
          <table:table-cell table:formula="of:=[.$J97]-[.B97]" office:value-type="time" office:time-value="PT01H26M34.532S">
            <text:p>01:26:35</text:p>
          </table:table-cell>
          <table:table-cell table:formula="of:=([.$J97]/[.B97])-1" office:value-type="percentage" office:value="2.32075500358755">
            <text:p>232.08%</text:p>
          </table:table-cell>
          <table:table-cell table:formula="of:=[.C97]/[.B97]" office:value-type="percentage" office:value="6.125823059884">
            <text:p>612.58%</text:p>
          </table:table-cell>
          <table:table-cell office:value-type="time" office:time-value="PT02H03M44.931S">
            <text:p>02:03:45</text:p>
          </table:table-cell>
          <table:table-cell office:value-type="time" office:time-value="PT02H03M27.959S">
            <text:p>02:03:28</text:p>
          </table:table-cell>
          <table:table-cell table:formula="of:=[.H97]/[.G97]" office:value-type="percentage" office:value="0.997714187512315">
            <text:p>99.77%</text:p>
          </table:table-cell>
          <table:table-cell office:value-type="time" office:time-value="PT02H03M52.826S">
            <text:p>02:03:53</text:p>
          </table:table-cell>
          <table:table-cell office:value-type="time" office:time-value="PT02H03M35.311S">
            <text:p>02:03:35</text:p>
          </table:table-cell>
          <table:table-cell table:formula="of:=[.K97]/[.J97]" office:value-type="percentage" office:value="0.9976435611435">
            <text:p>99.76%</text:p>
          </table:table-cell>
          <table:table-cell office:value-type="time" office:time-value="PT00H35M31.642S">
            <text:p>00:35:32</text:p>
          </table:table-cell>
          <table:table-cell office:value-type="time" office:time-value="PT03H34M37.449S">
            <text:p>03:34:37</text:p>
          </table:table-cell>
          <table:table-cell table:formula="of:=[.$J97]-[.M97]" office:value-type="time" office:time-value="PT01H28M21.184S">
            <text:p>01:28:21</text:p>
          </table:table-cell>
          <table:table-cell table:formula="of:=([.$J97]/[.M97])-1" office:value-type="percentage" office:value="2.48690164671178">
            <text:p>248.69%</text:p>
          </table:table-cell>
          <table:table-cell table:formula="of:=[.N97]/[.M97]" office:value-type="percentage" office:value="6.04109367332788">
            <text:p>604.11%</text:p>
          </table:table-cell>
          <table:table-cell office:value-type="time" office:time-value="PT00H25M08.699S">
            <text:p>00:25:09</text:p>
          </table:table-cell>
          <table:table-cell office:value-type="time" office:time-value="PT02H08M11.293S">
            <text:p>02:08:11</text:p>
          </table:table-cell>
          <table:table-cell table:formula="of:=[.$J97]-[.R97]" office:value-type="time" office:time-value="PT01H38M44.127S">
            <text:p>01:38:44</text:p>
          </table:table-cell>
          <table:table-cell table:formula="of:=([.$J97]/[.R97])-1" office:value-type="percentage" office:value="3.92664607055483">
            <text:p>392.66%</text:p>
          </table:table-cell>
          <table:table-cell table:formula="of:=[.S97]/[.R97]" office:value-type="percentage" office:value="5.0979638748352">
            <text:p>509.80%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00H37M14.407S">
            <text:p>00:37:14</text:p>
          </table:table-cell>
          <table:table-cell office:value-type="time" office:time-value="PT03H48M09.348S">
            <text:p>03:48:09</text:p>
          </table:table-cell>
          <table:table-cell table:formula="of:=[.$J98]-[.B98]" office:value-type="time" office:time-value="PT01H27M47.78S">
            <text:p>01:27:48</text:p>
          </table:table-cell>
          <table:table-cell table:formula="of:=([.$J98]/[.B98])-1" office:value-type="percentage" office:value="2.35757406775041">
            <text:p>235.76%</text:p>
          </table:table-cell>
          <table:table-cell table:formula="of:=[.C98]/[.B98]" office:value-type="percentage" office:value="6.12661345941004">
            <text:p>612.66%</text:p>
          </table:table-cell>
          <table:table-cell office:value-type="time" office:time-value="PT02H04M54.984S">
            <text:p>02:04:55</text:p>
          </table:table-cell>
          <table:table-cell office:value-type="time" office:time-value="PT02H04M37.871S">
            <text:p>02:04:38</text:p>
          </table:table-cell>
          <table:table-cell table:formula="of:=[.H98]/[.G98]" office:value-type="percentage" office:value="0.997716739622126">
            <text:p>99.77%</text:p>
          </table:table-cell>
          <table:table-cell office:value-type="time" office:time-value="PT02H05M02.187S">
            <text:p>02:05:02</text:p>
          </table:table-cell>
          <table:table-cell office:value-type="time" office:time-value="PT02H04M44.22S">
            <text:p>02:04:44</text:p>
          </table:table-cell>
          <table:table-cell table:formula="of:=[.K98]/[.J98]" office:value-type="percentage" office:value="0.99760509835332">
            <text:p>99.76%</text:p>
          </table:table-cell>
          <table:table-cell office:value-type="time" office:time-value="PT00H35M29.799S">
            <text:p>00:35:30</text:p>
          </table:table-cell>
          <table:table-cell office:value-type="time" office:time-value="PT03H35M42.425S">
            <text:p>03:35:42</text:p>
          </table:table-cell>
          <table:table-cell table:formula="of:=[.$J98]-[.M98]" office:value-type="time" office:time-value="PT01H29M32.388S">
            <text:p>01:29:32</text:p>
          </table:table-cell>
          <table:table-cell table:formula="of:=([.$J98]/[.M98])-1" office:value-type="percentage" office:value="2.52248592472811">
            <text:p>252.25%</text:p>
          </table:table-cell>
          <table:table-cell table:formula="of:=[.N98]/[.M98]" office:value-type="percentage" office:value="6.07682931581806">
            <text:p>607.68%</text:p>
          </table:table-cell>
          <table:table-cell office:value-type="time" office:time-value="PT00H25M16.869S">
            <text:p>00:25:17</text:p>
          </table:table-cell>
          <table:table-cell office:value-type="time" office:time-value="PT02H09M03.092S">
            <text:p>02:09:03</text:p>
          </table:table-cell>
          <table:table-cell table:formula="of:=[.$J98]-[.R98]" office:value-type="time" office:time-value="PT01H39M45.318S">
            <text:p>01:39:45</text:p>
          </table:table-cell>
          <table:table-cell table:formula="of:=([.$J98]/[.R98])-1" office:value-type="percentage" office:value="3.94583711579576">
            <text:p>394.58%</text:p>
          </table:table-cell>
          <table:table-cell table:formula="of:=[.S98]/[.R98]" office:value-type="percentage" office:value="5.10465439006269">
            <text:p>510.47%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00H37M15.349S">
            <text:p>00:37:15</text:p>
          </table:table-cell>
          <table:table-cell office:value-type="time" office:time-value="PT03H48M25.313S">
            <text:p>03:48:25</text:p>
          </table:table-cell>
          <table:table-cell table:formula="of:=[.$J99]-[.B99]" office:value-type="time" office:time-value="PT01H28M42.471S">
            <text:p>01:28:42</text:p>
          </table:table-cell>
          <table:table-cell table:formula="of:=([.$J99]/[.B99])-1" office:value-type="percentage" office:value="2.38104698639899">
            <text:p>238.10%</text:p>
          </table:table-cell>
          <table:table-cell table:formula="of:=[.C99]/[.B99]" office:value-type="percentage" office:value="6.13117370039309">
            <text:p>613.12%</text:p>
          </table:table-cell>
          <table:table-cell office:value-type="time" office:time-value="PT02H05M45.713S">
            <text:p>02:05:46</text:p>
          </table:table-cell>
          <table:table-cell office:value-type="time" office:time-value="PT02H05M28.446S">
            <text:p>02:05:28</text:p>
          </table:table-cell>
          <table:table-cell table:formula="of:=[.H99]/[.G99]" office:value-type="percentage" office:value="0.997711680791464">
            <text:p>99.77%</text:p>
          </table:table-cell>
          <table:table-cell office:value-type="time" office:time-value="PT02H05M57.82S">
            <text:p>02:05:58</text:p>
          </table:table-cell>
          <table:table-cell office:value-type="time" office:time-value="PT02H05M40.087S">
            <text:p>02:05:40</text:p>
          </table:table-cell>
          <table:table-cell table:formula="of:=[.K99]/[.J99]" office:value-type="percentage" office:value="0.997653688497477">
            <text:p>99.77%</text:p>
          </table:table-cell>
          <table:table-cell office:value-type="time" office:time-value="PT00H35M44.311S">
            <text:p>00:35:44</text:p>
          </table:table-cell>
          <table:table-cell office:value-type="time" office:time-value="PT03H37M08.894S">
            <text:p>03:37:09</text:p>
          </table:table-cell>
          <table:table-cell table:formula="of:=[.$J99]-[.M99]" office:value-type="time" office:time-value="PT01H30M13.509S">
            <text:p>01:30:14</text:p>
          </table:table-cell>
          <table:table-cell table:formula="of:=([.$J99]/[.M99])-1" office:value-type="percentage" office:value="2.5245913489228">
            <text:p>252.46%</text:p>
          </table:table-cell>
          <table:table-cell table:formula="of:=[.N99]/[.M99]" office:value-type="percentage" office:value="6.07602815076731">
            <text:p>607.60%</text:p>
          </table:table-cell>
          <table:table-cell office:value-type="time" office:time-value="PT00H25M29.874S">
            <text:p>00:25:30</text:p>
          </table:table-cell>
          <table:table-cell office:value-type="time" office:time-value="PT02H10M07.7S">
            <text:p>02:10:08</text:p>
          </table:table-cell>
          <table:table-cell table:formula="of:=[.$J99]-[.R99]" office:value-type="time" office:time-value="PT01H40M27.946S">
            <text:p>01:40:28</text:p>
          </table:table-cell>
          <table:table-cell table:formula="of:=([.$J99]/[.R99])-1" office:value-type="percentage" office:value="3.94015847056686">
            <text:p>394.02%</text:p>
          </table:table-cell>
          <table:table-cell table:formula="of:=[.S99]/[.R99]" office:value-type="percentage" office:value="5.10349218301638">
            <text:p>510.35%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00H37M12.694S">
            <text:p>00:37:13</text:p>
          </table:table-cell>
          <table:table-cell office:value-type="time" office:time-value="PT03H48M09.308S">
            <text:p>03:48:09</text:p>
          </table:table-cell>
          <table:table-cell table:formula="of:=[.$J100]-[.B100]" office:value-type="time" office:time-value="PT01H29M36.515S">
            <text:p>01:29:37</text:p>
          </table:table-cell>
          <table:table-cell table:formula="of:=([.$J100]/[.B100])-1" office:value-type="percentage" office:value="2.40808413513003">
            <text:p>240.81%</text:p>
          </table:table-cell>
          <table:table-cell table:formula="of:=[.C100]/[.B100]" office:value-type="percentage" office:value="6.13129609341898">
            <text:p>613.13%</text:p>
          </table:table-cell>
          <table:table-cell office:value-type="time" office:time-value="PT02H06M44.09S">
            <text:p>02:06:44</text:p>
          </table:table-cell>
          <table:table-cell office:value-type="time" office:time-value="PT02H06M26.762S">
            <text:p>02:06:27</text:p>
          </table:table-cell>
          <table:table-cell table:formula="of:=[.H100]/[.G100]" office:value-type="percentage" office:value="0.997721226340035">
            <text:p>99.77%</text:p>
          </table:table-cell>
          <table:table-cell office:value-type="time" office:time-value="PT02H06M49.209S">
            <text:p>02:06:49</text:p>
          </table:table-cell>
          <table:table-cell office:value-type="time" office:time-value="PT02H06M31.186S">
            <text:p>02:06:31</text:p>
          </table:table-cell>
          <table:table-cell table:formula="of:=[.K100]/[.J100]" office:value-type="percentage" office:value="0.997631422661672">
            <text:p>99.76%</text:p>
          </table:table-cell>
          <table:table-cell office:value-type="time" office:time-value="PT00H35M50.98S">
            <text:p>00:35:51</text:p>
          </table:table-cell>
          <table:table-cell office:value-type="time" office:time-value="PT03H38M01.35S">
            <text:p>03:38:01</text:p>
          </table:table-cell>
          <table:table-cell table:formula="of:=[.$J100]-[.M100]" office:value-type="time" office:time-value="PT01H30M58.229S">
            <text:p>01:30:58</text:p>
          </table:table-cell>
          <table:table-cell table:formula="of:=([.$J100]/[.M100])-1" office:value-type="percentage" office:value="2.53755451003728">
            <text:p>253.76%</text:p>
          </table:table-cell>
          <table:table-cell table:formula="of:=[.N100]/[.M100]" office:value-type="percentage" office:value="6.08157676965848">
            <text:p>608.16%</text:p>
          </table:table-cell>
          <table:table-cell office:value-type="time" office:time-value="PT00H25M31.067S">
            <text:p>00:25:31</text:p>
          </table:table-cell>
          <table:table-cell office:value-type="time" office:time-value="PT02H10M48.258S">
            <text:p>02:10:48</text:p>
          </table:table-cell>
          <table:table-cell table:formula="of:=[.$J100]-[.R100]" office:value-type="time" office:time-value="PT01H41M18.142S">
            <text:p>01:41:18</text:p>
          </table:table-cell>
          <table:table-cell table:formula="of:=([.$J100]/[.R100])-1" office:value-type="percentage" office:value="3.96987329751082">
            <text:p>396.99%</text:p>
          </table:table-cell>
          <table:table-cell table:formula="of:=[.S100]/[.R100]" office:value-type="percentage" office:value="5.12600558956597">
            <text:p>512.60%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00H37M11.94S">
            <text:p>00:37:12</text:p>
          </table:table-cell>
          <table:table-cell office:value-type="time" office:time-value="PT03H48M01.799S">
            <text:p>03:48:02</text:p>
          </table:table-cell>
          <table:table-cell table:formula="of:=[.$J101]-[.B101]" office:value-type="time" office:time-value="PT01H30M26.182S">
            <text:p>01:30:26</text:p>
          </table:table-cell>
          <table:table-cell table:formula="of:=([.$J101]/[.B101])-1" office:value-type="percentage" office:value="2.43115047895553">
            <text:p>243.12%</text:p>
          </table:table-cell>
          <table:table-cell table:formula="of:=[.C101]/[.B101]" office:value-type="percentage" office:value="6.13000304667688">
            <text:p>613.00%</text:p>
          </table:table-cell>
          <table:table-cell office:value-type="time" office:time-value="PT02H07M27.036S">
            <text:p>02:07:27</text:p>
          </table:table-cell>
          <table:table-cell office:value-type="time" office:time-value="PT02H07M09.561S">
            <text:p>02:07:10</text:p>
          </table:table-cell>
          <table:table-cell table:formula="of:=[.H101]/[.G101]" office:value-type="percentage" office:value="0.997714800871867">
            <text:p>99.77%</text:p>
          </table:table-cell>
          <table:table-cell office:value-type="time" office:time-value="PT02H07M38.122S">
            <text:p>02:07:38</text:p>
          </table:table-cell>
          <table:table-cell office:value-type="time" office:time-value="PT02H07M20.213S">
            <text:p>02:07:20</text:p>
          </table:table-cell>
          <table:table-cell table:formula="of:=[.K101]/[.J101]" office:value-type="percentage" office:value="0.99766143709907">
            <text:p>99.77%</text:p>
          </table:table-cell>
          <table:table-cell office:value-type="time" office:time-value="PT00H36M03.527S">
            <text:p>00:36:04</text:p>
          </table:table-cell>
          <table:table-cell office:value-type="time" office:time-value="PT03H38M59.313S">
            <text:p>03:38:59</text:p>
          </table:table-cell>
          <table:table-cell table:formula="of:=[.$J101]-[.M101]" office:value-type="time" office:time-value="PT01H31M34.595S">
            <text:p>01:31:35</text:p>
          </table:table-cell>
          <table:table-cell table:formula="of:=([.$J101]/[.M101])-1" office:value-type="percentage" office:value="2.53964706703452">
            <text:p>253.96%</text:p>
          </table:table-cell>
          <table:table-cell table:formula="of:=[.N101]/[.M101]" office:value-type="percentage" office:value="6.0730986948626">
            <text:p>607.31%</text:p>
          </table:table-cell>
          <table:table-cell office:value-type="time" office:time-value="PT00H25M43.177S">
            <text:p>00:25:43</text:p>
          </table:table-cell>
          <table:table-cell office:value-type="time" office:time-value="PT02H11M42.094S">
            <text:p>02:11:42</text:p>
          </table:table-cell>
          <table:table-cell table:formula="of:=[.$J101]-[.R101]" office:value-type="time" office:time-value="PT01H41M54.945S">
            <text:p>01:41:55</text:p>
          </table:table-cell>
          <table:table-cell table:formula="of:=([.$J101]/[.R101])-1" office:value-type="percentage" office:value="3.96256877856526">
            <text:p>396.26%</text:p>
          </table:table-cell>
          <table:table-cell table:formula="of:=[.S101]/[.R101]" office:value-type="percentage" office:value="5.12066600266852">
            <text:p>512.07%</text:p>
          </table:table-cell>
          <table:table-cell/>
        </table:table-row>
      </table:table>
      <table:table table:name="Sheet2" table:style-name="ta1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 number:textual="true"/>
      <number:text>:</number:text>
      <number:seconds number:style="long" number:decimal-places="2"/>
    </number:dat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9/10/2013</text:date>, <text:time>19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0T19:53:47</dc:date>
    <meta:generator>LibreOffice/3.4$Unix LibreOffice_project/340m1$Build-402</meta:generator>
    <meta:editing-duration>PT12H39M22S</meta:editing-duration>
    <meta:editing-cycles>10</meta:editing-cycles>
    <meta:document-statistic meta:table-count="2" meta:cell-count="22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084cm" svg:height="13.074cm" xlink:href=".." xlink:type="simple" chart:class="chart:line" chart:style-name="ch1">
        <chart:title svg:x="7.157cm" svg:y="0.397cm" chart:style-name="ch2">
          <text:p>Wall Time Compairison</text:p>
        </chart:title>
        <chart:legend chart:legend-position="bottom" svg:x="3.447cm" svg:y="11.793cm" style:legend-expansion="wide" chart:style-name="ch3"/>
        <chart:plot-area chart:style-name="ch4" table:cell-range-address="Sheet1.A2:Sheet1.B101 Sheet1.A1:Sheet1.B1 Sheet1.J1:Sheet1.J101 Sheet1.M1:Sheet1.M101 Sheet1.R1:Sheet1.R101" chart:data-source-has-labels="both" svg:x="1.392cm" svg:y="1.959cm" svg:width="16.93cm" svg:height="8.592cm">
          <chartooo:coordinate-region svg:x="2.966cm" svg:y="2.159cm" svg:width="15.322cm" svg:height="7.347cm"/>
          <chart:axis chart:dimension="x" chart:name="primary-x" chart:style-name="ch5" chartooo:axis-type="auto">
            <chartooo:date-scale/>
            <chart:title svg:x="8.411cm" svg:y="10.812cm" chart:style-name="ch6">
              <text:p>Test Radius (miles)</text:p>
            </chart:title>
            <chart:categories table:cell-range-address="Sheet1.A2:Sheet1.A101"/>
          </chart:axis>
          <chart:axis chart:dimension="x" chart:name="secondary-x" chart:style-name="ch7"/>
          <chart:axis chart:dimension="y" chart:name="primary-y" chart:style-name="ch8">
            <chart:title svg:x="0.451cm" svg:y="7.609cm" chart:style-name="ch9">
              <text:p>Time (HH:MM:SS)</text:p>
            </chart:title>
            <chart:grid chart:style-name="ch10" chart:class="major"/>
          </chart:axis>
          <chart:series chart:style-name="ch11" chart:values-cell-range-address="Sheet1.B2:Sheet1.B101" chart:label-cell-address="Sheet1.B1:Sheet1.B1" chart:class="chart:line">
            <chart:data-point chart:repeated="100"/>
          </chart:series>
          <chart:series chart:style-name="ch12" chart:values-cell-range-address="Sheet1.J2:Sheet1.J101" chart:label-cell-address="Sheet1.J1:Sheet1.J1" chart:class="chart:line">
            <chart:data-point chart:repeated="100"/>
          </chart:series>
          <chart:series chart:style-name="ch13" chart:values-cell-range-address="Sheet1.M2:Sheet1.M101" chart:label-cell-address="Sheet1.M1:Sheet1.M1" chart:class="chart:line">
            <chart:data-point chart:repeated="100"/>
          </chart:series>
          <chart:series chart:style-name="ch14" chart:values-cell-range-address="Sheet1.R2:Sheet1.R101" chart:label-cell-address="Sheet1.R1:Sheet1.R1" chart:class="chart:line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 Time (OpenCL w/o distance)</text:p>
                <draw:g>
                  <svg:desc>Sheet1.B1:Sheet1.B1</svg:desc>
                </draw:g>
              </table:table-cell>
              <table:table-cell office:value-type="string">
                <text:p>Wall Time ( Stock)</text:p>
                <draw:g>
                  <svg:desc>Sheet1.J1:Sheet1.J1</svg:desc>
                </draw:g>
              </table:table-cell>
              <table:table-cell office:value-type="string">
                <text:p>Wall Time ( OpenCL w/ distance)</text:p>
                <draw:g>
                  <svg:desc>Sheet1.M1:Sheet1.M1</svg:desc>
                </draw:g>
              </table:table-cell>
              <table:table-cell office:value-type="string">
                <text:p>Wall Time (OpenCL Memoized)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1</svg:desc>
                </draw:g>
              </table:table-cell>
              <table:table-cell office:value-type="float" office:value="0.00321752314814815">
                <text:p>0.00321752314814815</text:p>
                <draw:g>
                  <svg:desc>Sheet1.B2:Sheet1.B101</svg:desc>
                </draw:g>
              </table:table-cell>
              <table:table-cell office:value-type="float" office:value="0.00019875">
                <text:p>0.00019875</text:p>
                <draw:g>
                  <svg:desc>Sheet1.J2:Sheet1.J101</svg:desc>
                </draw:g>
              </table:table-cell>
              <table:table-cell office:value-type="float" office:value="0.000510543981481481">
                <text:p>0.000510543981481481</text:p>
                <draw:g>
                  <svg:desc>Sheet1.M2:Sheet1.M101</svg:desc>
                </draw:g>
              </table:table-cell>
              <table:table-cell office:value-type="float" office:value="0.00109896990740741">
                <text:p>0.00109896990740741</text:p>
                <draw:g>
                  <svg:desc>Sheet1.R2:Sheet1.R1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21950231481481">
                <text:p>0.00321950231481481</text:p>
              </table:table-cell>
              <table:table-cell office:value-type="float" office:value="0.000203576388888889">
                <text:p>0.000203576388888889</text:p>
              </table:table-cell>
              <table:table-cell office:value-type="float" office:value="0.000535104166666667">
                <text:p>0.000535104166666667</text:p>
              </table:table-cell>
              <table:table-cell office:value-type="float" office:value="0.00110380787037037">
                <text:p>0.001103807870370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322005787037037">
                <text:p>0.00322005787037037</text:p>
              </table:table-cell>
              <table:table-cell office:value-type="float" office:value="0.000215300925925926">
                <text:p>0.000215300925925926</text:p>
              </table:table-cell>
              <table:table-cell office:value-type="float" office:value="0.000571851851851852">
                <text:p>0.000571851851851852</text:p>
              </table:table-cell>
              <table:table-cell office:value-type="float" office:value="0.00110729166666667">
                <text:p>0.001107291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322453703703704">
                <text:p>0.00322453703703704</text:p>
              </table:table-cell>
              <table:table-cell office:value-type="float" office:value="0.000234710648148148">
                <text:p>0.000234710648148148</text:p>
              </table:table-cell>
              <table:table-cell office:value-type="float" office:value="0.000620162037037037">
                <text:p>0.000620162037037037</text:p>
              </table:table-cell>
              <table:table-cell office:value-type="float" office:value="0.00111273148148148">
                <text:p>0.0011127314814814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322895833333333">
                <text:p>0.00322895833333333</text:p>
              </table:table-cell>
              <table:table-cell office:value-type="float" office:value="0.000260613425925926">
                <text:p>0.000260613425925926</text:p>
              </table:table-cell>
              <table:table-cell office:value-type="float" office:value="0.000665231481481481">
                <text:p>0.000665231481481481</text:p>
              </table:table-cell>
              <table:table-cell office:value-type="float" office:value="0.001108125">
                <text:p>0.0011081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323349537037037">
                <text:p>0.00323349537037037</text:p>
              </table:table-cell>
              <table:table-cell office:value-type="float" office:value="0.000291238425925926">
                <text:p>0.000291238425925926</text:p>
              </table:table-cell>
              <table:table-cell office:value-type="float" office:value="0.000694189814814815">
                <text:p>0.000694189814814815</text:p>
              </table:table-cell>
              <table:table-cell office:value-type="float" office:value="0.0011196412037037">
                <text:p>0.00111964120370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323587962962963">
                <text:p>0.00323587962962963</text:p>
              </table:table-cell>
              <table:table-cell office:value-type="float" office:value="0.000333587962962963">
                <text:p>0.000333587962962963</text:p>
              </table:table-cell>
              <table:table-cell office:value-type="float" office:value="0.000743113425925926">
                <text:p>0.000743113425925926</text:p>
              </table:table-cell>
              <table:table-cell office:value-type="float" office:value="0.00111493055555556">
                <text:p>0.001114930555555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23835648148148">
                <text:p>0.00323835648148148</text:p>
              </table:table-cell>
              <table:table-cell office:value-type="float" office:value="0.000419305555555556">
                <text:p>0.000419305555555556</text:p>
              </table:table-cell>
              <table:table-cell office:value-type="float" office:value="0.000781643518518519">
                <text:p>0.000781643518518519</text:p>
              </table:table-cell>
              <table:table-cell office:value-type="float" office:value="0.00113563657407407">
                <text:p>0.0011356365740740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324538194444444">
                <text:p>0.00324538194444444</text:p>
              </table:table-cell>
              <table:table-cell office:value-type="float" office:value="0.000448275462962963">
                <text:p>0.000448275462962963</text:p>
              </table:table-cell>
              <table:table-cell office:value-type="float" office:value="0.000838298611111111">
                <text:p>0.000838298611111111</text:p>
              </table:table-cell>
              <table:table-cell office:value-type="float" office:value="0.00115346064814815">
                <text:p>0.001153460648148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25322916666667">
                <text:p>0.00325322916666667</text:p>
              </table:table-cell>
              <table:table-cell office:value-type="float" office:value="0.00052431712962963">
                <text:p>0.00052431712962963</text:p>
              </table:table-cell>
              <table:table-cell office:value-type="float" office:value="0.000884722222222222">
                <text:p>0.000884722222222222</text:p>
              </table:table-cell>
              <table:table-cell office:value-type="float" office:value="0.00118327546296296">
                <text:p>0.0011832754629629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325689814814815">
                <text:p>0.00325689814814815</text:p>
              </table:table-cell>
              <table:table-cell office:value-type="float" office:value="0.000616423611111111">
                <text:p>0.000616423611111111</text:p>
              </table:table-cell>
              <table:table-cell office:value-type="float" office:value="0.00095130787037037">
                <text:p>0.00095130787037037</text:p>
              </table:table-cell>
              <table:table-cell office:value-type="float" office:value="0.00120428240740741">
                <text:p>0.001204282407407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32624537037037">
                <text:p>0.0032624537037037</text:p>
              </table:table-cell>
              <table:table-cell office:value-type="float" office:value="0.000719155092592593">
                <text:p>0.000719155092592593</text:p>
              </table:table-cell>
              <table:table-cell office:value-type="float" office:value="0.000999814814814815">
                <text:p>0.000999814814814815</text:p>
              </table:table-cell>
              <table:table-cell office:value-type="float" office:value="0.00122480324074074">
                <text:p>0.0012248032407407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326010416666667">
                <text:p>0.00326010416666667</text:p>
              </table:table-cell>
              <table:table-cell office:value-type="float" office:value="0.000833518518518519">
                <text:p>0.000833518518518519</text:p>
              </table:table-cell>
              <table:table-cell office:value-type="float" office:value="0.00106174768518519">
                <text:p>0.00106174768518519</text:p>
              </table:table-cell>
              <table:table-cell office:value-type="float" office:value="0.00124902777777778">
                <text:p>0.001249027777777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327197916666667">
                <text:p>0.00327197916666667</text:p>
              </table:table-cell>
              <table:table-cell office:value-type="float" office:value="0.000966712962962963">
                <text:p>0.000966712962962963</text:p>
              </table:table-cell>
              <table:table-cell office:value-type="float" office:value="0.00112391203703704">
                <text:p>0.00112391203703704</text:p>
              </table:table-cell>
              <table:table-cell office:value-type="float" office:value="0.00128302083333333">
                <text:p>0.0012830208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327590277777778">
                <text:p>0.00327590277777778</text:p>
              </table:table-cell>
              <table:table-cell office:value-type="float" office:value="0.00111946759259259">
                <text:p>0.00111946759259259</text:p>
              </table:table-cell>
              <table:table-cell office:value-type="float" office:value="0.00119810185185185">
                <text:p>0.00119810185185185</text:p>
              </table:table-cell>
              <table:table-cell office:value-type="float" office:value="0.00131684027777778">
                <text:p>0.001316840277777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05879166666667">
                <text:p>0.0105879166666667</text:p>
              </table:table-cell>
              <table:table-cell office:value-type="float" office:value="0.00150798611111111">
                <text:p>0.00150798611111111</text:p>
              </table:table-cell>
              <table:table-cell office:value-type="float" office:value="0.00214212962962963">
                <text:p>0.00214212962962963</text:p>
              </table:table-cell>
              <table:table-cell office:value-type="float" office:value="0.0020393287037037">
                <text:p>0.00203932870370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05923842592593">
                <text:p>0.0105923842592593</text:p>
              </table:table-cell>
              <table:table-cell office:value-type="float" office:value="0.00169953703703704">
                <text:p>0.00169953703703704</text:p>
              </table:table-cell>
              <table:table-cell office:value-type="float" office:value="0.00224722222222222">
                <text:p>0.00224722222222222</text:p>
              </table:table-cell>
              <table:table-cell office:value-type="float" office:value="0.00211802083333333">
                <text:p>0.0021180208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47939351851852">
                <text:p>0.0247939351851852</text:p>
              </table:table-cell>
              <table:table-cell office:value-type="float" office:value="0.00226494212962963">
                <text:p>0.00226494212962963</text:p>
              </table:table-cell>
              <table:table-cell office:value-type="float" office:value="0.00356752314814815">
                <text:p>0.00356752314814815</text:p>
              </table:table-cell>
              <table:table-cell office:value-type="float" office:value="0.00319515046296296">
                <text:p>0.0031951504629629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47949537037037">
                <text:p>0.0247949537037037</text:p>
              </table:table-cell>
              <table:table-cell office:value-type="float" office:value="0.00248525462962963">
                <text:p>0.00248525462962963</text:p>
              </table:table-cell>
              <table:table-cell office:value-type="float" office:value="0.00369996527777778">
                <text:p>0.00369996527777778</text:p>
              </table:table-cell>
              <table:table-cell office:value-type="float" office:value="0.00326847222222222">
                <text:p>0.003268472222222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8013078703704">
                <text:p>0.0248013078703704</text:p>
              </table:table-cell>
              <table:table-cell office:value-type="float" office:value="0.00273795138888889">
                <text:p>0.00273795138888889</text:p>
              </table:table-cell>
              <table:table-cell office:value-type="float" office:value="0.00388925925925926">
                <text:p>0.00388925925925926</text:p>
              </table:table-cell>
              <table:table-cell office:value-type="float" office:value="0.00332540509259259">
                <text:p>0.003325405092592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48029513888889">
                <text:p>0.0248029513888889</text:p>
              </table:table-cell>
              <table:table-cell office:value-type="float" office:value="0.00303342592592593">
                <text:p>0.00303342592592593</text:p>
              </table:table-cell>
              <table:table-cell office:value-type="float" office:value="0.00407165509259259">
                <text:p>0.00407165509259259</text:p>
              </table:table-cell>
              <table:table-cell office:value-type="float" office:value="0.00337018518518519">
                <text:p>0.003370185185185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47746759259259">
                <text:p>0.0247746759259259</text:p>
              </table:table-cell>
              <table:table-cell office:value-type="float" office:value="0.00332269675925926">
                <text:p>0.00332269675925926</text:p>
              </table:table-cell>
              <table:table-cell office:value-type="float" office:value="0.00423644675925926">
                <text:p>0.00423644675925926</text:p>
              </table:table-cell>
              <table:table-cell office:value-type="float" office:value="0.00345040509259259">
                <text:p>0.0034504050925925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248386574074074">
                <text:p>0.0248386574074074</text:p>
              </table:table-cell>
              <table:table-cell office:value-type="float" office:value="0.00366263888888889">
                <text:p>0.00366263888888889</text:p>
              </table:table-cell>
              <table:table-cell office:value-type="float" office:value="0.0044140162037037">
                <text:p>0.0044140162037037</text:p>
              </table:table-cell>
              <table:table-cell office:value-type="float" office:value="0.00351457175925926">
                <text:p>0.003514571759259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248435648148148">
                <text:p>0.0248435648148148</text:p>
              </table:table-cell>
              <table:table-cell office:value-type="float" office:value="0.00402009259259259">
                <text:p>0.00402009259259259</text:p>
              </table:table-cell>
              <table:table-cell office:value-type="float" office:value="0.00456633101851852">
                <text:p>0.00456633101851852</text:p>
              </table:table-cell>
              <table:table-cell office:value-type="float" office:value="0.00369947916666667">
                <text:p>0.0036994791666666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248663310185185">
                <text:p>0.0248663310185185</text:p>
              </table:table-cell>
              <table:table-cell office:value-type="float" office:value="0.00438929398148148">
                <text:p>0.00438929398148148</text:p>
              </table:table-cell>
              <table:table-cell office:value-type="float" office:value="0.00476719907407407">
                <text:p>0.00476719907407407</text:p>
              </table:table-cell>
              <table:table-cell office:value-type="float" office:value="0.00368900462962963">
                <text:p>0.0036890046296296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48927430555556">
                <text:p>0.0248927430555556</text:p>
              </table:table-cell>
              <table:table-cell office:value-type="float" office:value="0.00481766203703704">
                <text:p>0.00481766203703704</text:p>
              </table:table-cell>
              <table:table-cell office:value-type="float" office:value="0.00498850694444444">
                <text:p>0.00498850694444444</text:p>
              </table:table-cell>
              <table:table-cell office:value-type="float" office:value="0.0037665625">
                <text:p>0.003766562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249186921296296">
                <text:p>0.0249186921296296</text:p>
              </table:table-cell>
              <table:table-cell office:value-type="float" office:value="0.00524378472222222">
                <text:p>0.00524378472222222</text:p>
              </table:table-cell>
              <table:table-cell office:value-type="float" office:value="0.00518310185185185">
                <text:p>0.00518310185185185</text:p>
              </table:table-cell>
              <table:table-cell office:value-type="float" office:value="0.00384902777777778">
                <text:p>0.0038490277777777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248984606481481">
                <text:p>0.0248984606481481</text:p>
              </table:table-cell>
              <table:table-cell office:value-type="float" office:value="0.00571048611111111">
                <text:p>0.00571048611111111</text:p>
              </table:table-cell>
              <table:table-cell office:value-type="float" office:value="0.00539042824074074">
                <text:p>0.00539042824074074</text:p>
              </table:table-cell>
              <table:table-cell office:value-type="float" office:value="0.0039546412037037">
                <text:p>0.003954641203703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249201967592593">
                <text:p>0.0249201967592593</text:p>
              </table:table-cell>
              <table:table-cell office:value-type="float" office:value="0.00621375">
                <text:p>0.00621375</text:p>
              </table:table-cell>
              <table:table-cell office:value-type="float" office:value="0.00558583333333333">
                <text:p>0.00558583333333333</text:p>
              </table:table-cell>
              <table:table-cell office:value-type="float" office:value="0.00404856481481481">
                <text:p>0.004048564814814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248928703703704">
                <text:p>0.0248928703703704</text:p>
              </table:table-cell>
              <table:table-cell office:value-type="float" office:value="0.00673321759259259">
                <text:p>0.00673321759259259</text:p>
              </table:table-cell>
              <table:table-cell office:value-type="float" office:value="0.00579096064814815">
                <text:p>0.00579096064814815</text:p>
              </table:table-cell>
              <table:table-cell office:value-type="float" office:value="0.00415347222222222">
                <text:p>0.0041534722222222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49245601851852">
                <text:p>0.0249245601851852</text:p>
              </table:table-cell>
              <table:table-cell office:value-type="float" office:value="0.00728929398148148">
                <text:p>0.00728929398148148</text:p>
              </table:table-cell>
              <table:table-cell office:value-type="float" office:value="0.00603399305555556">
                <text:p>0.00603399305555556</text:p>
              </table:table-cell>
              <table:table-cell office:value-type="float" office:value="0.00427346064814815">
                <text:p>0.004273460648148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49447337962963">
                <text:p>0.0249447337962963</text:p>
              </table:table-cell>
              <table:table-cell office:value-type="float" office:value="0.00788358796296296">
                <text:p>0.00788358796296296</text:p>
              </table:table-cell>
              <table:table-cell office:value-type="float" office:value="0.0062365625">
                <text:p>0.0062365625</text:p>
              </table:table-cell>
              <table:table-cell office:value-type="float" office:value="0.00436357638888889">
                <text:p>0.0043635763888888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249850347222222">
                <text:p>0.0249850347222222</text:p>
              </table:table-cell>
              <table:table-cell office:value-type="float" office:value="0.00848260416666667">
                <text:p>0.00848260416666667</text:p>
              </table:table-cell>
              <table:table-cell office:value-type="float" office:value="0.00648217592592593">
                <text:p>0.00648217592592593</text:p>
              </table:table-cell>
              <table:table-cell office:value-type="float" office:value="0.00450993055555556">
                <text:p>0.0045099305555555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251190393518518">
                <text:p>0.0251190393518518</text:p>
              </table:table-cell>
              <table:table-cell office:value-type="float" office:value="0.00917553240740741">
                <text:p>0.00917553240740741</text:p>
              </table:table-cell>
              <table:table-cell office:value-type="float" office:value="0.00667082175925926">
                <text:p>0.00667082175925926</text:p>
              </table:table-cell>
              <table:table-cell office:value-type="float" office:value="0.00460112268518518">
                <text:p>0.0046011226851851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250283912037037">
                <text:p>0.0250283912037037</text:p>
              </table:table-cell>
              <table:table-cell office:value-type="float" office:value="0.00987719907407407">
                <text:p>0.00987719907407407</text:p>
              </table:table-cell>
              <table:table-cell office:value-type="float" office:value="0.0069484375">
                <text:p>0.0069484375</text:p>
              </table:table-cell>
              <table:table-cell office:value-type="float" office:value="0.00476424768518519">
                <text:p>0.0047642476851851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250012731481481">
                <text:p>0.0250012731481481</text:p>
              </table:table-cell>
              <table:table-cell office:value-type="float" office:value="0.0106467476851852">
                <text:p>0.0106467476851852</text:p>
              </table:table-cell>
              <table:table-cell office:value-type="float" office:value="0.00718994212962963">
                <text:p>0.00718994212962963</text:p>
              </table:table-cell>
              <table:table-cell office:value-type="float" office:value="0.00490971064814815">
                <text:p>0.004909710648148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250138078703704">
                <text:p>0.0250138078703704</text:p>
              </table:table-cell>
              <table:table-cell office:value-type="float" office:value="0.0114237152777778">
                <text:p>0.0114237152777778</text:p>
              </table:table-cell>
              <table:table-cell office:value-type="float" office:value="0.00743615740740741">
                <text:p>0.00743615740740741</text:p>
              </table:table-cell>
              <table:table-cell office:value-type="float" office:value="0.00523474537037037">
                <text:p>0.0052347453703703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250937268518519">
                <text:p>0.0250937268518519</text:p>
              </table:table-cell>
              <table:table-cell office:value-type="float" office:value="0.0122003472222222">
                <text:p>0.0122003472222222</text:p>
              </table:table-cell>
              <table:table-cell office:value-type="float" office:value="0.00769251157407407">
                <text:p>0.00769251157407407</text:p>
              </table:table-cell>
              <table:table-cell office:value-type="float" office:value="0.00519271990740741">
                <text:p>0.005192719907407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250740162037037">
                <text:p>0.0250740162037037</text:p>
              </table:table-cell>
              <table:table-cell office:value-type="float" office:value="0.0130728472222222">
                <text:p>0.0130728472222222</text:p>
              </table:table-cell>
              <table:table-cell office:value-type="float" office:value="0.00815931712962963">
                <text:p>0.00815931712962963</text:p>
              </table:table-cell>
              <table:table-cell office:value-type="float" office:value="0.00534917824074074">
                <text:p>0.005349178240740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251332986111111">
                <text:p>0.0251332986111111</text:p>
              </table:table-cell>
              <table:table-cell office:value-type="float" office:value="0.0138819560185185">
                <text:p>0.0138819560185185</text:p>
              </table:table-cell>
              <table:table-cell office:value-type="float" office:value="0.00827835648148148">
                <text:p>0.00827835648148148</text:p>
              </table:table-cell>
              <table:table-cell office:value-type="float" office:value="0.00549863425925926">
                <text:p>0.005498634259259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251081712962963">
                <text:p>0.0251081712962963</text:p>
              </table:table-cell>
              <table:table-cell office:value-type="float" office:value="0.0147318402777778">
                <text:p>0.0147318402777778</text:p>
              </table:table-cell>
              <table:table-cell office:value-type="float" office:value="0.00851140046296296">
                <text:p>0.00851140046296296</text:p>
              </table:table-cell>
              <table:table-cell office:value-type="float" office:value="0.0056424537037037">
                <text:p>0.00564245370370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251320023148148">
                <text:p>0.0251320023148148</text:p>
              </table:table-cell>
              <table:table-cell office:value-type="float" office:value="0.0156171064814815">
                <text:p>0.0156171064814815</text:p>
              </table:table-cell>
              <table:table-cell office:value-type="float" office:value="0.00885231481481481">
                <text:p>0.00885231481481481</text:p>
              </table:table-cell>
              <table:table-cell office:value-type="float" office:value="0.00583350694444445">
                <text:p>0.0058335069444444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251408449074074">
                <text:p>0.0251408449074074</text:p>
              </table:table-cell>
              <table:table-cell office:value-type="float" office:value="0.016512025462963">
                <text:p>0.016512025462963</text:p>
              </table:table-cell>
              <table:table-cell office:value-type="float" office:value="0.00903806712962963">
                <text:p>0.00903806712962963</text:p>
              </table:table-cell>
              <table:table-cell office:value-type="float" office:value="0.00610122685185185">
                <text:p>0.0061012268518518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251464236111111">
                <text:p>0.0251464236111111</text:p>
              </table:table-cell>
              <table:table-cell office:value-type="float" office:value="0.0174343634259259">
                <text:p>0.0174343634259259</text:p>
              </table:table-cell>
              <table:table-cell office:value-type="float" office:value="0.00934998842592593">
                <text:p>0.00934998842592593</text:p>
              </table:table-cell>
              <table:table-cell office:value-type="float" office:value="0.00615203703703704">
                <text:p>0.0061520370370370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252115856481482">
                <text:p>0.0252115856481482</text:p>
              </table:table-cell>
              <table:table-cell office:value-type="float" office:value="0.018451412037037">
                <text:p>0.018451412037037</text:p>
              </table:table-cell>
              <table:table-cell office:value-type="float" office:value="0.009675">
                <text:p>0.009675</text:p>
              </table:table-cell>
              <table:table-cell office:value-type="float" office:value="0.0063715625">
                <text:p>0.006371562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252257407407407">
                <text:p>0.0252257407407407</text:p>
              </table:table-cell>
              <table:table-cell office:value-type="float" office:value="0.0194877083333333">
                <text:p>0.0194877083333333</text:p>
              </table:table-cell>
              <table:table-cell office:value-type="float" office:value="0.00997790509259259">
                <text:p>0.00997790509259259</text:p>
              </table:table-cell>
              <table:table-cell office:value-type="float" office:value="0.00655646990740741">
                <text:p>0.0065564699074074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252425462962963">
                <text:p>0.0252425462962963</text:p>
              </table:table-cell>
              <table:table-cell office:value-type="float" office:value="0.0205226041666667">
                <text:p>0.0205226041666667</text:p>
              </table:table-cell>
              <table:table-cell office:value-type="float" office:value="0.0102361805555556">
                <text:p>0.0102361805555556</text:p>
              </table:table-cell>
              <table:table-cell office:value-type="float" office:value="0.0067272337962963">
                <text:p>0.006727233796296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252533680555556">
                <text:p>0.0252533680555556</text:p>
              </table:table-cell>
              <table:table-cell office:value-type="float" office:value="0.0215785185185185">
                <text:p>0.0215785185185185</text:p>
              </table:table-cell>
              <table:table-cell office:value-type="float" office:value="0.0105305902777778">
                <text:p>0.0105305902777778</text:p>
              </table:table-cell>
              <table:table-cell office:value-type="float" office:value="0.00693546296296296">
                <text:p>0.0069354629629629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252230555555556">
                <text:p>0.0252230555555556</text:p>
              </table:table-cell>
              <table:table-cell office:value-type="float" office:value="0.0226596180555556">
                <text:p>0.0226596180555556</text:p>
              </table:table-cell>
              <table:table-cell office:value-type="float" office:value="0.0108532291666667">
                <text:p>0.0108532291666667</text:p>
              </table:table-cell>
              <table:table-cell office:value-type="float" office:value="0.00714329861111111">
                <text:p>0.007143298611111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252542476851852">
                <text:p>0.0252542476851852</text:p>
              </table:table-cell>
              <table:table-cell office:value-type="float" office:value="0.023715775462963">
                <text:p>0.023715775462963</text:p>
              </table:table-cell>
              <table:table-cell office:value-type="float" office:value="0.0111372222222222">
                <text:p>0.0111372222222222</text:p>
              </table:table-cell>
              <table:table-cell office:value-type="float" office:value="0.00737600694444445">
                <text:p>0.0073760069444444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25275625">
                <text:p>0.025275625</text:p>
              </table:table-cell>
              <table:table-cell office:value-type="float" office:value="0.0248107291666667">
                <text:p>0.0248107291666667</text:p>
              </table:table-cell>
              <table:table-cell office:value-type="float" office:value="0.0114364236111111">
                <text:p>0.0114364236111111</text:p>
              </table:table-cell>
              <table:table-cell office:value-type="float" office:value="0.00747439814814815">
                <text:p>0.0074743981481481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252904050925926">
                <text:p>0.0252904050925926</text:p>
              </table:table-cell>
              <table:table-cell office:value-type="float" office:value="0.0258685763888889">
                <text:p>0.0258685763888889</text:p>
              </table:table-cell>
              <table:table-cell office:value-type="float" office:value="0.0117090162037037">
                <text:p>0.0117090162037037</text:p>
              </table:table-cell>
              <table:table-cell office:value-type="float" office:value="0.00764385416666667">
                <text:p>0.0076438541666666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253672222222222">
                <text:p>0.0253672222222222</text:p>
              </table:table-cell>
              <table:table-cell office:value-type="float" office:value="0.0268696527777778">
                <text:p>0.0268696527777778</text:p>
              </table:table-cell>
              <table:table-cell office:value-type="float" office:value="0.0120174537037037">
                <text:p>0.0120174537037037</text:p>
              </table:table-cell>
              <table:table-cell office:value-type="float" office:value="0.00784333333333333">
                <text:p>0.007843333333333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253602777777778">
                <text:p>0.0253602777777778</text:p>
              </table:table-cell>
              <table:table-cell office:value-type="float" office:value="0.0279561805555556">
                <text:p>0.0279561805555556</text:p>
              </table:table-cell>
              <table:table-cell office:value-type="float" office:value="0.0122372222222222">
                <text:p>0.0122372222222222</text:p>
              </table:table-cell>
              <table:table-cell office:value-type="float" office:value="0.00798873842592593">
                <text:p>0.0079887384259259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253552199074074">
                <text:p>0.0253552199074074</text:p>
              </table:table-cell>
              <table:table-cell office:value-type="float" office:value="0.0290765162037037">
                <text:p>0.0290765162037037</text:p>
              </table:table-cell>
              <table:table-cell office:value-type="float" office:value="0.0125378009259259">
                <text:p>0.0125378009259259</text:p>
              </table:table-cell>
              <table:table-cell office:value-type="float" office:value="0.00820939814814815">
                <text:p>0.0082093981481481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253504976851852">
                <text:p>0.0253504976851852</text:p>
              </table:table-cell>
              <table:table-cell office:value-type="float" office:value="0.0301700925925926">
                <text:p>0.0301700925925926</text:p>
              </table:table-cell>
              <table:table-cell office:value-type="float" office:value="0.0128732986111111">
                <text:p>0.0128732986111111</text:p>
              </table:table-cell>
              <table:table-cell office:value-type="float" office:value="0.00838853009259259">
                <text:p>0.0083885300925925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253583449074074">
                <text:p>0.0253583449074074</text:p>
              </table:table-cell>
              <table:table-cell office:value-type="float" office:value="0.0313135648148148">
                <text:p>0.0313135648148148</text:p>
              </table:table-cell>
              <table:table-cell office:value-type="float" office:value="0.0131554166666667">
                <text:p>0.0131554166666667</text:p>
              </table:table-cell>
              <table:table-cell office:value-type="float" office:value="0.00858606481481481">
                <text:p>0.0085860648148148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25440625">
                <text:p>0.025440625</text:p>
              </table:table-cell>
              <table:table-cell office:value-type="float" office:value="0.0324146643518518">
                <text:p>0.0324146643518518</text:p>
              </table:table-cell>
              <table:table-cell office:value-type="float" office:value="0.0134316087962963">
                <text:p>0.0134316087962963</text:p>
              </table:table-cell>
              <table:table-cell office:value-type="float" office:value="0.00874116898148148">
                <text:p>0.008741168981481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25442962962963">
                <text:p>0.025442962962963</text:p>
              </table:table-cell>
              <table:table-cell office:value-type="float" office:value="0.0335841203703704">
                <text:p>0.0335841203703704</text:p>
              </table:table-cell>
              <table:table-cell office:value-type="float" office:value="0.0136925462962963">
                <text:p>0.0136925462962963</text:p>
              </table:table-cell>
              <table:table-cell office:value-type="float" office:value="0.0089449537037037">
                <text:p>0.00894495370370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53884027777778">
                <text:p>0.0253884027777778</text:p>
              </table:table-cell>
              <table:table-cell office:value-type="float" office:value="0.034814375">
                <text:p>0.034814375</text:p>
              </table:table-cell>
              <table:table-cell office:value-type="float" office:value="0.0140333333333333">
                <text:p>0.0140333333333333</text:p>
              </table:table-cell>
              <table:table-cell office:value-type="float" office:value="0.0091380787037037">
                <text:p>0.009138078703703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254204282407407">
                <text:p>0.0254204282407407</text:p>
              </table:table-cell>
              <table:table-cell office:value-type="float" office:value="0.0359822800925926">
                <text:p>0.0359822800925926</text:p>
              </table:table-cell>
              <table:table-cell office:value-type="float" office:value="0.0143524537037037">
                <text:p>0.0143524537037037</text:p>
              </table:table-cell>
              <table:table-cell office:value-type="float" office:value="0.00939400462962963">
                <text:p>0.0093940046296296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54715856481481">
                <text:p>0.0254715856481481</text:p>
              </table:table-cell>
              <table:table-cell office:value-type="float" office:value="0.0372243634259259">
                <text:p>0.0372243634259259</text:p>
              </table:table-cell>
              <table:table-cell office:value-type="float" office:value="0.0146036458333333">
                <text:p>0.0146036458333333</text:p>
              </table:table-cell>
              <table:table-cell office:value-type="float" office:value="0.00957181712962963">
                <text:p>0.0095718171296296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254683217592593">
                <text:p>0.0254683217592593</text:p>
              </table:table-cell>
              <table:table-cell office:value-type="float" office:value="0.0385671412037037">
                <text:p>0.0385671412037037</text:p>
              </table:table-cell>
              <table:table-cell office:value-type="float" office:value="0.0149083101851852">
                <text:p>0.0149083101851852</text:p>
              </table:table-cell>
              <table:table-cell office:value-type="float" office:value="0.00977351851851852">
                <text:p>0.0097735185185185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255127430555556">
                <text:p>0.0255127430555556</text:p>
              </table:table-cell>
              <table:table-cell office:value-type="float" office:value="0.0398771875">
                <text:p>0.0398771875</text:p>
              </table:table-cell>
              <table:table-cell office:value-type="float" office:value="0.0152798611111111">
                <text:p>0.0152798611111111</text:p>
              </table:table-cell>
              <table:table-cell office:value-type="float" office:value="0.0100615046296296">
                <text:p>0.010061504629629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255023842592593">
                <text:p>0.0255023842592593</text:p>
              </table:table-cell>
              <table:table-cell office:value-type="float" office:value="0.0411976736111111">
                <text:p>0.0411976736111111</text:p>
              </table:table-cell>
              <table:table-cell office:value-type="float" office:value="0.0155865625">
                <text:p>0.0155865625</text:p>
              </table:table-cell>
              <table:table-cell office:value-type="float" office:value="0.0102575231481481">
                <text:p>0.010257523148148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255194328703704">
                <text:p>0.0255194328703704</text:p>
              </table:table-cell>
              <table:table-cell office:value-type="float" office:value="0.0426404976851852">
                <text:p>0.0426404976851852</text:p>
              </table:table-cell>
              <table:table-cell office:value-type="float" office:value="0.0158703125">
                <text:p>0.0158703125</text:p>
              </table:table-cell>
              <table:table-cell office:value-type="float" office:value="0.0104920717592593">
                <text:p>0.010492071759259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255204398148148">
                <text:p>0.0255204398148148</text:p>
              </table:table-cell>
              <table:table-cell office:value-type="float" office:value="0.043999837962963">
                <text:p>0.043999837962963</text:p>
              </table:table-cell>
              <table:table-cell office:value-type="float" office:value="0.0162046990740741">
                <text:p>0.0162046990740741</text:p>
              </table:table-cell>
              <table:table-cell office:value-type="float" office:value="0.0107098726851852">
                <text:p>0.01070987268518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55275231481481">
                <text:p>0.0255275231481481</text:p>
              </table:table-cell>
              <table:table-cell office:value-type="float" office:value="0.0455485648148148">
                <text:p>0.0455485648148148</text:p>
              </table:table-cell>
              <table:table-cell office:value-type="float" office:value="0.016553599537037">
                <text:p>0.016553599537037</text:p>
              </table:table-cell>
              <table:table-cell office:value-type="float" office:value="0.0109503935185185">
                <text:p>0.010950393518518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255490046296296">
                <text:p>0.0255490046296296</text:p>
              </table:table-cell>
              <table:table-cell office:value-type="float" office:value="0.0471220023148148">
                <text:p>0.0471220023148148</text:p>
              </table:table-cell>
              <table:table-cell office:value-type="float" office:value="0.0168639467592593">
                <text:p>0.0168639467592593</text:p>
              </table:table-cell>
              <table:table-cell office:value-type="float" office:value="0.0111587962962963">
                <text:p>0.01115879629629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55757407407407">
                <text:p>0.0255757407407407</text:p>
              </table:table-cell>
              <table:table-cell office:value-type="float" office:value="0.0487107175925926">
                <text:p>0.0487107175925926</text:p>
              </table:table-cell>
              <table:table-cell office:value-type="float" office:value="0.0172126851851852">
                <text:p>0.0172126851851852</text:p>
              </table:table-cell>
              <table:table-cell office:value-type="float" office:value="0.011481087962963">
                <text:p>0.01148108796296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255918634259259">
                <text:p>0.0255918634259259</text:p>
              </table:table-cell>
              <table:table-cell office:value-type="float" office:value="0.0502167013888889">
                <text:p>0.0502167013888889</text:p>
              </table:table-cell>
              <table:table-cell office:value-type="float" office:value="0.0175027662037037">
                <text:p>0.0175027662037037</text:p>
              </table:table-cell>
              <table:table-cell office:value-type="float" office:value="0.011868587962963">
                <text:p>0.01186858796296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615462962963">
                <text:p>0.025615462962963</text:p>
              </table:table-cell>
              <table:table-cell office:value-type="float" office:value="0.0519691898148148">
                <text:p>0.0519691898148148</text:p>
              </table:table-cell>
              <table:table-cell office:value-type="float" office:value="0.0178251388888889">
                <text:p>0.0178251388888889</text:p>
              </table:table-cell>
              <table:table-cell office:value-type="float" office:value="0.0119265625">
                <text:p>0.01192656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256593634259259">
                <text:p>0.0256593634259259</text:p>
              </table:table-cell>
              <table:table-cell office:value-type="float" office:value="0.0535476157407407">
                <text:p>0.0535476157407407</text:p>
              </table:table-cell>
              <table:table-cell office:value-type="float" office:value="0.0181361226851852">
                <text:p>0.0181361226851852</text:p>
              </table:table-cell>
              <table:table-cell office:value-type="float" office:value="0.0122331712962963">
                <text:p>0.01223317129629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256469675925926">
                <text:p>0.0256469675925926</text:p>
              </table:table-cell>
              <table:table-cell office:value-type="float" office:value="0.0552339236111111">
                <text:p>0.0552339236111111</text:p>
              </table:table-cell>
              <table:table-cell office:value-type="float" office:value="0.0185176388888889">
                <text:p>0.0185176388888889</text:p>
              </table:table-cell>
              <table:table-cell office:value-type="float" office:value="0.0124737731481481">
                <text:p>0.012473773148148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56550694444444">
                <text:p>0.0256550694444444</text:p>
              </table:table-cell>
              <table:table-cell office:value-type="float" office:value="0.0569715393518518">
                <text:p>0.0569715393518518</text:p>
              </table:table-cell>
              <table:table-cell office:value-type="float" office:value="0.0188301736111111">
                <text:p>0.0188301736111111</text:p>
              </table:table-cell>
              <table:table-cell office:value-type="float" office:value="0.0127618865740741">
                <text:p>0.012761886574074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57005671296296">
                <text:p>0.0257005671296296</text:p>
              </table:table-cell>
              <table:table-cell office:value-type="float" office:value="0.0587300694444444">
                <text:p>0.0587300694444444</text:p>
              </table:table-cell>
              <table:table-cell office:value-type="float" office:value="0.0192553935185185">
                <text:p>0.0192553935185185</text:p>
              </table:table-cell>
              <table:table-cell office:value-type="float" office:value="0.0130938078703704">
                <text:p>0.013093807870370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257107407407407">
                <text:p>0.0257107407407407</text:p>
              </table:table-cell>
              <table:table-cell office:value-type="float" office:value="0.0604886111111111">
                <text:p>0.0604886111111111</text:p>
              </table:table-cell>
              <table:table-cell office:value-type="float" office:value="0.0195495138888889">
                <text:p>0.0195495138888889</text:p>
              </table:table-cell>
              <table:table-cell office:value-type="float" office:value="0.0134168865740741">
                <text:p>0.013416886574074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257015625">
                <text:p>0.0257015625</text:p>
              </table:table-cell>
              <table:table-cell office:value-type="float" office:value="0.0620923958333333">
                <text:p>0.0620923958333333</text:p>
              </table:table-cell>
              <table:table-cell office:value-type="float" office:value="0.0198818055555556">
                <text:p>0.0198818055555556</text:p>
              </table:table-cell>
              <table:table-cell office:value-type="float" office:value="0.0136648958333333">
                <text:p>0.013664895833333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257412037037037">
                <text:p>0.0257412037037037</text:p>
              </table:table-cell>
              <table:table-cell office:value-type="float" office:value="0.0638070717592593">
                <text:p>0.0638070717592593</text:p>
              </table:table-cell>
              <table:table-cell office:value-type="float" office:value="0.0202420023148148">
                <text:p>0.0202420023148148</text:p>
              </table:table-cell>
              <table:table-cell office:value-type="float" office:value="0.0139245949074074">
                <text:p>0.01392459490740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57220601851852">
                <text:p>0.0257220601851852</text:p>
              </table:table-cell>
              <table:table-cell office:value-type="float" office:value="0.0653591550925926">
                <text:p>0.0653591550925926</text:p>
              </table:table-cell>
              <table:table-cell office:value-type="float" office:value="0.0205895949074074">
                <text:p>0.0205895949074074</text:p>
              </table:table-cell>
              <table:table-cell office:value-type="float" office:value="0.0143156597222222">
                <text:p>0.014315659722222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57826967592593">
                <text:p>0.0257826967592593</text:p>
              </table:table-cell>
              <table:table-cell office:value-type="float" office:value="0.0668804282407407">
                <text:p>0.0668804282407407</text:p>
              </table:table-cell>
              <table:table-cell office:value-type="float" office:value="0.0210279050925926">
                <text:p>0.0210279050925926</text:p>
              </table:table-cell>
              <table:table-cell office:value-type="float" office:value="0.0145045717592593">
                <text:p>0.014504571759259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57347106481481">
                <text:p>0.0257347106481481</text:p>
              </table:table-cell>
              <table:table-cell office:value-type="float" office:value="0.0684855555555555">
                <text:p>0.0684855555555555</text:p>
              </table:table-cell>
              <table:table-cell office:value-type="float" office:value="0.0211866550925926">
                <text:p>0.0211866550925926</text:p>
              </table:table-cell>
              <table:table-cell office:value-type="float" office:value="0.0146525347222222">
                <text:p>0.014652534722222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57685763888889">
                <text:p>0.0257685763888889</text:p>
              </table:table-cell>
              <table:table-cell office:value-type="float" office:value="0.0698745717592593">
                <text:p>0.0698745717592593</text:p>
              </table:table-cell>
              <table:table-cell office:value-type="float" office:value="0.02171375">
                <text:p>0.02171375</text:p>
              </table:table-cell>
              <table:table-cell office:value-type="float" office:value="0.0149485532407407">
                <text:p>0.014948553240740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257813310185185">
                <text:p>0.0257813310185185</text:p>
              </table:table-cell>
              <table:table-cell office:value-type="float" office:value="0.0713394791666667">
                <text:p>0.0713394791666667</text:p>
              </table:table-cell>
              <table:table-cell office:value-type="float" office:value="0.0217634490740741">
                <text:p>0.0217634490740741</text:p>
              </table:table-cell>
              <table:table-cell office:value-type="float" office:value="0.0151112731481481">
                <text:p>0.01511127314814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257891666666667">
                <text:p>0.0257891666666667</text:p>
              </table:table-cell>
              <table:table-cell office:value-type="float" office:value="0.0729482060185185">
                <text:p>0.0729482060185185</text:p>
              </table:table-cell>
              <table:table-cell office:value-type="float" office:value="0.0220559259259259">
                <text:p>0.0220559259259259</text:p>
              </table:table-cell>
              <table:table-cell office:value-type="float" office:value="0.0153893981481481">
                <text:p>0.015389398148148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57844675925926">
                <text:p>0.0257844675925926</text:p>
              </table:table-cell>
              <table:table-cell office:value-type="float" office:value="0.0744524652777778">
                <text:p>0.0744524652777778</text:p>
              </table:table-cell>
              <table:table-cell office:value-type="float" office:value="0.0223795023148148">
                <text:p>0.0223795023148148</text:p>
              </table:table-cell>
              <table:table-cell office:value-type="float" office:value="0.0156540972222222">
                <text:p>0.0156540972222222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257723148148148">
                <text:p>0.0257723148148148</text:p>
              </table:table-cell>
              <table:table-cell office:value-type="float" office:value="0.0758861226851852">
                <text:p>0.0758861226851852</text:p>
              </table:table-cell>
              <table:table-cell office:value-type="float" office:value="0.022697025462963">
                <text:p>0.022697025462963</text:p>
              </table:table-cell>
              <table:table-cell office:value-type="float" office:value="0.0158304282407407">
                <text:p>0.015830428240740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258417013888889">
                <text:p>0.0258417013888889</text:p>
              </table:table-cell>
              <table:table-cell office:value-type="float" office:value="0.0772945023148148">
                <text:p>0.0772945023148148</text:p>
              </table:table-cell>
              <table:table-cell office:value-type="float" office:value="0.0228804398148148">
                <text:p>0.0228804398148148</text:p>
              </table:table-cell>
              <table:table-cell office:value-type="float" office:value="0.0160515509259259">
                <text:p>0.016051550925925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258075578703704">
                <text:p>0.0258075578703704</text:p>
              </table:table-cell>
              <table:table-cell office:value-type="float" office:value="0.0785919560185185">
                <text:p>0.0785919560185185</text:p>
              </table:table-cell>
              <table:table-cell office:value-type="float" office:value="0.0231299884259259">
                <text:p>0.0231299884259259</text:p>
              </table:table-cell>
              <table:table-cell office:value-type="float" office:value="0.0162670949074074">
                <text:p>0.01626709490740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59131828703704">
                <text:p>0.0259131828703704</text:p>
              </table:table-cell>
              <table:table-cell office:value-type="float" office:value="0.0799584143518518">
                <text:p>0.0799584143518518</text:p>
              </table:table-cell>
              <table:table-cell office:value-type="float" office:value="0.0233682407407407">
                <text:p>0.0233682407407407</text:p>
              </table:table-cell>
              <table:table-cell office:value-type="float" office:value="0.0165202662037037">
                <text:p>0.016520266203703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5870150462963">
                <text:p>0.025870150462963</text:p>
              </table:table-cell>
              <table:table-cell office:value-type="float" office:value="0.0813780439814815">
                <text:p>0.0813780439814815</text:p>
              </table:table-cell>
              <table:table-cell office:value-type="float" office:value="0.0235943055555555">
                <text:p>0.0235943055555555</text:p>
              </table:table-cell>
              <table:table-cell office:value-type="float" office:value="0.0167240046296296">
                <text:p>0.01672400462962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58722106481481">
                <text:p>0.0258722106481481</text:p>
              </table:table-cell>
              <table:table-cell office:value-type="float" office:value="0.0824773726851852">
                <text:p>0.0824773726851852</text:p>
              </table:table-cell>
              <table:table-cell office:value-type="float" office:value="0.0237683449074074">
                <text:p>0.0237683449074074</text:p>
              </table:table-cell>
              <table:table-cell office:value-type="float" office:value="0.0168444212962963">
                <text:p>0.016844421296296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258841203703704">
                <text:p>0.0258841203703704</text:p>
              </table:table-cell>
              <table:table-cell office:value-type="float" office:value="0.0834886111111111">
                <text:p>0.0834886111111111</text:p>
              </table:table-cell>
              <table:table-cell office:value-type="float" office:value="0.0240312268518518">
                <text:p>0.0240312268518518</text:p>
              </table:table-cell>
              <table:table-cell office:value-type="float" office:value="0.0170593981481482">
                <text:p>0.017059398148148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258390856481481">
                <text:p>0.0258390856481481</text:p>
              </table:table-cell>
              <table:table-cell office:value-type="float" office:value="0.084356412037037">
                <text:p>0.084356412037037</text:p>
              </table:table-cell>
              <table:table-cell office:value-type="float" office:value="0.0242523726851852">
                <text:p>0.0242523726851852</text:p>
              </table:table-cell>
              <table:table-cell office:value-type="float" office:value="0.0171842361111111">
                <text:p>0.017184236111111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258647337962963">
                <text:p>0.0258647337962963</text:p>
              </table:table-cell>
              <table:table-cell office:value-type="float" office:value="0.0853913310185185">
                <text:p>0.0853913310185185</text:p>
              </table:table-cell>
              <table:table-cell office:value-type="float" office:value="0.0243755324074074">
                <text:p>0.0243755324074074</text:p>
              </table:table-cell>
              <table:table-cell office:value-type="float" office:value="0.0173364930555556">
                <text:p>0.017336493055555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259061805555556">
                <text:p>0.0259061805555556</text:p>
              </table:table-cell>
              <table:table-cell office:value-type="float" office:value="0.0860280787037037">
                <text:p>0.0860280787037037</text:p>
              </table:table-cell>
              <table:table-cell office:value-type="float" office:value="0.0246717824074074">
                <text:p>0.0246717824074074</text:p>
              </table:table-cell>
              <table:table-cell office:value-type="float" office:value="0.0174617939814815">
                <text:p>0.01746179398148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8611921296296">
                <text:p>0.0258611921296296</text:p>
              </table:table-cell>
              <table:table-cell office:value-type="float" office:value="0.0868308680555555">
                <text:p>0.0868308680555555</text:p>
              </table:table-cell>
              <table:table-cell office:value-type="float" office:value="0.0246504513888889">
                <text:p>0.0246504513888889</text:p>
              </table:table-cell>
              <table:table-cell office:value-type="float" office:value="0.0175563541666667">
                <text:p>0.01755635416666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258720949074074">
                <text:p>0.0258720949074074</text:p>
              </table:table-cell>
              <table:table-cell office:value-type="float" office:value="0.0874747685185185">
                <text:p>0.0874747685185185</text:p>
              </table:table-cell>
              <table:table-cell office:value-type="float" office:value="0.0248184143518518">
                <text:p>0.0248184143518518</text:p>
              </table:table-cell>
              <table:table-cell office:value-type="float" office:value="0.017706875">
                <text:p>0.01770687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258413657407407">
                <text:p>0.0258413657407407</text:p>
              </table:table-cell>
              <table:table-cell office:value-type="float" office:value="0.0880695486111111">
                <text:p>0.0880695486111111</text:p>
              </table:table-cell>
              <table:table-cell office:value-type="float" office:value="0.0248956018518519">
                <text:p>0.0248956018518519</text:p>
              </table:table-cell>
              <table:table-cell office:value-type="float" office:value="0.0177206828703704">
                <text:p>0.01772068287037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8326388888889">
                <text:p>0.0258326388888889</text:p>
              </table:table-cell>
              <table:table-cell office:value-type="float" office:value="0.0886356712962963">
                <text:p>0.0886356712962963</text:p>
              </table:table-cell>
              <table:table-cell office:value-type="float" office:value="0.0250408217592593">
                <text:p>0.0250408217592593</text:p>
              </table:table-cell>
              <table:table-cell office:value-type="float" office:value="0.0178608449074074">
                <text:p>0.0178608449074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4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4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8.998cm" xlink:href=".." xlink:type="simple" chart:class="chart:line" chart:style-name="ch1">
        <chart:legend chart:legend-position="bottom" svg:x="1.898cm" svg:y="7.717cm" style:legend-expansion="wide" chart:style-name="ch2"/>
        <chart:plot-area chart:style-name="ch3" table:cell-range-address="Sheet1.B1:Sheet1.B101 Sheet1.J1:Sheet1.J101 Sheet1.M1:Sheet1.M101 Sheet1.R1:Sheet1.R101" chart:data-source-has-labels="row" svg:x="0.769cm" svg:y="0.851cm" svg:width="14.579cm" svg:height="6.267cm">
          <chartooo:coordinate-region svg:x="2.343cm" svg:y="1.05cm" svg:width="12.947cm" svg:height="5.0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1" chart:label-cell-address="Sheet1.B1:Sheet1.B1" chart:class="chart:line">
            <chart:data-point chart:repeated="100"/>
          </chart:series>
          <chart:series chart:style-name="ch8" chart:values-cell-range-address="Sheet1.J2:Sheet1.J101" chart:label-cell-address="Sheet1.J1:Sheet1.J1" chart:class="chart:line">
            <chart:data-point chart:repeated="100"/>
          </chart:series>
          <chart:series chart:style-name="ch9" chart:values-cell-range-address="Sheet1.M2:Sheet1.M101" chart:label-cell-address="Sheet1.M1:Sheet1.M1" chart:class="chart:line">
            <chart:data-point chart:repeated="100"/>
          </chart:series>
          <chart:series chart:style-name="ch10" chart:values-cell-range-address="Sheet1.R2:Sheet1.R101" chart:label-cell-address="Sheet1.R1:Sheet1.R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ll Time (OpenCL w/o distance)</text:p>
                <draw:g>
                  <svg:desc>Sheet1.B1:Sheet1.B1</svg:desc>
                </draw:g>
              </table:table-cell>
              <table:table-cell office:value-type="string">
                <text:p>Wall Time ( Stock)</text:p>
                <draw:g>
                  <svg:desc>Sheet1.J1:Sheet1.J1</svg:desc>
                </draw:g>
              </table:table-cell>
              <table:table-cell office:value-type="string">
                <text:p>Wall Time ( OpenCL w/ distance)</text:p>
                <draw:g>
                  <svg:desc>Sheet1.M1:Sheet1.M1</svg:desc>
                </draw:g>
              </table:table-cell>
              <table:table-cell office:value-type="string">
                <text:p>Wall Time (OpenCL Memoized)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21752314814815">
                <text:p>0.00321752314814815</text:p>
                <draw:g>
                  <svg:desc>Sheet1.B2:Sheet1.B101</svg:desc>
                </draw:g>
              </table:table-cell>
              <table:table-cell office:value-type="float" office:value="0.00019875">
                <text:p>0.00019875</text:p>
                <draw:g>
                  <svg:desc>Sheet1.J2:Sheet1.J101</svg:desc>
                </draw:g>
              </table:table-cell>
              <table:table-cell office:value-type="float" office:value="0.000510543981481481">
                <text:p>0.000510543981481481</text:p>
                <draw:g>
                  <svg:desc>Sheet1.M2:Sheet1.M101</svg:desc>
                </draw:g>
              </table:table-cell>
              <table:table-cell office:value-type="float" office:value="0.00109896990740741">
                <text:p>0.00109896990740741</text:p>
                <draw:g>
                  <svg:desc>Sheet1.R2:Sheet1.R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1950231481481">
                <text:p>0.00321950231481481</text:p>
              </table:table-cell>
              <table:table-cell office:value-type="float" office:value="0.000203576388888889">
                <text:p>0.000203576388888889</text:p>
              </table:table-cell>
              <table:table-cell office:value-type="float" office:value="0.000535104166666667">
                <text:p>0.000535104166666667</text:p>
              </table:table-cell>
              <table:table-cell office:value-type="float" office:value="0.00110380787037037">
                <text:p>0.00110380787037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22005787037037">
                <text:p>0.00322005787037037</text:p>
              </table:table-cell>
              <table:table-cell office:value-type="float" office:value="0.000215300925925926">
                <text:p>0.000215300925925926</text:p>
              </table:table-cell>
              <table:table-cell office:value-type="float" office:value="0.000571851851851852">
                <text:p>0.000571851851851852</text:p>
              </table:table-cell>
              <table:table-cell office:value-type="float" office:value="0.00110729166666667">
                <text:p>0.001107291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2453703703704">
                <text:p>0.00322453703703704</text:p>
              </table:table-cell>
              <table:table-cell office:value-type="float" office:value="0.000234710648148148">
                <text:p>0.000234710648148148</text:p>
              </table:table-cell>
              <table:table-cell office:value-type="float" office:value="0.000620162037037037">
                <text:p>0.000620162037037037</text:p>
              </table:table-cell>
              <table:table-cell office:value-type="float" office:value="0.00111273148148148">
                <text:p>0.00111273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2895833333333">
                <text:p>0.00322895833333333</text:p>
              </table:table-cell>
              <table:table-cell office:value-type="float" office:value="0.000260613425925926">
                <text:p>0.000260613425925926</text:p>
              </table:table-cell>
              <table:table-cell office:value-type="float" office:value="0.000665231481481481">
                <text:p>0.000665231481481481</text:p>
              </table:table-cell>
              <table:table-cell office:value-type="float" office:value="0.001108125">
                <text:p>0.00110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23349537037037">
                <text:p>0.00323349537037037</text:p>
              </table:table-cell>
              <table:table-cell office:value-type="float" office:value="0.000291238425925926">
                <text:p>0.000291238425925926</text:p>
              </table:table-cell>
              <table:table-cell office:value-type="float" office:value="0.000694189814814815">
                <text:p>0.000694189814814815</text:p>
              </table:table-cell>
              <table:table-cell office:value-type="float" office:value="0.0011196412037037">
                <text:p>0.0011196412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23587962962963">
                <text:p>0.00323587962962963</text:p>
              </table:table-cell>
              <table:table-cell office:value-type="float" office:value="0.000333587962962963">
                <text:p>0.000333587962962963</text:p>
              </table:table-cell>
              <table:table-cell office:value-type="float" office:value="0.000743113425925926">
                <text:p>0.000743113425925926</text:p>
              </table:table-cell>
              <table:table-cell office:value-type="float" office:value="0.00111493055555556">
                <text:p>0.001114930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23835648148148">
                <text:p>0.00323835648148148</text:p>
              </table:table-cell>
              <table:table-cell office:value-type="float" office:value="0.000419305555555556">
                <text:p>0.000419305555555556</text:p>
              </table:table-cell>
              <table:table-cell office:value-type="float" office:value="0.000781643518518519">
                <text:p>0.000781643518518519</text:p>
              </table:table-cell>
              <table:table-cell office:value-type="float" office:value="0.00113563657407407">
                <text:p>0.001135636574074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4538194444444">
                <text:p>0.00324538194444444</text:p>
              </table:table-cell>
              <table:table-cell office:value-type="float" office:value="0.000448275462962963">
                <text:p>0.000448275462962963</text:p>
              </table:table-cell>
              <table:table-cell office:value-type="float" office:value="0.000838298611111111">
                <text:p>0.000838298611111111</text:p>
              </table:table-cell>
              <table:table-cell office:value-type="float" office:value="0.00115346064814815">
                <text:p>0.0011534606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25322916666667">
                <text:p>0.00325322916666667</text:p>
              </table:table-cell>
              <table:table-cell office:value-type="float" office:value="0.00052431712962963">
                <text:p>0.00052431712962963</text:p>
              </table:table-cell>
              <table:table-cell office:value-type="float" office:value="0.000884722222222222">
                <text:p>0.000884722222222222</text:p>
              </table:table-cell>
              <table:table-cell office:value-type="float" office:value="0.00118327546296296">
                <text:p>0.00118327546296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25689814814815">
                <text:p>0.00325689814814815</text:p>
              </table:table-cell>
              <table:table-cell office:value-type="float" office:value="0.000616423611111111">
                <text:p>0.000616423611111111</text:p>
              </table:table-cell>
              <table:table-cell office:value-type="float" office:value="0.00095130787037037">
                <text:p>0.00095130787037037</text:p>
              </table:table-cell>
              <table:table-cell office:value-type="float" office:value="0.00120428240740741">
                <text:p>0.0012042824074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624537037037">
                <text:p>0.0032624537037037</text:p>
              </table:table-cell>
              <table:table-cell office:value-type="float" office:value="0.000719155092592593">
                <text:p>0.000719155092592593</text:p>
              </table:table-cell>
              <table:table-cell office:value-type="float" office:value="0.000999814814814815">
                <text:p>0.000999814814814815</text:p>
              </table:table-cell>
              <table:table-cell office:value-type="float" office:value="0.00122480324074074">
                <text:p>0.00122480324074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26010416666667">
                <text:p>0.00326010416666667</text:p>
              </table:table-cell>
              <table:table-cell office:value-type="float" office:value="0.000833518518518519">
                <text:p>0.000833518518518519</text:p>
              </table:table-cell>
              <table:table-cell office:value-type="float" office:value="0.00106174768518519">
                <text:p>0.00106174768518519</text:p>
              </table:table-cell>
              <table:table-cell office:value-type="float" office:value="0.00124902777777778">
                <text:p>0.00124902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7197916666667">
                <text:p>0.00327197916666667</text:p>
              </table:table-cell>
              <table:table-cell office:value-type="float" office:value="0.000966712962962963">
                <text:p>0.000966712962962963</text:p>
              </table:table-cell>
              <table:table-cell office:value-type="float" office:value="0.00112391203703704">
                <text:p>0.00112391203703704</text:p>
              </table:table-cell>
              <table:table-cell office:value-type="float" office:value="0.00128302083333333">
                <text:p>0.0012830208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7590277777778">
                <text:p>0.00327590277777778</text:p>
              </table:table-cell>
              <table:table-cell office:value-type="float" office:value="0.00111946759259259">
                <text:p>0.00111946759259259</text:p>
              </table:table-cell>
              <table:table-cell office:value-type="float" office:value="0.00119810185185185">
                <text:p>0.00119810185185185</text:p>
              </table:table-cell>
              <table:table-cell office:value-type="float" office:value="0.00131684027777778">
                <text:p>0.0013168402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5879166666667">
                <text:p>0.0105879166666667</text:p>
              </table:table-cell>
              <table:table-cell office:value-type="float" office:value="0.00150798611111111">
                <text:p>0.00150798611111111</text:p>
              </table:table-cell>
              <table:table-cell office:value-type="float" office:value="0.00214212962962963">
                <text:p>0.00214212962962963</text:p>
              </table:table-cell>
              <table:table-cell office:value-type="float" office:value="0.0020393287037037">
                <text:p>0.0020393287037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5923842592593">
                <text:p>0.0105923842592593</text:p>
              </table:table-cell>
              <table:table-cell office:value-type="float" office:value="0.00169953703703704">
                <text:p>0.00169953703703704</text:p>
              </table:table-cell>
              <table:table-cell office:value-type="float" office:value="0.00224722222222222">
                <text:p>0.00224722222222222</text:p>
              </table:table-cell>
              <table:table-cell office:value-type="float" office:value="0.00211802083333333">
                <text:p>0.0021180208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7939351851852">
                <text:p>0.0247939351851852</text:p>
              </table:table-cell>
              <table:table-cell office:value-type="float" office:value="0.00226494212962963">
                <text:p>0.00226494212962963</text:p>
              </table:table-cell>
              <table:table-cell office:value-type="float" office:value="0.00356752314814815">
                <text:p>0.00356752314814815</text:p>
              </table:table-cell>
              <table:table-cell office:value-type="float" office:value="0.00319515046296296">
                <text:p>0.00319515046296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7949537037037">
                <text:p>0.0247949537037037</text:p>
              </table:table-cell>
              <table:table-cell office:value-type="float" office:value="0.00248525462962963">
                <text:p>0.00248525462962963</text:p>
              </table:table-cell>
              <table:table-cell office:value-type="float" office:value="0.00369996527777778">
                <text:p>0.00369996527777778</text:p>
              </table:table-cell>
              <table:table-cell office:value-type="float" office:value="0.00326847222222222">
                <text:p>0.00326847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48013078703704">
                <text:p>0.0248013078703704</text:p>
              </table:table-cell>
              <table:table-cell office:value-type="float" office:value="0.00273795138888889">
                <text:p>0.00273795138888889</text:p>
              </table:table-cell>
              <table:table-cell office:value-type="float" office:value="0.00388925925925926">
                <text:p>0.00388925925925926</text:p>
              </table:table-cell>
              <table:table-cell office:value-type="float" office:value="0.00332540509259259">
                <text:p>0.00332540509259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8029513888889">
                <text:p>0.0248029513888889</text:p>
              </table:table-cell>
              <table:table-cell office:value-type="float" office:value="0.00303342592592593">
                <text:p>0.00303342592592593</text:p>
              </table:table-cell>
              <table:table-cell office:value-type="float" office:value="0.00407165509259259">
                <text:p>0.00407165509259259</text:p>
              </table:table-cell>
              <table:table-cell office:value-type="float" office:value="0.00337018518518519">
                <text:p>0.00337018518518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7746759259259">
                <text:p>0.0247746759259259</text:p>
              </table:table-cell>
              <table:table-cell office:value-type="float" office:value="0.00332269675925926">
                <text:p>0.00332269675925926</text:p>
              </table:table-cell>
              <table:table-cell office:value-type="float" office:value="0.00423644675925926">
                <text:p>0.00423644675925926</text:p>
              </table:table-cell>
              <table:table-cell office:value-type="float" office:value="0.00345040509259259">
                <text:p>0.00345040509259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8386574074074">
                <text:p>0.0248386574074074</text:p>
              </table:table-cell>
              <table:table-cell office:value-type="float" office:value="0.00366263888888889">
                <text:p>0.00366263888888889</text:p>
              </table:table-cell>
              <table:table-cell office:value-type="float" office:value="0.0044140162037037">
                <text:p>0.0044140162037037</text:p>
              </table:table-cell>
              <table:table-cell office:value-type="float" office:value="0.00351457175925926">
                <text:p>0.00351457175925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8435648148148">
                <text:p>0.0248435648148148</text:p>
              </table:table-cell>
              <table:table-cell office:value-type="float" office:value="0.00402009259259259">
                <text:p>0.00402009259259259</text:p>
              </table:table-cell>
              <table:table-cell office:value-type="float" office:value="0.00456633101851852">
                <text:p>0.00456633101851852</text:p>
              </table:table-cell>
              <table:table-cell office:value-type="float" office:value="0.00369947916666667">
                <text:p>0.0036994791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8663310185185">
                <text:p>0.0248663310185185</text:p>
              </table:table-cell>
              <table:table-cell office:value-type="float" office:value="0.00438929398148148">
                <text:p>0.00438929398148148</text:p>
              </table:table-cell>
              <table:table-cell office:value-type="float" office:value="0.00476719907407407">
                <text:p>0.00476719907407407</text:p>
              </table:table-cell>
              <table:table-cell office:value-type="float" office:value="0.00368900462962963">
                <text:p>0.003689004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48927430555556">
                <text:p>0.0248927430555556</text:p>
              </table:table-cell>
              <table:table-cell office:value-type="float" office:value="0.00481766203703704">
                <text:p>0.00481766203703704</text:p>
              </table:table-cell>
              <table:table-cell office:value-type="float" office:value="0.00498850694444444">
                <text:p>0.00498850694444444</text:p>
              </table:table-cell>
              <table:table-cell office:value-type="float" office:value="0.0037665625">
                <text:p>0.003766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9186921296296">
                <text:p>0.0249186921296296</text:p>
              </table:table-cell>
              <table:table-cell office:value-type="float" office:value="0.00524378472222222">
                <text:p>0.00524378472222222</text:p>
              </table:table-cell>
              <table:table-cell office:value-type="float" office:value="0.00518310185185185">
                <text:p>0.00518310185185185</text:p>
              </table:table-cell>
              <table:table-cell office:value-type="float" office:value="0.00384902777777778">
                <text:p>0.00384902777777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8984606481481">
                <text:p>0.0248984606481481</text:p>
              </table:table-cell>
              <table:table-cell office:value-type="float" office:value="0.00571048611111111">
                <text:p>0.00571048611111111</text:p>
              </table:table-cell>
              <table:table-cell office:value-type="float" office:value="0.00539042824074074">
                <text:p>0.00539042824074074</text:p>
              </table:table-cell>
              <table:table-cell office:value-type="float" office:value="0.0039546412037037">
                <text:p>0.0039546412037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49201967592593">
                <text:p>0.0249201967592593</text:p>
              </table:table-cell>
              <table:table-cell office:value-type="float" office:value="0.00621375">
                <text:p>0.00621375</text:p>
              </table:table-cell>
              <table:table-cell office:value-type="float" office:value="0.00558583333333333">
                <text:p>0.00558583333333333</text:p>
              </table:table-cell>
              <table:table-cell office:value-type="float" office:value="0.00404856481481481">
                <text:p>0.00404856481481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48928703703704">
                <text:p>0.0248928703703704</text:p>
              </table:table-cell>
              <table:table-cell office:value-type="float" office:value="0.00673321759259259">
                <text:p>0.00673321759259259</text:p>
              </table:table-cell>
              <table:table-cell office:value-type="float" office:value="0.00579096064814815">
                <text:p>0.00579096064814815</text:p>
              </table:table-cell>
              <table:table-cell office:value-type="float" office:value="0.00415347222222222">
                <text:p>0.0041534722222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9245601851852">
                <text:p>0.0249245601851852</text:p>
              </table:table-cell>
              <table:table-cell office:value-type="float" office:value="0.00728929398148148">
                <text:p>0.00728929398148148</text:p>
              </table:table-cell>
              <table:table-cell office:value-type="float" office:value="0.00603399305555556">
                <text:p>0.00603399305555556</text:p>
              </table:table-cell>
              <table:table-cell office:value-type="float" office:value="0.00427346064814815">
                <text:p>0.00427346064814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9447337962963">
                <text:p>0.0249447337962963</text:p>
              </table:table-cell>
              <table:table-cell office:value-type="float" office:value="0.00788358796296296">
                <text:p>0.00788358796296296</text:p>
              </table:table-cell>
              <table:table-cell office:value-type="float" office:value="0.0062365625">
                <text:p>0.0062365625</text:p>
              </table:table-cell>
              <table:table-cell office:value-type="float" office:value="0.00436357638888889">
                <text:p>0.00436357638888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9850347222222">
                <text:p>0.0249850347222222</text:p>
              </table:table-cell>
              <table:table-cell office:value-type="float" office:value="0.00848260416666667">
                <text:p>0.00848260416666667</text:p>
              </table:table-cell>
              <table:table-cell office:value-type="float" office:value="0.00648217592592593">
                <text:p>0.00648217592592593</text:p>
              </table:table-cell>
              <table:table-cell office:value-type="float" office:value="0.00450993055555556">
                <text:p>0.00450993055555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51190393518518">
                <text:p>0.0251190393518518</text:p>
              </table:table-cell>
              <table:table-cell office:value-type="float" office:value="0.00917553240740741">
                <text:p>0.00917553240740741</text:p>
              </table:table-cell>
              <table:table-cell office:value-type="float" office:value="0.00667082175925926">
                <text:p>0.00667082175925926</text:p>
              </table:table-cell>
              <table:table-cell office:value-type="float" office:value="0.00460112268518518">
                <text:p>0.00460112268518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50283912037037">
                <text:p>0.0250283912037037</text:p>
              </table:table-cell>
              <table:table-cell office:value-type="float" office:value="0.00987719907407407">
                <text:p>0.00987719907407407</text:p>
              </table:table-cell>
              <table:table-cell office:value-type="float" office:value="0.0069484375">
                <text:p>0.0069484375</text:p>
              </table:table-cell>
              <table:table-cell office:value-type="float" office:value="0.00476424768518519">
                <text:p>0.004764247685185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50012731481481">
                <text:p>0.0250012731481481</text:p>
              </table:table-cell>
              <table:table-cell office:value-type="float" office:value="0.0106467476851852">
                <text:p>0.0106467476851852</text:p>
              </table:table-cell>
              <table:table-cell office:value-type="float" office:value="0.00718994212962963">
                <text:p>0.00718994212962963</text:p>
              </table:table-cell>
              <table:table-cell office:value-type="float" office:value="0.00490971064814815">
                <text:p>0.00490971064814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0138078703704">
                <text:p>0.0250138078703704</text:p>
              </table:table-cell>
              <table:table-cell office:value-type="float" office:value="0.0114237152777778">
                <text:p>0.0114237152777778</text:p>
              </table:table-cell>
              <table:table-cell office:value-type="float" office:value="0.00743615740740741">
                <text:p>0.00743615740740741</text:p>
              </table:table-cell>
              <table:table-cell office:value-type="float" office:value="0.00523474537037037">
                <text:p>0.00523474537037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0937268518519">
                <text:p>0.0250937268518519</text:p>
              </table:table-cell>
              <table:table-cell office:value-type="float" office:value="0.0122003472222222">
                <text:p>0.0122003472222222</text:p>
              </table:table-cell>
              <table:table-cell office:value-type="float" office:value="0.00769251157407407">
                <text:p>0.00769251157407407</text:p>
              </table:table-cell>
              <table:table-cell office:value-type="float" office:value="0.00519271990740741">
                <text:p>0.005192719907407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0740162037037">
                <text:p>0.0250740162037037</text:p>
              </table:table-cell>
              <table:table-cell office:value-type="float" office:value="0.0130728472222222">
                <text:p>0.0130728472222222</text:p>
              </table:table-cell>
              <table:table-cell office:value-type="float" office:value="0.00815931712962963">
                <text:p>0.00815931712962963</text:p>
              </table:table-cell>
              <table:table-cell office:value-type="float" office:value="0.00534917824074074">
                <text:p>0.00534917824074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51332986111111">
                <text:p>0.0251332986111111</text:p>
              </table:table-cell>
              <table:table-cell office:value-type="float" office:value="0.0138819560185185">
                <text:p>0.0138819560185185</text:p>
              </table:table-cell>
              <table:table-cell office:value-type="float" office:value="0.00827835648148148">
                <text:p>0.00827835648148148</text:p>
              </table:table-cell>
              <table:table-cell office:value-type="float" office:value="0.00549863425925926">
                <text:p>0.00549863425925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51081712962963">
                <text:p>0.0251081712962963</text:p>
              </table:table-cell>
              <table:table-cell office:value-type="float" office:value="0.0147318402777778">
                <text:p>0.0147318402777778</text:p>
              </table:table-cell>
              <table:table-cell office:value-type="float" office:value="0.00851140046296296">
                <text:p>0.00851140046296296</text:p>
              </table:table-cell>
              <table:table-cell office:value-type="float" office:value="0.0056424537037037">
                <text:p>0.0056424537037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1320023148148">
                <text:p>0.0251320023148148</text:p>
              </table:table-cell>
              <table:table-cell office:value-type="float" office:value="0.0156171064814815">
                <text:p>0.0156171064814815</text:p>
              </table:table-cell>
              <table:table-cell office:value-type="float" office:value="0.00885231481481481">
                <text:p>0.00885231481481481</text:p>
              </table:table-cell>
              <table:table-cell office:value-type="float" office:value="0.00583350694444445">
                <text:p>0.00583350694444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1408449074074">
                <text:p>0.0251408449074074</text:p>
              </table:table-cell>
              <table:table-cell office:value-type="float" office:value="0.016512025462963">
                <text:p>0.016512025462963</text:p>
              </table:table-cell>
              <table:table-cell office:value-type="float" office:value="0.00903806712962963">
                <text:p>0.00903806712962963</text:p>
              </table:table-cell>
              <table:table-cell office:value-type="float" office:value="0.00610122685185185">
                <text:p>0.00610122685185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1464236111111">
                <text:p>0.0251464236111111</text:p>
              </table:table-cell>
              <table:table-cell office:value-type="float" office:value="0.0174343634259259">
                <text:p>0.0174343634259259</text:p>
              </table:table-cell>
              <table:table-cell office:value-type="float" office:value="0.00934998842592593">
                <text:p>0.00934998842592593</text:p>
              </table:table-cell>
              <table:table-cell office:value-type="float" office:value="0.00615203703703704">
                <text:p>0.00615203703703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52115856481482">
                <text:p>0.0252115856481482</text:p>
              </table:table-cell>
              <table:table-cell office:value-type="float" office:value="0.018451412037037">
                <text:p>0.018451412037037</text:p>
              </table:table-cell>
              <table:table-cell office:value-type="float" office:value="0.009675">
                <text:p>0.009675</text:p>
              </table:table-cell>
              <table:table-cell office:value-type="float" office:value="0.0063715625">
                <text:p>0.00637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2257407407407">
                <text:p>0.0252257407407407</text:p>
              </table:table-cell>
              <table:table-cell office:value-type="float" office:value="0.0194877083333333">
                <text:p>0.0194877083333333</text:p>
              </table:table-cell>
              <table:table-cell office:value-type="float" office:value="0.00997790509259259">
                <text:p>0.00997790509259259</text:p>
              </table:table-cell>
              <table:table-cell office:value-type="float" office:value="0.00655646990740741">
                <text:p>0.006556469907407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52425462962963">
                <text:p>0.0252425462962963</text:p>
              </table:table-cell>
              <table:table-cell office:value-type="float" office:value="0.0205226041666667">
                <text:p>0.0205226041666667</text:p>
              </table:table-cell>
              <table:table-cell office:value-type="float" office:value="0.0102361805555556">
                <text:p>0.0102361805555556</text:p>
              </table:table-cell>
              <table:table-cell office:value-type="float" office:value="0.0067272337962963">
                <text:p>0.0067272337962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52533680555556">
                <text:p>0.0252533680555556</text:p>
              </table:table-cell>
              <table:table-cell office:value-type="float" office:value="0.0215785185185185">
                <text:p>0.0215785185185185</text:p>
              </table:table-cell>
              <table:table-cell office:value-type="float" office:value="0.0105305902777778">
                <text:p>0.0105305902777778</text:p>
              </table:table-cell>
              <table:table-cell office:value-type="float" office:value="0.00693546296296296">
                <text:p>0.00693546296296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52230555555556">
                <text:p>0.0252230555555556</text:p>
              </table:table-cell>
              <table:table-cell office:value-type="float" office:value="0.0226596180555556">
                <text:p>0.0226596180555556</text:p>
              </table:table-cell>
              <table:table-cell office:value-type="float" office:value="0.0108532291666667">
                <text:p>0.0108532291666667</text:p>
              </table:table-cell>
              <table:table-cell office:value-type="float" office:value="0.00714329861111111">
                <text:p>0.00714329861111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2542476851852">
                <text:p>0.0252542476851852</text:p>
              </table:table-cell>
              <table:table-cell office:value-type="float" office:value="0.023715775462963">
                <text:p>0.023715775462963</text:p>
              </table:table-cell>
              <table:table-cell office:value-type="float" office:value="0.0111372222222222">
                <text:p>0.0111372222222222</text:p>
              </table:table-cell>
              <table:table-cell office:value-type="float" office:value="0.00737600694444445">
                <text:p>0.00737600694444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275625">
                <text:p>0.025275625</text:p>
              </table:table-cell>
              <table:table-cell office:value-type="float" office:value="0.0248107291666667">
                <text:p>0.0248107291666667</text:p>
              </table:table-cell>
              <table:table-cell office:value-type="float" office:value="0.0114364236111111">
                <text:p>0.0114364236111111</text:p>
              </table:table-cell>
              <table:table-cell office:value-type="float" office:value="0.00747439814814815">
                <text:p>0.00747439814814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52904050925926">
                <text:p>0.0252904050925926</text:p>
              </table:table-cell>
              <table:table-cell office:value-type="float" office:value="0.0258685763888889">
                <text:p>0.0258685763888889</text:p>
              </table:table-cell>
              <table:table-cell office:value-type="float" office:value="0.0117090162037037">
                <text:p>0.0117090162037037</text:p>
              </table:table-cell>
              <table:table-cell office:value-type="float" office:value="0.00764385416666667">
                <text:p>0.0076438541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53672222222222">
                <text:p>0.0253672222222222</text:p>
              </table:table-cell>
              <table:table-cell office:value-type="float" office:value="0.0268696527777778">
                <text:p>0.0268696527777778</text:p>
              </table:table-cell>
              <table:table-cell office:value-type="float" office:value="0.0120174537037037">
                <text:p>0.0120174537037037</text:p>
              </table:table-cell>
              <table:table-cell office:value-type="float" office:value="0.00784333333333333">
                <text:p>0.00784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53602777777778">
                <text:p>0.0253602777777778</text:p>
              </table:table-cell>
              <table:table-cell office:value-type="float" office:value="0.0279561805555556">
                <text:p>0.0279561805555556</text:p>
              </table:table-cell>
              <table:table-cell office:value-type="float" office:value="0.0122372222222222">
                <text:p>0.0122372222222222</text:p>
              </table:table-cell>
              <table:table-cell office:value-type="float" office:value="0.00798873842592593">
                <text:p>0.00798873842592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53552199074074">
                <text:p>0.0253552199074074</text:p>
              </table:table-cell>
              <table:table-cell office:value-type="float" office:value="0.0290765162037037">
                <text:p>0.0290765162037037</text:p>
              </table:table-cell>
              <table:table-cell office:value-type="float" office:value="0.0125378009259259">
                <text:p>0.0125378009259259</text:p>
              </table:table-cell>
              <table:table-cell office:value-type="float" office:value="0.00820939814814815">
                <text:p>0.008209398148148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53504976851852">
                <text:p>0.0253504976851852</text:p>
              </table:table-cell>
              <table:table-cell office:value-type="float" office:value="0.0301700925925926">
                <text:p>0.0301700925925926</text:p>
              </table:table-cell>
              <table:table-cell office:value-type="float" office:value="0.0128732986111111">
                <text:p>0.0128732986111111</text:p>
              </table:table-cell>
              <table:table-cell office:value-type="float" office:value="0.00838853009259259">
                <text:p>0.008388530092592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53583449074074">
                <text:p>0.0253583449074074</text:p>
              </table:table-cell>
              <table:table-cell office:value-type="float" office:value="0.0313135648148148">
                <text:p>0.0313135648148148</text:p>
              </table:table-cell>
              <table:table-cell office:value-type="float" office:value="0.0131554166666667">
                <text:p>0.0131554166666667</text:p>
              </table:table-cell>
              <table:table-cell office:value-type="float" office:value="0.00858606481481481">
                <text:p>0.008586064814814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5440625">
                <text:p>0.025440625</text:p>
              </table:table-cell>
              <table:table-cell office:value-type="float" office:value="0.0324146643518518">
                <text:p>0.0324146643518518</text:p>
              </table:table-cell>
              <table:table-cell office:value-type="float" office:value="0.0134316087962963">
                <text:p>0.0134316087962963</text:p>
              </table:table-cell>
              <table:table-cell office:value-type="float" office:value="0.00874116898148148">
                <text:p>0.00874116898148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5442962962963">
                <text:p>0.025442962962963</text:p>
              </table:table-cell>
              <table:table-cell office:value-type="float" office:value="0.0335841203703704">
                <text:p>0.0335841203703704</text:p>
              </table:table-cell>
              <table:table-cell office:value-type="float" office:value="0.0136925462962963">
                <text:p>0.0136925462962963</text:p>
              </table:table-cell>
              <table:table-cell office:value-type="float" office:value="0.0089449537037037">
                <text:p>0.0089449537037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53884027777778">
                <text:p>0.0253884027777778</text:p>
              </table:table-cell>
              <table:table-cell office:value-type="float" office:value="0.034814375">
                <text:p>0.034814375</text:p>
              </table:table-cell>
              <table:table-cell office:value-type="float" office:value="0.0140333333333333">
                <text:p>0.0140333333333333</text:p>
              </table:table-cell>
              <table:table-cell office:value-type="float" office:value="0.0091380787037037">
                <text:p>0.0091380787037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54204282407407">
                <text:p>0.0254204282407407</text:p>
              </table:table-cell>
              <table:table-cell office:value-type="float" office:value="0.0359822800925926">
                <text:p>0.0359822800925926</text:p>
              </table:table-cell>
              <table:table-cell office:value-type="float" office:value="0.0143524537037037">
                <text:p>0.0143524537037037</text:p>
              </table:table-cell>
              <table:table-cell office:value-type="float" office:value="0.00939400462962963">
                <text:p>0.009394004629629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54715856481481">
                <text:p>0.0254715856481481</text:p>
              </table:table-cell>
              <table:table-cell office:value-type="float" office:value="0.0372243634259259">
                <text:p>0.0372243634259259</text:p>
              </table:table-cell>
              <table:table-cell office:value-type="float" office:value="0.0146036458333333">
                <text:p>0.0146036458333333</text:p>
              </table:table-cell>
              <table:table-cell office:value-type="float" office:value="0.00957181712962963">
                <text:p>0.009571817129629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54683217592593">
                <text:p>0.0254683217592593</text:p>
              </table:table-cell>
              <table:table-cell office:value-type="float" office:value="0.0385671412037037">
                <text:p>0.0385671412037037</text:p>
              </table:table-cell>
              <table:table-cell office:value-type="float" office:value="0.0149083101851852">
                <text:p>0.0149083101851852</text:p>
              </table:table-cell>
              <table:table-cell office:value-type="float" office:value="0.00977351851851852">
                <text:p>0.0097735185185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5127430555556">
                <text:p>0.0255127430555556</text:p>
              </table:table-cell>
              <table:table-cell office:value-type="float" office:value="0.0398771875">
                <text:p>0.0398771875</text:p>
              </table:table-cell>
              <table:table-cell office:value-type="float" office:value="0.0152798611111111">
                <text:p>0.0152798611111111</text:p>
              </table:table-cell>
              <table:table-cell office:value-type="float" office:value="0.0100615046296296">
                <text:p>0.0100615046296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5023842592593">
                <text:p>0.0255023842592593</text:p>
              </table:table-cell>
              <table:table-cell office:value-type="float" office:value="0.0411976736111111">
                <text:p>0.0411976736111111</text:p>
              </table:table-cell>
              <table:table-cell office:value-type="float" office:value="0.0155865625">
                <text:p>0.0155865625</text:p>
              </table:table-cell>
              <table:table-cell office:value-type="float" office:value="0.0102575231481481">
                <text:p>0.0102575231481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55194328703704">
                <text:p>0.0255194328703704</text:p>
              </table:table-cell>
              <table:table-cell office:value-type="float" office:value="0.0426404976851852">
                <text:p>0.0426404976851852</text:p>
              </table:table-cell>
              <table:table-cell office:value-type="float" office:value="0.0158703125">
                <text:p>0.0158703125</text:p>
              </table:table-cell>
              <table:table-cell office:value-type="float" office:value="0.0104920717592593">
                <text:p>0.0104920717592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55204398148148">
                <text:p>0.0255204398148148</text:p>
              </table:table-cell>
              <table:table-cell office:value-type="float" office:value="0.043999837962963">
                <text:p>0.043999837962963</text:p>
              </table:table-cell>
              <table:table-cell office:value-type="float" office:value="0.0162046990740741">
                <text:p>0.0162046990740741</text:p>
              </table:table-cell>
              <table:table-cell office:value-type="float" office:value="0.0107098726851852">
                <text:p>0.010709872685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55275231481481">
                <text:p>0.0255275231481481</text:p>
              </table:table-cell>
              <table:table-cell office:value-type="float" office:value="0.0455485648148148">
                <text:p>0.0455485648148148</text:p>
              </table:table-cell>
              <table:table-cell office:value-type="float" office:value="0.016553599537037">
                <text:p>0.016553599537037</text:p>
              </table:table-cell>
              <table:table-cell office:value-type="float" office:value="0.0109503935185185">
                <text:p>0.01095039351851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55490046296296">
                <text:p>0.0255490046296296</text:p>
              </table:table-cell>
              <table:table-cell office:value-type="float" office:value="0.0471220023148148">
                <text:p>0.0471220023148148</text:p>
              </table:table-cell>
              <table:table-cell office:value-type="float" office:value="0.0168639467592593">
                <text:p>0.0168639467592593</text:p>
              </table:table-cell>
              <table:table-cell office:value-type="float" office:value="0.0111587962962963">
                <text:p>0.01115879629629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55757407407407">
                <text:p>0.0255757407407407</text:p>
              </table:table-cell>
              <table:table-cell office:value-type="float" office:value="0.0487107175925926">
                <text:p>0.0487107175925926</text:p>
              </table:table-cell>
              <table:table-cell office:value-type="float" office:value="0.0172126851851852">
                <text:p>0.0172126851851852</text:p>
              </table:table-cell>
              <table:table-cell office:value-type="float" office:value="0.011481087962963">
                <text:p>0.011481087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55918634259259">
                <text:p>0.0255918634259259</text:p>
              </table:table-cell>
              <table:table-cell office:value-type="float" office:value="0.0502167013888889">
                <text:p>0.0502167013888889</text:p>
              </table:table-cell>
              <table:table-cell office:value-type="float" office:value="0.0175027662037037">
                <text:p>0.0175027662037037</text:p>
              </table:table-cell>
              <table:table-cell office:value-type="float" office:value="0.011868587962963">
                <text:p>0.011868587962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5615462962963">
                <text:p>0.025615462962963</text:p>
              </table:table-cell>
              <table:table-cell office:value-type="float" office:value="0.0519691898148148">
                <text:p>0.0519691898148148</text:p>
              </table:table-cell>
              <table:table-cell office:value-type="float" office:value="0.0178251388888889">
                <text:p>0.0178251388888889</text:p>
              </table:table-cell>
              <table:table-cell office:value-type="float" office:value="0.0119265625">
                <text:p>0.011926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56593634259259">
                <text:p>0.0256593634259259</text:p>
              </table:table-cell>
              <table:table-cell office:value-type="float" office:value="0.0535476157407407">
                <text:p>0.0535476157407407</text:p>
              </table:table-cell>
              <table:table-cell office:value-type="float" office:value="0.0181361226851852">
                <text:p>0.0181361226851852</text:p>
              </table:table-cell>
              <table:table-cell office:value-type="float" office:value="0.0122331712962963">
                <text:p>0.01223317129629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6469675925926">
                <text:p>0.0256469675925926</text:p>
              </table:table-cell>
              <table:table-cell office:value-type="float" office:value="0.0552339236111111">
                <text:p>0.0552339236111111</text:p>
              </table:table-cell>
              <table:table-cell office:value-type="float" office:value="0.0185176388888889">
                <text:p>0.0185176388888889</text:p>
              </table:table-cell>
              <table:table-cell office:value-type="float" office:value="0.0124737731481481">
                <text:p>0.0124737731481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56550694444444">
                <text:p>0.0256550694444444</text:p>
              </table:table-cell>
              <table:table-cell office:value-type="float" office:value="0.0569715393518518">
                <text:p>0.0569715393518518</text:p>
              </table:table-cell>
              <table:table-cell office:value-type="float" office:value="0.0188301736111111">
                <text:p>0.0188301736111111</text:p>
              </table:table-cell>
              <table:table-cell office:value-type="float" office:value="0.0127618865740741">
                <text:p>0.0127618865740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05671296296">
                <text:p>0.0257005671296296</text:p>
              </table:table-cell>
              <table:table-cell office:value-type="float" office:value="0.0587300694444444">
                <text:p>0.0587300694444444</text:p>
              </table:table-cell>
              <table:table-cell office:value-type="float" office:value="0.0192553935185185">
                <text:p>0.0192553935185185</text:p>
              </table:table-cell>
              <table:table-cell office:value-type="float" office:value="0.0130938078703704">
                <text:p>0.0130938078703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57107407407407">
                <text:p>0.0257107407407407</text:p>
              </table:table-cell>
              <table:table-cell office:value-type="float" office:value="0.0604886111111111">
                <text:p>0.0604886111111111</text:p>
              </table:table-cell>
              <table:table-cell office:value-type="float" office:value="0.0195495138888889">
                <text:p>0.0195495138888889</text:p>
              </table:table-cell>
              <table:table-cell office:value-type="float" office:value="0.0134168865740741">
                <text:p>0.01341688657407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57015625">
                <text:p>0.0257015625</text:p>
              </table:table-cell>
              <table:table-cell office:value-type="float" office:value="0.0620923958333333">
                <text:p>0.0620923958333333</text:p>
              </table:table-cell>
              <table:table-cell office:value-type="float" office:value="0.0198818055555556">
                <text:p>0.0198818055555556</text:p>
              </table:table-cell>
              <table:table-cell office:value-type="float" office:value="0.0136648958333333">
                <text:p>0.0136648958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57412037037037">
                <text:p>0.0257412037037037</text:p>
              </table:table-cell>
              <table:table-cell office:value-type="float" office:value="0.0638070717592593">
                <text:p>0.0638070717592593</text:p>
              </table:table-cell>
              <table:table-cell office:value-type="float" office:value="0.0202420023148148">
                <text:p>0.0202420023148148</text:p>
              </table:table-cell>
              <table:table-cell office:value-type="float" office:value="0.0139245949074074">
                <text:p>0.01392459490740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57220601851852">
                <text:p>0.0257220601851852</text:p>
              </table:table-cell>
              <table:table-cell office:value-type="float" office:value="0.0653591550925926">
                <text:p>0.0653591550925926</text:p>
              </table:table-cell>
              <table:table-cell office:value-type="float" office:value="0.0205895949074074">
                <text:p>0.0205895949074074</text:p>
              </table:table-cell>
              <table:table-cell office:value-type="float" office:value="0.0143156597222222">
                <text:p>0.0143156597222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57826967592593">
                <text:p>0.0257826967592593</text:p>
              </table:table-cell>
              <table:table-cell office:value-type="float" office:value="0.0668804282407407">
                <text:p>0.0668804282407407</text:p>
              </table:table-cell>
              <table:table-cell office:value-type="float" office:value="0.0210279050925926">
                <text:p>0.0210279050925926</text:p>
              </table:table-cell>
              <table:table-cell office:value-type="float" office:value="0.0145045717592593">
                <text:p>0.0145045717592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57347106481481">
                <text:p>0.0257347106481481</text:p>
              </table:table-cell>
              <table:table-cell office:value-type="float" office:value="0.0684855555555555">
                <text:p>0.0684855555555555</text:p>
              </table:table-cell>
              <table:table-cell office:value-type="float" office:value="0.0211866550925926">
                <text:p>0.0211866550925926</text:p>
              </table:table-cell>
              <table:table-cell office:value-type="float" office:value="0.0146525347222222">
                <text:p>0.01465253472222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57685763888889">
                <text:p>0.0257685763888889</text:p>
              </table:table-cell>
              <table:table-cell office:value-type="float" office:value="0.0698745717592593">
                <text:p>0.0698745717592593</text:p>
              </table:table-cell>
              <table:table-cell office:value-type="float" office:value="0.02171375">
                <text:p>0.02171375</text:p>
              </table:table-cell>
              <table:table-cell office:value-type="float" office:value="0.0149485532407407">
                <text:p>0.0149485532407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7813310185185">
                <text:p>0.0257813310185185</text:p>
              </table:table-cell>
              <table:table-cell office:value-type="float" office:value="0.0713394791666667">
                <text:p>0.0713394791666667</text:p>
              </table:table-cell>
              <table:table-cell office:value-type="float" office:value="0.0217634490740741">
                <text:p>0.0217634490740741</text:p>
              </table:table-cell>
              <table:table-cell office:value-type="float" office:value="0.0151112731481481">
                <text:p>0.01511127314814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57891666666667">
                <text:p>0.0257891666666667</text:p>
              </table:table-cell>
              <table:table-cell office:value-type="float" office:value="0.0729482060185185">
                <text:p>0.0729482060185185</text:p>
              </table:table-cell>
              <table:table-cell office:value-type="float" office:value="0.0220559259259259">
                <text:p>0.0220559259259259</text:p>
              </table:table-cell>
              <table:table-cell office:value-type="float" office:value="0.0153893981481481">
                <text:p>0.0153893981481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57844675925926">
                <text:p>0.0257844675925926</text:p>
              </table:table-cell>
              <table:table-cell office:value-type="float" office:value="0.0744524652777778">
                <text:p>0.0744524652777778</text:p>
              </table:table-cell>
              <table:table-cell office:value-type="float" office:value="0.0223795023148148">
                <text:p>0.0223795023148148</text:p>
              </table:table-cell>
              <table:table-cell office:value-type="float" office:value="0.0156540972222222">
                <text:p>0.0156540972222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57723148148148">
                <text:p>0.0257723148148148</text:p>
              </table:table-cell>
              <table:table-cell office:value-type="float" office:value="0.0758861226851852">
                <text:p>0.0758861226851852</text:p>
              </table:table-cell>
              <table:table-cell office:value-type="float" office:value="0.022697025462963">
                <text:p>0.022697025462963</text:p>
              </table:table-cell>
              <table:table-cell office:value-type="float" office:value="0.0158304282407407">
                <text:p>0.0158304282407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58417013888889">
                <text:p>0.0258417013888889</text:p>
              </table:table-cell>
              <table:table-cell office:value-type="float" office:value="0.0772945023148148">
                <text:p>0.0772945023148148</text:p>
              </table:table-cell>
              <table:table-cell office:value-type="float" office:value="0.0228804398148148">
                <text:p>0.0228804398148148</text:p>
              </table:table-cell>
              <table:table-cell office:value-type="float" office:value="0.0160515509259259">
                <text:p>0.01605155092592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58075578703704">
                <text:p>0.0258075578703704</text:p>
              </table:table-cell>
              <table:table-cell office:value-type="float" office:value="0.0785919560185185">
                <text:p>0.0785919560185185</text:p>
              </table:table-cell>
              <table:table-cell office:value-type="float" office:value="0.0231299884259259">
                <text:p>0.0231299884259259</text:p>
              </table:table-cell>
              <table:table-cell office:value-type="float" office:value="0.0162670949074074">
                <text:p>0.01626709490740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9131828703704">
                <text:p>0.0259131828703704</text:p>
              </table:table-cell>
              <table:table-cell office:value-type="float" office:value="0.0799584143518518">
                <text:p>0.0799584143518518</text:p>
              </table:table-cell>
              <table:table-cell office:value-type="float" office:value="0.0233682407407407">
                <text:p>0.0233682407407407</text:p>
              </table:table-cell>
              <table:table-cell office:value-type="float" office:value="0.0165202662037037">
                <text:p>0.01652026620370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5870150462963">
                <text:p>0.025870150462963</text:p>
              </table:table-cell>
              <table:table-cell office:value-type="float" office:value="0.0813780439814815">
                <text:p>0.0813780439814815</text:p>
              </table:table-cell>
              <table:table-cell office:value-type="float" office:value="0.0235943055555555">
                <text:p>0.0235943055555555</text:p>
              </table:table-cell>
              <table:table-cell office:value-type="float" office:value="0.0167240046296296">
                <text:p>0.01672400462962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58722106481481">
                <text:p>0.0258722106481481</text:p>
              </table:table-cell>
              <table:table-cell office:value-type="float" office:value="0.0824773726851852">
                <text:p>0.0824773726851852</text:p>
              </table:table-cell>
              <table:table-cell office:value-type="float" office:value="0.0237683449074074">
                <text:p>0.0237683449074074</text:p>
              </table:table-cell>
              <table:table-cell office:value-type="float" office:value="0.0168444212962963">
                <text:p>0.0168444212962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58841203703704">
                <text:p>0.0258841203703704</text:p>
              </table:table-cell>
              <table:table-cell office:value-type="float" office:value="0.0834886111111111">
                <text:p>0.0834886111111111</text:p>
              </table:table-cell>
              <table:table-cell office:value-type="float" office:value="0.0240312268518518">
                <text:p>0.0240312268518518</text:p>
              </table:table-cell>
              <table:table-cell office:value-type="float" office:value="0.0170593981481482">
                <text:p>0.0170593981481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8390856481481">
                <text:p>0.0258390856481481</text:p>
              </table:table-cell>
              <table:table-cell office:value-type="float" office:value="0.084356412037037">
                <text:p>0.084356412037037</text:p>
              </table:table-cell>
              <table:table-cell office:value-type="float" office:value="0.0242523726851852">
                <text:p>0.0242523726851852</text:p>
              </table:table-cell>
              <table:table-cell office:value-type="float" office:value="0.0171842361111111">
                <text:p>0.01718423611111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58647337962963">
                <text:p>0.0258647337962963</text:p>
              </table:table-cell>
              <table:table-cell office:value-type="float" office:value="0.0853913310185185">
                <text:p>0.0853913310185185</text:p>
              </table:table-cell>
              <table:table-cell office:value-type="float" office:value="0.0243755324074074">
                <text:p>0.0243755324074074</text:p>
              </table:table-cell>
              <table:table-cell office:value-type="float" office:value="0.0173364930555556">
                <text:p>0.0173364930555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59061805555556">
                <text:p>0.0259061805555556</text:p>
              </table:table-cell>
              <table:table-cell office:value-type="float" office:value="0.0860280787037037">
                <text:p>0.0860280787037037</text:p>
              </table:table-cell>
              <table:table-cell office:value-type="float" office:value="0.0246717824074074">
                <text:p>0.0246717824074074</text:p>
              </table:table-cell>
              <table:table-cell office:value-type="float" office:value="0.0174617939814815">
                <text:p>0.0174617939814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58611921296296">
                <text:p>0.0258611921296296</text:p>
              </table:table-cell>
              <table:table-cell office:value-type="float" office:value="0.0868308680555555">
                <text:p>0.0868308680555555</text:p>
              </table:table-cell>
              <table:table-cell office:value-type="float" office:value="0.0246504513888889">
                <text:p>0.0246504513888889</text:p>
              </table:table-cell>
              <table:table-cell office:value-type="float" office:value="0.0175563541666667">
                <text:p>0.0175563541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58720949074074">
                <text:p>0.0258720949074074</text:p>
              </table:table-cell>
              <table:table-cell office:value-type="float" office:value="0.0874747685185185">
                <text:p>0.0874747685185185</text:p>
              </table:table-cell>
              <table:table-cell office:value-type="float" office:value="0.0248184143518518">
                <text:p>0.0248184143518518</text:p>
              </table:table-cell>
              <table:table-cell office:value-type="float" office:value="0.017706875">
                <text:p>0.01770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58413657407407">
                <text:p>0.0258413657407407</text:p>
              </table:table-cell>
              <table:table-cell office:value-type="float" office:value="0.0880695486111111">
                <text:p>0.0880695486111111</text:p>
              </table:table-cell>
              <table:table-cell office:value-type="float" office:value="0.0248956018518519">
                <text:p>0.0248956018518519</text:p>
              </table:table-cell>
              <table:table-cell office:value-type="float" office:value="0.0177206828703704">
                <text:p>0.0177206828703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58326388888889">
                <text:p>0.0258326388888889</text:p>
              </table:table-cell>
              <table:table-cell office:value-type="float" office:value="0.0886356712962963">
                <text:p>0.0886356712962963</text:p>
              </table:table-cell>
              <table:table-cell office:value-type="float" office:value="0.0250408217592593">
                <text:p>0.0250408217592593</text:p>
              </table:table-cell>
              <table:table-cell office:value-type="float" office:value="0.0178608449074074">
                <text:p>0.0178608449074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-2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inimum="-2" chart:maximum="4" chart:origin="-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98cm" svg:height="9.766cm" xlink:href=".." xlink:type="simple" chart:class="chart:line" chart:style-name="ch1">
        <chart:title svg:x="4.836cm" svg:y="0.331cm" chart:style-name="ch2">
          <text:p>Performance Compairison</text:p>
        </chart:title>
        <chart:legend svg:x="0.796cm" svg:y="7.701cm" style:legend-expansion="custom" chartooo:width="12.532cm" chartooo:height="1.392cm" style:legend-expansion-aspect-ratio="9.00287356321839" chart:style-name="ch3"/>
        <chart:plot-area chart:style-name="ch4" table:cell-range-address="Sheet1.E1:Sheet1.E101 Sheet1.P1:Sheet1.P101 Sheet1.U1:Sheet1.U101" chart:data-source-has-labels="row" svg:x="1.139cm" svg:y="1.008cm" svg:width="12.044cm" svg:height="5.897cm">
          <chartooo:coordinate-region svg:x="2.845cm" svg:y="1.207cm" svg:width="10.255cm" svg:height="4.653cm"/>
          <chart:axis chart:dimension="x" chart:name="primary-x" chart:style-name="ch5">
            <chart:title svg:x="6.059cm" svg:y="7.1cm" chart:style-name="ch6">
              <text:p>Radius (miles)</text:p>
            </chart:title>
          </chart:axis>
          <chart:axis chart:dimension="y" chart:name="primary-y" chart:style-name="ch7">
            <chart:title svg:x="0.28cm" svg:y="5.614cm" chart:style-name="ch8">
              <text:p>Percentage Gain/Loss</text:p>
            </chart:title>
            <chart:grid chart:style-name="ch9" chart:class="major"/>
          </chart:axis>
          <chart:series chart:style-name="ch10" chart:values-cell-range-address="Sheet1.E2:Sheet1.E101" chart:label-cell-address="Sheet1.E1:Sheet1.E1" chart:class="chart:line">
            <chart:data-point chart:repeated="100"/>
          </chart:series>
          <chart:series chart:style-name="ch11" chart:values-cell-range-address="Sheet1.P2:Sheet1.P101" chart:label-cell-address="Sheet1.P1:Sheet1.P1" chart:class="chart:line">
            <chart:data-point chart:repeated="100"/>
          </chart:series>
          <chart:series chart:style-name="ch12" chart:values-cell-range-address="Sheet1.U2:Sheet1.U101" chart:label-cell-address="Sheet1.U1:Sheet1.U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Time Gain/Loss(OpenCL w/o distance)</text:p>
                <draw:g>
                  <svg:desc>Sheet1.E1:Sheet1.E1</svg:desc>
                </draw:g>
              </table:table-cell>
              <table:table-cell office:value-type="string">
                <text:p>Overall Time Gain/Loss(OpenCL w/ distance)</text:p>
                <draw:g>
                  <svg:desc>Sheet1.P1:Sheet1.P1</svg:desc>
                </draw:g>
              </table:table-cell>
              <table:table-cell office:value-type="string">
                <text:p>Overall Time Gain/Loss(OpenCL w/ memoization)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38228882637755">
                <text:p>-0.938228882637755</text:p>
                <draw:g>
                  <svg:desc>Sheet1.E2:Sheet1.E101</svg:desc>
                </draw:g>
              </table:table-cell>
              <table:table-cell office:value-type="float" office:value="-0.610709346874929">
                <text:p>-0.610709346874929</text:p>
                <draw:g>
                  <svg:desc>Sheet1.P2:Sheet1.P101</svg:desc>
                </draw:g>
              </table:table-cell>
              <table:table-cell office:value-type="float" office:value="-0.819148824130341">
                <text:p>-0.819148824130341</text:p>
                <draw:g>
                  <svg:desc>Sheet1.U2:Sheet1.U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36767745762407">
                <text:p>-0.936767745762407</text:p>
              </table:table-cell>
              <table:table-cell office:value-type="float" office:value="-0.619557458957887">
                <text:p>-0.619557458957887</text:p>
              </table:table-cell>
              <table:table-cell office:value-type="float" office:value="-0.815569000408938">
                <text:p>-0.815569000408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33137560070881">
                <text:p>-0.933137560070881</text:p>
              </table:table-cell>
              <table:table-cell office:value-type="float" office:value="-0.623502266839378">
                <text:p>-0.623502266839378</text:p>
              </table:table-cell>
              <table:table-cell office:value-type="float" office:value="-0.805560781854291">
                <text:p>-0.805560781854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27211055276382">
                <text:p>-0.927211055276382</text:p>
              </table:table-cell>
              <table:table-cell office:value-type="float" office:value="-0.621533350752118">
                <text:p>-0.621533350752118</text:p>
              </table:table-cell>
              <table:table-cell office:value-type="float" office:value="-0.789068025795715">
                <text:p>-0.789068025795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19288699629367">
                <text:p>-0.919288699629367</text:p>
              </table:table-cell>
              <table:table-cell office:value-type="float" office:value="-0.60823648131394">
                <text:p>-0.60823648131394</text:p>
              </table:table-cell>
              <table:table-cell office:value-type="float" office:value="-0.764815859288505">
                <text:p>-0.764815859288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09930773801428">
                <text:p>-0.909930773801428</text:p>
              </table:table-cell>
              <table:table-cell office:value-type="float" office:value="-0.580462836373337">
                <text:p>-0.580462836373337</text:p>
              </table:table-cell>
              <table:table-cell office:value-type="float" office:value="-0.739882361454252">
                <text:p>-0.739882361454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9690965018957">
                <text:p>-0.89690965018957</text:p>
              </table:table-cell>
              <table:table-cell office:value-type="float" office:value="-0.55109415154583">
                <text:p>-0.55109415154583</text:p>
              </table:table-cell>
              <table:table-cell office:value-type="float" office:value="-0.700799335617149">
                <text:p>-0.700799335617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70519024711037">
                <text:p>-0.870519024711037</text:p>
              </table:table-cell>
              <table:table-cell office:value-type="float" office:value="-0.463559096158972">
                <text:p>-0.463559096158972</text:p>
              </table:table-cell>
              <table:table-cell office:value-type="float" office:value="-0.630774875406394">
                <text:p>-0.630774875406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61872817857283">
                <text:p>-0.861872817857283</text:p>
              </table:table-cell>
              <table:table-cell office:value-type="float" office:value="-0.465255629651107">
                <text:p>-0.465255629651107</text:p>
              </table:table-cell>
              <table:table-cell office:value-type="float" office:value="-0.611364753810494">
                <text:p>-0.611364753810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38831787504581">
                <text:p>-0.838831787504581</text:p>
              </table:table-cell>
              <table:table-cell office:value-type="float" office:value="-0.407365253793825">
                <text:p>-0.407365253793825</text:p>
              </table:table-cell>
              <table:table-cell office:value-type="float" office:value="-0.556893431799286">
                <text:p>-0.556893431799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10732917312257">
                <text:p>-0.810732917312257</text:p>
              </table:table-cell>
              <table:table-cell office:value-type="float" office:value="-0.352025111627511">
                <text:p>-0.352025111627511</text:p>
              </table:table-cell>
              <table:table-cell office:value-type="float" office:value="-0.488140317155214">
                <text:p>-0.488140317155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79566192226369">
                <text:p>-0.779566192226369</text:p>
              </table:table-cell>
              <table:table-cell office:value-type="float" office:value="-0.280711705871458">
                <text:p>-0.280711705871458</text:p>
              </table:table-cell>
              <table:table-cell office:value-type="float" office:value="-0.412840308817554">
                <text:p>-0.412840308817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44327642337036">
                <text:p>-0.744327642337036</text:p>
              </table:table-cell>
              <table:table-cell office:value-type="float" office:value="-0.21495612361694">
                <text:p>-0.21495612361694</text:p>
              </table:table-cell>
              <table:table-cell office:value-type="float" office:value="-0.332666147744542">
                <text:p>-0.332666147744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0454794675609">
                <text:p>-0.70454794675609</text:p>
              </table:table-cell>
              <table:table-cell office:value-type="float" office:value="-0.139867773361069">
                <text:p>-0.139867773361069</text:p>
              </table:table-cell>
              <table:table-cell office:value-type="float" office:value="-0.246533697779943">
                <text:p>-0.246533697779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58272034143825">
                <text:p>-0.658272034143825</text:p>
              </table:table-cell>
              <table:table-cell office:value-type="float" office:value="-0.0656323660110515">
                <text:p>-0.0656323660110515</text:p>
              </table:table-cell>
              <table:table-cell office:value-type="float" office:value="-0.149883542078664">
                <text:p>-0.149883542078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7574803562761">
                <text:p>-0.857574803562761</text:p>
              </table:table-cell>
              <table:table-cell office:value-type="float" office:value="-0.296034147395721">
                <text:p>-0.296034147395721</text:p>
              </table:table-cell>
              <table:table-cell office:value-type="float" office:value="-0.260547792823982">
                <text:p>-0.260547792823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39551040120981">
                <text:p>-0.839551040120981</text:p>
              </table:table-cell>
              <table:table-cell office:value-type="float" office:value="-0.243716522455707">
                <text:p>-0.243716522455707</text:p>
              </table:table-cell>
              <table:table-cell office:value-type="float" office:value="-0.197582474029629">
                <text:p>-0.197582474029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08649348612359">
                <text:p>-0.908649348612359</text:p>
              </table:table-cell>
              <table:table-cell office:value-type="float" office:value="-0.365121952802092">
                <text:p>-0.365121952802092</text:p>
              </table:table-cell>
              <table:table-cell office:value-type="float" office:value="-0.291131307935565">
                <text:p>-0.291131307935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99767724540724">
                <text:p>-0.899767724540724</text:p>
              </table:table-cell>
              <table:table-cell office:value-type="float" office:value="-0.328303256099125">
                <text:p>-0.328303256099125</text:p>
              </table:table-cell>
              <table:table-cell office:value-type="float" office:value="-0.239628040057225">
                <text:p>-0.239628040057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89604556211333">
                <text:p>-0.889604556211333</text:p>
              </table:table-cell>
              <table:table-cell office:value-type="float" office:value="-0.296022402628321">
                <text:p>-0.296022402628321</text:p>
              </table:table-cell>
              <table:table-cell office:value-type="float" office:value="-0.17665628317352">
                <text:p>-0.17665628317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77698993222039">
                <text:p>-0.877698993222039</text:p>
              </table:table-cell>
              <table:table-cell office:value-type="float" office:value="-0.254989468178549">
                <text:p>-0.254989468178549</text:p>
              </table:table-cell>
              <table:table-cell office:value-type="float" office:value="-0.099923072696302">
                <text:p>-0.099923072696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65883341150705">
                <text:p>-0.865883341150705</text:p>
              </table:table-cell>
              <table:table-cell office:value-type="float" office:value="-0.215687828013627">
                <text:p>-0.215687828013627</text:p>
              </table:table-cell>
              <table:table-cell office:value-type="float" office:value="-0.0370125622662394">
                <text:p>-0.0370125622662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52542799362553">
                <text:p>-0.852542799362553</text:p>
              </table:table-cell>
              <table:table-cell office:value-type="float" office:value="-0.170225318652965">
                <text:p>-0.170225318652965</text:p>
              </table:table-cell>
              <table:table-cell office:value-type="float" office:value="0.042129493938925">
                <text:p>0.042129493938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38183746070318">
                <text:p>-0.838183746070318</text:p>
              </table:table-cell>
              <table:table-cell office:value-type="float" office:value="-0.119623046097772">
                <text:p>-0.119623046097772</text:p>
              </table:table-cell>
              <table:table-cell office:value-type="float" office:value="0.0866644766687004">
                <text:p>0.0866644766687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23484454614045">
                <text:p>-0.823484454614045</text:p>
              </table:table-cell>
              <table:table-cell office:value-type="float" office:value="-0.0792719344673043">
                <text:p>-0.0792719344673043</text:p>
              </table:table-cell>
              <table:table-cell office:value-type="float" office:value="0.189831518840398">
                <text:p>0.189831518840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06463191851336">
                <text:p>-0.806463191851336</text:p>
              </table:table-cell>
              <table:table-cell office:value-type="float" office:value="-0.0342477036335835">
                <text:p>-0.0342477036335835</text:p>
              </table:table-cell>
              <table:table-cell office:value-type="float" office:value="0.279060691821">
                <text:p>0.279060691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89564207666136">
                <text:p>-0.789564207666136</text:p>
              </table:table-cell>
              <table:table-cell office:value-type="float" office:value="0.0117078290384529">
                <text:p>0.0117078290384529</text:p>
              </table:table-cell>
              <table:table-cell office:value-type="float" office:value="0.362366037599682">
                <text:p>0.362366037599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70649029600316">
                <text:p>-0.770649029600316</text:p>
              </table:table-cell>
              <table:table-cell office:value-type="float" office:value="0.0593752214251513">
                <text:p>0.0593752214251513</text:p>
              </table:table-cell>
              <table:table-cell office:value-type="float" office:value="0.443996007972349">
                <text:p>0.443996007972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50654055422285">
                <text:p>-0.750654055422285</text:p>
              </table:table-cell>
              <table:table-cell office:value-type="float" office:value="0.112412352677906">
                <text:p>0.112412352677906</text:p>
              </table:table-cell>
              <table:table-cell office:value-type="float" office:value="0.534803142403001">
                <text:p>0.534803142403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29512206008711">
                <text:p>-0.729512206008711</text:p>
              </table:table-cell>
              <table:table-cell office:value-type="float" office:value="0.162711681479957">
                <text:p>0.162711681479957</text:p>
              </table:table-cell>
              <table:table-cell office:value-type="float" office:value="0.621105723680544">
                <text:p>0.621105723680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75457329107">
                <text:p>-0.7075457329107</text:p>
              </table:table-cell>
              <table:table-cell office:value-type="float" office:value="0.208038178759612">
                <text:p>0.208038178759612</text:p>
              </table:table-cell>
              <table:table-cell office:value-type="float" office:value="0.705712204145418">
                <text:p>0.705712204145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3957823429108">
                <text:p>-0.683957823429108</text:p>
              </table:table-cell>
              <table:table-cell office:value-type="float" office:value="0.26409187159801">
                <text:p>0.26409187159801</text:p>
              </table:table-cell>
              <table:table-cell office:value-type="float" office:value="0.806680406245938">
                <text:p>0.8066804062459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60492600431647">
                <text:p>-0.660492600431647</text:p>
              </table:table-cell>
              <table:table-cell office:value-type="float" office:value="0.308604435239081">
                <text:p>0.308604435239081</text:p>
              </table:table-cell>
              <table:table-cell office:value-type="float" office:value="0.880872457385707">
                <text:p>0.8808724573857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34718020905089">
                <text:p>-0.634718020905089</text:p>
              </table:table-cell>
              <table:table-cell office:value-type="float" office:value="0.375472578722636">
                <text:p>0.375472578722636</text:p>
              </table:table-cell>
              <table:table-cell office:value-type="float" office:value="0.994194251101155">
                <text:p>0.994194251101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05360208984889">
                <text:p>-0.605360208984889</text:p>
              </table:table-cell>
              <table:table-cell office:value-type="float" office:value="0.421499304566541">
                <text:p>0.421499304566541</text:p>
              </table:table-cell>
              <table:table-cell office:value-type="float" office:value="1.07319176641215">
                <text:p>1.07319176641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74151779307535">
                <text:p>-0.574151779307535</text:p>
              </table:table-cell>
              <table:table-cell office:value-type="float" office:value="0.48078350190193">
                <text:p>0.48078350190193</text:p>
              </table:table-cell>
              <table:table-cell office:value-type="float" office:value="1.16850817658693">
                <text:p>1.16850817658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43303629060431">
                <text:p>-0.543303629060431</text:p>
              </table:table-cell>
              <table:table-cell office:value-type="float" office:value="0.536239034746391">
                <text:p>0.536239034746391</text:p>
              </table:table-cell>
              <table:table-cell office:value-type="float" office:value="1.18228671492564">
                <text:p>1.18228671492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13808877642985">
                <text:p>-0.513808877642985</text:p>
              </table:table-cell>
              <table:table-cell office:value-type="float" office:value="0.586003102464067">
                <text:p>0.586003102464067</text:p>
              </table:table-cell>
              <table:table-cell office:value-type="float" office:value="1.34950997545977">
                <text:p>1.34950997545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78629705109179">
                <text:p>-0.478629705109179</text:p>
              </table:table-cell>
              <table:table-cell office:value-type="float" office:value="0.602198690715142">
                <text:p>0.602198690715142</text:p>
              </table:table-cell>
              <table:table-cell office:value-type="float" office:value="1.44389822770458">
                <text:p>1.44389822770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47666769359853">
                <text:p>-0.447666769359853</text:p>
              </table:table-cell>
              <table:table-cell office:value-type="float" office:value="0.676897588255854">
                <text:p>0.676897588255854</text:p>
              </table:table-cell>
              <table:table-cell office:value-type="float" office:value="1.5246189078938">
                <text:p>1.5246189078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13265103860795">
                <text:p>-0.413265103860795</text:p>
              </table:table-cell>
              <table:table-cell office:value-type="float" office:value="0.73083622864214">
                <text:p>0.73083622864214</text:p>
              </table:table-cell>
              <table:table-cell office:value-type="float" office:value="1.61089253919936">
                <text:p>1.61089253919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78596807136393">
                <text:p>-0.378596807136393</text:p>
              </table:table-cell>
              <table:table-cell office:value-type="float" office:value="0.764183358610951">
                <text:p>0.764183358610951</text:p>
              </table:table-cell>
              <table:table-cell office:value-type="float" office:value="1.67713857722488">
                <text:p>1.67713857722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43219150996078">
                <text:p>-0.343219150996078</text:p>
              </table:table-cell>
              <table:table-cell office:value-type="float" office:value="0.826942113411766">
                <text:p>0.826942113411766</text:p>
              </table:table-cell>
              <table:table-cell office:value-type="float" office:value="1.70634511122156">
                <text:p>1.70634511122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06686163585408">
                <text:p>-0.306686163585408</text:p>
              </table:table-cell>
              <table:table-cell office:value-type="float" office:value="0.864640107744242">
                <text:p>0.864640107744242</text:p>
              </table:table-cell>
              <table:table-cell office:value-type="float" office:value="1.83391717588272">
                <text:p>1.83391717588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68137581882227">
                <text:p>-0.268137581882227</text:p>
              </table:table-cell>
              <table:table-cell office:value-type="float" office:value="0.907122691166619">
                <text:p>0.907122691166619</text:p>
              </table:table-cell>
              <table:table-cell office:value-type="float" office:value="1.89590065812539">
                <text:p>1.89590065812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7467350369625">
                <text:p>-0.227467350369625</text:p>
              </table:table-cell>
              <table:table-cell office:value-type="float" office:value="0.953086159117773">
                <text:p>0.953086159117773</text:p>
              </table:table-cell>
              <table:table-cell office:value-type="float" office:value="1.9722867043615">
                <text:p>1.9722867043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86983598018484">
                <text:p>-0.186983598018484</text:p>
              </table:table-cell>
              <table:table-cell office:value-type="float" office:value="1.00490837918332">
                <text:p>1.00490837918332</text:p>
              </table:table-cell>
              <table:table-cell office:value-type="float" office:value="2.05067503049552">
                <text:p>2.05067503049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45519184963869">
                <text:p>-0.145519184963869</text:p>
              </table:table-cell>
              <table:table-cell office:value-type="float" office:value="1.04912715710293">
                <text:p>1.04912715710293</text:p>
              </table:table-cell>
              <table:table-cell office:value-type="float" office:value="2.11133065431291">
                <text:p>2.11133065431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01630728059646">
                <text:p>-0.101630728059646</text:p>
              </table:table-cell>
              <table:table-cell office:value-type="float" office:value="1.08782268462087">
                <text:p>1.08782268462087</text:p>
              </table:table-cell>
              <table:table-cell office:value-type="float" office:value="2.1721504712556">
                <text:p>2.1721504712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09193447930241">
                <text:p>-0.0609193447930241</text:p>
              </table:table-cell>
              <table:table-cell office:value-type="float" office:value="1.12941566485426">
                <text:p>1.12941566485426</text:p>
              </table:table-cell>
              <table:table-cell office:value-type="float" office:value="2.21525937293558">
                <text:p>2.215259372935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83930499575513">
                <text:p>-0.0183930499575513</text:p>
              </table:table-cell>
              <table:table-cell office:value-type="float" office:value="1.16944824801363">
                <text:p>1.16944824801363</text:p>
              </table:table-cell>
              <table:table-cell office:value-type="float" office:value="2.31942835729372">
                <text:p>2.319428357293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28612904451118">
                <text:p>0.0228612904451118</text:p>
              </table:table-cell>
              <table:table-cell office:value-type="float" office:value="1.20928692375593">
                <text:p>1.20928692375593</text:p>
              </table:table-cell>
              <table:table-cell office:value-type="float" office:value="2.38423206733805">
                <text:p>2.38423206733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9227239876481">
                <text:p>0.059227239876481</text:p>
              </table:table-cell>
              <table:table-cell office:value-type="float" office:value="1.23588569095105">
                <text:p>1.23588569095105</text:p>
              </table:table-cell>
              <table:table-cell office:value-type="float" office:value="2.42579508428956">
                <text:p>2.42579508428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2360975716617">
                <text:p>0.102360975716617</text:p>
              </table:table-cell>
              <table:table-cell office:value-type="float" office:value="1.28452013438053">
                <text:p>1.28452013438053</text:p>
              </table:table-cell>
              <table:table-cell office:value-type="float" office:value="2.49944873208379">
                <text:p>2.499448732083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6766476878756">
                <text:p>0.146766476878756</text:p>
              </table:table-cell>
              <table:table-cell office:value-type="float" office:value="1.31910814149064">
                <text:p>1.31910814149064</text:p>
              </table:table-cell>
              <table:table-cell office:value-type="float" office:value="2.54185723228233">
                <text:p>2.541857232282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0118354568793">
                <text:p>0.190118354568793</text:p>
              </table:table-cell>
              <table:table-cell office:value-type="float" office:value="1.34361786392125">
                <text:p>1.34361786392125</text:p>
              </table:table-cell>
              <table:table-cell office:value-type="float" office:value="2.59658870619466">
                <text:p>2.596588706194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4842610160564">
                <text:p>0.234842610160564</text:p>
              </table:table-cell>
              <table:table-cell office:value-type="float" office:value="1.38027921184416">
                <text:p>1.38027921184416</text:p>
              </table:table-cell>
              <table:table-cell office:value-type="float" office:value="2.64702171369413">
                <text:p>2.647021713694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7413003225557">
                <text:p>0.27413003225557</text:p>
              </table:table-cell>
              <table:table-cell office:value-type="float" office:value="1.41331212391996">
                <text:p>1.41331212391996</text:p>
              </table:table-cell>
              <table:table-cell office:value-type="float" office:value="2.70827568034935">
                <text:p>2.708275680349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1997678176313">
                <text:p>0.31997678176313</text:p>
              </table:table-cell>
              <table:table-cell office:value-type="float" office:value="1.452730094435">
                <text:p>1.452730094435</text:p>
              </table:table-cell>
              <table:table-cell office:value-type="float" office:value="2.754532609427">
                <text:p>2.754532609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127078472509">
                <text:p>0.37127078472509</text:p>
              </table:table-cell>
              <table:table-cell office:value-type="float" office:value="1.48083432304038">
                <text:p>1.48083432304038</text:p>
              </table:table-cell>
              <table:table-cell office:value-type="float" office:value="2.80981343330842">
                <text:p>2.80981343330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548677905137">
                <text:p>0.41548677905137</text:p>
              </table:table-cell>
              <table:table-cell office:value-type="float" office:value="1.50704728511385">
                <text:p>1.50704728511385</text:p>
              </table:table-cell>
              <table:table-cell office:value-type="float" office:value="2.830345152173">
                <text:p>2.830345152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61407387043933">
                <text:p>0.461407387043933</text:p>
              </table:table-cell>
              <table:table-cell office:value-type="float" office:value="1.5489774163764">
                <text:p>1.5489774163764</text:p>
              </table:table-cell>
              <table:table-cell office:value-type="float" office:value="2.88895472216008">
                <text:p>2.88895472216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4318123049558">
                <text:p>0.514318123049558</text:p>
              </table:table-cell>
              <table:table-cell office:value-type="float" office:value="1.58695591416048">
                <text:p>1.58695591416048</text:p>
              </table:table-cell>
              <table:table-cell office:value-type="float" office:value="2.9460856528412">
                <text:p>2.9460856528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6303018507908">
                <text:p>0.56303018507908</text:p>
              </table:table-cell>
              <table:table-cell office:value-type="float" office:value="1.60978730173158">
                <text:p>1.60978730173158</text:p>
              </table:table-cell>
              <table:table-cell office:value-type="float" office:value="2.96334235960769">
                <text:p>2.96334235960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54439989725">
                <text:p>0.6154439989725</text:p>
              </table:table-cell>
              <table:table-cell office:value-type="float" office:value="1.64315326815076">
                <text:p>1.64315326815076</text:p>
              </table:table-cell>
              <table:table-cell office:value-type="float" office:value="3.01633737658674">
                <text:p>3.016337376586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70903029145817">
                <text:p>0.670903029145817</text:p>
              </table:table-cell>
              <table:table-cell office:value-type="float" office:value="1.68680895131619">
                <text:p>1.68680895131619</text:p>
              </table:table-cell>
              <table:table-cell office:value-type="float" office:value="3.06406843791884">
                <text:p>3.06406843791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24101868237424">
                <text:p>0.724101868237424</text:p>
              </table:table-cell>
              <table:table-cell office:value-type="float" office:value="1.71525177739082">
                <text:p>1.71525177739082</text:p>
              </table:table-cell>
              <table:table-cell office:value-type="float" office:value="3.10834369897107">
                <text:p>3.10834369897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4292371432795">
                <text:p>0.784292371432795</text:p>
              </table:table-cell>
              <table:table-cell office:value-type="float" office:value="1.75158068871392">
                <text:p>1.75158068871392</text:p>
              </table:table-cell>
              <table:table-cell office:value-type="float" office:value="3.15953680000507">
                <text:p>3.15953680000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4377227133404">
                <text:p>0.844377227133404</text:p>
              </table:table-cell>
              <table:table-cell office:value-type="float" office:value="1.7942452017611">
                <text:p>1.7942452017611</text:p>
              </table:table-cell>
              <table:table-cell office:value-type="float" office:value="3.22285711322242">
                <text:p>3.222857113222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4567225886799">
                <text:p>0.904567225886799</text:p>
              </table:table-cell>
              <table:table-cell office:value-type="float" office:value="1.82993135983905">
                <text:p>1.82993135983905</text:p>
              </table:table-cell>
              <table:table-cell office:value-type="float" office:value="3.24269178580717">
                <text:p>3.242691785807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2213558002059">
                <text:p>0.962213558002059</text:p>
              </table:table-cell>
              <table:table-cell office:value-type="float" office:value="1.8690722828865">
                <text:p>1.8690722828865</text:p>
              </table:table-cell>
              <table:table-cell office:value-type="float" office:value="3.2310594609565">
                <text:p>3.2310594609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2882102462705">
                <text:p>1.02882102462705</text:p>
              </table:table-cell>
              <table:table-cell office:value-type="float" office:value="1.91549985325552">
                <text:p>1.91549985325552</text:p>
              </table:table-cell>
              <table:table-cell office:value-type="float" office:value="3.35743239636859">
                <text:p>3.357432396368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8686454343746">
                <text:p>1.08686454343746</text:p>
              </table:table-cell>
              <table:table-cell office:value-type="float" office:value="1.9525393420768">
                <text:p>1.9525393420768</text:p>
              </table:table-cell>
              <table:table-cell office:value-type="float" office:value="3.37724727658745">
                <text:p>3.377247276587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5362394839474">
                <text:p>1.15362394839474</text:p>
              </table:table-cell>
              <table:table-cell office:value-type="float" office:value="1.98277355674395">
                <text:p>1.98277355674395</text:p>
              </table:table-cell>
              <table:table-cell office:value-type="float" office:value="3.42800449832704">
                <text:p>3.428004498327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067375320198">
                <text:p>1.22067375320198</text:p>
              </table:table-cell>
              <table:table-cell office:value-type="float" office:value="2.02554509206621">
                <text:p>2.02554509206621</text:p>
              </table:table-cell>
              <table:table-cell office:value-type="float" office:value="3.46419414725016">
                <text:p>3.46419414725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516628244891">
                <text:p>1.28516628244891</text:p>
              </table:table-cell>
              <table:table-cell office:value-type="float" office:value="2.05005812464762">
                <text:p>2.05005812464762</text:p>
              </table:table-cell>
              <table:table-cell office:value-type="float" office:value="3.48533154189189">
                <text:p>3.48533154189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5265921433613">
                <text:p>1.35265921433613</text:p>
              </table:table-cell>
              <table:table-cell office:value-type="float" office:value="2.09412353958787">
                <text:p>2.09412353958787</text:p>
              </table:table-cell>
              <table:table-cell office:value-type="float" office:value="3.50839401355568">
                <text:p>3.50839401355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1589964942144">
                <text:p>1.41589964942144</text:p>
              </table:table-cell>
              <table:table-cell office:value-type="float" office:value="2.12307630510866">
                <text:p>2.12307630510866</text:p>
              </table:table-cell>
              <table:table-cell office:value-type="float" office:value="3.54393480862612">
                <text:p>3.54393480862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7879129871765">
                <text:p>1.47879129871765</text:p>
              </table:table-cell>
              <table:table-cell office:value-type="float" office:value="2.15221146440438">
                <text:p>2.15221146440438</text:p>
              </table:table-cell>
              <table:table-cell office:value-type="float" office:value="3.5823287631381">
                <text:p>3.5823287631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4097668001868">
                <text:p>1.54097668001868</text:p>
              </table:table-cell>
              <table:table-cell office:value-type="float" office:value="2.17437790235876">
                <text:p>2.17437790235876</text:p>
              </table:table-cell>
              <table:table-cell office:value-type="float" office:value="3.56557059617277">
                <text:p>3.56557059617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9400437685876">
                <text:p>1.59400437685876</text:p>
              </table:table-cell>
              <table:table-cell office:value-type="float" office:value="2.18055593014353">
                <text:p>2.18055593014353</text:p>
              </table:table-cell>
              <table:table-cell office:value-type="float" office:value="3.61098951081037">
                <text:p>3.61098951081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6121335078946">
                <text:p>1.66121335078946</text:p>
              </table:table-cell>
              <table:table-cell office:value-type="float" office:value="2.23248550827166">
                <text:p>2.23248550827166</text:p>
              </table:table-cell>
              <table:table-cell office:value-type="float" office:value="3.67397326495937">
                <text:p>3.673973264959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161940437611">
                <text:p>1.71161940437611</text:p>
              </table:table-cell>
              <table:table-cell office:value-type="float" office:value="2.21798730109996">
                <text:p>2.21798730109996</text:p>
              </table:table-cell>
              <table:table-cell office:value-type="float" office:value="3.6743367491125">
                <text:p>3.6743367491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6709837499949">
                <text:p>1.76709837499949</text:p>
              </table:table-cell>
              <table:table-cell office:value-type="float" office:value="2.27794913958057">
                <text:p>2.27794913958057</text:p>
              </table:table-cell>
              <table:table-cell office:value-type="float" office:value="3.72094432198184">
                <text:p>3.720944321981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2863758109743">
                <text:p>1.82863758109743</text:p>
              </table:table-cell>
              <table:table-cell office:value-type="float" office:value="2.30741979563735">
                <text:p>2.30741979563735</text:p>
              </table:table-cell>
              <table:table-cell office:value-type="float" office:value="3.74015977208937">
                <text:p>3.740159772089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8749282917777">
                <text:p>1.88749282917777</text:p>
              </table:table-cell>
              <table:table-cell office:value-type="float" office:value="2.3268150573881">
                <text:p>2.3268150573881</text:p>
              </table:table-cell>
              <table:table-cell office:value-type="float" office:value="3.75610086106318">
                <text:p>3.75610086106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4448221785508">
                <text:p>1.94448221785508</text:p>
              </table:table-cell>
              <table:table-cell office:value-type="float" office:value="2.34343911315676">
                <text:p>2.34343911315676</text:p>
              </table:table-cell>
              <table:table-cell office:value-type="float" office:value="3.79368729203969">
                <text:p>3.79368729203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9107636728784">
                <text:p>1.99107636728784</text:p>
              </table:table-cell>
              <table:table-cell office:value-type="float" office:value="2.37819128217839">
                <text:p>2.37819128217839</text:p>
              </table:table-cell>
              <table:table-cell office:value-type="float" office:value="3.81539152643321">
                <text:p>3.815391526433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4530775105807">
                <text:p>2.04530775105807</text:p>
              </table:table-cell>
              <table:table-cell office:value-type="float" office:value="2.39783810399258">
                <text:p>2.39783810399258</text:p>
              </table:table-cell>
              <table:table-cell office:value-type="float" office:value="3.83134551472561">
                <text:p>3.831345514725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8562690858319">
                <text:p>2.08562690858319</text:p>
              </table:table-cell>
              <table:table-cell office:value-type="float" office:value="2.42167025917576">
                <text:p>2.42167025917576</text:p>
              </table:table-cell>
              <table:table-cell office:value-type="float" office:value="3.84001972885436">
                <text:p>3.84001972885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4563473830531">
                <text:p>2.14563473830531</text:p>
              </table:table-cell>
              <table:table-cell office:value-type="float" office:value="2.44905442501231">
                <text:p>2.44905442501231</text:p>
              </table:table-cell>
              <table:table-cell office:value-type="float" office:value="3.86594244522663">
                <text:p>3.86594244522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8787496773449">
                <text:p>2.18787496773449</text:p>
              </table:table-cell>
              <table:table-cell office:value-type="float" office:value="2.47005115444454">
                <text:p>2.47005115444454</text:p>
              </table:table-cell>
              <table:table-cell office:value-type="float" office:value="3.89642067450071">
                <text:p>3.89642067450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2547608017929">
                <text:p>2.22547608017929</text:p>
              </table:table-cell>
              <table:table-cell office:value-type="float" office:value="2.47417181926679">
                <text:p>2.47417181926679</text:p>
              </table:table-cell>
              <table:table-cell office:value-type="float" office:value="3.89399510967941">
                <text:p>3.89399510967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6468255052526">
                <text:p>2.26468255052526</text:p>
              </table:table-cell>
              <table:table-cell office:value-type="float" office:value="2.47827460562517">
                <text:p>2.47827460562517</text:p>
              </table:table-cell>
              <table:table-cell office:value-type="float" office:value="3.90894163066656">
                <text:p>3.90894163066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0145795008129">
                <text:p>2.30145795008129</text:p>
              </table:table-cell>
              <table:table-cell office:value-type="float" office:value="2.50315757585542">
                <text:p>2.50315757585542</text:p>
              </table:table-cell>
              <table:table-cell office:value-type="float" office:value="3.92552506120345">
                <text:p>3.92552506120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2075500358755">
                <text:p>2.32075500358755</text:p>
              </table:table-cell>
              <table:table-cell office:value-type="float" office:value="2.48690164671178">
                <text:p>2.48690164671178</text:p>
              </table:table-cell>
              <table:table-cell office:value-type="float" office:value="3.92664607055483">
                <text:p>3.926646070554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5757406775041">
                <text:p>2.35757406775041</text:p>
              </table:table-cell>
              <table:table-cell office:value-type="float" office:value="2.52248592472811">
                <text:p>2.52248592472811</text:p>
              </table:table-cell>
              <table:table-cell office:value-type="float" office:value="3.94583711579576">
                <text:p>3.94583711579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38104698639899">
                <text:p>2.38104698639899</text:p>
              </table:table-cell>
              <table:table-cell office:value-type="float" office:value="2.5245913489228">
                <text:p>2.5245913489228</text:p>
              </table:table-cell>
              <table:table-cell office:value-type="float" office:value="3.94015847056686">
                <text:p>3.94015847056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0808413513003">
                <text:p>2.40808413513003</text:p>
              </table:table-cell>
              <table:table-cell office:value-type="float" office:value="2.53755451003728">
                <text:p>2.53755451003728</text:p>
              </table:table-cell>
              <table:table-cell office:value-type="float" office:value="3.96987329751082">
                <text:p>3.969873297510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3115047895553">
                <text:p>2.43115047895553</text:p>
              </table:table-cell>
              <table:table-cell office:value-type="float" office:value="2.53964706703452">
                <text:p>2.53964706703452</text:p>
              </table:table-cell>
              <table:table-cell office:value-type="float" office:value="3.96256877856526">
                <text:p>3.96256877856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